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15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37" table:default-cell-style-name="ce15"/>
        <table:table-column table:style-name="co7" table:number-columns-repeated="899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&#10;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&#10;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&#10;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&#10;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&#10;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&#10;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3[/b]: [size=85]TerminusEst13: 2, DrPyspy: 3, phantombeta: 5,  TheNightATK300: 2, PlayerLin: 5, Turbo: 2, TheLightBad96: 2, Vostyok: 3, lizardcommando: 1, TDRR: 1, silentzora: 3, Jarewill: 1, spart_n: 2, terminator44: 1[/size]]&#10;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&#10;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t=57817#p1017445]Touhou Doom[/url][/b] [[b]24[/b]: [size=85]ZikShadow: 3, Master Medi: 5, GeneralDelphox: 5, dard22: 4, insightguy: 2, Dylan558: 5[/size]]&#10;[b]22. [url=https://boa.realm667.com/]Blade of Agony[/url][/b] [[b]23[/b]: [size=85]Caligari87: 2, ZikShadow: 3, The Ultimate DooMer: 1, dard22: 2, Zcat: 2, Zan: 1, Ravick: 1, Koto: 4, Solmir : 5, kultasakaali: 2[/size]]&#10;[b]23. [url=http://action.mancubus.net/ad2free.htm]Urban Brawl: Action Doom 2[/url][/b] [[b]21[/b]: [size=85]DrPyspy: 3, wildweasel: 4, Captain J: 2, PlayerLin: 1, dard22: 5, QuakedoomNukem Cz: 1, TDRR: 5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4843#p967174]DOOM For DooM (D4D)[/url][/b] [[b]20[/b]: [size=85]Caligari87: 3, Shi No Hime: 2, ZippeyKeys12: 1, Beed28: 3, GeneralDelphox: 3, Rowsol: 1, Dylan558: 1, shotfan: 1, xim: 3, MasterBeavis: 2[/size]]&#10;[b]24. [url=https://forum.zdoom.org/viewtopic.php?f=43&amp;t=58594#p1029236]Doom Incarnate[/url][/b] [[b]20[/b]: [size=85]Somagu: 1, ZikShadow: 1, TheLightBad96: 4, Koto: 1, Error313: 3, xim: 5, Cacodemon345: 4, Elodorian: 1[/size]]&#10;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7. [url=https://forum.zdoom.org/viewtopic.php?f=19&amp;t=21681#p426527]Psychic[/url][/b] [[b]18[/b]: [size=85]TerminusEst13: 5, phantombeta: 2, Somagu: 1, Marrub: 5, Crazy Toni: 2, Tapwave: 3[/size]]&#10;[b]29. [url=https://forum.zdoom.org/viewtopic.php?f=43&amp;t=50004]Beautiful Doom[/url][/b] [[b]17[/b]: [size=85]m8f: 1, ZippeyKeys12: 1, Dr_Cosmobyte: 1, Мichаеlis: 1, SunPraiser: 3, Squirb: 3, Rex705: 1, A_D_M_E_R_A_L: 2, Cacodemon345: 3, terminator44: 1[/size]]&#10;[b]29. [url=http://www.thekinsie.com/reelism/]Reelism[/url][/b] [[b]17[/b]: [size=85]Marisa Kirisame: 1, Untitled: 3, undeadmonk354: 1, Beed28: 2, Hege Cactus: 2, TriMetall: 1, Captain J: 2, Crazy Toni: 2, QuakedoomNukem Cz: 1, IdiotBitz: 1, Shredder: 1[/size]]&#10;[b]31. [url=https://forum.zdoom.org/viewtopic.php?f=19&amp;t=33292#p630099]Doom RPG[/url][/b] [[b]16[/b]: [size=85]kadu522: 3, ZikShadow: 1, Sumwunn: 5, Marrub: 2, Master Medi: 3, Ikazu-san: 2[/size]]&#10;[b]31. [url=https://store.steampowered.com/app/1072150/Hedon/]Hedon[/url][/b] [[b]16[/b]: [size=85]m8f: 1, Vostyok: 3, spart_n: 5, DoomKrakken: 3, ReformedJoe: 4[/size]]&#10;[b]31. [url=https://forum.zdoom.org/viewtopic.php?t=32674#p618450]Pirate Doom[/url][/b] [[b]16[/b]: [size=85]Combine_Kegan: 4, undeadmonk354: 5, Zcat: 4, Ravick: 1, MasterBeavis: 1, Dinosaur_Nerd: 1[/size]]&#10;[b]34. [url=https://forum.zdoom.org/viewtopic.php?f=43&amp;t=58191#p1023165]Enhanced Vanilla Project (EVP)[/url][/b] [[b]15[/b]: [size=85]Rex705: 2, Craneo: 4, ChocoGuevara: 4, TheZombie: 5[/size]]&#10;[b]35. [url=https://forum.zdoom.org/viewtopic.php?f=19&amp;t=47574#p808023]Doom: The Golden Souls 2[/url][/b] [[b]14[/b]: [size=85]QuakedoomNukem Cz: 1, Apaul27 : 2, wolfmanfp: 2, Мichаеlis: 2, DoodGuy: 2, Tartlman: 2, ReformedJoe: 3[/size]]&#10;[b]35. [url=https://forum.zdoom.org/viewtopic.php?f=43&amp;t=54904#p969133]Lithium[/url][/b] [[b]14[/b]: [size=85]Dr_Cosmobyte: 1, Somagu: 1, TriMetall: 3, Ikazu-san: 3, Dawn111: 2, DYD: 4[/size]]&#10;[b]37. [url=https://forum.zdoom.org/viewtopic.php?f=43&amp;t=51035#p888249]LegenDoom[/url][/b] [[b]13[/b]: [size=85]Hege Cactus: 3, 4thcharacter: 3, ZikShadow: 1, Sumwunn: 3, Crazy Toni: 2, IdiotBitz: 1[/size]]&#10;[b]37. [url=https://forum.zdoom.org/viewtopic.php?f=46&amp;t=62641#p1080654]Nash's Gore Mod[/url][/b] [[b]13[/b]: [size=85]Hipnotic Rogue: 1, AlphaEnt: 1, BerserkerNoir: 2, xim: 2, Rex705: 1, Craneo: 5, Hexereticdoom: 1[/size]]&#10;[b]39. [url=https://www.doomworld.com/vb/wads-mods/91854-wip-doom-64-retribution/]Doom 64: Retribution[/url][/b] [[b]12[/b]: [size=85]leodoom85: 1, Jaxxoon R: 3, YukesVonFaust: 1, silentzora: 3, A_D_M_E_R_A_L: 4[/size]]&#10;[b]39. [url=https://forum.zdoom.org/viewtopic.php?t=30942#p586255]Hunter’s Moon[/url][/b] [[b]12[/b]: [size=85]ibm5155: 3, D3athStalker: 1, Мichаеlis: 1, shotfan: 2, DYD: 5[/size]]&#10;[b]39. [url=https://forum.zdoom.org/viewtopic.php?f=43&amp;t=57053#p1006227]Kriegsland: Blutorden[/url][/b] [[b]12[/b]: [size=85]TheLightBad96: 2, erni945: 2, Apaul27 : 1, DoodGuy: 1, YukesVonFaust: 1, JDSH98: 2, Vostyok: 3[/size]]&#10;[b]39. [url=https://forum.zdoom.org/viewtopic.php?t=61301#p1063747]Slayer's Rampage[/url][/b] [[b]12[/b]: [size=85]Rex705: 2, iamcarrotmaster: 4, Martinoz: 1, TheZombie: 5[/size]]&#10;[b]43. [url=https://forum.zdoom.org/viewtopic.php?t=53010#p928835]MetaDoom[/url][/b] [[b]11[/b]: [size=85]Shadelight: 1, DrPyspy: 3, Sumwunn: 1, Crazy Toni: 2, DoodGuy: 3, ErrantMasa: 1[/size]]&#10;[b]43. [url=https://forum.zdoom.org/viewtopic.php?t=45550#p753192]Smooth Doom[/url][/b] [[b]11[/b]: [size=85]Dr_Cosmobyte: 1, lizardcommando: 1, AlexThePianoNailer: 2, Cacodemon345: 2, Curunir: 4, terminator44: 1[/size]]&#10;[b]43. [url=https://forum.zdoom.org/viewtopic.php?f=46&amp;t=48780#p839642]Ultimate DoomVisor[/url][/b] [[b]11[/b]: [size=85]BerserkerNoir: 1, LastManonEarth: 5, Elodorian: 5[/size]]&#10;[b]46. [url=https://forum.zdoom.org/viewtopic.php?f=19&amp;t=35135#p661646]Doom: The Golden Souls[/url][/b] [[b]10[/b]: [size=85]The Ultimate DooMer: 1, Koto: 1, Apaul27 : 2, Мichаеlis: 1, excedentia: 5[/size]]&#10;[b]46. [url=https://forum.zdoom.org/viewtopic.php?f=43&amp;t=67025#p1132672]Hexen: Walpurgis[/url][/b] [[b]10[/b]: [size=85]eharper256: 1, Jarewill: 1, SallazarSpellcaster: 5, MaxRideWizardLord: 3[/size]]&#10;[b]46. [url=https://forum.zdoom.org/viewtopic.php?t=35846#p676444]Wrath of Cronos RPG[/url][/b] [[b]10[/b]: [size=85]Master Medi: 2, Zan: 1, TheMightyHeracross: 3, IdiotBitz: 1, SallazarSpellcaster: 2, MaxRideWizardLord: 1[/size]]&#10;[b]46. [url=https://www.doomworld.com/idgames/levels/doom2/Ports/v-z/zendyn_x]Zen Dynamics[/url][/b] [[b]10[/b]: [size=85]TerminusEst13: 1, Captain J: 4, Crazy Toni: 2, Tapwave: 3[/size]]&#10;[b]50. [url=https://forum.zdoom.org/viewtopic.php?t=22008#p433365]Legacy of Suffering[/url][/b] [[b]9[/b]: [size=85]ibm5155: 5, Ravick: 1, Koto: 1, AlphaEnt: 1, Kappes Buur: 1[/size]]&#10;[b]50. [url=https://forum.zdoom.org/viewtopic.php?f=43&amp;t=60054#p1047705]ouch_m 2: abort_m[/url][/b] [[b]9[/b]: [size=85]leodoom85: 1, ZippeyKeys12: 5, Azba: 1, wolfmanfp: 2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4. [url=https://forum.zdoom.org/viewtopic.php?t=45804#p760002]Hocusdoom[/url][/b] [[b]8[/b]: [size=85]Master Medi: 2, Мichаеlis: 2, MaxRideWizardLord: 4[/size]]&#10;[b]54. [url=https://www.doomworld.com/forum/topic/57957-psx-doomfinal-doom-tc-version-2135-now-released/]PlayStation Doom TC[/url][/b] [[b]8[/b]: [size=85]leodoom85: 1, lil'devil: 1, Olroda: 5, Ravick: 1[/size]]&#10;[b]56. [url=https://forum.zdoom.org/viewtopic.php?f=43&amp;t=55487#p982784]AEons Of Death[/url][/b] [[b]7[/b]: [size=85]leodoom85: 1, undeadmonk354: 2, lil'devil: 1, The_Abysswalker: 2, MaxRideWizardLord: 1[/size]]&#10;[b]56. [url=https://forum.zdoom.org/viewtopic.php?t=56668#p1000996]Rise Of The Wool Ball[/url][/b] [[b]7[/b]: [size=85]TheMightyHeracross: 3, QuakedoomNukem Cz: 1, Apaul27 : 3[/size]]&#10;[b]56. [url=https://forum.zdoom.org/viewtopic.php?f=45&amp;t=13704#p278356]The Ghoul's Forest 3[/url][/b] [[b]7[/b]: [size=85]ibm5155: 1, undeadmonk354: 4, lil'devil: 2[/size]]&#10;[b]56. [url=https://forum.zdoom.org/viewtopic.php?f=43&amp;t=55465#p982269]WW-Cola3[/url][/b] [[b]7[/b]: [size=85]phantombeta: 2, Apaul27 : 2, wolfmanfp: 3[/size]]&#10;[b]60. [url=https://forum.zdoom.org/viewtopic.php?f=19&amp;t=50299#p874982]Aracnocide[/url][/b] [[b]6[/b]: [size=85]TheLightBad96: 1, erni945: 1, YukesVonFaust: 3, Jarewill: 1[/size]]&#10;[b]60. [url=https://forum.zdoom.org/viewtopic.php?f=19&amp;t=55387#p980696]Daytime Drama[/url][/b] [[b]6[/b]: [size=85]leodoom85: 1, Marisa Kirisame: 1, lil'devil: 4[/size]]&#10;[b]60. [url=https://forum.zdoom.org/viewtopic.php?f=43&amp;t=52262#p912321]Doom Delta[/url][/b] [[b]6[/b]: [size=85]PlayerLin: 2, Hellser: 2, YukesVonFaust: 1, terminator44: 1[/size]]&#10;[b]60. [url=https://forum.zdoom.org/viewtopic.php?t=34430#p651069]DTS-T[/url][/b] [[b]6[/b]: [size=85]Sgt. Shivers: 5, IdiotBitz: 1[/size]]&#10;[b]60. [url=https://forum.zdoom.org/viewtopic.php?f=19&amp;t=52867#p925329]Project Einherjar[/url][/b] [[b]6[/b]: [size=85]Rachael: 1, TheLightBad96: 2, YukesVonFaust: 1, Vostyok: 2[/size]]&#10;[b]60. [url=https://forum.zdoom.org/viewtopic.php?t=52301#p913612]Shadow Of The Wool Ball[/url][/b] [[b]6[/b]: [size=85]QuakedoomNukem Cz: 1, Apaul27 : 3, AlphaEnt: 2[/size]]&#10;[b]60. [url=https://forum.zdoom.org/viewtopic.php?f=19&amp;t=36821#p698354]Weapons of Saturn[/url][/b] [[b]6[/b]: [size=85]m8f: 1, Cyanide: 1, eharper256: 2, lizardcommando: 1, BerserkerNoir: 1[/size]]&#10;[b]60. [url=https://forum.zdoom.org/viewtopic.php?f=43&amp;t=60436#p1052527]Zagemod[/url][/b] [[b]6[/b]: [size=85]Error313: 3, Squirb: 3[/size]]&#10;[b]60. [url=https://forum.zdoom.org/viewtopic.php?t=51000#p887649]Zero Tolerance[/url][/b] [[b]6[/b]: [size=85]Combine_Kegan: 1, Tapwave: 3, Hellser: 2[/size]]&#10;[b]69. [url=https://www.moddb.com/mods/brutal-doom-64]Brutal Doom 64[/url][/b] [[b]5[/b]: [size=85]MasterBeavis: 2, AlexThePianoNailer: 1, Martinoz: 1, TheZombie: 1[/size]]&#10;[b]69. [url=https://forum.zdoom.org/viewtopic.php?f=43&amp;t=48985#p845608]Faspons[/url][/b] [[b]5[/b]: [size=85]Somagu: 1, Bigger C: 4[/size]]&#10;[b]69. [url=https://www.doomworld.com/idgames/levels/doom2/Ports/a-c/circus2]Happy Time Circus ][[/url][/b] [[b]5[/b]: [size=85]Ravick: 1, Major Cooke: 4[/size]]&#10;[b]69. [url=https://forum.zdoom.org/viewtopic.php?f=43&amp;t=66059#p1120875]HexArcana[/url][/b] [[b]5[/b]: [size=85]SallazarSpellcaster: 5[/size]]&#10;[b]69. [url=https://forum.zdoom.org/viewtopic.php?f=43&amp;t=47229#p798227]JohnnyDoom[/url][/b] [[b]5[/b]: [size=85]Brohnesorge: 4, Turbo: 1[/size]]&#10;[b]69. [url=https://forum.zdoom.org/viewtopic.php?t=29815#p565772]Nazis![/url][/b] [[b]5[/b]: [size=85]ZikShadow: 1, Sgt. Shivers: 4[/size]]&#10;[b]69. [url=http://doomworld.com/idgames/?id=12747]RTC-3057 Hub 1[/url][/b] [[b]5[/b]: [size=85]wildweasel: 5[/size]]&#10;[b]69. [url=https://forum.zdoom.org/viewtopic.php?f=42&amp;t=35879#p677083]S.U.P.E.R Natural[/url][/b] [[b]5[/b]: [size=85]Major Cooke: 5[/size]]&#10;[b]69. [url=https://forum.zdoom.org/viewtopic.php?f=42&amp;t=60219#p1049804]Soundless Mound[/url][/b] [[b]5[/b]: [size=85]Rachael: 1, dard22: 3, MasterBeavis: 1[/size]]&#10;[b]69. [url=http://stronghold.drdteam.org/]Stronghold: On the Edge of Chaos[/url][/b] [[b]5[/b]: [size=85]Caligari87: 2, The Ultimate DooMer: 1, Ravick: 1, AlphaEnt: 1[/size]]&#10;[b]69. [url=https://forum.zdoom.org/viewtopic.php?t=33330#p630834]Terrorists![/url][/b] [[b]5[/b]: [size=85] TheNightATK300: 2, TriMetall: 2, ZikShadow: 1[/size]]&#10;[b]69. [url=https://forum.zdoom.org/viewtopic.php?f=43&amp;t=57655#p1015050]The Soldier Z[/url][/b] [[b]5[/b]: [size=85]Shi No Hime: 5[/size]]&#10;[b]69. [url=https://forum.zdoom.org/viewtopic.php?f=42&amp;t=45877#p761802]Threshold Of Pain[/url][/b] [[b]5[/b]: [size=85]JDSH98: 2, silentzora: 3[/size]]&#10;[b]69. [url=https://forum.zdoom.org/viewtopic.php?f=42&amp;t=25358#p484506]Unloved[/url][/b] [[b]5[/b]: [size=85]Rachael: 1, Ravick: 1, excedentia: 2, MasterBeavis: 1[/size]]&#10;[b]83. [url=https://forum.zdoom.org/viewtopic.php?f=43&amp;t=48872#p842280]10x[/url][/b] [[b]4[/b]: [size=85]Beed28: 4[/size]]&#10;[b]83. [url=http://action.mancubus.net/actiondoom/]Action Doom[/url][/b] [[b]4[/b]: [size=85]lil'devil: 2, QuakedoomNukem Cz: 1, IdiotBitz: 1[/size]]&#10;[b]83. [url=https://forum.zdoom.org/viewtopic.php?f=43&amp;t=52363#p914958]Argent[/url][/b] [[b]4[/b]: [size=85]Cyanide: 1, eharper256: 2, terminator44: 1[/size]]&#10;[b]83. [url=https://www.doomworld.com/idgames/levels/doom2/Ports/m-o/njbgpabh]BGPA Missions Liberation[/url][/b] [[b]4[/b]: [size=85]Ravick: 1, Koto: 3[/size]]&#10;[b]83. [url=https://forum.zdoom.org/viewtopic.php?f=43&amp;t=52102#p909138]Bratwurst[/url][/b] [[b]4[/b]: [size=85]xim: 4[/size]]&#10;[b]83. [url=https://forum.zdoom.org/viewtopic.php?f=43&amp;t=54322#p956169]Bullet-Eye[/url][/b] [[b]4[/b]: [size=85]eharper256: 1, Ikazu-san: 3[/size]]&#10;[b]83. [url=https://forum.zdoom.org/viewtopic.php?f=19&amp;t=35458#p668203]Burl Tumd[/url][/b] [[b]4[/b]: [size=85]Matt: 1, Combine_Kegan: 2, Azba: 1[/size]]&#10;[b]83. [url=https://www.doomworld.com/idgames/levels/doom2/Ports/d-f/de-pkg]Demon Eclipse[/url][/b] [[b]4[/b]: [size=85]The Ultimate DooMer: 1, Solmir : 3[/size]]&#10;[b]83. [url=https://forum.zdoom.org/viewtopic.php?f=19&amp;t=46509#p778245]Droplets: Simulated Blood[/url][/b] [[b]4[/b]: [size=85]Hipnotic Rogue: 1, Dr_Cosmobyte: 1, IdiotBitz: 1, Hexereticdoom: 1[/size]]&#10;[b]83. [url=https://forum.zdoom.org/viewtopic.php?f=43&amp;t=48074#p820532]HXRTC Project[/url][/b] [[b]4[/b]: [size=85]leodoom85: 1, ErrantMasa: 3[/size]]&#10;[b]83. [url=https://forum.zdoom.org/viewtopic.php?f=43&amp;t=57092#p1006758]Juvenile Power Fantasy[/url][/b] [[b]4[/b]: [size=85]Brohnesorge: 2, Rachael: 1, Shi No Hime: 1[/size]]&#10;[b]83. [url=https://mmaulwurff.github.io/pages/toolbox]m8f’s toolbox[/url][/b] [[b]4[/b]: [size=85]Squirb: 3, Hexereticdoom: 1[/size]]&#10;[b]83. [url=https://forum.zdoom.org/viewtopic.php?f=46&amp;t=33079#p626384]NC HUD[/url][/b] [[b]4[/b]: [size=85]m8f: 1, Squirb: 3[/size]]&#10;[b]83. [url=http://www.perkristian.net/game_doom-sfx.shtml]Perkristan's HD Sounds[/url][/b] [[b]4[/b]: [size=85]Caligari87: 1, AlexThePianoNailer: 2, LastManonEarth: 1[/size]]&#10;[b]83. [url=https://forum.zdoom.org/viewtopic.php?f=46&amp;t=58340#p1025419]Reikall's Voxels[/url][/b] [[b]4[/b]: [size=85]m8f: 1, LastManonEarth: 3[/size]]&#10;[b]83. [url=https://forum.zdoom.org/viewtopic.php?t=23024&amp;#p451257]Serpent Resurrection[/url][/b] [[b]4[/b]: [size=85]The Ultimate DooMer: 1, TheMightyHeracross: 3[/size]]&#10;[b]83. [url=https://forum.zdoom.org/viewtopic.php?f=43&amp;t=57310#p1010252]Shades of Doom[/url][/b] [[b]4[/b]: [size=85]Dr_Cosmobyte: 2, eharper256: 2[/size]]&#10;[b]83. [url=https://forum.zdoom.org/viewtopic.php?t=47302#p800865]Shut up and Bleed[/url][/b] [[b]4[/b]: [size=85]Dr_Cosmobyte: 1, Somagu: 1, Azba: 1, YukesVonFaust: 1[/size]]&#10;[b]83. [url=https://forum.zdoom.org/viewtopic.php?f=105&amp;t=54992#p971348]SpriteShadow[/url][/b] [[b]4[/b]: [size=85]m8f: 1, Caligari87: 1, Hipnotic Rogue: 1, Cyanide: 1[/size]]&#10;[b]83. [url=https://www.moddb.com/mods/total-chaos]Total Chaos[/url][/b] [[b]4[/b]: [size=85]kultasakaali: 4[/size]]&#10;[b]83. [url=https://forum.zdoom.org/viewtopic.php?t=55741#p985511]Waterlab GZD[/url][/b] [[b]4[/b]: [size=85]Caligari87: 1, Jaxxoon R: 3[/size]]&#10;[b]83. [url=https://zandronum.com/forum/viewtopic.php?t=123]Who Dun It[/url][/b] [[b]4[/b]: [size=85]Matt: 2, Revae: 2[/size]]&#10;[b]105. [url=https://www.doomworld.com/idgames/combos/alanguns]Alandoguns[/url][/b] [[b]3[/b]: [size=85]lil'devil: 1, Мichаеlis: 2[/size]]&#10;[b]105. [url=https://www.doomworld.com/forum/topic/106932-demov3-release-aliens-eradication/]Aliens: Eradication[/url][/b] [[b]3[/b]: [size=85]Curunir: 3[/size]]&#10;[b]105. [url=https://forum.zdoom.org/viewtopic.php?t=34569#p653208]Call of Dooty[/url][/b] [[b]3[/b]: [size=85]wolfmanfp: 1, kultasakaali: 2[/size]]&#10;[b]105. [url=https://forum.zdoom.org/viewtopic.php?f=19&amp;t=57800#p1017196]Castlevania - Simon's Destiny[/url][/b] [[b]3[/b]: [size=85]Rachael: 1, QuakedoomNukem Cz: 1, MasterBeavis: 1[/size]]&#10;[b]105. [url=https://zdoom.org/wiki/Cold_as_Hell]Cold as Hell[/url][/b] [[b]3[/b]: [size=85]Ravick: 1, Solmir : 2[/size]]&#10;[b]105. [url=https://forum.zdoom.org/viewtopic.php?f=43&amp;t=51066#p888943]Combined Arms[/url][/b] [[b]3[/b]: [size=85]ChocoGuevara: 3[/size]]&#10;[b]105. [url=https://forum.zdoom.org/viewtopic.php?f=43&amp;t=58535#p1028376]Complex Doom[/url][/b] [[b]3[/b]: [size=85]leodoom85: 1, Rowsol: 1, iamcarrotmaster: 1[/size]]&#10;[b]105. [url=https://forum.zdoom.org/viewtopic.php?t=55048#p972862]DamNums[/url][/b] [[b]3[/b]: [size=85]Hipnotic Rogue: 1, Мichаеlis: 1, Hexereticdoom: 1[/size]]&#10;[b]105. [url=https://forum.zdoom.org/viewtopic.php?t=58375#p1025963]Dark Encounters[/url][/b] [[b]3[/b]: [size=85]The Ultimate DooMer: 1, TheZombie: 2[/size]]&#10;[b]105. [url=https://www.doomworld.com/idgames/combos/wwhcdiaz]Diaz: Last Hours of Purity[/url][/b] [[b]3[/b]: [size=85]TheMightyHeracross: 3[/size]]&#10;[b]105. [url=https://forum.zdoom.org/viewtopic.php?f=43&amp;t=58486#p1027620]Factotum[/url][/b] [[b]3[/b]: [size=85]kadu522: 1, YukesVonFaust: 2[/size]]&#10;[b]105. [url=https://forum.zdoom.org/viewtopic.php?f=46&amp;t=16768#p330879]Full GZDoom Skybox Set[/url][/b] [[b]3[/b]: [size=85]Matt: 2, Hexereticdoom: 1[/size]]&#10;[b]105. [url=https://www.doomworld.com/idgames/levels/doom2/Ports/a-c/circus666]Happy Time Circus[/url][/b] [[b]3[/b]: [size=85]Major Cooke: 3[/size]]&#10;[b]105. [url=https://forum.zdoom.org/viewtopic.php?f=43&amp;t=37130#p705156]Insanity's Requiem[/url][/b] [[b]3[/b]: [size=85]D3athStalker: 2, Martinoz: 1[/size]]&#10;[b]105. [url=https://forum.zdoom.org/viewtopic.php?f=46&amp;t=29117#p553405]Jimmy’s Jukebox[/url][/b] [[b]3[/b]: [size=85]Tapwave: 3[/size]]&#10;[b]105. [url=https://forum.zdoom.org/viewtopic.php?f=19&amp;t=16480#p326745]PlayStation Doom TC[/url][/b] [[b]3[/b]: [size=85]A_D_M_E_R_A_L: 3[/size]]&#10;[b]105. [url=http://www.prodigal-game.com/doomwads.html]Redux E2M4[/url][/b] [[b]3[/b]: [size=85]Jaxxoon R: 3[/size]]&#10;[b]105. [url=https://forum.zdoom.org/viewtopic.php?f=45&amp;t=24974#p479313]scalliano's 667 Shuffle[/url][/b] [[b]3[/b]: [size=85]leodoom85: 1, Мichаеlis: 2[/size]]&#10;[b]105. [url=https://forum.zdoom.org/viewtopic.php?t=49369#p854693]Strange Aeons[/url][/b] [[b]3[/b]: [size=85]Rachael: 1, Мichаеlis: 1, Jarewill: 1[/size]]&#10;[b]105. [url=https://www.doomworld.com/idgames/levels/doom2/Ports/megawads/sonic]Super Sonic DooM[/url][/b] [[b]3[/b]: [size=85]PlayerLin: 3[/size]]&#10;[b]105. [url=http://waltersgameboy.tripod.com/simpdoom/]The Ultimate Simpsons Doom [/url][/b] [[b]3[/b]: [size=85]undeadmonk354: 3[/size]]&#10;[b]105. [url=https://forum.zdoom.org/viewtopic.php?f=43&amp;t=66995]Treasure Tech[/url][/b] [[b]3[/b]: [size=85]DYD: 1, Tombstone665: 2[/size]]&#10;[b]105. [url=https://www.doomworld.com/idgames/levels/doom2/Ports/v-z/void]Void[/url][/b] [[b]3[/b]: [size=85]Jaxxoon R: 3[/size]]&#10;[b]105. [url=http://lazrojas.com/wolfendoom/arctic_2.html]WolfenDOOM: Operation: Arctic Wolf[/url][/b] [[b]3[/b]: [size=85]Sgt. Shivers: 3[/size]]&#10;[b]105. [url=https://forum.zdoom.org/viewtopic.php?f=19&amp;t=27258#p520682]ZBlood+[/url][/b] [[b]3[/b]: [size=85]Мichаеlis: 1, The_Abysswalker: 2[/size]]&#10;[b]130. [url=https://forum.zdoom.org/viewtopic.php?f=43&amp;t=54914#p969409]Aetherius[/url][/b] [[b]2[/b]: [size=85]PlayerLin: 2[/size]]&#10;[b]130. [url=https://forum.zdoom.org/viewtopic.php?t=56483#p998194]All Clear Message[/url][/b] [[b]2[/b]: [size=85]Cyanide: 1, Hexereticdoom: 1[/size]]&#10;[b]130. [url=https://forum.zdoom.org/viewtopic.php?f=19&amp;t=63102#p1085786]Ascension[/url][/b] [[b]2[/b]: [size=85]SallazarSpellcaster: 2[/size]]&#10;[b]130. [url=https://forum.zdoom.org/viewtopic.php?f=43&amp;t=53545#p940527]BlackWarrior[/url][/b] [[b]2[/b]: [size=85]Somagu: 1, PlayerLin: 1[/size]]&#10;[b]130. [url=https://forum.zdoom.org/viewtopic.php?f=19&amp;t=55298#p978283]Consolation Prize: The PSX Doom TC[/url][/b] [[b]2[/b]: [size=85]Dr_Cosmobyte: 1, IdiotBitz: 1[/size]]&#10;[b]130. [url=https://forum.zdoom.org/viewtopic.php?t=36667#p694653]Crossfire[/url][/b] [[b]2[/b]: [size=85]Somagu: 1, Marrub: 1[/size]]&#10;[b]130. [url=https://forum.zdoom.org/viewtopic.php?f=19&amp;t=36608]Cyberrunner[/url][/b] [[b]2[/b]: [size=85]Revae: 2[/size]]&#10;[b]130. [url=https://forum.zdoom.org/viewtopic.php?f=43&amp;t=58521#p1028226]Dead Marine[/url][/b] [[b]2[/b]: [size=85]m8f: 1, Dr_Cosmobyte: 1[/size]]&#10;[b]130. [url=https://forum.zdoom.org/viewtopic.php?f=42&amp;t=54708#p964549]dead.air[/url][/b] [[b]2[/b]: [size=85]Rachael: 1, Мichаеlis: 1[/size]]&#10;[b]130. [url=https://forum.zdoom.org/viewtopic.php?f=43&amp;t=59887#p1045489]Demon CounterStrike[/url][/b] [[b]2[/b]: [size=85]Shadelight: 2[/size]]&#10;[b]130. [url=https://forum.zdoom.org/viewtopic.php?f=19&amp;t=48208#p824651]Eriguns 2[/url][/b] [[b]2[/b]: [size=85]Hipnotic Rogue: 1, Cyanide: 1[/size]]&#10;[b]130. [url=https://forum.zdoom.org/viewtopic.php?t=31034#p587707]Error: Doom[/url][/b] [[b]2[/b]: [size=85]Marrub: 2[/size]]&#10;[b]130. [url=http://www.moddb.com/mods/final-neodoom]Final NeoDoom[/url][/b] [[b]2[/b]: [size=85]The Ultimate DooMer: 1, Ravick: 1[/size]]&#10;[b]130. [url=https://forum.zdoom.org/viewtopic.php?f=105&amp;t=35388#p666921]Footsteps[/url][/b] [[b]2[/b]: [size=85]m8f: 1, Hexereticdoom: 1[/size]]&#10;[b]130. [url=https://forum.zdoom.org/viewtopic.php?f=43&amp;t=46413#p775648]FragTrak[/url][/b] [[b]2[/b]: [size=85]Ikazu-san: 2[/size]]&#10;[b]130. [url=https://forum.zdoom.org/viewtopic.php?f=19&amp;t=46718#p784166]Gene-Tech: Before the Storm[/url][/b] [[b]2[/b]: [size=85]Rachael: 1, Ravick: 1[/size]]&#10;[b]130. [url=https://forum.zdoom.org/viewtopic.php?t=69090#p1156925]Gothic Skins for Doom[/url][/b] [[b]2[/b]: [size=85]Matt: 2[/size]]&#10;[b]130. [url=https://forum.zdoom.org/viewtopic.php?f=43&amp;t=56762]Heretical Doom[/url][/b] [[b]2[/b]: [size=85]eharper256: 2[/size]]&#10;[b]130. [url=https://forum.zdoom.org/viewtopic.php?t=58009#p1020405]HeXeReTiC Fantasy[/url][/b] [[b]2[/b]: [size=85]Sumwunn: 2[/size]]&#10;[b]130. [url=https://forum.zdoom.org/viewtopic.php?f=43&amp;t=58687#p1030431]Lambda[/url][/b] [[b]2[/b]: [size=85]ChocoGuevara: 2[/size]]&#10;[b]130. [url=https://www.doomworld.com/idgames/levels/doom2/Ports/m-o/massm2]MassMouth 2[/url][/b] [[b]2[/b]: [size=85]The Ultimate DooMer: 1, lizardcommando: 1[/size]]&#10;[b]130. [url=https://mikestoybox.net/2017/09/13/midgard-outlaw/]Midgard Outlaw[/url][/b] [[b]2[/b]: [size=85]Rex705: 2[/size]]&#10;[b]130. [url=https://forum.zdoom.org/viewtopic.php?f=43&amp;t=68043]Nightshift[/url][/b] [[b]2[/b]: [size=85]Jarewill: 1, Tombstone665: 1[/size]]&#10;[b]130. [url=https://forum.zdoom.org/viewtopic.php?t=47988#p818163]Paranoid and Paranoiac[/url][/b] [[b]2[/b]: [size=85]The Ultimate DooMer: 1, Kappes Buur: 1[/size]]&#10;[b]130. [url=https://forum.zdoom.org/viewtopic.php?f=19&amp;t=46438#p776148]QUAKE: Descent into Heresy[/url][/b] [[b]2[/b]: [size=85]Dr_Cosmobyte: 1, Craneo: 1[/size]]&#10;[b]130. [url=https://forum.zdoom.org/viewtopic.php?f=3&amp;t=13117#p267820]Queen's Crusade[/url][/b] [[b]2[/b]: [size=85]Matt: 2[/size]]&#10;[b]130. [url=https://forum.zdoom.org/viewtopic.php?t=29792#p565461]SBrightmaps[/url][/b] [[b]2[/b]: [size=85]Hipnotic Rogue: 1, LastManonEarth: 1[/size]]&#10;[b]130. [url=https://www.joshuaosullivan.co.uk/skulldash/]Skulldash[/url][/b] [[b]2[/b]: [size=85]The Ultimate DooMer: 1, QuakedoomNukem Cz: 1[/size]]&#10;[b]130. [url=https://forum.zdoom.org/viewtopic.php?f=43&amp;t=46174#p769209]Sneaky Doom[/url][/b] [[b]2[/b]: [size=85]sycspysycspy: 2[/size]]&#10;[b]130. [url=https://www.doomworld.com/forum/topic/71133-sound-caulking-now-on-idgames/]Sound Caulking[/url][/b] [[b]2[/b]: [size=85]m8f: 1, A_D_M_E_R_A_L: 1[/size]]&#10;[b]130. [url=https://forum.zdoom.org/viewtopic.php?f=42&amp;t=62163#p1074598]Spooktober Community Mapping Project[/url][/b] [[b]2[/b]: [size=85]Rex705: 2[/size]]&#10;[b]130. [url=https://forum.zdoom.org/viewtopic.php?f=19&amp;t=49164#p850102]Temple of the Lizard Men 4[/url][/b] [[b]2[/b]: [size=85]Rex705: 2[/size]]&#10;[b]130. [url=https://forum.zdoom.org/viewtopic.php?t=37064#p703739]The Space Pirate[/url][/b] [[b]2[/b]: [size=85]Olroda: 2[/size]]&#10;[b]130. [url=https://forum.zdoom.org/viewtopic.php?f=105&amp;t=55413#p981192]Tilt++[/url][/b] [[b]2[/b]: [size=85]Hipnotic Rogue: 1, Hexereticdoom: 1[/size]]&#10;[b]130. [url=https://zdoom.org/wiki/Town_Infection]Town Infection: The Flooding[/url][/b] [[b]2[/b]: [size=85]IdiotBitz: 1, excedentia: 1[/size]]&#10;[b]130. [url=https://forum.zdoom.org/viewtopic.php?f=19&amp;t=27981#p535716]TurboCharged ARCADE![/url][/b] [[b]2[/b]: [size=85]Major Cooke: 2[/size]]&#10;[b]130. [url=https://forum.zdoom.org/viewtopic.php?t=61009#p1059953]Ugly as Sin[/url][/b] [[b]2[/b]: [size=85]Matt: 2[/size]]&#10;[b]130. [url=https://forum.zdoom.org/viewtopic.php?f=43&amp;t=60612]Ultra Crispy[/url][/b] [[b]2[/b]: [size=85]YukesVonFaust: 2[/size]]&#10;[b]130. [url=http://lazrojas.com/wolfendoom/astrostein_2.html]WolfenDOOM: Astrostein[/url][/b] [[b]2[/b]: [size=85]Sgt. Shivers: 2[/size]]&#10;[b]169. [url=https://www.doomworld.com/idgames/levels/doom/Ports/0-9/007ltsd]007: Licence to Spell DooM[/url][/b] [[b]1[/b]: [size=85]The Ultimate DooMer: 1[/size]]&#10;[b]169. [url=https://forum.zdoom.org/viewtopic.php?f=42&amp;t=54247#p954473]20 Monsters Challenge[/url][/b] [[b]1[/b]: [size=85]Rachael: 1[/size]]&#10;[b]169. [url=https://www.doomworld.com/idgames/levels/doom2/deathmatch/Ports/a-c/amisery]Abandoned Misery[/url][/b] [[b]1[/b]: [size=85]Kappes Buur: 1[/size]]&#10;[b]169. [url=https://forum.zdoom.org/viewtopic.php?t=36877#p699326]Accessories to Murder[/url][/b] [[b]1[/b]: [size=85]Cyanide: 1[/size]]&#10;[b]169. [url=https://forum.zdoom.org/viewtopic.php?t=58501#p1027895]Alfonzone[/url][/b] [[b]1[/b]: [size=85]The Ultimate DooMer: 1[/size]]&#10;[b]169. [url=https://www.moddb.com/mods/acm-2014]Aliens: Colonial Marines TC[/url][/b] [[b]1[/b]: [size=85]Ravick: 1[/size]]&#10;[b]169. [url=https://forum.zdoom.org/viewtopic.php?t=45192#p744669]AvP 2.0[/url][/b] [[b]1[/b]: [size=85]shotfan: 1[/size]]&#10;[b]169. [url=https://forum.zdoom.org/viewtopic.php?f=43&amp;t=57464#p1012472]Banhammer[/url][/b] [[b]1[/b]: [size=85]leodoom85: 1[/size]]&#10;[b]169. [url=https://www.doomworld.com/idgames/levels/doom2/Ports/a-c/brfinal]Beyond Reality[/url][/b] [[b]1[/b]: [size=85]Kappes Buur: 1[/size]]&#10;[b]169. [url=https://forum.zdoom.org/viewtopic.php?f=43&amp;t=66881]Bitter Heretic[/url][/b] [[b]1[/b]: [size=85]Jarewill: 1[/size]]&#10;[b]169. [url=https://www.moddb.com/mods/brutal-doom/addons/tomtefars-extension]Brutal Doom: Tomtefars Extension[/url][/b] [[b]1[/b]: [size=85]eharper256: 1[/size]]&#10;[b]169. [url=https://forum.zdoom.org/viewtopic.php?f=3&amp;t=37949#p722987]Brutalkick[/url][/b] [[b]1[/b]: [size=85]Hipnotic Rogue: 1[/size]]&#10;[b]169. [url=https://forum.zdoom.org/viewtopic.php?f=46&amp;t=69564]CBLOOD Ultimate Edition[/url][/b] [[b]1[/b]: [size=85]terminator44: 1[/size]]&#10;[b]169. [url=https://forum.zdoom.org/viewtopic.php?f=43&amp;t=60456#p1052735]Champions[/url][/b] [[b]1[/b]: [size=85]IdiotBitz: 1[/size]]&#10;[b]169. [url=https://www.doomworld.com/idgames/levels/doom2/Ports/a-c/cheogsh]Cheogsh[/url][/b] [[b]1[/b]: [size=85]Kappes Buur: 1[/size]]&#10;[b]169. [url=https://www.doomworld.com/idgames/levels/doom2/Ports/a-c/cheogsh2.zip]Cheogsh 2[/url][/b] [[b]1[/b]: [size=85]Kappes Buur: 1[/size]]&#10;[b]169. [url=https://www.doomworld.com/idgames/?id=12363]Chosen[/url][/b] [[b]1[/b]: [size=85]Bigger C: 1[/size]]&#10;[b]169. [url=https://forum.zdoom.org/viewtopic.php?f=61&amp;t=57834#p1017698]Complex Doom: LCA[/url][/b] [[b]1[/b]: [size=85]leodoom85: 1[/size]]&#10;[b]169. [url=https://www.moddb.com/mods/counter-strike-doom-martian-offensive-2017]Counter-Strike Doom: Martian Offensive[/url][/b] [[b]1[/b]: [size=85]AlphaEnt: 1[/size]]&#10;[b]169. [url=https://forum.zdoom.org/viewtopic.php?f=37&amp;t=22137#p435505]Custom Crosshair Pack [/url][/b] [[b]1[/b]: [size=85]Hexereticdoom: 1[/size]]&#10;[b]169. [url=https://www.doomworld.com/idgames/levels/doom2/Ports/d-f/dark7]Dark 7 (with Mission Pack)[/url][/b] [[b]1[/b]: [size=85]The Ultimate DooMer: 1[/size]]&#10;[b]169. [url=https://forum.zdoom.org/viewtopic.php?t=57247#p1009500]DarkDoomZ[/url][/b] [[b]1[/b]: [size=85]Hexereticdoom: 1[/size]]&#10;[b]169. [url=https://forum.zdoom.org/viewtopic.php?f=19&amp;t=65458#p1112779]Darkmoon[/url][/b] [[b]1[/b]: [size=85]Kappes Buur: 1[/size]]&#10;[b]169. [url=https://www.doomworld.com/idgames/levels/doom2/Ports/d-f/dor]Dawn of Reality[/url][/b] [[b]1[/b]: [size=85]Kappes Buur: 1[/size]]&#10;[b]169. [url=https://forum.zdoom.org/viewtopic.php?t=46787#p786254]Demonsteele: NowThatsWhatICallMIDI[/url][/b] [[b]1[/b]: [size=85]HaraSwift: 1[/size]]&#10;[b]169. [url=https://www.moddb.com/mods/dont-play-with-hell-black-edition]Don’t play with HELL – Black Edition[/url][/b] [[b]1[/b]: [size=85]Ravick: 1[/size]]&#10;[b]169. [url=https://www.doomworld.com/forum/topic/62403-doom-2-minor-sprite-fixing-project-v19-release-updated-12718/]Doom 2 Minor Sprite Fixing Project[/url][/b] [[b]1[/b]: [size=85]m8f: 1[/size]]&#10;[b]169. [url=https://www.doomworld.com/forum/topic/108725-doom-4-vanilla-new-v12-released-faster-weapons/]DOOM 4 VANILLA[/url][/b] [[b]1[/b]: [size=85]Rex705: 1[/size]]&#10;[b]169. [url=https://forum.zdoom.org/viewtopic.php?f=43&amp;t=51596]Doom 64 'weapons only'[/url][/b] [[b]1[/b]: [size=85]Hipnotic Rogue: 1[/size]]&#10;[b]169. [url=https://forum.zdoom.org/viewtopic.php?t=45060#p741205]Doom Ambient Pack[/url][/b] [[b]1[/b]: [size=85]Hexereticdoom: 1[/size]]&#10;[b]169. [url=https://forum.zdoom.org/viewtopic.php?f=43&amp;t=58499#p1027836]Doom Loot Box Mod[/url][/b] [[b]1[/b]: [size=85]IdiotBitz: 1[/size]]&#10;[b]169. [url=https://www.doomworld.com/vb/thread/15965]Doom Raider:Crypt of the Vile[/url][/b] [[b]1[/b]: [size=85]Kappes Buur: 1[/size]]&#10;[b]169. [url=https://forum.zdoom.org/viewtopic.php?f=43&amp;t=62911#p1083812]DoomKrakken's Monster Randomizer[/url][/b] [[b]1[/b]: [size=85]shotfan: 1[/size]]&#10;[b]169. [url=https://forum.zdoom.org/viewtopic.php?f=43&amp;t=68111#p1145548]Embers Of Armageddon[/url][/b] [[b]1[/b]: [size=85]DoomKrakken: 1[/size]]&#10;[b]169. [url=https://forum.zdoom.org/viewtopic.php?f=19&amp;t=48208#p824651]Eriguns 1[/url][/b] [[b]1[/b]: [size=85]Cyanide: 1[/size]]&#10;[b]169. [url=https://www.doomworld.com/idgames/themes/TeamTNT/ed4_rfo/ed4_rfo1]Eternal DOOM IV: Return from Oblivion[/url][/b] [[b]1[/b]: [size=85]Kappes Buur: 1[/size]]&#10;[b]169. [url=https://forum.zdoom.org/viewtopic.php?f=43&amp;t=58923#p1033516]FamiliarDoom[/url][/b] [[b]1[/b]: [size=85]kadu522: 1[/size]]&#10;[b]169. [url=https://iamsparky.wordpress.com/foreverhood/]Foreverhood[/url][/b] [[b]1[/b]: [size=85]Kappes Buur: 1[/size]]&#10;[b]169. [url=https://forum.zdoom.org/viewtopic.php?f=19&amp;t=57252#p1009564]Ghoul School 3D[/url][/b] [[b]1[/b]: [size=85]Rachael: 1[/size]]&#10;[b]169. [url=https://forum.zdoom.org/viewtopic.php?f=46&amp;t=56148#p994037]GZSHud[/url][/b] [[b]1[/b]: [size=85]Hipnotic Rogue: 1[/size]]&#10;[b]169. [url=http://painkiller.allfearthesentinel.net/download?file=te13-harder-event.pk3]Harder Event[/url][/b] [[b]1[/b]: [size=85]Dr_Cosmobyte: 1[/size]]&#10;[b]169. [url=https://zdoom.org/wiki/Haze_(working_title)]Haze[/url][/b] [[b]1[/b]: [size=85]Dr_Cosmobyte: 1[/size]]&#10;[b]169. [url=https://forum.zdoom.org/viewtopic.php?f=19&amp;t=13397#p273718]Hell-Forged[/url][/b] [[b]1[/b]: [size=85]m8f: 1[/size]]&#10;[b]169. [url=https://forum.zdoom.org/viewtopic.php?f=37&amp;t=47973#p817851]Heretic Widescreened HUD[/url][/b] [[b]1[/b]: [size=85]Hipnotic Rogue: 1[/size]]&#10;[b]169. [url=https://www.doomworld.com/idgames/levels/hexen/v-z/viscerus]Hexen: Scourge of Viscerus[/url][/b] [[b]1[/b]: [size=85]Solmir : 1[/size]]&#10;[b]169. [url=https://forum.zdoom.org/viewtopic.php?f=43&amp;t=33766#p638587]HeXercise[/url][/b] [[b]1[/b]: [size=85]Eric_: 1[/size]]&#10;[b]169. [url=https://forum.zdoom.org/viewtopic.php?f=43&amp;t=66819]Highway Acceleroid Booster[/url][/b] [[b]1[/b]: [size=85]Jarewill: 1[/size]]&#10;[b]169. [url=https://forum.zdoom.org/viewtopic.php?f=46&amp;t=60356&amp;hilit=hitmarkers#p1051578]HitMarkers[/url][/b] [[b]1[/b]: [size=85]Hexereticdoom: 1[/size]]&#10;[b]169. [url=https://www.doomworld.com/idgames/levels/heretic/Ports/hocx]Hordes of Chaos[/url][/b] [[b]1[/b]: [size=85]The Ultimate DooMer: 1[/size]]&#10;[b]169. [url=https://jp.itch.io/jphud-doom]JP's HUD[/url][/b] [[b]1[/b]: [size=85]Hexereticdoom: 1[/size]]&#10;[b]169. [url=https://mikestoybox.net/2017/06/29/karnak/]Karnak[/url][/b] [[b]1[/b]: [size=85]Matt: 1[/size]]&#10;[b]169. [url=https://jp.itch.io/doom-keymaster]Keymaster[/url][/b] [[b]1[/b]: [size=85]IdiotBitz: 1[/size]]&#10;[b]169. [url=https://forum.zdoom.org/viewtopic.php?t=37786#p719312]Lasting Light[/url][/b] [[b]1[/b]: [size=85]Ravick: 1[/size]]&#10;[b]169. [url=https://forum.zdoom.org/viewtopic.php?f=42&amp;t=57364#p1011019]Lilith[/url][/b] [[b]1[/b]: [size=85]AlphaEnt: 1[/size]]&#10;[b]169. [url=https://forum.zdoom.org/viewtopic.php?t=15793#p315526]Lizard Squad[/url][/b] [[b]1[/b]: [size=85]lizardcommando: 1[/size]]&#10;[b]169. [url=https://www.doomworld.com/idgames/levels/doom2/Ports/j-l/lslsp_gd]LOST SOULSPHERE: Gold Edition[/url][/b] [[b]1[/b]: [size=85]Major Cooke: 1[/size]]&#10;[b]169. [url=https://forum.zdoom.org/viewtopic.php?f=43&amp;t=52041#p907566]Lowtech Remake[/url][/b] [[b]1[/b]: [size=85]YukesVonFaust: 1[/size]]&#10;[b]169. [url=https://forum.zdoom.org/viewtopic.php?f=19&amp;t=28589&amp;start=2490#p925995]MAIS[/url][/b] [[b]1[/b]: [size=85]Sgt. Shivers: 1[/size]]&#10;[b]169. [url=https://forum.zdoom.org/viewtopic.php?t=48924#p843884]Megabounce[/url][/b] [[b]1[/b]: [size=85]Beed28: 1[/size]]&#10;[b]169. [url=https://forum.zdoom.org/viewtopic.php?t=45872#p761776]Metroid: Dreadnought[/url][/b] [[b]1[/b]: [size=85]Cyanide: 1[/size]]&#10;[b]169. [url=https://forum.zdoom.org/viewtopic.php?f=42&amp;t=53887#p947837]MMDCXIV - Journey into 27 Century[/url][/b] [[b]1[/b]: [size=85]Kappes Buur: 1[/size]]&#10;[b]169. [url=https://forum.zdoom.org/viewtopic.php?t=56838#p1003369]Monster Scouter[/url][/b] [[b]1[/b]: [size=85]Cyanide: 1[/size]]&#10;[b]169. [url=https://forum.zdoom.org/viewtopic.php?f=43&amp;t=56272]Nameless Lite RPG Mod[/url][/b] [[b]1[/b]: [size=85]IdiotBitz: 1[/size]]&#10;[b]169. [url=https://mikestoybox.net/2017/01/04/nerves-of-steel/]Nerves of Steel[/url][/b] [[b]1[/b]: [size=85]Rex705: 1[/size]]&#10;[b]169. [url=http://web.archive.org/web/20100527012514/http://members.multimania.co.uk/Enjay001/]njsplash[/url][/b] [[b]1[/b]: [size=85]Hipnotic Rogue: 1[/size]]&#10;[b]169. [url=https://forum.zdoom.org/viewtopic.php?f=43&amp;t=67319]Nobody Told Me About id[/url][/b] [[b]1[/b]: [size=85]terminator44: 1[/size]]&#10;[b]169. [url=https://forum.zdoom.org/viewtopic.php?f=43&amp;t=68188]Omega Zero mod[/url][/b] [[b]1[/b]: [size=85]Jarewill: 1[/size]]&#10;[b]169. [url=https://www.doomworld.com/idgames/combos/omgwpnv2]OMG Weapons! (and Monsters)[/url][/b] [[b]1[/b]: [size=85]TDRR: 1[/size]]&#10;[b]169. [url=https://www.doomworld.com/forum/topic/106058-paradise-v2-final-version-8222019/]Paradise[/url][/b] [[b]1[/b]: [size=85]Kappes Buur: 1[/size]]&#10;[b]169. [url=https://forum.zdoom.org/viewtopic.php?f=19&amp;t=26057#p496393]Parkour[/url][/b] [[b]1[/b]: [size=85]TDRR: 1[/size]]&#10;[b]169. [url=https://forum.zdoom.org/viewtopic.php?f=19&amp;t=27649#p529231]Pokémon Doom[/url][/b] [[b]1[/b]: [size=85]Marrub: 1[/size]]&#10;[b]169. [url=https://forum.zdoom.org/viewtopic.php?f=43&amp;t=53876#p947619]Project Ironclad[/url][/b] [[b]1[/b]: [size=85]Rachael: 1[/size]]&#10;[b]169. [url=https://sites.google.com/site/realgunshardcore/]Real Guns Hardcore[/url][/b] [[b]1[/b]: [size=85]Koto: 1[/size]]&#10;[b]169. [url=https://www.doomworld.com/idgames/levels/doom2/Ports/p-r/roch]Realm of Cheogsh[/url][/b] [[b]1[/b]: [size=85]Ravick: 1[/size]]&#10;[b]169. [url=https://forum.zdoom.org/viewtopic.php?f=43&amp;t=54362#p957165]Run For It![/url][/b] [[b]1[/b]: [size=85]IdiotBitz: 1[/size]]&#10;[b]169. [url=https://forum.zdoom.org/viewtopic.php?t=57013#p1005651]Slomo Bullettime Ultimate[/url][/b] [[b]1[/b]: [size=85]Hexereticdoom: 1[/size]]&#10;[b]169. [url=https://forum.zdoom.org/viewtopic.php?f=37&amp;t=55161#p975126]Smooth fluids[/url][/b] [[b]1[/b]: [size=85]Hipnotic Rogue: 1[/size]]&#10;[b]169. [url=https://www.doomworld.com/forum/topic/54855-spacedm9-10-release-download-now/]SpaceDM9[/url][/b] [[b]1[/b]: [size=85]Kappes Buur: 1[/size]]&#10;[b]169. [url=https://forum.zdoom.org/viewtopic.php?f=19&amp;t=60104#p1048348]Splatterhouse 3D[/url][/b] [[b]1[/b]: [size=85]Rachael: 1[/size]]&#10;[b]169. [url=https://forum.zdoom.org/viewtopic.php?t=56600#p1000024]StatsKeeper[/url][/b] [[b]1[/b]: [size=85]Cyanide: 1[/size]]&#10;[b]169. [url=https://forum.zdoom.org/viewtopic.php?f=43&amp;t=57902#p1018827]Sun Damage Omen[/url][/b] [[b]1[/b]: [size=85]Matt: 1[/size]]&#10;[b]169. [url=https://forum.zdoom.org/viewtopic.php?p=883878#p883878]TGRDM3 (Morgenstern)[/url][/b] [[b]1[/b]: [size=85]Rachael: 1[/size]]&#10;[b]169. [url=https://www.doomworld.com/idgames/levels/doom2/Ports/s-u/tcotd21me]The City of The Damned : Apocalypse[/url][/b] [[b]1[/b]: [size=85]Zan: 1[/size]]&#10;[b]169. [url=http://www.prodigal-game.com/doomwads.html]The Island[/url][/b] [[b]1[/b]: [size=85]Kappes Buur: 1[/size]]&#10;[b]169. [url=https://forum.zdoom.org/viewtopic.php?f=43&amp;t=55321#p978965]The Trooper[/url][/b] [[b]1[/b]: [size=85]lil'devil: 1[/size]]&#10;[b]169. [url=https://www.doomworld.com/idgames/levels/heretic/Ports/njhthief]Thief - The Trail of the Arch-Heretic[/url][/b] [[b]1[/b]: [size=85]Curunir: 1[/size]]&#10;[b]169. [url=https://forum.zdoom.org/viewtopic.php?t=57338#p1010714]Vignette Shader[/url][/b] [[b]1[/b]: [size=85]Hexereticdoom: 1[/size]]&#10;[b]169. [url=https://forum.zdoom.org/viewtopic.php?f=43&amp;t=67054#p1132997]War Trophies[/url][/b] [[b]1[/b]: [size=85]m8f: 1[/size]]&#10;[b]169. [url=http://www.moddb.com/addons/na132689]WARDUST heretic Sprites[/url][/b] [[b]1[/b]: [size=85]Hipnotic Rogue: 1[/size]]&#10;[b]169. [url=https://www.afadoomer.com/wolf3d/default.php]Wolfenstein 3D TC[/url][/b] [[b]1[/b]: [size=85]sycspysycspy: 1[/size]]&#10;[b]169. [url=https://forum.zdoom.org/viewtopic.php?f=43&amp;t=37254#p707405]X-Weapon: Helsturm[/url][/b] [[b]1[/b]: [size=85]shotfan: 1[/size]]&#10;[b]169. [url=https://forum.zdoom.org/viewtopic.php?f=43&amp;t=63652&amp;p=1091577#p1091263]Xim's Star Wars Doom[/url][/b] [[b]1[/b]: [size=85]xim: 1[/size]]&#10;[b]169. [url=https://forum.zdoom.org/viewtopic.php?f=43&amp;t=50744#p882979]Zion[/url][/b] [[b]1[/b]: [size=85]Apaul27 : 1[/size]]&#10;[b]169. [url=https://forum.zdoom.org/viewtopic.php?f=43&amp;t=65095]ZMovement[/url][/b] [[b]1[/b]: [size=85]DYD: 1[/size]]&#10;&#10;Mods: 262&#10;Voters: 118" calcext:value-type="string" table:number-columns-spanned="3" table:number-rows-spanned="1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  <text:p>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</text:p>
            <text:p>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  <text:p>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</text:p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3[/b]: [size=85]TerminusEst13: 2, DrPyspy: 3, phantombeta: 5,  TheNightATK300: 2, PlayerLin: 5, Turbo: 2, TheLightBad96: 2, Vostyok: 3, lizardcommando: 1, TDRR: 1, silentzora: 3, Jarewill: 1, spart_n: 2, terminator44: 1[/size]]</text:p>
            <text:p>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  <text:p>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t=57817#p1017445]Touhou Doom[/url][/b] [[b]24[/b]: [size=85]ZikShadow: 3, Master Medi: 5, GeneralDelphox: 5, dard22: 4, insightguy: 2, Dylan558: 5[/size]]</text:p>
            <text:p>[b]22. [url=https://boa.realm667.com/]Blade of Agony[/url][/b] [[b]23[/b]: [size=85]Caligari87: 2, ZikShadow: 3, The Ultimate DooMer: 1, dard22: 2, Zcat: 2, Zan: 1, Ravick: 1, Koto: 4, Solmir : 5, kultasakaali: 2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7. [url=https://forum.zdoom.org/viewtopic.php?f=19&amp;t=21681#p426527]Psychic[/url][/b] [[b]18[/b]: [size=85]TerminusEst13: 5, phantombeta: 2, Somagu: 1, Marrub: 5, Crazy Toni: 2, Tapwave: 3[/size]]</text:p>
            <text:p>[b]29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29. [url=http://www.thekinsie.com/reelism/]Reelism[/url][/b] [[b]17[/b]: [size=85]Marisa Kirisame: 1, Untitled: 3, undeadmonk354: 1, Beed28: 2, Hege Cactus: 2, TriMetall: 1, Captain J: 2, Crazy Toni: 2, QuakedoomNukem Cz: 1, IdiotBitz: 1, Shredder: 1[/size]]</text:p>
            <text:p>[b]31. [url=https://forum.zdoom.org/viewtopic.php?f=19&amp;t=33292#p630099]Doom RPG[/url][/b] [[b]16[/b]: [size=85]kadu522: 3, ZikShadow: 1, Sumwunn: 5, Marrub: 2, Master Medi: 3, Ikazu-san: 2[/size]]</text:p>
            <text:p>[b]31. [url=https://store.steampowered.com/app/1072150/Hedon/]Hedon[/url][/b] [[b]16[/b]: [size=85]m8f: 1, Vostyok: 3, spart_n: 5, DoomKrakken: 3, ReformedJoe: 4[/size]]</text:p>
            <text:p>[b]31. [url=https://forum.zdoom.org/viewtopic.php?t=32674#p618450]Pirate Doom[/url][/b] [[b]16[/b]: [size=85]Combine_Kegan: 4, undeadmonk354: 5, Zcat: 4, Ravick: 1, MasterBeavis: 1, Dinosaur_Nerd: 1[/size]]</text:p>
            <text:p>[b]34. [url=https://forum.zdoom.org/viewtopic.php?f=43&amp;t=58191#p1023165]Enhanced Vanilla Project (EVP)[/url][/b] [[b]15[/b]: [size=85]Rex705: 2, Craneo: 4, ChocoGuevara: 4, TheZombie: 5[/size]]</text:p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  <text:p>[b]35. [url=https://forum.zdoom.org/viewtopic.php?f=43&amp;t=54904#p969133]Lithium[/url][/b] [[b]14[/b]: [size=85]Dr_Cosmobyte: 1, Somagu: 1, TriMetall: 3, Ikazu-san: 3, Dawn111: 2, DYD: 4[/size]]</text:p>
            <text:p>[b]37. [url=https://forum.zdoom.org/viewtopic.php?f=43&amp;t=51035#p888249]LegenDoom[/url][/b] [[b]13[/b]: [size=85]Hege Cactus: 3, 4thcharacter: 3, ZikShadow: 1, Sumwunn: 3, Crazy Toni: 2, IdiotBitz: 1[/size]]</text:p>
            <text:p>[b]37. [url=https://forum.zdoom.org/viewtopic.php?f=46&amp;t=62641#p1080654]Nash's Gore Mod[/url][/b] [[b]13[/b]: [size=85]Hipnotic Rogue: 1, AlphaEnt: 1, BerserkerNoir: 2, xim: 2, Rex705: 1, Craneo: 5, Hexereticdoom: 1[/size]]</text:p>
            <text:p>[b]39. [url=https://www.doomworld.com/vb/wads-mods/91854-wip-doom-64-retribution/]Doom 64: Retribution[/url][/b] [[b]12[/b]: [size=85]leodoom85: 1, Jaxxoon R: 3, YukesVonFaust: 1, silentzora: 3, A_D_M_E_R_A_L: 4[/size]]</text:p>
            <text:p>[b]39. [url=https://forum.zdoom.org/viewtopic.php?t=30942#p586255]Hunter’s Moon[/url][/b] [[b]12[/b]: [size=85]ibm5155: 3, D3athStalker: 1, Мichаеlis: 1, shotfan: 2, DYD: 5[/size]]</text:p>
            <text:p>[b]39. [url=https://forum.zdoom.org/viewtopic.php?f=43&amp;t=57053#p1006227]Kriegsland: Blutorden[/url][/b] [[b]12[/b]: [size=85]TheLightBad96: 2, erni945: 2, Apaul27 : 1, DoodGuy: 1, YukesVonFaust: 1, JDSH98: 2, Vostyok: 3[/size]]</text:p>
            <text:p>[b]39. [url=https://forum.zdoom.org/viewtopic.php?t=61301#p1063747]Slayer's Rampage[/url][/b] [[b]12[/b]: [size=85]Rex705: 2, iamcarrotmaster: 4, Martinoz: 1, TheZombie: 5[/size]]</text:p>
            <text:p>[b]43. [url=https://forum.zdoom.org/viewtopic.php?t=53010#p928835]MetaDoom[/url][/b] [[b]11[/b]: [size=85]Shadelight: 1, DrPyspy: 3, Sumwunn: 1, Crazy Toni: 2, DoodGuy: 3, ErrantMasa: 1[/size]]</text:p>
            <text:p>[b]43. [url=https://forum.zdoom.org/viewtopic.php?t=45550#p753192]Smooth Doom[/url][/b] [[b]11[/b]: [size=85]Dr_Cosmobyte: 1, lizardcommando: 1, AlexThePianoNailer: 2, Cacodemon345: 2, Curunir: 4, terminator44: 1[/size]]</text:p>
            <text:p>[b]43. [url=https://forum.zdoom.org/viewtopic.php?f=46&amp;t=48780#p839642]Ultimate DoomVisor[/url][/b] [[b]11[/b]: [size=85]BerserkerNoir: 1, LastManonEarth: 5, Elodorian: 5[/size]]</text:p>
            <text:p>[b]46. [url=https://forum.zdoom.org/viewtopic.php?f=19&amp;t=35135#p661646]Doom: The Golden Souls[/url][/b] [[b]10[/b]: [size=85]The Ultimate DooMer: 1, Koto: 1, Apaul27 : 2, Мichаеlis: 1, excedentia: 5[/size]]</text:p>
            <text:p>[b]46. [url=https://forum.zdoom.org/viewtopic.php?f=43&amp;t=67025#p1132672]Hexen: Walpurgis[/url][/b] [[b]10[/b]: [size=85]eharper256: 1, Jarewill: 1, SallazarSpellcaster: 5, MaxRideWizardLord: 3[/size]]</text:p>
            <text:p>[b]46. [url=https://forum.zdoom.org/viewtopic.php?t=35846#p676444]Wrath of Cronos RPG[/url][/b] [[b]10[/b]: [size=85]Master Medi: 2, Zan: 1, TheMightyHeracross: 3, IdiotBitz: 1, SallazarSpellcaster: 2, MaxRideWizardLord: 1[/size]]</text:p>
            <text:p>[b]46. [url=https://www.doomworld.com/idgames/levels/doom2/Ports/v-z/zendyn_x]Zen Dynamics[/url][/b] [[b]10[/b]: [size=85]TerminusEst13: 1, Captain J: 4, Crazy Toni: 2, Tapwave: 3[/size]]</text:p>
            <text:p>[b]50. [url=https://forum.zdoom.org/viewtopic.php?t=22008#p433365]Legacy of Suffering[/url][/b] [[b]9[/b]: [size=85]ibm5155: 5, Ravick: 1, Koto: 1, AlphaEnt: 1, Kappes Buur: 1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4. [url=https://forum.zdoom.org/viewtopic.php?t=45804#p760002]Hocusdoom[/url][/b] [[b]8[/b]: [size=85]Master Medi: 2, Мichаеlis: 2, MaxRideWizardLord: 4[/size]]</text:p>
            <text:p>[b]54. [url=https://www.doomworld.com/forum/topic/57957-psx-doomfinal-doom-tc-version-2135-now-released/]PlayStation Doom TC[/url][/b] [[b]8[/b]: [size=85]leodoom85: 1, lil'devil: 1, Olroda: 5, Ravick: 1[/size]]</text:p>
            <text:p>[b]56. [url=https://forum.zdoom.org/viewtopic.php?f=43&amp;t=55487#p982784]AEons Of Death[/url][/b] [[b]7[/b]: [size=85]leodoom85: 1, undeadmonk354: 2, lil'devil: 1, The_Abysswalker: 2, MaxRideWizardLord: 1[/size]]</text:p>
            <text:p>[b]56. [url=https://forum.zdoom.org/viewtopic.php?t=56668#p1000996]Rise Of The Wool Ball[/url][/b] [[b]7[/b]: [size=85]TheMightyHeracross: 3, QuakedoomNukem Cz: 1, Apaul27 : 3[/size]]</text:p>
            <text:p>[b]56. [url=https://forum.zdoom.org/viewtopic.php?f=45&amp;t=13704#p278356]The Ghoul's Forest 3[/url][/b] [[b]7[/b]: [size=85]ibm5155: 1, undeadmonk354: 4, lil'devil: 2[/size]]</text:p>
            <text:p>[b]56. [url=https://forum.zdoom.org/viewtopic.php?f=43&amp;t=55465#p982269]WW-Cola3[/url][/b] [[b]7[/b]: [size=85]phantombeta: 2, Apaul27 : 2, wolfmanfp: 3[/size]]</text:p>
            <text:p>[b]60. [url=https://forum.zdoom.org/viewtopic.php?f=19&amp;t=50299#p874982]Aracnocide[/url][/b] [[b]6[/b]: [size=85]TheLightBad96: 1, erni945: 1, YukesVonFaust: 3, Jarewill: 1[/size]]</text:p>
            <text:p>[b]60. [url=https://forum.zdoom.org/viewtopic.php?f=19&amp;t=55387#p980696]Daytime Drama[/url][/b] [[b]6[/b]: [size=85]leodoom85: 1, Marisa Kirisame: 1, lil'devil: 4[/size]]</text:p>
            <text:p>[b]60. [url=https://forum.zdoom.org/viewtopic.php?f=43&amp;t=52262#p912321]Doom Delta[/url][/b] [[b]6[/b]: [size=85]PlayerLin: 2, Hellser: 2, YukesVonFaust: 1, terminator44: 1[/size]]</text:p>
            <text:p>[b]60. [url=https://forum.zdoom.org/viewtopic.php?t=34430#p651069]DTS-T[/url][/b] [[b]6[/b]: [size=85]Sgt. Shivers: 5, IdiotBitz: 1[/size]]</text:p>
            <text:p>[b]60. [url=https://forum.zdoom.org/viewtopic.php?f=19&amp;t=52867#p925329]Project Einherjar[/url][/b] [[b]6[/b]: [size=85]Rachael: 1, TheLightBad96: 2, YukesVonFaust: 1, Vostyok: 2[/size]]</text:p>
            <text:p>[b]60. [url=https://forum.zdoom.org/viewtopic.php?t=52301#p913612]Shadow Of The Wool Ball[/url][/b] [[b]6[/b]: [size=85]QuakedoomNukem Cz: 1, Apaul27 : 3, AlphaEnt: 2[/size]]</text:p>
            <text:p>[b]60. [url=https://forum.zdoom.org/viewtopic.php?f=19&amp;t=36821#p698354]Weapons of Saturn[/url][/b] [[b]6[/b]: [size=85]m8f: 1, Cyanide: 1, eharper256: 2, lizardcommando: 1, BerserkerNoir: 1[/size]]</text:p>
            <text:p>[b]60. [url=https://forum.zdoom.org/viewtopic.php?f=43&amp;t=60436#p1052527]Zagemod[/url][/b] [[b]6[/b]: [size=85]Error313: 3, Squirb: 3[/size]]</text:p>
            <text:p>[b]60. [url=https://forum.zdoom.org/viewtopic.php?t=51000#p887649]Zero Tolerance[/url][/b] [[b]6[/b]: [size=85]Combine_Kegan: 1, Tapwave: 3, Hellser: 2[/size]]</text:p>
            <text:p>[b]69. [url=https://www.moddb.com/mods/brutal-doom-64]Brutal Doom 64[/url][/b] [[b]5[/b]: [size=85]MasterBeavis: 2, AlexThePianoNailer: 1, Martinoz: 1, TheZombie: 1[/size]]</text:p>
            <text:p>[b]69. [url=https://forum.zdoom.org/viewtopic.php?f=43&amp;t=48985#p845608]Faspons[/url][/b] [[b]5[/b]: [size=85]Somagu: 1, Bigger C: 4[/size]]</text:p>
            <text:p>[b]69. [url=https://www.doomworld.com/idgames/levels/doom2/Ports/a-c/circus2]Happy Time Circus ][[/url][/b] [[b]5[/b]: [size=85]Ravick: 1, Major Cooke: 4[/size]]</text:p>
            <text:p>[b]69. [url=https://forum.zdoom.org/viewtopic.php?f=43&amp;t=66059#p1120875]HexArcana[/url][/b] [[b]5[/b]: [size=85]SallazarSpellcaster: 5[/size]]</text:p>
            <text:p>[b]69. [url=https://forum.zdoom.org/viewtopic.php?f=43&amp;t=47229#p798227]JohnnyDoom[/url][/b] [[b]5[/b]: [size=85]Brohnesorge: 4, Turbo: 1[/size]]</text:p>
            <text:p>[b]69. [url=https://forum.zdoom.org/viewtopic.php?t=29815#p565772]Nazis![/url][/b] [[b]5[/b]: [size=85]ZikShadow: 1, Sgt. Shivers: 4[/size]]</text:p>
            <text:p>[b]69. [url=http://doomworld.com/idgames/?id=12747]RTC-3057 Hub 1[/url][/b] [[b]5[/b]: [size=85]wildweasel: 5[/size]]</text:p>
            <text:p>[b]69. [url=https://forum.zdoom.org/viewtopic.php?f=42&amp;t=35879#p677083]S.U.P.E.R Natural[/url][/b] [[b]5[/b]: [size=85]Major Cooke: 5[/size]]</text:p>
            <text:p>[b]69. [url=https://forum.zdoom.org/viewtopic.php?f=42&amp;t=60219#p1049804]Soundless Mound[/url][/b] [[b]5[/b]: [size=85]Rachael: 1, dard22: 3, MasterBeavis: 1[/size]]</text:p>
            <text:p>[b]69. [url=http://stronghold.drdteam.org/]Stronghold: On the Edge of Chaos[/url][/b] [[b]5[/b]: [size=85]Caligari87: 2, The Ultimate DooMer: 1, Ravick: 1, AlphaEnt: 1[/size]]</text:p>
            <text:p>[b]69. [url=https://forum.zdoom.org/viewtopic.php?t=33330#p630834]Terrorists![/url][/b] [[b]5[/b]: [size=85] TheNightATK300: 2, TriMetall: 2, ZikShadow: 1[/size]]</text:p>
            <text:p>[b]69. [url=https://forum.zdoom.org/viewtopic.php?f=43&amp;t=57655#p1015050]The Soldier Z[/url][/b] [[b]5[/b]: [size=85]Shi No Hime: 5[/size]]</text:p>
            <text:p>[b]69. [url=https://forum.zdoom.org/viewtopic.php?f=42&amp;t=45877#p761802]Threshold Of Pain[/url][/b] [[b]5[/b]: [size=85]JDSH98: 2, silentzora: 3[/size]]</text:p>
            <text:p>[b]69. [url=https://forum.zdoom.org/viewtopic.php?f=42&amp;t=25358#p484506]Unloved[/url][/b] [[b]5[/b]: [size=85]Rachael: 1, Ravick: 1, excedentia: 2, MasterBeavis: 1[/size]]</text:p>
            <text:p>[b]83. [url=https://forum.zdoom.org/viewtopic.php?f=43&amp;t=48872#p842280]10x[/url][/b] [[b]4[/b]: [size=85]Beed28: 4[/size]]</text:p>
            <text:p>[b]83. [url=http://action.mancubus.net/actiondoom/]Action Doom[/url][/b] [[b]4[/b]: [size=85]lil'devil: 2, QuakedoomNukem Cz: 1, IdiotBitz: 1[/size]]</text:p>
            <text:p>[b]83. [url=https://forum.zdoom.org/viewtopic.php?f=43&amp;t=52363#p914958]Argent[/url][/b] [[b]4[/b]: [size=85]Cyanide: 1, eharper256: 2, terminator44: 1[/size]]</text:p>
            <text:p>[b]83. [url=https://www.doomworld.com/idgames/levels/doom2/Ports/m-o/njbgpabh]BGPA Missions Liberation[/url][/b] [[b]4[/b]: [size=85]Ravick: 1, Koto: 3[/size]]</text:p>
            <text:p>[b]83. [url=https://forum.zdoom.org/viewtopic.php?f=43&amp;t=52102#p909138]Bratwurst[/url][/b] [[b]4[/b]: [size=85]xim: 4[/size]]</text:p>
            <text:p>[b]83. [url=https://forum.zdoom.org/viewtopic.php?f=43&amp;t=54322#p956169]Bullet-Eye[/url][/b] [[b]4[/b]: [size=85]eharper256: 1, Ikazu-san: 3[/size]]</text:p>
            <text:p>[b]83. [url=https://forum.zdoom.org/viewtopic.php?f=19&amp;t=35458#p668203]Burl Tumd[/url][/b] [[b]4[/b]: [size=85]Matt: 1, Combine_Kegan: 2, Azba: 1[/size]]</text:p>
            <text:p>[b]83. [url=https://www.doomworld.com/idgames/levels/doom2/Ports/d-f/de-pkg]Demon Eclipse[/url][/b] [[b]4[/b]: [size=85]The Ultimate DooMer: 1, Solmir : 3[/size]]</text:p>
            <text:p>[b]83. [url=https://forum.zdoom.org/viewtopic.php?f=19&amp;t=46509#p778245]Droplets: Simulated Blood[/url][/b] [[b]4[/b]: [size=85]Hipnotic Rogue: 1, Dr_Cosmobyte: 1, IdiotBitz: 1, Hexereticdoom: 1[/size]]</text:p>
            <text:p>[b]83. [url=https://forum.zdoom.org/viewtopic.php?f=43&amp;t=48074#p820532]HXRTC Project[/url][/b] [[b]4[/b]: [size=85]leodoom85: 1, ErrantMasa: 3[/size]]</text:p>
            <text:p>[b]83. [url=https://forum.zdoom.org/viewtopic.php?f=43&amp;t=57092#p1006758]Juvenile Power Fantasy[/url][/b] [[b]4[/b]: [size=85]Brohnesorge: 2, Rachael: 1, Shi No Hime: 1[/size]]</text:p>
            <text:p>[b]83. [url=https://mmaulwurff.github.io/pages/toolbox]m8f’s toolbox[/url][/b] [[b]4[/b]: [size=85]Squirb: 3, Hexereticdoom: 1[/size]]</text:p>
            <text:p>[b]83. [url=https://forum.zdoom.org/viewtopic.php?f=46&amp;t=33079#p626384]NC HUD[/url][/b] [[b]4[/b]: [size=85]m8f: 1, Squirb: 3[/size]]</text:p>
            <text:p>[b]83. [url=http://www.perkristian.net/game_doom-sfx.shtml]Perkristan's HD Sounds[/url][/b] [[b]4[/b]: [size=85]Caligari87: 1, AlexThePianoNailer: 2, LastManonEarth: 1[/size]]</text:p>
            <text:p>[b]83. [url=https://forum.zdoom.org/viewtopic.php?f=46&amp;t=58340#p1025419]Reikall's Voxels[/url][/b] [[b]4[/b]: [size=85]m8f: 1, LastManonEarth: 3[/size]]</text:p>
            <text:p>[b]83. [url=https://forum.zdoom.org/viewtopic.php?t=23024&amp;#p451257]Serpent Resurrection[/url][/b] [[b]4[/b]: [size=85]The Ultimate DooMer: 1, TheMightyHeracross: 3[/size]]</text:p>
            <text:p>[b]83. [url=https://forum.zdoom.org/viewtopic.php?f=43&amp;t=57310#p1010252]Shades of Doom[/url][/b] [[b]4[/b]: [size=85]Dr_Cosmobyte: 2, eharper256: 2[/size]]</text:p>
            <text:p>[b]83. [url=https://forum.zdoom.org/viewtopic.php?t=47302#p800865]Shut up and Bleed[/url][/b] [[b]4[/b]: [size=85]Dr_Cosmobyte: 1, Somagu: 1, Azba: 1, YukesVonFaust: 1[/size]]</text:p>
            <text:p>[b]83. [url=https://forum.zdoom.org/viewtopic.php?f=105&amp;t=54992#p971348]SpriteShadow[/url][/b] [[b]4[/b]: [size=85]m8f: 1, Caligari87: 1, Hipnotic Rogue: 1, Cyanide: 1[/size]]</text:p>
            <text:p>[b]83. [url=https://www.moddb.com/mods/total-chaos]Total Chaos[/url][/b] [[b]4[/b]: [size=85]kultasakaali: 4[/size]]</text:p>
            <text:p>[b]83. [url=https://forum.zdoom.org/viewtopic.php?t=55741#p985511]Waterlab GZD[/url][/b] [[b]4[/b]: [size=85]Caligari87: 1, Jaxxoon R: 3[/size]]</text:p>
            <text:p>[b]83. [url=https://zandronum.com/forum/viewtopic.php?t=123]Who Dun It[/url][/b] [[b]4[/b]: [size=85]Matt: 2, Revae: 2[/size]]</text:p>
            <text:p>[b]105. [url=https://www.doomworld.com/idgames/combos/alanguns]Alandoguns[/url][/b] [[b]3[/b]: [size=85]lil'devil: 1, Мichаеlis: 2[/size]]</text:p>
            <text:p>[b]105. [url=https://www.doomworld.com/forum/topic/106932-demov3-release-aliens-eradication/]Aliens: Eradication[/url][/b] [[b]3[/b]: [size=85]Curunir: 3[/size]]</text:p>
            <text:p>[b]105. [url=https://forum.zdoom.org/viewtopic.php?t=34569#p653208]Call of Dooty[/url][/b] [[b]3[/b]: [size=85]wolfmanfp: 1, kultasakaali: 2[/size]]</text:p>
            <text:p>[b]105. [url=https://forum.zdoom.org/viewtopic.php?f=19&amp;t=57800#p1017196]Castlevania - Simon's Destiny[/url][/b] [[b]3[/b]: [size=85]Rachael: 1, QuakedoomNukem Cz: 1, MasterBeavis: 1[/size]]</text:p>
            <text:p>[b]105. [url=https://zdoom.org/wiki/Cold_as_Hell]Cold as Hell[/url][/b] [[b]3[/b]: [size=85]Ravick: 1, Solmir : 2[/size]]</text:p>
            <text:p>[b]105. [url=https://forum.zdoom.org/viewtopic.php?f=43&amp;t=51066#p888943]Combined Arms[/url][/b] [[b]3[/b]: [size=85]ChocoGuevara: 3[/size]]</text:p>
            <text:p>[b]105. [url=https://forum.zdoom.org/viewtopic.php?f=43&amp;t=58535#p1028376]Complex Doom[/url][/b] [[b]3[/b]: [size=85]leodoom85: 1, Rowsol: 1, iamcarrotmaster: 1[/size]]</text:p>
            <text:p>[b]105. [url=https://forum.zdoom.org/viewtopic.php?t=55048#p972862]DamNums[/url][/b] [[b]3[/b]: [size=85]Hipnotic Rogue: 1, Мichаеlis: 1, Hexereticdoom: 1[/size]]</text:p>
            <text:p>[b]105. [url=https://forum.zdoom.org/viewtopic.php?t=58375#p1025963]Dark Encounters[/url][/b] [[b]3[/b]: [size=85]The Ultimate DooMer: 1, TheZombie: 2[/size]]</text:p>
            <text:p>[b]105. [url=https://www.doomworld.com/idgames/combos/wwhcdiaz]Diaz: Last Hours of Purity[/url][/b] [[b]3[/b]: [size=85]TheMightyHeracross: 3[/size]]</text:p>
            <text:p>[b]105. [url=https://forum.zdoom.org/viewtopic.php?f=43&amp;t=58486#p1027620]Factotum[/url][/b] [[b]3[/b]: [size=85]kadu522: 1, YukesVonFaust: 2[/size]]</text:p>
            <text:p>[b]105. [url=https://forum.zdoom.org/viewtopic.php?f=46&amp;t=16768#p330879]Full GZDoom Skybox Set[/url][/b] [[b]3[/b]: [size=85]Matt: 2, Hexereticdoom: 1[/size]]</text:p>
            <text:p>[b]105. [url=https://www.doomworld.com/idgames/levels/doom2/Ports/a-c/circus666]Happy Time Circus[/url][/b] [[b]3[/b]: [size=85]Major Cooke: 3[/size]]</text:p>
            <text:p>[b]105. [url=https://forum.zdoom.org/viewtopic.php?f=43&amp;t=37130#p705156]Insanity's Requiem[/url][/b] [[b]3[/b]: [size=85]D3athStalker: 2, Martinoz: 1[/size]]</text:p>
            <text:p>[b]105. [url=https://forum.zdoom.org/viewtopic.php?f=46&amp;t=29117#p553405]Jimmy’s Jukebox[/url][/b] [[b]3[/b]: [size=85]Tapwave: 3[/size]]</text:p>
            <text:p>[b]105. [url=https://forum.zdoom.org/viewtopic.php?f=19&amp;t=16480#p326745]PlayStation Doom TC[/url][/b] [[b]3[/b]: [size=85]A_D_M_E_R_A_L: 3[/size]]</text:p>
            <text:p>[b]105. [url=http://www.prodigal-game.com/doomwads.html]Redux E2M4[/url][/b] [[b]3[/b]: [size=85]Jaxxoon R: 3[/size]]</text:p>
            <text:p>[b]105. [url=https://forum.zdoom.org/viewtopic.php?f=45&amp;t=24974#p479313]scalliano's 667 Shuffle[/url][/b] [[b]3[/b]: [size=85]leodoom85: 1, Мichаеlis: 2[/size]]</text:p>
            <text:p>[b]105. [url=https://forum.zdoom.org/viewtopic.php?t=49369#p854693]Strange Aeons[/url][/b] [[b]3[/b]: [size=85]Rachael: 1, Мichаеlis: 1, Jarewill: 1[/size]]</text:p>
            <text:p>[b]105. [url=https://www.doomworld.com/idgames/levels/doom2/Ports/megawads/sonic]Super Sonic DooM[/url][/b] [[b]3[/b]: [size=85]PlayerLin: 3[/size]]</text:p>
            <text:p>[b]105. [url=http://waltersgameboy.tripod.com/simpdoom/]The Ultimate Simpsons Doom [/url][/b] [[b]3[/b]: [size=85]undeadmonk354: 3[/size]]</text:p>
            <text:p>[b]105. [url=https://forum.zdoom.org/viewtopic.php?f=43&amp;t=66995]Treasure Tech[/url][/b] [[b]3[/b]: [size=85]DYD: 1, Tombstone665: 2[/size]]</text:p>
            <text:p>[b]105. [url=https://www.doomworld.com/idgames/levels/doom2/Ports/v-z/void]Void[/url][/b] [[b]3[/b]: [size=85]Jaxxoon R: 3[/size]]</text:p>
            <text:p>[b]105. [url=http://lazrojas.com/wolfendoom/arctic_2.html]WolfenDOOM: Operation: Arctic Wolf[/url][/b] [[b]3[/b]: [size=85]Sgt. Shivers: 3[/size]]</text:p>
            <text:p>[b]105. [url=https://forum.zdoom.org/viewtopic.php?f=19&amp;t=27258#p520682]ZBlood+[/url][/b] [[b]3[/b]: [size=85]Мichаеlis: 1, The_Abysswalker: 2[/size]]</text:p>
            <text:p>[b]130. [url=https://forum.zdoom.org/viewtopic.php?f=43&amp;t=54914#p969409]Aetherius[/url][/b] [[b]2[/b]: [size=85]PlayerLin: 2[/size]]</text:p>
            <text:p>[b]130. [url=https://forum.zdoom.org/viewtopic.php?t=56483#p998194]All Clear Message[/url][/b] [[b]2[/b]: [size=85]Cyanide: 1, Hexereticdoom: 1[/size]]</text:p>
            <text:p>[b]130. [url=https://forum.zdoom.org/viewtopic.php?f=19&amp;t=63102#p1085786]Ascension[/url][/b] [[b]2[/b]: [size=85]SallazarSpellcaster: 2[/size]]</text:p>
            <text:p>[b]130. [url=https://forum.zdoom.org/viewtopic.php?f=43&amp;t=53545#p940527]BlackWarrior[/url][/b] [[b]2[/b]: [size=85]Somagu: 1, PlayerLin: 1[/size]]</text:p>
            <text:p>[b]130. [url=https://forum.zdoom.org/viewtopic.php?f=19&amp;t=55298#p978283]Consolation Prize: The PSX Doom TC[/url][/b] [[b]2[/b]: [size=85]Dr_Cosmobyte: 1, IdiotBitz: 1[/size]]</text:p>
            <text:p>[b]130. [url=https://forum.zdoom.org/viewtopic.php?t=36667#p694653]Crossfire[/url][/b] [[b]2[/b]: [size=85]Somagu: 1, Marrub: 1[/size]]</text:p>
            <text:p>[b]130. [url=https://forum.zdoom.org/viewtopic.php?f=19&amp;t=36608]Cyberrunner[/url][/b] [[b]2[/b]: [size=85]Revae: 2[/size]]</text:p>
            <text:p>[b]130. [url=https://forum.zdoom.org/viewtopic.php?f=43&amp;t=58521#p1028226]Dead Marine[/url][/b] [[b]2[/b]: [size=85]m8f: 1, Dr_Cosmobyte: 1[/size]]</text:p>
            <text:p>[b]130. [url=https://forum.zdoom.org/viewtopic.php?f=42&amp;t=54708#p964549]dead.air[/url][/b] [[b]2[/b]: [size=85]Rachael: 1, Мichаеlis: 1[/size]]</text:p>
            <text:p>[b]130. [url=https://forum.zdoom.org/viewtopic.php?f=43&amp;t=59887#p1045489]Demon CounterStrike[/url][/b] [[b]2[/b]: [size=85]Shadelight: 2[/size]]</text:p>
            <text:p>[b]130. [url=https://forum.zdoom.org/viewtopic.php?f=19&amp;t=48208#p824651]Eriguns 2[/url][/b] [[b]2[/b]: [size=85]Hipnotic Rogue: 1, Cyanide: 1[/size]]</text:p>
            <text:p>[b]130. [url=https://forum.zdoom.org/viewtopic.php?t=31034#p587707]Error: Doom[/url][/b] [[b]2[/b]: [size=85]Marrub: 2[/size]]</text:p>
            <text:p>[b]130. [url=http://www.moddb.com/mods/final-neodoom]Final NeoDoom[/url][/b] [[b]2[/b]: [size=85]The Ultimate DooMer: 1, Ravick: 1[/size]]</text:p>
            <text:p>[b]130. [url=https://forum.zdoom.org/viewtopic.php?f=105&amp;t=35388#p666921]Footsteps[/url][/b] [[b]2[/b]: [size=85]m8f: 1, Hexereticdoom: 1[/size]]</text:p>
            <text:p>[b]130. [url=https://forum.zdoom.org/viewtopic.php?f=43&amp;t=46413#p775648]FragTrak[/url][/b] [[b]2[/b]: [size=85]Ikazu-san: 2[/size]]</text:p>
            <text:p>[b]130. [url=https://forum.zdoom.org/viewtopic.php?f=19&amp;t=46718#p784166]Gene-Tech: Before the Storm[/url][/b] [[b]2[/b]: [size=85]Rachael: 1, Ravick: 1[/size]]</text:p>
            <text:p>[b]130. [url=https://forum.zdoom.org/viewtopic.php?t=69090#p1156925]Gothic Skins for Doom[/url][/b] [[b]2[/b]: [size=85]Matt: 2[/size]]</text:p>
            <text:p>[b]130. [url=https://forum.zdoom.org/viewtopic.php?f=43&amp;t=56762]Heretical Doom[/url][/b] [[b]2[/b]: [size=85]eharper256: 2[/size]]</text:p>
            <text:p>[b]130. [url=https://forum.zdoom.org/viewtopic.php?t=58009#p1020405]HeXeReTiC Fantasy[/url][/b] [[b]2[/b]: [size=85]Sumwunn: 2[/size]]</text:p>
            <text:p>[b]130. [url=https://forum.zdoom.org/viewtopic.php?f=43&amp;t=58687#p1030431]Lambda[/url][/b] [[b]2[/b]: [size=85]ChocoGuevara: 2[/size]]</text:p>
            <text:p>[b]130. [url=https://www.doomworld.com/idgames/levels/doom2/Ports/m-o/massm2]MassMouth 2[/url][/b] [[b]2[/b]: [size=85]The Ultimate DooMer: 1, lizardcommando: 1[/size]]</text:p>
            <text:p>[b]130. [url=https://mikestoybox.net/2017/09/13/midgard-outlaw/]Midgard Outlaw[/url][/b] [[b]2[/b]: [size=85]Rex705: 2[/size]]</text:p>
            <text:p>[b]130. [url=https://forum.zdoom.org/viewtopic.php?f=43&amp;t=68043]Nightshift[/url][/b] [[b]2[/b]: [size=85]Jarewill: 1, Tombstone665: 1[/size]]</text:p>
            <text:p>[b]130. [url=https://forum.zdoom.org/viewtopic.php?t=47988#p818163]Paranoid and Paranoiac[/url][/b] [[b]2[/b]: [size=85]The Ultimate DooMer: 1, Kappes Buur: 1[/size]]</text:p>
            <text:p>[b]130. [url=https://forum.zdoom.org/viewtopic.php?f=19&amp;t=46438#p776148]QUAKE: Descent into Heresy[/url][/b] [[b]2[/b]: [size=85]Dr_Cosmobyte: 1, Craneo: 1[/size]]</text:p>
            <text:p>[b]130. [url=https://forum.zdoom.org/viewtopic.php?f=3&amp;t=13117#p267820]Queen's Crusade[/url][/b] [[b]2[/b]: [size=85]Matt: 2[/size]]</text:p>
            <text:p>[b]130. [url=https://forum.zdoom.org/viewtopic.php?t=29792#p565461]SBrightmaps[/url][/b] [[b]2[/b]: [size=85]Hipnotic Rogue: 1, LastManonEarth: 1[/size]]</text:p>
            <text:p>[b]130. [url=https://www.joshuaosullivan.co.uk/skulldash/]Skulldash[/url][/b] [[b]2[/b]: [size=85]The Ultimate DooMer: 1, QuakedoomNukem Cz: 1[/size]]</text:p>
            <text:p>[b]130. [url=https://forum.zdoom.org/viewtopic.php?f=43&amp;t=46174#p769209]Sneaky Doom[/url][/b] [[b]2[/b]: [size=85]sycspysycspy: 2[/size]]</text:p>
            <text:p>[b]130. [url=https://www.doomworld.com/forum/topic/71133-sound-caulking-now-on-idgames/]Sound Caulking[/url][/b] [[b]2[/b]: [size=85]m8f: 1, A_D_M_E_R_A_L: 1[/size]]</text:p>
            <text:p>[b]130. [url=https://forum.zdoom.org/viewtopic.php?f=42&amp;t=62163#p1074598]Spooktober Community Mapping Project[/url][/b] [[b]2[/b]: [size=85]Rex705: 2[/size]]</text:p>
            <text:p>[b]130. [url=https://forum.zdoom.org/viewtopic.php?f=19&amp;t=49164#p850102]Temple of the Lizard Men 4[/url][/b] [[b]2[/b]: [size=85]Rex705: 2[/size]]</text:p>
            <text:p>[b]130. [url=https://forum.zdoom.org/viewtopic.php?t=37064#p703739]The Space Pirate[/url][/b] [[b]2[/b]: [size=85]Olroda: 2[/size]]</text:p>
            <text:p>[b]130. [url=https://forum.zdoom.org/viewtopic.php?f=105&amp;t=55413#p981192]Tilt++[/url][/b] [[b]2[/b]: [size=85]Hipnotic Rogue: 1, Hexereticdoom: 1[/size]]</text:p>
            <text:p>[b]130. [url=https://zdoom.org/wiki/Town_Infection]Town Infection: The Flooding[/url][/b] [[b]2[/b]: [size=85]IdiotBitz: 1, excedentia: 1[/size]]</text:p>
            <text:p>[b]130. [url=https://forum.zdoom.org/viewtopic.php?f=19&amp;t=27981#p535716]TurboCharged ARCADE![/url][/b] [[b]2[/b]: [size=85]Major Cooke: 2[/size]]</text:p>
            <text:p>[b]130. [url=https://forum.zdoom.org/viewtopic.php?t=61009#p1059953]Ugly as Sin[/url][/b] [[b]2[/b]: [size=85]Matt: 2[/size]]</text:p>
            <text:p>[b]130. [url=https://forum.zdoom.org/viewtopic.php?f=43&amp;t=60612]Ultra Crispy[/url][/b] [[b]2[/b]: [size=85]YukesVonFaust: 2[/size]]</text:p>
            <text:p>[b]130. [url=http://lazrojas.com/wolfendoom/astrostein_2.html]WolfenDOOM: Astrostein[/url][/b] [[b]2[/b]: [size=85]Sgt. Shivers: 2[/size]]</text:p>
            <text:p>[b]169. [url=https://www.doomworld.com/idgames/levels/doom/Ports/0-9/007ltsd]007: Licence to Spell DooM[/url][/b] [[b]1[/b]: [size=85]The Ultimate DooMer: 1[/size]]</text:p>
            <text:p>[b]169. [url=https://forum.zdoom.org/viewtopic.php?f=42&amp;t=54247#p954473]20 Monsters Challenge[/url][/b] [[b]1[/b]: [size=85]Rachael: 1[/size]]</text:p>
            <text:p>[b]169. [url=https://www.doomworld.com/idgames/levels/doom2/deathmatch/Ports/a-c/amisery]Abandoned Misery[/url][/b] [[b]1[/b]: [size=85]Kappes Buur: 1[/size]]</text:p>
            <text:p>[b]169. [url=https://forum.zdoom.org/viewtopic.php?t=36877#p699326]Accessories to Murder[/url][/b] [[b]1[/b]: [size=85]Cyanide: 1[/size]]</text:p>
            <text:p>[b]169. [url=https://forum.zdoom.org/viewtopic.php?t=58501#p1027895]Alfonzone[/url][/b] [[b]1[/b]: [size=85]The Ultimate DooMer: 1[/size]]</text:p>
            <text:p>[b]169. [url=https://www.moddb.com/mods/acm-2014]Aliens: Colonial Marines TC[/url][/b] [[b]1[/b]: [size=85]Ravick: 1[/size]]</text:p>
            <text:p>[b]169. [url=https://forum.zdoom.org/viewtopic.php?t=45192#p744669]AvP 2.0[/url][/b] [[b]1[/b]: [size=85]shotfan: 1[/size]]</text:p>
            <text:p>[b]169. [url=https://forum.zdoom.org/viewtopic.php?f=43&amp;t=57464#p1012472]Banhammer[/url][/b] [[b]1[/b]: [size=85]leodoom85: 1[/size]]</text:p>
            <text:p>[b]169. [url=https://www.doomworld.com/idgames/levels/doom2/Ports/a-c/brfinal]Beyond Reality[/url][/b] [[b]1[/b]: [size=85]Kappes Buur: 1[/size]]</text:p>
            <text:p>[b]169. [url=https://forum.zdoom.org/viewtopic.php?f=43&amp;t=66881]Bitter Heretic[/url][/b] [[b]1[/b]: [size=85]Jarewill: 1[/size]]</text:p>
            <text:p>[b]169. [url=https://www.moddb.com/mods/brutal-doom/addons/tomtefars-extension]Brutal Doom: Tomtefars Extension[/url][/b] [[b]1[/b]: [size=85]eharper256: 1[/size]]</text:p>
            <text:p>[b]169. [url=https://forum.zdoom.org/viewtopic.php?f=3&amp;t=37949#p722987]Brutalkick[/url][/b] [[b]1[/b]: [size=85]Hipnotic Rogue: 1[/size]]</text:p>
            <text:p>[b]169. [url=https://forum.zdoom.org/viewtopic.php?f=46&amp;t=69564]CBLOOD Ultimate Edition[/url][/b] [[b]1[/b]: [size=85]terminator44: 1[/size]]</text:p>
            <text:p>[b]169. [url=https://forum.zdoom.org/viewtopic.php?f=43&amp;t=60456#p1052735]Champions[/url][/b] [[b]1[/b]: [size=85]IdiotBitz: 1[/size]]</text:p>
            <text:p>[b]169. [url=https://www.doomworld.com/idgames/levels/doom2/Ports/a-c/cheogsh]Cheogsh[/url][/b] [[b]1[/b]: [size=85]Kappes Buur: 1[/size]]</text:p>
            <text:p>[b]169. [url=https://www.doomworld.com/idgames/levels/doom2/Ports/a-c/cheogsh2.zip]Cheogsh 2[/url][/b] [[b]1[/b]: [size=85]Kappes Buur: 1[/size]]</text:p>
            <text:p>[b]169. [url=https://www.doomworld.com/idgames/?id=12363]Chosen[/url][/b] [[b]1[/b]: [size=85]Bigger C: 1[/size]]</text:p>
            <text:p>[b]169. [url=https://forum.zdoom.org/viewtopic.php?f=61&amp;t=57834#p1017698]Complex Doom: LCA[/url][/b] [[b]1[/b]: [size=85]leodoom85: 1[/size]]</text:p>
            <text:p>[b]169. [url=https://www.moddb.com/mods/counter-strike-doom-martian-offensive-2017]Counter-Strike Doom: Martian Offensive[/url][/b] [[b]1[/b]: [size=85]AlphaEnt: 1[/size]]</text:p>
            <text:p>[b]169. [url=https://forum.zdoom.org/viewtopic.php?f=37&amp;t=22137#p435505]Custom Crosshair Pack [/url][/b] [[b]1[/b]: [size=85]Hexereticdoom: 1[/size]]</text:p>
            <text:p>[b]169. [url=https://www.doomworld.com/idgames/levels/doom2/Ports/d-f/dark7]Dark 7 (with Mission Pack)[/url][/b] [[b]1[/b]: [size=85]The Ultimate DooMer: 1[/size]]</text:p>
            <text:p>[b]169. [url=https://forum.zdoom.org/viewtopic.php?t=57247#p1009500]DarkDoomZ[/url][/b] [[b]1[/b]: [size=85]Hexereticdoom: 1[/size]]</text:p>
            <text:p>[b]169. [url=https://forum.zdoom.org/viewtopic.php?f=19&amp;t=65458#p1112779]Darkmoon[/url][/b] [[b]1[/b]: [size=85]Kappes Buur: 1[/size]]</text:p>
            <text:p>[b]169. [url=https://www.doomworld.com/idgames/levels/doom2/Ports/d-f/dor]Dawn of Reality[/url][/b] [[b]1[/b]: [size=85]Kappes Buur: 1[/size]]</text:p>
            <text:p>[b]169. [url=https://forum.zdoom.org/viewtopic.php?t=46787#p786254]Demonsteele: NowThatsWhatICallMIDI[/url][/b] [[b]1[/b]: [size=85]HaraSwift: 1[/size]]</text:p>
            <text:p>[b]169. [url=https://www.moddb.com/mods/dont-play-with-hell-black-edition]Don’t play with HELL – Black Edition[/url][/b] [[b]1[/b]: [size=85]Ravick: 1[/size]]</text:p>
            <text:p>[b]169. [url=https://www.doomworld.com/forum/topic/62403-doom-2-minor-sprite-fixing-project-v19-release-updated-12718/]Doom 2 Minor Sprite Fixing Project[/url][/b] [[b]1[/b]: [size=85]m8f: 1[/size]]</text:p>
            <text:p>[b]169. [url=https://www.doomworld.com/forum/topic/108725-doom-4-vanilla-new-v12-released-faster-weapons/]DOOM 4 VANILLA[/url][/b] [[b]1[/b]: [size=85]Rex705: 1[/size]]</text:p>
            <text:p>[b]169. [url=https://forum.zdoom.org/viewtopic.php?f=43&amp;t=51596]Doom 64 'weapons only'[/url][/b] [[b]1[/b]: [size=85]Hipnotic Rogue: 1[/size]]</text:p>
            <text:p>[b]169. [url=https://forum.zdoom.org/viewtopic.php?t=45060#p741205]Doom Ambient Pack[/url][/b] [[b]1[/b]: [size=85]Hexereticdoom: 1[/size]]</text:p>
            <text:p>[b]169. [url=https://forum.zdoom.org/viewtopic.php?f=43&amp;t=58499#p1027836]Doom Loot Box Mod[/url][/b] [[b]1[/b]: [size=85]IdiotBitz: 1[/size]]</text:p>
            <text:p>[b]169. [url=https://www.doomworld.com/vb/thread/15965]Doom Raider:Crypt of the Vile[/url][/b] [[b]1[/b]: [size=85]Kappes Buur: 1[/size]]</text:p>
            <text:p>[b]169. [url=https://forum.zdoom.org/viewtopic.php?f=43&amp;t=62911#p1083812]DoomKrakken's Monster Randomizer[/url][/b] [[b]1[/b]: [size=85]shotfan: 1[/size]]</text:p>
            <text:p>[b]169. [url=https://forum.zdoom.org/viewtopic.php?f=43&amp;t=68111#p1145548]Embers Of Armageddon[/url][/b] [[b]1[/b]: [size=85]DoomKrakken: 1[/size]]</text:p>
            <text:p>[b]169. [url=https://forum.zdoom.org/viewtopic.php?f=19&amp;t=48208#p824651]Eriguns 1[/url][/b] [[b]1[/b]: [size=85]Cyanide: 1[/size]]</text:p>
            <text:p>[b]169. [url=https://www.doomworld.com/idgames/themes/TeamTNT/ed4_rfo/ed4_rfo1]Eternal DOOM IV: Return from Oblivion[/url][/b] [[b]1[/b]: [size=85]Kappes Buur: 1[/size]]</text:p>
            <text:p>[b]169. [url=https://forum.zdoom.org/viewtopic.php?f=43&amp;t=58923#p1033516]FamiliarDoom[/url][/b] [[b]1[/b]: [size=85]kadu522: 1[/size]]</text:p>
            <text:p>[b]169. [url=https://iamsparky.wordpress.com/foreverhood/]Foreverhood[/url][/b] [[b]1[/b]: [size=85]Kappes Buur: 1[/size]]</text:p>
            <text:p>[b]169. [url=https://forum.zdoom.org/viewtopic.php?f=19&amp;t=57252#p1009564]Ghoul School 3D[/url][/b] [[b]1[/b]: [size=85]Rachael: 1[/size]]</text:p>
            <text:p>[b]169. [url=https://forum.zdoom.org/viewtopic.php?f=46&amp;t=56148#p994037]GZSHud[/url][/b] [[b]1[/b]: [size=85]Hipnotic Rogue: 1[/size]]</text:p>
            <text:p>[b]169. [url=http://painkiller.allfearthesentinel.net/download?file=te13-harder-event.pk3]Harder Event[/url][/b] [[b]1[/b]: [size=85]Dr_Cosmobyte: 1[/size]]</text:p>
            <text:p>[b]169. [url=https://zdoom.org/wiki/Haze_(working_title)]Haze[/url][/b] [[b]1[/b]: [size=85]Dr_Cosmobyte: 1[/size]]</text:p>
            <text:p>[b]169. [url=https://forum.zdoom.org/viewtopic.php?f=19&amp;t=13397#p273718]Hell-Forged[/url][/b] [[b]1[/b]: [size=85]m8f: 1[/size]]</text:p>
            <text:p>[b]169. [url=https://forum.zdoom.org/viewtopic.php?f=37&amp;t=47973#p817851]Heretic Widescreened HUD[/url][/b] [[b]1[/b]: [size=85]Hipnotic Rogue: 1[/size]]</text:p>
            <text:p>[b]169. [url=https://www.doomworld.com/idgames/levels/hexen/v-z/viscerus]Hexen: Scourge of Viscerus[/url][/b] [[b]1[/b]: [size=85]Solmir : 1[/size]]</text:p>
            <text:p>[b]169. [url=https://forum.zdoom.org/viewtopic.php?f=43&amp;t=33766#p638587]HeXercise[/url][/b] [[b]1[/b]: [size=85]Eric_: 1[/size]]</text:p>
            <text:p>[b]169. [url=https://forum.zdoom.org/viewtopic.php?f=43&amp;t=66819]Highway Acceleroid Booster[/url][/b] [[b]1[/b]: [size=85]Jarewill: 1[/size]]</text:p>
            <text:p>[b]169. [url=https://forum.zdoom.org/viewtopic.php?f=46&amp;t=60356&amp;hilit=hitmarkers#p1051578]HitMarkers[/url][/b] [[b]1[/b]: [size=85]Hexereticdoom: 1[/size]]</text:p>
            <text:p>[b]169. [url=https://www.doomworld.com/idgames/levels/heretic/Ports/hocx]Hordes of Chaos[/url][/b] [[b]1[/b]: [size=85]The Ultimate DooMer: 1[/size]]</text:p>
            <text:p>[b]169. [url=https://jp.itch.io/jphud-doom]JP's HUD[/url][/b] [[b]1[/b]: [size=85]Hexereticdoom: 1[/size]]</text:p>
            <text:p>[b]169. [url=https://mikestoybox.net/2017/06/29/karnak/]Karnak[/url][/b] [[b]1[/b]: [size=85]Matt: 1[/size]]</text:p>
            <text:p>[b]169. [url=https://jp.itch.io/doom-keymaster]Keymaster[/url][/b] [[b]1[/b]: [size=85]IdiotBitz: 1[/size]]</text:p>
            <text:p>[b]169. [url=https://forum.zdoom.org/viewtopic.php?t=37786#p719312]Lasting Light[/url][/b] [[b]1[/b]: [size=85]Ravick: 1[/size]]</text:p>
            <text:p>[b]169. [url=https://forum.zdoom.org/viewtopic.php?f=42&amp;t=57364#p1011019]Lilith[/url][/b] [[b]1[/b]: [size=85]AlphaEnt: 1[/size]]</text:p>
            <text:p>[b]169. [url=https://forum.zdoom.org/viewtopic.php?t=15793#p315526]Lizard Squad[/url][/b] [[b]1[/b]: [size=85]lizardcommando: 1[/size]]</text:p>
            <text:p>[b]169. [url=https://www.doomworld.com/idgames/levels/doom2/Ports/j-l/lslsp_gd]LOST SOULSPHERE: Gold Edition[/url][/b] [[b]1[/b]: [size=85]Major Cooke: 1[/size]]</text:p>
            <text:p>[b]169. [url=https://forum.zdoom.org/viewtopic.php?f=43&amp;t=52041#p907566]Lowtech Remake[/url][/b] [[b]1[/b]: [size=85]YukesVonFaust: 1[/size]]</text:p>
            <text:p>[b]169. [url=https://forum.zdoom.org/viewtopic.php?f=19&amp;t=28589&amp;start=2490#p925995]MAIS[/url][/b] [[b]1[/b]: [size=85]Sgt. Shivers: 1[/size]]</text:p>
            <text:p>[b]169. [url=https://forum.zdoom.org/viewtopic.php?t=48924#p843884]Megabounce[/url][/b] [[b]1[/b]: [size=85]Beed28: 1[/size]]</text:p>
            <text:p>[b]169. [url=https://forum.zdoom.org/viewtopic.php?t=45872#p761776]Metroid: Dreadnought[/url][/b] [[b]1[/b]: [size=85]Cyanide: 1[/size]]</text:p>
            <text:p>[b]169. [url=https://forum.zdoom.org/viewtopic.php?f=42&amp;t=53887#p947837]MMDCXIV - Journey into 27 Century[/url][/b] [[b]1[/b]: [size=85]Kappes Buur: 1[/size]]</text:p>
            <text:p>[b]169. [url=https://forum.zdoom.org/viewtopic.php?t=56838#p1003369]Monster Scouter[/url][/b] [[b]1[/b]: [size=85]Cyanide: 1[/size]]</text:p>
            <text:p>[b]169. [url=https://forum.zdoom.org/viewtopic.php?f=43&amp;t=56272]Nameless Lite RPG Mod[/url][/b] [[b]1[/b]: [size=85]IdiotBitz: 1[/size]]</text:p>
            <text:p>[b]169. [url=https://mikestoybox.net/2017/01/04/nerves-of-steel/]Nerves of Steel[/url][/b] [[b]1[/b]: [size=85]Rex705: 1[/size]]</text:p>
            <text:p>[b]169. [url=http://web.archive.org/web/20100527012514/http://members.multimania.co.uk/Enjay001/]njsplash[/url][/b] [[b]1[/b]: [size=85]Hipnotic Rogue: 1[/size]]</text:p>
            <text:p>[b]169. [url=https://forum.zdoom.org/viewtopic.php?f=43&amp;t=67319]Nobody Told Me About id[/url][/b] [[b]1[/b]: [size=85]terminator44: 1[/size]]</text:p>
            <text:p>[b]169. [url=https://forum.zdoom.org/viewtopic.php?f=43&amp;t=68188]Omega Zero mod[/url][/b] [[b]1[/b]: [size=85]Jarewill: 1[/size]]</text:p>
            <text:p>[b]169. [url=https://www.doomworld.com/idgames/combos/omgwpnv2]OMG Weapons! (and Monsters)[/url][/b] [[b]1[/b]: [size=85]TDRR: 1[/size]]</text:p>
            <text:p>[b]169. [url=https://www.doomworld.com/forum/topic/106058-paradise-v2-final-version-8222019/]Paradise[/url][/b] [[b]1[/b]: [size=85]Kappes Buur: 1[/size]]</text:p>
            <text:p>[b]169. [url=https://forum.zdoom.org/viewtopic.php?f=19&amp;t=26057#p496393]Parkour[/url][/b] [[b]1[/b]: [size=85]TDRR: 1[/size]]</text:p>
            <text:p>[b]169. [url=https://forum.zdoom.org/viewtopic.php?f=19&amp;t=27649#p529231]Pokémon Doom[/url][/b] [[b]1[/b]: [size=85]Marrub: 1[/size]]</text:p>
            <text:p>[b]169. [url=https://forum.zdoom.org/viewtopic.php?f=43&amp;t=53876#p947619]Project Ironclad[/url][/b] [[b]1[/b]: [size=85]Rachael: 1[/size]]</text:p>
            <text:p>[b]169. [url=https://sites.google.com/site/realgunshardcore/]Real Guns Hardcore[/url][/b] [[b]1[/b]: [size=85]Koto: 1[/size]]</text:p>
            <text:p>[b]169. [url=https://www.doomworld.com/idgames/levels/doom2/Ports/p-r/roch]Realm of Cheogsh[/url][/b] [[b]1[/b]: [size=85]Ravick: 1[/size]]</text:p>
            <text:p>[b]169. [url=https://forum.zdoom.org/viewtopic.php?f=43&amp;t=54362#p957165]Run For It![/url][/b] [[b]1[/b]: [size=85]IdiotBitz: 1[/size]]</text:p>
            <text:p>[b]169. [url=https://forum.zdoom.org/viewtopic.php?t=57013#p1005651]Slomo Bullettime Ultimate[/url][/b] [[b]1[/b]: [size=85]Hexereticdoom: 1[/size]]</text:p>
            <text:p>[b]169. [url=https://forum.zdoom.org/viewtopic.php?f=37&amp;t=55161#p975126]Smooth fluids[/url][/b] [[b]1[/b]: [size=85]Hipnotic Rogue: 1[/size]]</text:p>
            <text:p>[b]169. [url=https://www.doomworld.com/forum/topic/54855-spacedm9-10-release-download-now/]SpaceDM9[/url][/b] [[b]1[/b]: [size=85]Kappes Buur: 1[/size]]</text:p>
            <text:p>[b]169. [url=https://forum.zdoom.org/viewtopic.php?f=19&amp;t=60104#p1048348]Splatterhouse 3D[/url][/b] [[b]1[/b]: [size=85]Rachael: 1[/size]]</text:p>
            <text:p>[b]169. [url=https://forum.zdoom.org/viewtopic.php?t=56600#p1000024]StatsKeeper[/url][/b] [[b]1[/b]: [size=85]Cyanide: 1[/size]]</text:p>
            <text:p>[b]169. [url=https://forum.zdoom.org/viewtopic.php?f=43&amp;t=57902#p1018827]Sun Damage Omen[/url][/b] [[b]1[/b]: [size=85]Matt: 1[/size]]</text:p>
            <text:p>[b]169. [url=https://forum.zdoom.org/viewtopic.php?p=883878#p883878]TGRDM3 (Morgenstern)[/url][/b] [[b]1[/b]: [size=85]Rachael: 1[/size]]</text:p>
            <text:p>[b]169. [url=https://www.doomworld.com/idgames/levels/doom2/Ports/s-u/tcotd21me]The City of The Damned : Apocalypse[/url][/b] [[b]1[/b]: [size=85]Zan: 1[/size]]</text:p>
            <text:p>[b]169. [url=http://www.prodigal-game.com/doomwads.html]The Island[/url][/b] [[b]1[/b]: [size=85]Kappes Buur: 1[/size]]</text:p>
            <text:p>[b]169. [url=https://forum.zdoom.org/viewtopic.php?f=43&amp;t=55321#p978965]The Trooper[/url][/b] [[b]1[/b]: [size=85]lil'devil: 1[/size]]</text:p>
            <text:p>[b]169. [url=https://www.doomworld.com/idgames/levels/heretic/Ports/njhthief]Thief - The Trail of the Arch-Heretic[/url][/b] [[b]1[/b]: [size=85]Curunir: 1[/size]]</text:p>
            <text:p>[b]169. [url=https://forum.zdoom.org/viewtopic.php?t=57338#p1010714]Vignette Shader[/url][/b] [[b]1[/b]: [size=85]Hexereticdoom: 1[/size]]</text:p>
            <text:p>[b]169. [url=https://forum.zdoom.org/viewtopic.php?f=43&amp;t=67054#p1132997]War Trophies[/url][/b] [[b]1[/b]: [size=85]m8f: 1[/size]]</text:p>
            <text:p>[b]169. [url=http://www.moddb.com/addons/na132689]WARDUST heretic Sprites[/url][/b] [[b]1[/b]: [size=85]Hipnotic Rogue: 1[/size]]</text:p>
            <text:p>[b]169. [url=https://www.afadoomer.com/wolf3d/default.php]Wolfenstein 3D TC[/url][/b] [[b]1[/b]: [size=85]sycspysycspy: 1[/size]]</text:p>
            <text:p>[b]169. [url=https://forum.zdoom.org/viewtopic.php?f=43&amp;t=37254#p707405]X-Weapon: Helsturm[/url][/b] [[b]1[/b]: [size=85]shotfan: 1[/size]]</text:p>
            <text:p>[b]169. [url=https://forum.zdoom.org/viewtopic.php?f=43&amp;t=63652&amp;p=1091577#p1091263]Xim's Star Wars Doom[/url][/b] [[b]1[/b]: [size=85]xim: 1[/size]]</text:p>
            <text:p>[b]169. [url=https://forum.zdoom.org/viewtopic.php?f=43&amp;t=50744#p882979]Zion[/url][/b] [[b]1[/b]: [size=85]Apaul27 : 1[/size]]</text:p>
            <text:p>[b]169. [url=https://forum.zdoom.org/viewtopic.php?f=43&amp;t=65095]ZMovement[/url][/b] [[b]1[/b]: [size=85]DYD: 1[/size]]</text:p>
            <text:p/>
            <text:p>Mods: 262</text:p>
            <text:p>Voters: 118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62" calcext:value-type="string">
            <text:p>Mods: 262</text:p>
          </table:table-cell>
          <table:table-cell table:style-name="ce2" table:formula="of:=&quot;Voters: &quot; &amp; SUMPRODUCT(NOT(ISBLANK([.H2:.AMJ2])))" office:value-type="string" office:string-value="Voters: 118" calcext:value-type="string">
            <text:p>Voters: 118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756" calcext:value-type="float">
            <text:p>175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15" calcext:value-type="float">
            <text:p>15</text:p>
          </table:table-cell>
          <table:table-cell table:formula="of:=SUM([.DN4:.DN1048576])" office:value-type="float" office:value="15" calcext:value-type="float">
            <text:p>15</text:p>
          </table:table-cell>
          <table:table-cell table:formula="of:=SUM([.DO4:.DO1048576])" office:value-type="float" office:value="15" calcext:value-type="float">
            <text:p>15</text:p>
          </table:table-cell>
          <table:table-cell table:formula="of:=SUM([.DP4:.DP1048576])" office:value-type="float" office:value="15" calcext:value-type="float">
            <text:p>15</text:p>
          </table:table-cell>
          <table:table-cell table:formula="of:=SUM([.DQ4:.DQ1048576])" office:value-type="float" office:value="15" calcext:value-type="float">
            <text:p>15</text:p>
          </table:table-cell>
          <table:table-cell table:formula="of:=SUM([.DR4:.DR1048576])" office:value-type="float" office:value="15" calcext:value-type="float">
            <text:p>15</text:p>
          </table:table-cell>
          <table:table-cell table:formula="of:=SUM([.DS4:.DS1048576])" office:value-type="float" office:value="15" calcext:value-type="float">
            <text:p>15</text:p>
          </table:table-cell>
          <table:table-cell table:formula="of:=SUM([.DT4:.DT1048576])" office:value-type="float" office:value="15" calcext:value-type="float">
            <text:p>15</text:p>
          </table:table-cell>
          <table:table-cell table:formula="of:=SUM([.DU4:.DU1048576])" office:value-type="float" office:value="15" calcext:value-type="float">
            <text:p>15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4" table:number-columns-repeated="89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4" calcext:value-type="float">
            <text:p>64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ccensus: 5, Azba: 3, Eric_: 5, Turbo: 5, Tapwave: 3, YukesVonFaust: 1, Jarewill: 4, Tartlman: 5, spart_n: 4, Shredder: 5" calcext:value-type="string">
            <text:p>Brohnesorge: 2, Caligari87: 5, phantombeta: 5, Somagu: 1, TriMetall: 1, Olroda: 5, Bigger C: 5, Accensus: 5, Azba: 3, Eric_: 5, Turbo: 5, Tapwave: 3, YukesVonFaust: 1, Jarewill: 4, Tartlman: 5, spart_n: 4, Shredder: 5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1" calcext:value-type="float">
            <text:p>61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5:.AMJ5])))"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7" calcext:value-type="float">
            <text:p>5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terminator44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terminator44: 1</text:p>
          </table:table-cell>
          <table:table-cell table:formula="of:=SUMPRODUCT(NOT(ISBLANK([.H6:.AMJ6])))" office:value-type="float" office:value="17" calcext:value-type="float">
            <text:p>17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6" calcext:value-type="float">
            <text:p>5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</text:p>
          </table:table-cell>
          <table:table-cell table:formula="of:=SUMPRODUCT(NOT(ISBLANK([.H7:.AMJ7])))" office:value-type="float" office:value="20" calcext:value-type="float">
            <text:p>2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1, Tombstone665: 4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1, Tombstone665: 4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0:.AMJ10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</text:p>
          </table:table-cell>
          <table:table-cell table:formula="of:=SUMPRODUCT(NOT(ISBLANK([.H11:.AMJ11]))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0" calcext:value-type="float">
            <text:p>40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" calcext:value-type="string">
            <text:p><text:s/>TheNightATK300: 2, D3athStalker: 2, insightguy: 3, DoodGuy: 4, JDSH98: 5, AlphaEnt: 2, SunPraiser: 3, The_Abysswalker: 3, BerserkerNoir: 2, excedentia: 2, shotfan: 1, Craneo: 3, Dawn111: 5, kultasakaali: 2, DYD: 1</text:p>
          </table:table-cell>
          <table:table-cell table:formula="of:=SUMPRODUCT(NOT(ISBLANK([.H12:.AMJ12])))" office:value-type="float" office:value="15" calcext:value-type="float">
            <text:p>1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8" calcext:value-type="float">
            <text:p>38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</text:p>
          </table:table-cell>
          <table:table-cell table:formula="of:=SUMPRODUCT(NOT(ISBLANK([.H13:.AMJ13]))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3" calcext:value-type="float">
            <text:p>33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Jarewill: 1, spart_n: 2, terminator44: 1" calcext:value-type="string">
            <text:p>TerminusEst13: 2, DrPyspy: 3, phantombeta: 5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4" calcext:value-type="float">
            <text:p>1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Accensus: 1, 4thcharacter: 3, D3athStalker: 1, Rowsol: 1, BerserkerNoir: 1, shotfan: 1, ChocoGuevara: 2, SallazarSpellcaster: 1, Shredder: 2" calcext:value-type="string">
            <text:p>Brohnesorge: 3, Shadelight: 2, Shi No Hime: 2, Marisa Kirisame: 3, HaraSwift: 3, Somagu: 2, Accensus: 1, 4thcharacter: 3, D3athStalker: 1, Rowsol: 1, BerserkerNoir: 1, shotfan: 1, ChocoGuevara: 2, SallazarSpellcaster: 1, Shredder: 2</text:p>
          </table:table-cell>
          <table:table-cell table:formula="of:=SUMPRODUCT(NOT(ISBLANK([.H16:.AMJ16])))"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3" calcext:value-type="float">
            <text:p>13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, MasterBeavis: 1, ReformedJoe: 2" calcext:value-type="string">
            <text:p>Rachael: 1, Shadelight: 3, Jaxxoon R: 3, insightguy: 2, Zcat: 3, Zan: 4, QuakedoomNukem Cz: 1, Solmir : 4, SunPraiser: 2, Dylan558: 2, MasterBeavis: 1, ReformedJoe: 2</text:p>
          </table:table-cell>
          <table:table-cell table:formula="of:=SUMPRODUCT(NOT(ISBLANK([.H18:.AMJ18])))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0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0:.AMJ30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2:.AMJ32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arisa Kirisame: 1, Untitled: 3, undeadmonk354: 1, Beed28: 2, Hege Cactus: 2, TriMetall: 1, Captain J: 2, Crazy Toni: 2, QuakedoomNukem Cz: 1, IdiotBitz: 1, Shredder: 1" calcext:value-type="string">
            <text:p>Marisa Kirisame: 1, Untitled: 3, undeadmonk354: 1, Beed28: 2, Hege Cactus: 2, TriMetall: 1, Captain J: 2, Crazy Toni: 2, QuakedoomNukem Cz: 1, IdiotBitz: 1, Shredder: 1</text:p>
          </table:table-cell>
          <table:table-cell table:formula="of:=SUMPRODUCT(NOT(ISBLANK([.H33:.AMJ33])))"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4:.AMJ34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formula="of:=SUMPRODUCT(NOT(ISBLANK([.H36:.AMJ36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4" calcext:value-type="float">
            <text:p>14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" calcext:value-type="string">
            <text:p>QuakedoomNukem Cz: 1, Apaul27 : 2, wolfmanfp: 2, Мichаеlis: 2, DoodGuy: 2, Tartlman: 2, ReformedJoe: 3</text:p>
          </table:table-cell>
          <table:table-cell table:formula="of:=SUMPRODUCT(NOT(ISBLANK([.H38:.AMJ38])))" office:value-type="float" office:value="7" calcext:value-type="float">
            <text:p>7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2:.AMJ42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4:.AMJ44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5:.AMJ45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formula="of:=SUMPRODUCT(NOT(ISBLANK([.H46:.AMJ46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11" calcext:value-type="float">
            <text:p>1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Dr_Cosmobyte: 1, lizardcommando: 1, AlexThePianoNailer: 2, Cacodemon345: 2, Curunir: 4, terminator44: 1" calcext:value-type="string">
            <text:p>Dr_Cosmobyte: 1, lizardcommando: 1, AlexThePianoNailer: 2, Cacodemon345: 2, Curunir: 4, terminator44: 1</text:p>
          </table:table-cell>
          <table:table-cell table:formula="of:=SUMPRODUCT(NOT(ISBLANK([.H47:.AMJ47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0" calcext:value-type="float">
            <text:p>10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eharper256: 1, Jarewill: 1, SallazarSpellcaster: 5, MaxRideWizardLord: 3" calcext:value-type="string">
            <text:p>eharper256: 1, Jarewill: 1, SallazarSpellcaster: 5, MaxRideWizardLord: 3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aster Medi: 2, Zan: 1, TheMightyHeracross: 3, IdiotBitz: 1, SallazarSpellcaster: 2, MaxRideWizardLord: 1" calcext:value-type="string">
            <text:p>Master Medi: 2, Zan: 1, TheMightyHeracross: 3, IdiotBitz: 1, SallazarSpellcaster: 2, MaxRideWizardLord: 1</text:p>
          </table:table-cell>
          <table:table-cell table:formula="of:=SUMPRODUCT(NOT(ISBLANK([.H51:.AMJ51])))" office:value-type="float" office:value="6" calcext:value-type="float">
            <text:p>6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6" calcext:value-type="float">
            <text:p>46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undeadmonk354: 2, lil'devil: 1, The_Abysswalker: 2, MaxRideWizardLord: 1" calcext:value-type="string">
            <text:p>leodoom85: 1, undeadmonk354: 2, lil'devil: 1, The_Abysswalker: 2, MaxRideWizardLord: 1</text:p>
          </table:table-cell>
          <table:table-cell table:formula="of:=SUMPRODUCT(NOT(ISBLANK([.H59:.AMJ59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5:.AMJ65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gt. Shivers: 5, IdiotBitz: 1" calcext:value-type="string">
            <text:p>Sgt. Shivers: 5, IdiotBitz: 1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69:.AMJ69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Error313: 3, Squirb: 3" calcext:value-type="string">
            <text:p>Error313: 3, Squirb: 3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0" calcext:value-type="float">
            <text:p>60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2:.AMJ72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magu: 1, Bigger C: 4" calcext:value-type="string">
            <text:p>Somagu: 1, Bigger C: 4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vick: 1, Major Cooke: 4" calcext:value-type="string">
            <text:p>Ravick: 1, Major Cooke: 4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9" calcext:value-type="float">
            <text:p>69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allazarSpellcaster: 5" calcext:value-type="string">
            <text:p>SallazarSpellcaster: 5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9" calcext:value-type="float">
            <text:p>69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Brohnesorge: 4, Turbo: 1" calcext:value-type="string">
            <text:p>Brohnesorge: 4, Turbo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9" calcext:value-type="float">
            <text:p>69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ZikShadow: 1, Sgt. Shivers: 4" calcext:value-type="string">
            <text:p>ZikShadow: 1, Sgt. Shivers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9" calcext:value-type="float">
            <text:p>69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wildweasel: 5" calcext:value-type="string">
            <text:p>wildweasel: 5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9" calcext:value-type="float">
            <text:p>69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jor Cooke: 5" calcext:value-type="string">
            <text:p>Major Cooke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9" calcext:value-type="float">
            <text:p>69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9" calcext:value-type="float">
            <text:p>69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9" calcext:value-type="float">
            <text:p>69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9" calcext:value-type="float">
            <text:p>69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hi No Hime: 5" calcext:value-type="string">
            <text:p>Shi No Hime: 5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9" calcext:value-type="float">
            <text:p>69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DSH98: 2, silentzora: 3" calcext:value-type="string">
            <text:p>JDSH98: 2, silentzora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9" calcext:value-type="float">
            <text:p>69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5:.AMJ8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eed28: 4" calcext:value-type="string">
            <text:p>Beed28: 4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88:.AMJ88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vick: 1, Koto: 3" calcext:value-type="string">
            <text:p>Ravick: 1, Koto: 3</text:p>
          </table:table-cell>
          <table:table-cell table:formula="of:=SUMPRODUCT(NOT(ISBLANK([.H89:.AMJ8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xim: 4" calcext:value-type="string">
            <text:p>xim: 4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eharper256: 1, Ikazu-san: 3" calcext:value-type="string">
            <text:p>eharper256: 1, Ikazu-san: 3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2:.AMJ92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3:.AMJ9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4:.AMJ94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leodoom85: 1, ErrantMasa: 3" calcext:value-type="string">
            <text:p>leodoom85: 1, ErrantMasa: 3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Squirb: 3, Hexereticdoom: 1" calcext:value-type="string">
            <text:p>Squirb: 3, Hexereticdoom: 1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8f: 1, Squirb: 3" calcext:value-type="string">
            <text:p>m8f: 1, Squirb: 3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99:.AMJ99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8f: 1, LastManonEarth: 3" calcext:value-type="string">
            <text:p>m8f: 1, LastManonEarth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Dr_Cosmobyte: 2, eharper256: 2" calcext:value-type="string">
            <text:p>Dr_Cosmobyte: 2, eharper256: 2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3" calcext:value-type="float">
            <text:p>83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4:.AMJ104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3" calcext:value-type="float">
            <text:p>83</text:p>
          </table:table-cell>
          <table:table-cell table:formula="of:=SUM([.H105:.AMJ105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kultasakaali: 4" calcext:value-type="string">
            <text:p>kultasakaali: 4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3" calcext:value-type="float">
            <text:p>83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Caligari87: 1, Jaxxoon R: 3" calcext:value-type="string">
            <text:p>Caligari87: 1, Jaxxoon R: 3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3" calcext:value-type="float">
            <text:p>83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Matt: 2, Revae: 2" calcext:value-type="string">
            <text:p>Matt: 2, Revae: 2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lil'devil: 1, Мichаеlis: 2" calcext:value-type="string">
            <text:p>lil'devil: 1, Мichаеlis: 2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urunir: 3" calcext:value-type="string">
            <text:p>Curunir: 3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wolfmanfp: 1, kultasakaali: 2" calcext:value-type="string">
            <text:p>wolfmanfp: 1, kultasakaali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vick: 1, Solmir : 2" calcext:value-type="string">
            <text:p>Ravick: 1, Solmir : 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ChocoGuevara: 3" calcext:value-type="string">
            <text:p>ChocoGuevara: 3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5" calcext:value-type="float">
            <text:p>105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4:.AMJ11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5" calcext:value-type="float">
            <text:p>105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5" calcext:value-type="float">
            <text:p>105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5" calcext:value-type="float">
            <text:p>105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MightyHeracross: 3" calcext:value-type="string">
            <text:p>TheMightyHeracross: 3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5" calcext:value-type="float">
            <text:p>105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kadu522: 1, YukesVonFaust: 2" calcext:value-type="string">
            <text:p>kadu522: 1, YukesVonFaust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5" calcext:value-type="float">
            <text:p>105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att: 2, Hexereticdoom: 1" calcext:value-type="string">
            <text:p>Matt: 2, Hexereticdoom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5" calcext:value-type="float">
            <text:p>105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jor Cooke: 3" calcext:value-type="string">
            <text:p>Major Cooke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5" calcext:value-type="float">
            <text:p>105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D3athStalker: 2, Martinoz: 1" calcext:value-type="string">
            <text:p>D3athStalker: 2, Martinoz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5" calcext:value-type="float">
            <text:p>105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apwave: 3" calcext:value-type="string">
            <text:p>Tapwav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5" calcext:value-type="float">
            <text:p>105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A_D_M_E_R_A_L: 3" calcext:value-type="string">
            <text:p>A_D_M_E_R_A_L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5" calcext:value-type="float">
            <text:p>105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xxoon R: 3" calcext:value-type="string">
            <text:p>Jaxxoon R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5" calcext:value-type="float">
            <text:p>105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eodoom85: 1, Мichаеlis: 2" calcext:value-type="string">
            <text:p>leodoom85: 1, Мichаеlis: 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5" calcext:value-type="float">
            <text:p>105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26:.AMJ12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5" calcext:value-type="float">
            <text:p>105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PlayerLin: 3" calcext:value-type="string">
            <text:p>PlayerLin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5" calcext:value-type="float">
            <text:p>105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undeadmonk354: 3" calcext:value-type="string">
            <text:p>undeadmonk354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5" calcext:value-type="float">
            <text:p>105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DYD: 1, Tombstone665: 2" calcext:value-type="string">
            <text:p>DYD: 1, Tombstone665: 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5" calcext:value-type="float">
            <text:p>105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Jaxxoon R: 3" calcext:value-type="string">
            <text:p>Jaxxoon R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5" calcext:value-type="float">
            <text:p>105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Sgt. Shivers: 3" calcext:value-type="string">
            <text:p>Sgt. Shivers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5" calcext:value-type="float">
            <text:p>105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PlayerLin: 2" calcext:value-type="string">
            <text:p>PlayerLin: 2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Cyanide: 1, Hexereticdoom: 1" calcext:value-type="string">
            <text:p>Cyanide: 1, Hexereticdoom: 1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H135:.AMJ135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allazarSpellcaster: 2" calcext:value-type="string">
            <text:p>SallazarSpellcaster: 2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Somagu: 1, PlayerLin: 1" calcext:value-type="string">
            <text:p>Somagu: 1, PlayerLin: 1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Dr_Cosmobyte: 1, IdiotBitz: 1" calcext:value-type="string">
            <text:p>Dr_Cosmobyte: 1, IdiotBitz: 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0" calcext:value-type="float">
            <text:p>130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Somagu: 1, Marrub: 1" calcext:value-type="string">
            <text:p>Somagu: 1, Marrub: 1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0" calcext:value-type="float">
            <text:p>130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evae: 2" calcext:value-type="string">
            <text:p>Revae: 2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0" calcext:value-type="float">
            <text:p>130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m8f: 1, Dr_Cosmobyte: 1" calcext:value-type="string">
            <text:p>m8f: 1, Dr_Cosmobyte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0" calcext:value-type="float">
            <text:p>130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, Мichаеlis: 1" calcext:value-type="string">
            <text:p>Rachael: 1, Мichаеlis: 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0" calcext:value-type="float">
            <text:p>130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Shadelight: 2" calcext:value-type="string">
            <text:p>Shadelight: 2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0" calcext:value-type="float">
            <text:p>130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Hipnotic Rogue: 1, Cyanide: 1" calcext:value-type="string">
            <text:p>Hipnotic Rogue: 1, Cyanide: 1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0" calcext:value-type="float">
            <text:p>130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arrub: 2" calcext:value-type="string">
            <text:p>Marrub: 2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0" calcext:value-type="float">
            <text:p>130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0" calcext:value-type="float">
            <text:p>130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m8f: 1, Hexereticdoom: 1" calcext:value-type="string">
            <text:p>m8f: 1, Hexereticdoom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0" calcext:value-type="float">
            <text:p>130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Ikazu-san: 2" calcext:value-type="string">
            <text:p>Ikazu-san: 2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0" calcext:value-type="float">
            <text:p>130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Rachael: 1, Ravick: 1" calcext:value-type="string">
            <text:p>Rachael: 1, Ravick: 1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0" calcext:value-type="float">
            <text:p>130</text:p>
          </table:table-cell>
          <table:table-cell table:formula="of:=SUM([.H149:.AMJ149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att: 2" calcext:value-type="string">
            <text:p>Matt: 2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0" calcext:value-type="float">
            <text:p>130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eharper256: 2" calcext:value-type="string">
            <text:p>eharper256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0" calcext:value-type="float">
            <text:p>130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Sumwunn: 2" calcext:value-type="string">
            <text:p>Sumwunn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0" calcext:value-type="float">
            <text:p>130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ChocoGuevara: 2" calcext:value-type="string">
            <text:p>ChocoGuevara: 2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0" calcext:value-type="float">
            <text:p>130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0" calcext:value-type="float">
            <text:p>130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ex705: 2" calcext:value-type="string">
            <text:p>Rex705: 2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0" calcext:value-type="float">
            <text:p>130</text:p>
          </table:table-cell>
          <table:table-cell table:formula="of:=SUM([.H155:.AMJ155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Jarewill: 1, Tombstone665: 1" calcext:value-type="string">
            <text:p>Jarewill: 1, Tombstone665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0" calcext:value-type="float">
            <text:p>130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0" calcext:value-type="float">
            <text:p>130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Dr_Cosmobyte: 1, Craneo: 1" calcext:value-type="string">
            <text:p>Dr_Cosmobyte: 1, Craneo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0" calcext:value-type="float">
            <text:p>130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att: 2" calcext:value-type="string">
            <text:p>Matt: 2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0" calcext:value-type="float">
            <text:p>130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0" calcext:value-type="float">
            <text:p>130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0" calcext:value-type="float">
            <text:p>130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sycspysycspy: 2" calcext:value-type="string">
            <text:p>sycspysycspy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0" calcext:value-type="float">
            <text:p>130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m8f: 1, A_D_M_E_R_A_L: 1" calcext:value-type="string">
            <text:p>m8f: 1, A_D_M_E_R_A_L: 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0" calcext:value-type="float">
            <text:p>130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Rex705: 2" calcext:value-type="string">
            <text:p>Rex705: 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0" calcext:value-type="float">
            <text:p>130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ex705: 2" calcext:value-type="string">
            <text:p>Rex705: 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0" calcext:value-type="float">
            <text:p>130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Olroda: 2" calcext:value-type="string">
            <text:p>Olroda: 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0" calcext:value-type="float">
            <text:p>130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0" calcext:value-type="float">
            <text:p>130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IdiotBitz: 1, excedentia: 1" calcext:value-type="string">
            <text:p>IdiotBitz: 1, excedentia: 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0" calcext:value-type="float">
            <text:p>130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ajor Cooke: 2" calcext:value-type="string">
            <text:p>Major Cooke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0" calcext:value-type="float">
            <text:p>130</text:p>
          </table:table-cell>
          <table:table-cell table:formula="of:=SUM([.H169:.AMJ169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Matt: 2" calcext:value-type="string">
            <text:p>Matt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0" calcext:value-type="float">
            <text:p>130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YukesVonFaust: 2" calcext:value-type="string">
            <text:p>YukesVonFaust: 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0" calcext:value-type="float">
            <text:p>130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gt. Shivers: 2" calcext:value-type="string">
            <text:p>Sgt. Shivers: 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9" calcext:value-type="float">
            <text:p>169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he Ultimate DooMer: 1" calcext:value-type="string">
            <text:p>The Ultimate DooMer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9" calcext:value-type="float">
            <text:p>169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Rachael: 1" calcext:value-type="string">
            <text:p>Rachael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9" calcext:value-type="float">
            <text:p>169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Kappes Buur: 1" calcext:value-type="string">
            <text:p>Kappes Buur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9" calcext:value-type="float">
            <text:p>169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Cyanide: 1" calcext:value-type="string">
            <text:p>Cyanide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9" calcext:value-type="float">
            <text:p>169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The Ultimate DooMer: 1" calcext:value-type="string">
            <text:p>The Ultimate DooMer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9" calcext:value-type="float">
            <text:p>169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avick: 1" calcext:value-type="string">
            <text:p>Ravick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9" calcext:value-type="float">
            <text:p>169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shotfan: 1" calcext:value-type="string">
            <text:p>shotfan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9" calcext:value-type="float">
            <text:p>169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leodoom85: 1" calcext:value-type="string">
            <text:p>leodoom85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9" calcext:value-type="float">
            <text:p>169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Kappes Buur: 1" calcext:value-type="string">
            <text:p>Kappes Buur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9" calcext:value-type="float">
            <text:p>169</text:p>
          </table:table-cell>
          <table:table-cell table:formula="of:=SUM([.H181:.AMJ181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Jarewill: 1" calcext:value-type="string">
            <text:p>Jarewill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9" calcext:value-type="float">
            <text:p>169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eharper256: 1" calcext:value-type="string">
            <text:p>eharper256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9" calcext:value-type="float">
            <text:p>169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ipnotic Rogue: 1" calcext:value-type="string">
            <text:p>Hipnotic Rogue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9" calcext:value-type="float">
            <text:p>169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terminator44: 1" calcext:value-type="string">
            <text:p>terminator44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9" calcext:value-type="float">
            <text:p>169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IdiotBitz: 1" calcext:value-type="string">
            <text:p>IdiotBitz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9" calcext:value-type="float">
            <text:p>169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Kappes Buur: 1" calcext:value-type="string">
            <text:p>Kappes Buur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9" calcext:value-type="float">
            <text:p>169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9" calcext:value-type="float">
            <text:p>169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Bigger C: 1" calcext:value-type="string">
            <text:p>Bigger C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9" calcext:value-type="float">
            <text:p>169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leodoom85: 1" calcext:value-type="string">
            <text:p>leodoom85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9" calcext:value-type="float">
            <text:p>169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AlphaEnt: 1" calcext:value-type="string">
            <text:p>AlphaEnt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9" calcext:value-type="float">
            <text:p>169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Hexereticdoom: 1" calcext:value-type="string">
            <text:p>Hexereticdoom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9" calcext:value-type="float">
            <text:p>169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The Ultimate DooMer: 1" calcext:value-type="string">
            <text:p>The Ultimate DooMer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9" calcext:value-type="float">
            <text:p>169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exereticdoom: 1" calcext:value-type="string">
            <text:p>Hexereticdoom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9" calcext:value-type="float">
            <text:p>169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9" calcext:value-type="float">
            <text:p>169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Kappes Buur: 1" calcext:value-type="string">
            <text:p>Kappes Buur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9" calcext:value-type="float">
            <text:p>169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araSwift: 1" calcext:value-type="string">
            <text:p>HaraSwift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9" calcext:value-type="float">
            <text:p>169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avick: 1" calcext:value-type="string">
            <text:p>Ravick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9" calcext:value-type="float">
            <text:p>169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m8f: 1" calcext:value-type="string">
            <text:p>m8f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9" calcext:value-type="float">
            <text:p>169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ex705: 1" calcext:value-type="string">
            <text:p>Rex705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9" calcext:value-type="float">
            <text:p>169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ipnotic Rogue: 1" calcext:value-type="string">
            <text:p>Hipnotic Rogue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9" calcext:value-type="float">
            <text:p>169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Hexereticdoom: 1" calcext:value-type="string">
            <text:p>Hexereticdoom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9" calcext:value-type="float">
            <text:p>169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IdiotBitz: 1" calcext:value-type="string">
            <text:p>IdiotBitz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9" calcext:value-type="float">
            <text:p>169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Kappes Buur: 1" calcext:value-type="string">
            <text:p>Kappes Buur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9" calcext:value-type="float">
            <text:p>169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shotfan: 1" calcext:value-type="string">
            <text:p>shotfan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9" calcext:value-type="float">
            <text:p>169</text:p>
          </table:table-cell>
          <table:table-cell table:formula="of:=SUM([.H205:.AMJ205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DoomKrakken: 1" calcext:value-type="string">
            <text:p>DoomKrakken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9" calcext:value-type="float">
            <text:p>169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Cyanide: 1" calcext:value-type="string">
            <text:p>Cyanide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9" calcext:value-type="float">
            <text:p>169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Kappes Buur: 1" calcext:value-type="string">
            <text:p>Kappes Buur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9" calcext:value-type="float">
            <text:p>169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kadu522: 1" calcext:value-type="string">
            <text:p>kadu522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9" calcext:value-type="float">
            <text:p>169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Kappes Buur: 1" calcext:value-type="string">
            <text:p>Kappes Buur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9" calcext:value-type="float">
            <text:p>169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Rachael: 1" calcext:value-type="string">
            <text:p>Rachael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9" calcext:value-type="float">
            <text:p>169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ipnotic Rogue: 1" calcext:value-type="string">
            <text:p>Hipnotic Rogue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9" calcext:value-type="float">
            <text:p>169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Dr_Cosmobyte: 1" calcext:value-type="string">
            <text:p>Dr_Cosmobyte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9" calcext:value-type="float">
            <text:p>169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Dr_Cosmobyte: 1" calcext:value-type="string">
            <text:p>Dr_Cosmobyte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9" calcext:value-type="float">
            <text:p>169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m8f: 1" calcext:value-type="string">
            <text:p>m8f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9" calcext:value-type="float">
            <text:p>169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ipnotic Rogue: 1" calcext:value-type="string">
            <text:p>Hipnotic Rogue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9" calcext:value-type="float">
            <text:p>169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Solmir : 1" calcext:value-type="string">
            <text:p>Solmir 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9" calcext:value-type="float">
            <text:p>169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Eric_: 1" calcext:value-type="string">
            <text:p>Eric_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9" calcext:value-type="float">
            <text:p>169</text:p>
          </table:table-cell>
          <table:table-cell table:formula="of:=SUM([.H218:.AMJ218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Jarewill: 1" calcext:value-type="string">
            <text:p>Jarewill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9" calcext:value-type="float">
            <text:p>169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Hexereticdoom: 1" calcext:value-type="string">
            <text:p>Hexereticdoom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9" calcext:value-type="float">
            <text:p>169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The Ultimate DooMer: 1" calcext:value-type="string">
            <text:p>The Ultimate DooMer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9" calcext:value-type="float">
            <text:p>169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Hexereticdoom: 1" calcext:value-type="string">
            <text:p>Hexereticdoom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9" calcext:value-type="float">
            <text:p>169</text:p>
          </table:table-cell>
          <table:table-cell table:formula="of:=SUM([.H222:.AMJ222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Matt: 1" calcext:value-type="string">
            <text:p>Matt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9" calcext:value-type="float">
            <text:p>169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IdiotBitz: 1" calcext:value-type="string">
            <text:p>IdiotBitz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9" calcext:value-type="float">
            <text:p>169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Ravick: 1" calcext:value-type="string">
            <text:p>Ravick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9" calcext:value-type="float">
            <text:p>169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AlphaEnt: 1" calcext:value-type="string">
            <text:p>AlphaEnt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9" calcext:value-type="float">
            <text:p>169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lizardcommando: 1" calcext:value-type="string">
            <text:p>lizardcommando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9" calcext:value-type="float">
            <text:p>169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Major Cooke: 1" calcext:value-type="string">
            <text:p>Major Cooke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9" calcext:value-type="float">
            <text:p>169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YukesVonFaust: 1" calcext:value-type="string">
            <text:p>YukesVonFaust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9" calcext:value-type="float">
            <text:p>169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Sgt. Shivers: 1" calcext:value-type="string">
            <text:p>Sgt. Shivers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9" calcext:value-type="float">
            <text:p>169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Beed28: 1" calcext:value-type="string">
            <text:p>Beed28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9" calcext:value-type="float">
            <text:p>169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Cyanide: 1" calcext:value-type="string">
            <text:p>Cyanide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9" calcext:value-type="float">
            <text:p>169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Kappes Buur: 1" calcext:value-type="string">
            <text:p>Kappes Buur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9" calcext:value-type="float">
            <text:p>169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Cyanide: 1" calcext:value-type="string">
            <text:p>Cyanide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9" calcext:value-type="float">
            <text:p>169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IdiotBitz: 1" calcext:value-type="string">
            <text:p>IdiotBitz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9" calcext:value-type="float">
            <text:p>169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ex705: 1" calcext:value-type="string">
            <text:p>Rex705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9" calcext:value-type="float">
            <text:p>169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Hipnotic Rogue: 1" calcext:value-type="string">
            <text:p>Hipnotic Rogue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9" calcext:value-type="float">
            <text:p>169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terminator44: 1" calcext:value-type="string">
            <text:p>terminator44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9" calcext:value-type="float">
            <text:p>169</text:p>
          </table:table-cell>
          <table:table-cell table:formula="of:=SUM([.H238:.AMJ238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Jarewill: 1" calcext:value-type="string">
            <text:p>Jarewill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9" calcext:value-type="float">
            <text:p>169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TDRR: 1" calcext:value-type="string">
            <text:p>TDRR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9" calcext:value-type="float">
            <text:p>169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Kappes Buur: 1" calcext:value-type="string">
            <text:p>Kappes Buur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9" calcext:value-type="float">
            <text:p>169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TDRR: 1" calcext:value-type="string">
            <text:p>TDRR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9" calcext:value-type="float">
            <text:p>169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Marrub: 1" calcext:value-type="string">
            <text:p>Marrub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9" calcext:value-type="float">
            <text:p>169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Rachael: 1" calcext:value-type="string">
            <text:p>Rachael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9" calcext:value-type="float">
            <text:p>169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Koto: 1" calcext:value-type="string">
            <text:p>Koto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9" calcext:value-type="float">
            <text:p>169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Ravick: 1" calcext:value-type="string">
            <text:p>Ravick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9" calcext:value-type="float">
            <text:p>169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IdiotBitz: 1" calcext:value-type="string">
            <text:p>IdiotBitz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9" calcext:value-type="float">
            <text:p>169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Hexereticdoom: 1" calcext:value-type="string">
            <text:p>Hexereticdoom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9" calcext:value-type="float">
            <text:p>169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Hipnotic Rogue: 1" calcext:value-type="string">
            <text:p>Hipnotic Rogue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9" calcext:value-type="float">
            <text:p>169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Kappes Buur: 1" calcext:value-type="string">
            <text:p>Kappes Buur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9" calcext:value-type="float">
            <text:p>169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Rachael: 1" calcext:value-type="string">
            <text:p>Rachael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69" calcext:value-type="float">
            <text:p>169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Cyanide: 1" calcext:value-type="string">
            <text:p>Cyanide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69" calcext:value-type="float">
            <text:p>169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Matt: 1" calcext:value-type="string">
            <text:p>Matt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69" calcext:value-type="float">
            <text:p>169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Rachael: 1" calcext:value-type="string">
            <text:p>Rachael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69" calcext:value-type="float">
            <text:p>169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Zan: 1" calcext:value-type="string">
            <text:p>Zan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69" calcext:value-type="float">
            <text:p>169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Kappes Buur: 1" calcext:value-type="string">
            <text:p>Kappes Buur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69" calcext:value-type="float">
            <text:p>169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lil'devil: 1" calcext:value-type="string">
            <text:p>lil'devil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69" calcext:value-type="float">
            <text:p>169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Curunir: 1" calcext:value-type="string">
            <text:p>Curunir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69" calcext:value-type="float">
            <text:p>169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Hexereticdoom: 1" calcext:value-type="string">
            <text:p>Hexereticdoom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69" calcext:value-type="float">
            <text:p>169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m8f: 1" calcext:value-type="string">
            <text:p>m8f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69" calcext:value-type="float">
            <text:p>169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Hipnotic Rogue: 1" calcext:value-type="string">
            <text:p>Hipnotic Rogue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69" calcext:value-type="float">
            <text:p>169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sycspysycspy: 1" calcext:value-type="string">
            <text:p>sycspysycspy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69" calcext:value-type="float">
            <text:p>169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hotfan: 1" calcext:value-type="string">
            <text:p>shotfan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69" calcext:value-type="float">
            <text:p>169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xim: 1" calcext:value-type="string">
            <text:p>xim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69" calcext:value-type="float">
            <text:p>169</text:p>
          </table:table-cell>
          <table:table-cell table:formula="of:=SUM([.H264:.AMJ264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Apaul27 : 1" calcext:value-type="string">
            <text:p>Apaul27 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69" calcext:value-type="float">
            <text:p>169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DYD: 1" calcext:value-type="string">
            <text:p>DYD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3" calcext:value-type="float">
            <text:p>263</text:p>
          </table:table-cell>
          <table:table-cell table:formula="of:=SUM([.H266:.AMJ2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>
            <text:p/>
          </table:table-cell>
          <table:table-cell table:formula="of:=SUMPRODUCT(NOT(ISBLANK([.H266:.AMJ2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3" calcext:value-type="float">
            <text:p>263</text:p>
          </table:table-cell>
          <table:table-cell table:formula="of:=SUM([.H267:.AMJ2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>
            <text:p/>
          </table:table-cell>
          <table:table-cell table:formula="of:=SUMPRODUCT(NOT(ISBLANK([.H267:.AMJ2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3" calcext:value-type="float">
            <text:p>263</text:p>
          </table:table-cell>
          <table:table-cell table:formula="of:=SUM([.H268:.AMJ2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>
            <text:p/>
          </table:table-cell>
          <table:table-cell table:formula="of:=SUMPRODUCT(NOT(ISBLANK([.H268:.AMJ2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3" calcext:value-type="float">
            <text:p>263</text:p>
          </table:table-cell>
          <table:table-cell table:formula="of:=SUM([.H269:.AMJ2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>
            <text:p/>
          </table:table-cell>
          <table:table-cell table:formula="of:=SUMPRODUCT(NOT(ISBLANK([.H269:.AMJ2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3" calcext:value-type="float">
            <text:p>263</text:p>
          </table:table-cell>
          <table:table-cell table:formula="of:=SUM([.H270:.AMJ2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>
            <text:p/>
          </table:table-cell>
          <table:table-cell table:formula="of:=SUMPRODUCT(NOT(ISBLANK([.H270:.AMJ2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3" calcext:value-type="float">
            <text:p>263</text:p>
          </table:table-cell>
          <table:table-cell table:formula="of:=SUM([.H271:.AMJ2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>
            <text:p/>
          </table:table-cell>
          <table:table-cell table:formula="of:=SUMPRODUCT(NOT(ISBLANK([.H271:.AMJ2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3" calcext:value-type="float">
            <text:p>263</text:p>
          </table:table-cell>
          <table:table-cell table:formula="of:=SUM([.H272:.AMJ2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>
            <text:p/>
          </table:table-cell>
          <table:table-cell table:formula="of:=SUMPRODUCT(NOT(ISBLANK([.H272:.AMJ2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3" calcext:value-type="float">
            <text:p>263</text:p>
          </table:table-cell>
          <table:table-cell table:formula="of:=SUM([.H273:.AMJ2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>
            <text:p/>
          </table:table-cell>
          <table:table-cell table:formula="of:=SUMPRODUCT(NOT(ISBLANK([.H273:.AMJ2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3" calcext:value-type="float">
            <text:p>263</text:p>
          </table:table-cell>
          <table:table-cell table:formula="of:=SUM([.H274:.AMJ2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>
            <text:p/>
          </table:table-cell>
          <table:table-cell table:formula="of:=SUMPRODUCT(NOT(ISBLANK([.H274:.AMJ2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3" calcext:value-type="float">
            <text:p>263</text:p>
          </table:table-cell>
          <table:table-cell table:formula="of:=SUM([.H275:.AMJ2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>
            <text:p/>
          </table:table-cell>
          <table:table-cell table:formula="of:=SUMPRODUCT(NOT(ISBLANK([.H275:.AMJ2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3" calcext:value-type="float">
            <text:p>263</text:p>
          </table:table-cell>
          <table:table-cell table:formula="of:=SUM([.H276:.AMJ2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>
            <text:p/>
          </table:table-cell>
          <table:table-cell table:formula="of:=SUMPRODUCT(NOT(ISBLANK([.H276:.AMJ2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3" calcext:value-type="float">
            <text:p>263</text:p>
          </table:table-cell>
          <table:table-cell table:formula="of:=SUM([.H277:.AMJ2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>
            <text:p/>
          </table:table-cell>
          <table:table-cell table:formula="of:=SUMPRODUCT(NOT(ISBLANK([.H277:.AMJ2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3" calcext:value-type="float">
            <text:p>263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3" calcext:value-type="float">
            <text:p>263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3" calcext:value-type="float">
            <text:p>263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3" calcext:value-type="float">
            <text:p>263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3" calcext:value-type="float">
            <text:p>263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3" calcext:value-type="float">
            <text:p>263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3" calcext:value-type="float">
            <text:p>263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3" calcext:value-type="float">
            <text:p>263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3" calcext:value-type="float">
            <text:p>263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3" calcext:value-type="float">
            <text:p>263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3" calcext:value-type="float">
            <text:p>263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3" calcext:value-type="float">
            <text:p>263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3" calcext:value-type="float">
            <text:p>263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3" calcext:value-type="float">
            <text:p>263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3" calcext:value-type="float">
            <text:p>263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3" calcext:value-type="float">
            <text:p>263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3" calcext:value-type="float">
            <text:p>263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3" calcext:value-type="float">
            <text:p>263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3" calcext:value-type="float">
            <text:p>263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3" calcext:value-type="float">
            <text:p>263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3" calcext:value-type="float">
            <text:p>263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3" calcext:value-type="float">
            <text:p>263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63" calcext:value-type="float">
            <text:p>263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63" calcext:value-type="float">
            <text:p>263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63" calcext:value-type="float">
            <text:p>263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63" calcext:value-type="float">
            <text:p>263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" calcext:value-type="string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Blade_of_Agony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a_Tailor_Girl.png&#10;convert background.png -gravity Center -size 270 -pointsize 24 -fill black -annotate +0-14 'Voted #27 mod' -pointsize 20 -fill white -annotate +0+18 'by ZDoom Community' png8:pngs/Psychic.png&#10;convert background.png -gravity Center -size 270 -pointsize 24 -fill black -annotate +0-14 'Voted #29 mod' -pointsize 20 -fill white -annotate +0+18 'by ZDoom Community' png8:pngs/Beautiful_Doom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1 mod' -pointsize 20 -fill white -annotate +0+18 'by ZDoom Community' png8:pngs/Doom_RPG.png&#10;convert background.png -gravity Center -size 270 -pointsize 24 -fill black -annotate +0-14 'Voted #31 mod' -pointsize 20 -fill white -annotate +0+18 'by ZDoom Community' png8:pngs/Hedon.png&#10;convert background.png -gravity Center -size 270 -pointsize 24 -fill black -annotate +0-14 'Voted #31 mod' -pointsize 20 -fill white -annotate +0+18 'by ZDoom Community' png8:pngs/Pirate_Doom.png&#10;convert background.png -gravity Center -size 270 -pointsize 24 -fill black -annotate +0-14 'Voted #34 mod' -pointsize 20 -fill white -annotate +0+18 'by ZDoom Community' png8:pngs/Enhanced_Vanilla_Project__EVP_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5 mod' -pointsize 20 -fill white -annotate +0+18 'by ZDoom Community' png8:pngs/Lithium.png&#10;convert background.png -gravity Center -size 270 -pointsize 24 -fill black -annotate +0-14 'Voted #37 mod' -pointsize 20 -fill white -annotate +0+18 'by ZDoom Community' png8:pngs/LegenDoom.png&#10;convert background.png -gravity Center -size 270 -pointsize 24 -fill black -annotate +0-14 'Voted #37 mod' -pointsize 20 -fill white -annotate +0+18 'by ZDoom Community' png8:pngs/Nash_s_Gore_Mod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Hunter’s_Moon.png&#10;convert background.png -gravity Center -size 270 -pointsize 24 -fill black -annotate +0-14 'Voted #39 mod' -pointsize 20 -fill white -annotate +0+18 'by ZDoom Community' png8:pngs/Kriegsland:_Blutorden.png&#10;convert background.png -gravity Center -size 270 -pointsize 24 -fill black -annotate +0-14 'Voted #39 mod' -pointsize 20 -fill white -annotate +0+18 'by ZDoom Community' png8:pngs/Slayer_s_Rampage.png&#10;convert background.png -gravity Center -size 270 -pointsize 24 -fill black -annotate +0-14 'Voted #43 mod' -pointsize 20 -fill white -annotate +0+18 'by ZDoom Community' png8:pngs/MetaDoom.png&#10;convert background.png -gravity Center -size 270 -pointsize 24 -fill black -annotate +0-14 'Voted #43 mod' -pointsize 20 -fill white -annotate +0+18 'by ZDoom Community' png8:pngs/Smooth_Doom.png&#10;convert background.png -gravity Center -size 270 -pointsize 24 -fill black -annotate +0-14 'Voted #43 mod' -pointsize 20 -fill white -annotate +0+18 'by ZDoom Community' png8:pngs/Ultimate_DoomVisor.png&#10;convert background.png -gravity Center -size 270 -pointsize 24 -fill black -annotate +0-14 'Voted #46 mod' -pointsize 20 -fill white -annotate +0+18 'by ZDoom Community' png8:pngs/Doom:_The_Golden_Souls.png&#10;convert background.png -gravity Center -size 270 -pointsize 24 -fill black -annotate +0-14 'Voted #46 mod' -pointsize 20 -fill white -annotate +0+18 'by ZDoom Community' png8:pngs/Hexen:_Walpurgis.png&#10;convert background.png -gravity Center -size 270 -pointsize 24 -fill black -annotate +0-14 'Voted #46 mod' -pointsize 20 -fill white -annotate +0+18 'by ZDoom Community' png8:pngs/Wrath_of_Cronos_RPG.png&#10;convert background.png -gravity Center -size 270 -pointsize 24 -fill black -annotate +0-14 'Voted #46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4 mod' -pointsize 20 -fill white -annotate +0+18 'by ZDoom Community' png8:pngs/Hocusdoom.png&#10;convert background.png -gravity Center -size 270 -pointsize 24 -fill black -annotate +0-14 'Voted #54 mod' -pointsize 20 -fill white -annotate +0+18 'by ZDoom Community' png8:pngs/PlayStation_Doom_TC.png&#10;convert background.png -gravity Center -size 270 -pointsize 24 -fill black -annotate +0-14 'Voted #56 mod' -pointsize 20 -fill white -annotate +0+18 'by ZDoom Community' png8:pngs/AEons_Of_Death.png&#10;convert background.png -gravity Center -size 270 -pointsize 24 -fill black -annotate +0-14 'Voted #56 mod' -pointsize 20 -fill white -annotate +0+18 'by ZDoom Community' png8:pngs/Rise_Of_The_Wool_Ball.png&#10;convert background.png -gravity Center -size 270 -pointsize 24 -fill black -annotate +0-14 'Voted #56 mod' -pointsize 20 -fill white -annotate +0+18 'by ZDoom Community' png8:pngs/The_Ghoul_s_Forest_3.png&#10;convert background.png -gravity Center -size 270 -pointsize 24 -fill black -annotate +0-14 'Voted #56 mod' -pointsize 20 -fill white -annotate +0+18 'by ZDoom Community' png8:pngs/WW-Cola3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aytime_Drama.png&#10;convert background.png -gravity Center -size 270 -pointsize 24 -fill black -annotate +0-14 'Voted #60 mod' -pointsize 20 -fill white -annotate +0+18 'by ZDoom Community' png8:pngs/Doom_Delta.png&#10;convert background.png -gravity Center -size 270 -pointsize 24 -fill black -annotate +0-14 'Voted #60 mod' -pointsize 20 -fill white -annotate +0+18 'by ZDoom Community' png8:pngs/DTS-T.png&#10;convert background.png -gravity Center -size 270 -pointsize 24 -fill black -annotate +0-14 'Voted #60 mod' -pointsize 20 -fill white -annotate +0+18 'by ZDoom Community' png8:pngs/Project_Einherjar.png&#10;convert background.png -gravity Center -size 270 -pointsize 24 -fill black -annotate +0-14 'Voted #60 mod' -pointsize 20 -fill white -annotate +0+18 'by ZDoom Community' png8:pngs/Shadow_Of_The_Wool_Ball.png&#10;convert background.png -gravity Center -size 270 -pointsize 24 -fill black -annotate +0-14 'Voted #60 mod' -pointsize 20 -fill white -annotate +0+18 'by ZDoom Community' png8:pngs/Weapons_of_Saturn.png&#10;convert background.png -gravity Center -size 270 -pointsize 24 -fill black -annotate +0-14 'Voted #60 mod' -pointsize 20 -fill white -annotate +0+18 'by ZDoom Community' png8:pngs/Zagemod.png&#10;convert background.png -gravity Center -size 270 -pointsize 24 -fill black -annotate +0-14 'Voted #60 mod' -pointsize 20 -fill white -annotate +0+18 'by ZDoom Community' png8:pngs/Zero_Tolerance.png&#10;convert background.png -gravity Center -size 270 -pointsize 24 -fill black -annotate +0-14 'Voted #69 mod' -pointsize 20 -fill white -annotate +0+18 'by ZDoom Community' png8:pngs/Brutal_Doom_64.png&#10;convert background.png -gravity Center -size 270 -pointsize 24 -fill black -annotate +0-14 'Voted #69 mod' -pointsize 20 -fill white -annotate +0+18 'by ZDoom Community' png8:pngs/Faspons.png&#10;convert background.png -gravity Center -size 270 -pointsize 24 -fill black -annotate +0-14 'Voted #69 mod' -pointsize 20 -fill white -annotate +0+18 'by ZDoom Community' png8:pngs/Happy_Time_Circus_][.png&#10;convert background.png -gravity Center -size 270 -pointsize 24 -fill black -annotate +0-14 'Voted #69 mod' -pointsize 20 -fill white -annotate +0+18 'by ZDoom Community' png8:pngs/HexArcana.png&#10;convert background.png -gravity Center -size 270 -pointsize 24 -fill black -annotate +0-14 'Voted #69 mod' -pointsize 20 -fill white -annotate +0+18 'by ZDoom Community' png8:pngs/JohnnyDoom.png&#10;convert background.png -gravity Center -size 270 -pointsize 24 -fill black -annotate +0-14 'Voted #69 mod' -pointsize 20 -fill white -annotate +0+18 'by ZDoom Community' png8:pngs/Nazis!.png&#10;convert background.png -gravity Center -size 270 -pointsize 24 -fill black -annotate +0-14 'Voted #69 mod' -pointsize 20 -fill white -annotate +0+18 'by ZDoom Community' png8:pngs/RTC-3057_Hub_1.png&#10;convert background.png -gravity Center -size 270 -pointsize 24 -fill black -annotate +0-14 'Voted #69 mod' -pointsize 20 -fill white -annotate +0+18 'by ZDoom Community' png8:pngs/S.U.P.E.R_Natural.png&#10;convert background.png -gravity Center -size 270 -pointsize 24 -fill black -annotate +0-14 'Voted #69 mod' -pointsize 20 -fill white -annotate +0+18 'by ZDoom Community' png8:pngs/Soundless_Mound.png&#10;convert background.png -gravity Center -size 270 -pointsize 24 -fill black -annotate +0-14 'Voted #69 mod' -pointsize 20 -fill white -annotate +0+18 'by ZDoom Community' png8:pngs/Stronghold:_On_the_Edge_of_Chaos.png&#10;convert background.png -gravity Center -size 270 -pointsize 24 -fill black -annotate +0-14 'Voted #69 mod' -pointsize 20 -fill white -annotate +0+18 'by ZDoom Community' png8:pngs/Terrorists!.png&#10;convert background.png -gravity Center -size 270 -pointsize 24 -fill black -annotate +0-14 'Voted #69 mod' -pointsize 20 -fill white -annotate +0+18 'by ZDoom Community' png8:pngs/The_Soldier_Z.png&#10;convert background.png -gravity Center -size 270 -pointsize 24 -fill black -annotate +0-14 'Voted #69 mod' -pointsize 20 -fill white -annotate +0+18 'by ZDoom Community' png8:pngs/Threshold_Of_Pain.png&#10;convert background.png -gravity Center -size 270 -pointsize 24 -fill black -annotate +0-14 'Voted #69 mod' -pointsize 20 -fill white -annotate +0+18 'by ZDoom Community' png8:pngs/Unloved.png&#10;convert background.png -gravity Center -size 270 -pointsize 24 -fill black -annotate +0-14 'Voted #83 mod' -pointsize 20 -fill white -annotate +0+18 'by ZDoom Community' png8:pngs/10x.png&#10;convert background.png -gravity Center -size 270 -pointsize 24 -fill black -annotate +0-14 'Voted #83 mod' -pointsize 20 -fill white -annotate +0+18 'by ZDoom Community' png8:pngs/Action_Doom.png&#10;convert background.png -gravity Center -size 270 -pointsize 24 -fill black -annotate +0-14 'Voted #83 mod' -pointsize 20 -fill white -annotate +0+18 'by ZDoom Community' png8:pngs/Argent.png&#10;convert background.png -gravity Center -size 270 -pointsize 24 -fill black -annotate +0-14 'Voted #83 mod' -pointsize 20 -fill white -annotate +0+18 'by ZDoom Community' png8:pngs/BGPA_Missions_Liberation.png&#10;convert background.png -gravity Center -size 270 -pointsize 24 -fill black -annotate +0-14 'Voted #83 mod' -pointsize 20 -fill white -annotate +0+18 'by ZDoom Community' png8:pngs/Bratwurst.png&#10;convert background.png -gravity Center -size 270 -pointsize 24 -fill black -annotate +0-14 'Voted #83 mod' -pointsize 20 -fill white -annotate +0+18 'by ZDoom Community' png8:pngs/Bullet-Eye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Demon_Eclipse.png&#10;convert background.png -gravity Center -size 270 -pointsize 24 -fill black -annotate +0-14 'Voted #83 mod' -pointsize 20 -fill white -annotate +0+18 'by ZDoom Community' png8:pngs/Droplets:_Simulated_Blood.png&#10;convert background.png -gravity Center -size 270 -pointsize 24 -fill black -annotate +0-14 'Voted #83 mod' -pointsize 20 -fill white -annotate +0+18 'by ZDoom Community' png8:pngs/HXRTC_Project.png&#10;convert background.png -gravity Center -size 270 -pointsize 24 -fill black -annotate +0-14 'Voted #83 mod' -pointsize 20 -fill white -annotate +0+18 'by ZDoom Community' png8:pngs/Juvenile_Power_Fantasy.png&#10;convert background.png -gravity Center -size 270 -pointsize 24 -fill black -annotate +0-14 'Voted #83 mod' -pointsize 20 -fill white -annotate +0+18 'by ZDoom Community' png8:pngs/m8f’s_toolbox.png&#10;convert background.png -gravity Center -size 270 -pointsize 24 -fill black -annotate +0-14 'Voted #83 mod' -pointsize 20 -fill white -annotate +0+18 'by ZDoom Community' png8:pngs/NC_HUD.png&#10;convert background.png -gravity Center -size 270 -pointsize 24 -fill black -annotate +0-14 'Voted #83 mod' -pointsize 20 -fill white -annotate +0+18 'by ZDoom Community' png8:pngs/Perkristan_s_HD_Sounds.png&#10;convert background.png -gravity Center -size 270 -pointsize 24 -fill black -annotate +0-14 'Voted #83 mod' -pointsize 20 -fill white -annotate +0+18 'by ZDoom Community' png8:pngs/Reikall_s_Voxels.png&#10;convert background.png -gravity Center -size 270 -pointsize 24 -fill black -annotate +0-14 'Voted #83 mod' -pointsize 20 -fill white -annotate +0+18 'by ZDoom Community' png8:pngs/Serpent_Resurrection.png&#10;convert background.png -gravity Center -size 270 -pointsize 24 -fill black -annotate +0-14 'Voted #83 mod' -pointsize 20 -fill white -annotate +0+18 'by ZDoom Community' png8:pngs/Shades_of_Doom.png&#10;convert background.png -gravity Center -size 270 -pointsize 24 -fill black -annotate +0-14 'Voted #83 mod' -pointsize 20 -fill white -annotate +0+18 'by ZDoom Community' png8:pngs/Shut_up_and_Bleed.png&#10;convert background.png -gravity Center -size 270 -pointsize 24 -fill black -annotate +0-14 'Voted #83 mod' -pointsize 20 -fill white -annotate +0+18 'by ZDoom Community' png8:pngs/SpriteShadow.png&#10;convert background.png -gravity Center -size 270 -pointsize 24 -fill black -annotate +0-14 'Voted #83 mod' -pointsize 20 -fill white -annotate +0+18 'by ZDoom Community' png8:pngs/Total_Chaos.png&#10;convert background.png -gravity Center -size 270 -pointsize 24 -fill black -annotate +0-14 'Voted #83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Who_Dun_It.png&#10;convert background.png -gravity Center -size 270 -pointsize 24 -fill black -annotate +0-14 'Voted #105 mod' -pointsize 20 -fill white -annotate +0+18 'by ZDoom Community' png8:pngs/Alandoguns.png&#10;convert background.png -gravity Center -size 270 -pointsize 24 -fill black -annotate +0-14 'Voted #105 mod' -pointsize 20 -fill white -annotate +0+18 'by ZDoom Community' png8:pngs/Aliens:_Eradication.png&#10;convert background.png -gravity Center -size 270 -pointsize 24 -fill black -annotate +0-14 'Voted #105 mod' -pointsize 20 -fill white -annotate +0+18 'by ZDoom Community' png8:pngs/Call_of_Dooty.png&#10;convert background.png -gravity Center -size 270 -pointsize 24 -fill black -annotate +0-14 'Voted #105 mod' -pointsize 20 -fill white -annotate +0+18 'by ZDoom Community' png8:pngs/Castlevania_-_Simon_s_Destiny.png&#10;convert background.png -gravity Center -size 270 -pointsize 24 -fill black -annotate +0-14 'Voted #105 mod' -pointsize 20 -fill white -annotate +0+18 'by ZDoom Community' png8:pngs/Cold_as_Hell.png&#10;convert background.png -gravity Center -size 270 -pointsize 24 -fill black -annotate +0-14 'Voted #105 mod' -pointsize 20 -fill white -annotate +0+18 'by ZDoom Community' png8:pngs/Combined_Arms.png&#10;convert background.png -gravity Center -size 270 -pointsize 24 -fill black -annotate +0-14 'Voted #105 mod' -pointsize 20 -fill white -annotate +0+18 'by ZDoom Community' png8:pngs/Complex_Doom.png&#10;convert background.png -gravity Center -size 270 -pointsize 24 -fill black -annotate +0-14 'Voted #105 mod' -pointsize 20 -fill white -annotate +0+18 'by ZDoom Community' png8:pngs/DamNums.png&#10;convert background.png -gravity Center -size 270 -pointsize 24 -fill black -annotate +0-14 'Voted #105 mod' -pointsize 20 -fill white -annotate +0+18 'by ZDoom Community' png8:pngs/Dark_Encounters.png&#10;convert background.png -gravity Center -size 270 -pointsize 24 -fill black -annotate +0-14 'Voted #105 mod' -pointsize 20 -fill white -annotate +0+18 'by ZDoom Community' png8:pngs/Diaz:_Last_Hours_of_Purity.png&#10;convert background.png -gravity Center -size 270 -pointsize 24 -fill black -annotate +0-14 'Voted #105 mod' -pointsize 20 -fill white -annotate +0+18 'by ZDoom Community' png8:pngs/Factotum.png&#10;convert background.png -gravity Center -size 270 -pointsize 24 -fill black -annotate +0-14 'Voted #105 mod' -pointsize 20 -fill white -annotate +0+18 'by ZDoom Community' png8:pngs/Full_GZDoom_Skybox_Set.png&#10;convert background.png -gravity Center -size 270 -pointsize 24 -fill black -annotate +0-14 'Voted #105 mod' -pointsize 20 -fill white -annotate +0+18 'by ZDoom Community' png8:pngs/Happy_Time_Circus.png&#10;convert background.png -gravity Center -size 270 -pointsize 24 -fill black -annotate +0-14 'Voted #105 mod' -pointsize 20 -fill white -annotate +0+18 'by ZDoom Community' png8:pngs/Insanity_s_Requiem.png&#10;convert background.png -gravity Center -size 270 -pointsize 24 -fill black -annotate +0-14 'Voted #105 mod' -pointsize 20 -fill white -annotate +0+18 'by ZDoom Community' png8:pngs/Jimmy’s_Jukebox.png&#10;convert background.png -gravity Center -size 270 -pointsize 24 -fill black -annotate +0-14 'Voted #105 mod' -pointsize 20 -fill white -annotate +0+18 'by ZDoom Community' png8:pngs/PlayStation_Doom_TC.png&#10;convert background.png -gravity Center -size 270 -pointsize 24 -fill black -annotate +0-14 'Voted #105 mod' -pointsize 20 -fill white -annotate +0+18 'by ZDoom Community' png8:pngs/Redux_E2M4.png&#10;convert background.png -gravity Center -size 270 -pointsize 24 -fill black -annotate +0-14 'Voted #105 mod' -pointsize 20 -fill white -annotate +0+18 'by ZDoom Community' png8:pngs/scalliano_s_667_Shuffle.png&#10;convert background.png -gravity Center -size 270 -pointsize 24 -fill black -annotate +0-14 'Voted #105 mod' -pointsize 20 -fill white -annotate +0+18 'by ZDoom Community' png8:pngs/Strange_Aeons.png&#10;convert background.png -gravity Center -size 270 -pointsize 24 -fill black -annotate +0-14 'Voted #105 mod' -pointsize 20 -fill white -annotate +0+18 'by ZDoom Community' png8:pngs/Super_Sonic_DooM.png&#10;convert background.png -gravity Center -size 270 -pointsize 24 -fill black -annotate +0-14 'Voted #105 mod' -pointsize 20 -fill white -annotate +0+18 'by ZDoom Community' png8:pngs/The_Ultimate_Simpsons_Doom_.png&#10;convert background.png -gravity Center -size 270 -pointsize 24 -fill black -annotate +0-14 'Voted #105 mod' -pointsize 20 -fill white -annotate +0+18 'by ZDoom Community' png8:pngs/Treasure_Tech.png&#10;convert background.png -gravity Center -size 270 -pointsize 24 -fill black -annotate +0-14 'Voted #105 mod' -pointsize 20 -fill white -annotate +0+18 'by ZDoom Community' png8:pngs/Void.png&#10;convert background.png -gravity Center -size 270 -pointsize 24 -fill black -annotate +0-14 'Voted #105 mod' -pointsize 20 -fill white -annotate +0+18 'by ZDoom Community' png8:pngs/WolfenDOOM:_Operation:_Arctic_Wolf.png&#10;convert background.png -gravity Center -size 270 -pointsize 24 -fill black -annotate +0-14 'Voted #105 mod' -pointsize 20 -fill white -annotate +0+18 'by ZDoom Community' png8:pngs/ZBlood+.png&#10;convert background.png -gravity Center -size 270 -pointsize 24 -fill black -annotate +0-14 'Voted #130 mod' -pointsize 20 -fill white -annotate +0+18 'by ZDoom Community' png8:pngs/Aetherius.png&#10;convert background.png -gravity Center -size 270 -pointsize 24 -fill black -annotate +0-14 'Voted #130 mod' -pointsize 20 -fill white -annotate +0+18 'by ZDoom Community' png8:pngs/All_Clear_Message.png&#10;convert background.png -gravity Center -size 270 -pointsize 24 -fill black -annotate +0-14 'Voted #130 mod' -pointsize 20 -fill white -annotate +0+18 'by ZDoom Community' png8:pngs/Ascension.png&#10;convert background.png -gravity Center -size 270 -pointsize 24 -fill black -annotate +0-14 'Voted #130 mod' -pointsize 20 -fill white -annotate +0+18 'by ZDoom Community' png8:pngs/BlackWarrior.png&#10;convert background.png -gravity Center -size 270 -pointsize 24 -fill black -annotate +0-14 'Voted #130 mod' -pointsize 20 -fill white -annotate +0+18 'by ZDoom Community' png8:pngs/Consolation_Prize:_The_PSX_Doom_TC.png&#10;convert background.png -gravity Center -size 270 -pointsize 24 -fill black -annotate +0-14 'Voted #130 mod' -pointsize 20 -fill white -annotate +0+18 'by ZDoom Community' png8:pngs/Crossfire.png&#10;convert background.png -gravity Center -size 270 -pointsize 24 -fill black -annotate +0-14 'Voted #130 mod' -pointsize 20 -fill white -annotate +0+18 'by ZDoom Community' png8:pngs/Cyberrunner.png&#10;convert background.png -gravity Center -size 270 -pointsize 24 -fill black -annotate +0-14 'Voted #130 mod' -pointsize 20 -fill white -annotate +0+18 'by ZDoom Community' png8:pngs/Dead_Marine.png&#10;convert background.png -gravity Center -size 270 -pointsize 24 -fill black -annotate +0-14 'Voted #130 mod' -pointsize 20 -fill white -annotate +0+18 'by ZDoom Community' png8:pngs/dead.air.png&#10;convert background.png -gravity Center -size 270 -pointsize 24 -fill black -annotate +0-14 'Voted #130 mod' -pointsize 20 -fill white -annotate +0+18 'by ZDoom Community' png8:pngs/Demon_CounterStrike.png&#10;convert background.png -gravity Center -size 270 -pointsize 24 -fill black -annotate +0-14 'Voted #130 mod' -pointsize 20 -fill white -annotate +0+18 'by ZDoom Community' png8:pngs/Eriguns_2.png&#10;convert background.png -gravity Center -size 270 -pointsize 24 -fill black -annotate +0-14 'Voted #130 mod' -pointsize 20 -fill white -annotate +0+18 'by ZDoom Community' png8:pngs/Error:_Doom.png&#10;convert background.png -gravity Center -size 270 -pointsize 24 -fill black -annotate +0-14 'Voted #130 mod' -pointsize 20 -fill white -annotate +0+18 'by ZDoom Community' png8:pngs/Final_NeoDoom.png&#10;convert background.png -gravity Center -size 270 -pointsize 24 -fill black -annotate +0-14 'Voted #130 mod' -pointsize 20 -fill white -annotate +0+18 'by ZDoom Community' png8:pngs/Footsteps.png&#10;convert background.png -gravity Center -size 270 -pointsize 24 -fill black -annotate +0-14 'Voted #130 mod' -pointsize 20 -fill white -annotate +0+18 'by ZDoom Community' png8:pngs/FragTrak.png&#10;convert background.png -gravity Center -size 270 -pointsize 24 -fill black -annotate +0-14 'Voted #130 mod' -pointsize 20 -fill white -annotate +0+18 'by ZDoom Community' png8:pngs/Gene-Tech:_Before_the_Storm.png&#10;convert background.png -gravity Center -size 270 -pointsize 24 -fill black -annotate +0-14 'Voted #130 mod' -pointsize 20 -fill white -annotate +0+18 'by ZDoom Community' png8:pngs/Gothic_Skins_for_Doom.png&#10;convert background.png -gravity Center -size 270 -pointsize 24 -fill black -annotate +0-14 'Voted #130 mod' -pointsize 20 -fill white -annotate +0+18 'by ZDoom Community' png8:pngs/Heretical_Doom.png&#10;convert background.png -gravity Center -size 270 -pointsize 24 -fill black -annotate +0-14 'Voted #130 mod' -pointsize 20 -fill white -annotate +0+18 'by ZDoom Community' png8:pngs/HeXeReTiC_Fantasy.png&#10;convert background.png -gravity Center -size 270 -pointsize 24 -fill black -annotate +0-14 'Voted #130 mod' -pointsize 20 -fill white -annotate +0+18 'by ZDoom Community' png8:pngs/Lambda.png&#10;convert background.png -gravity Center -size 270 -pointsize 24 -fill black -annotate +0-14 'Voted #130 mod' -pointsize 20 -fill white -annotate +0+18 'by ZDoom Community' png8:pngs/MassMouth_2.png&#10;convert background.png -gravity Center -size 270 -pointsize 24 -fill black -annotate +0-14 'Voted #130 mod' -pointsize 20 -fill white -annotate +0+18 'by ZDoom Community' png8:pngs/Midgard_Outlaw.png&#10;convert background.png -gravity Center -size 270 -pointsize 24 -fill black -annotate +0-14 'Voted #130 mod' -pointsize 20 -fill white -annotate +0+18 'by ZDoom Community' png8:pngs/Nightshift.png&#10;convert background.png -gravity Center -size 270 -pointsize 24 -fill black -annotate +0-14 'Voted #130 mod' -pointsize 20 -fill white -annotate +0+18 'by ZDoom Community' png8:pngs/Paranoid_and_Paranoiac.png&#10;convert background.png -gravity Center -size 270 -pointsize 24 -fill black -annotate +0-14 'Voted #130 mod' -pointsize 20 -fill white -annotate +0+18 'by ZDoom Community' png8:pngs/QUAKE:_Descent_into_Heresy.png&#10;convert background.png -gravity Center -size 270 -pointsize 24 -fill black -annotate +0-14 'Voted #130 mod' -pointsize 20 -fill white -annotate +0+18 'by ZDoom Community' png8:pngs/Queen_s_Crusade.png&#10;convert background.png -gravity Center -size 270 -pointsize 24 -fill black -annotate +0-14 'Voted #130 mod' -pointsize 20 -fill white -annotate +0+18 'by ZDoom Community' png8:pngs/SBrightmaps.png&#10;convert background.png -gravity Center -size 270 -pointsize 24 -fill black -annotate +0-14 'Voted #130 mod' -pointsize 20 -fill white -annotate +0+18 'by ZDoom Community' png8:pngs/Skulldash.png&#10;convert background.png -gravity Center -size 270 -pointsize 24 -fill black -annotate +0-14 'Voted #130 mod' -pointsize 20 -fill white -annotate +0+18 'by ZDoom Community' png8:pngs/Sneaky_Doom.png&#10;convert background.png -gravity Center -size 270 -pointsize 24 -fill black -annotate +0-14 'Voted #130 mod' -pointsize 20 -fill white -annotate +0+18 'by ZDoom Community' png8:pngs/Sound_Caulking.png&#10;convert background.png -gravity Center -size 270 -pointsize 24 -fill black -annotate +0-14 'Voted #130 mod' -pointsize 20 -fill white -annotate +0+18 'by ZDoom Community' png8:pngs/Spooktober_Community_Mapping_Project.png&#10;convert background.png -gravity Center -size 270 -pointsize 24 -fill black -annotate +0-14 'Voted #130 mod' -pointsize 20 -fill white -annotate +0+18 'by ZDoom Community' png8:pngs/Temple_of_the_Lizard_Men_4.png&#10;convert background.png -gravity Center -size 270 -pointsize 24 -fill black -annotate +0-14 'Voted #130 mod' -pointsize 20 -fill white -annotate +0+18 'by ZDoom Community' png8:pngs/The_Space_Pirate.png&#10;convert background.png -gravity Center -size 270 -pointsize 24 -fill black -annotate +0-14 'Voted #130 mod' -pointsize 20 -fill white -annotate +0+18 'by ZDoom Community' png8:pngs/Tilt++.png&#10;convert background.png -gravity Center -size 270 -pointsize 24 -fill black -annotate +0-14 'Voted #130 mod' -pointsize 20 -fill white -annotate +0+18 'by ZDoom Community' png8:pngs/Town_Infection:_The_Flooding.png&#10;convert background.png -gravity Center -size 270 -pointsize 24 -fill black -annotate +0-14 'Voted #130 mod' -pointsize 20 -fill white -annotate +0+18 'by ZDoom Community' png8:pngs/TurboCharged_ARCADE!.png&#10;convert background.png -gravity Center -size 270 -pointsize 24 -fill black -annotate +0-14 'Voted #130 mod' -pointsize 20 -fill white -annotate +0+18 'by ZDoom Community' png8:pngs/Ugly_as_Sin.png&#10;convert background.png -gravity Center -size 270 -pointsize 24 -fill black -annotate +0-14 'Voted #130 mod' -pointsize 20 -fill white -annotate +0+18 'by ZDoom Community' png8:pngs/Ultra_Crispy.png&#10;convert background.png -gravity Center -size 270 -pointsize 24 -fill black -annotate +0-14 'Voted #130 mod' -pointsize 20 -fill white -annotate +0+18 'by ZDoom Community' png8:pngs/WolfenDOOM:_Astrostein.png&#10;convert background.png -gravity Center -size 270 -pointsize 24 -fill black -annotate +0-14 'Voted #169 mod' -pointsize 20 -fill white -annotate +0+18 'by ZDoom Community' png8:pngs/007:_Licence_to_Spell_DooM.png&#10;convert background.png -gravity Center -size 270 -pointsize 24 -fill black -annotate +0-14 'Voted #169 mod' -pointsize 20 -fill white -annotate +0+18 'by ZDoom Community' png8:pngs/20_Monsters_Challenge.png&#10;convert background.png -gravity Center -size 270 -pointsize 24 -fill black -annotate +0-14 'Voted #169 mod' -pointsize 20 -fill white -annotate +0+18 'by ZDoom Community' png8:pngs/Abandoned_Misery.png&#10;convert background.png -gravity Center -size 270 -pointsize 24 -fill black -annotate +0-14 'Voted #169 mod' -pointsize 20 -fill white -annotate +0+18 'by ZDoom Community' png8:pngs/Accessories_to_Murder.png&#10;convert background.png -gravity Center -size 270 -pointsize 24 -fill black -annotate +0-14 'Voted #169 mod' -pointsize 20 -fill white -annotate +0+18 'by ZDoom Community' png8:pngs/Alfonzone.png&#10;convert background.png -gravity Center -size 270 -pointsize 24 -fill black -annotate +0-14 'Voted #169 mod' -pointsize 20 -fill white -annotate +0+18 'by ZDoom Community' png8:pngs/Aliens:_Colonial_Marines_TC.png&#10;convert background.png -gravity Center -size 270 -pointsize 24 -fill black -annotate +0-14 'Voted #169 mod' -pointsize 20 -fill white -annotate +0+18 'by ZDoom Community' png8:pngs/AvP_2.0.png&#10;convert background.png -gravity Center -size 270 -pointsize 24 -fill black -annotate +0-14 'Voted #169 mod' -pointsize 20 -fill white -annotate +0+18 'by ZDoom Community' png8:pngs/Banhammer.png&#10;convert background.png -gravity Center -size 270 -pointsize 24 -fill black -annotate +0-14 'Voted #169 mod' -pointsize 20 -fill white -annotate +0+18 'by ZDoom Community' png8:pngs/Beyond_Reality.png&#10;convert background.png -gravity Center -size 270 -pointsize 24 -fill black -annotate +0-14 'Voted #169 mod' -pointsize 20 -fill white -annotate +0+18 'by ZDoom Community' png8:pngs/Bitter_Heretic.png&#10;convert background.png -gravity Center -size 270 -pointsize 24 -fill black -annotate +0-14 'Voted #169 mod' -pointsize 20 -fill white -annotate +0+18 'by ZDoom Community' png8:pngs/Brutal_Doom:_Tomtefars_Extension.png&#10;convert background.png -gravity Center -size 270 -pointsize 24 -fill black -annotate +0-14 'Voted #169 mod' -pointsize 20 -fill white -annotate +0+18 'by ZDoom Community' png8:pngs/Brutalkick.png&#10;convert background.png -gravity Center -size 270 -pointsize 24 -fill black -annotate +0-14 'Voted #169 mod' -pointsize 20 -fill white -annotate +0+18 'by ZDoom Community' png8:pngs/CBLOOD_Ultimate_Edition.png&#10;convert background.png -gravity Center -size 270 -pointsize 24 -fill black -annotate +0-14 'Voted #169 mod' -pointsize 20 -fill white -annotate +0+18 'by ZDoom Community' png8:pngs/Champions.png&#10;convert background.png -gravity Center -size 270 -pointsize 24 -fill black -annotate +0-14 'Voted #169 mod' -pointsize 20 -fill white -annotate +0+18 'by ZDoom Community' png8:pngs/Cheogsh.png&#10;convert background.png -gravity Center -size 270 -pointsize 24 -fill black -annotate +0-14 'Voted #169 mod' -pointsize 20 -fill white -annotate +0+18 'by ZDoom Community' png8:pngs/Cheogsh_2.png&#10;convert background.png -gravity Center -size 270 -pointsize 24 -fill black -annotate +0-14 'Voted #169 mod' -pointsize 20 -fill white -annotate +0+18 'by ZDoom Community' png8:pngs/Chosen.png&#10;convert background.png -gravity Center -size 270 -pointsize 24 -fill black -annotate +0-14 'Voted #169 mod' -pointsize 20 -fill white -annotate +0+18 'by ZDoom Community' png8:pngs/Complex_Doom:_LCA.png&#10;convert background.png -gravity Center -size 270 -pointsize 24 -fill black -annotate +0-14 'Voted #169 mod' -pointsize 20 -fill white -annotate +0+18 'by ZDoom Community' png8:pngs/Counter-Strike_Doom:_Martian_Offensive.png&#10;convert background.png -gravity Center -size 270 -pointsize 24 -fill black -annotate +0-14 'Voted #169 mod' -pointsize 20 -fill white -annotate +0+18 'by ZDoom Community' png8:pngs/Custom_Crosshair_Pack_.png&#10;convert background.png -gravity Center -size 270 -pointsize 24 -fill black -annotate +0-14 'Voted #169 mod' -pointsize 20 -fill white -annotate +0+18 'by ZDoom Community' png8:pngs/Dark_7__with_Mission_Pack_.png&#10;convert background.png -gravity Center -size 270 -pointsize 24 -fill black -annotate +0-14 'Voted #169 mod' -pointsize 20 -fill white -annotate +0+18 'by ZDoom Community' png8:pngs/DarkDoomZ.png&#10;convert background.png -gravity Center -size 270 -pointsize 24 -fill black -annotate +0-14 'Voted #169 mod' -pointsize 20 -fill white -annotate +0+18 'by ZDoom Community' png8:pngs/Darkmoon.png&#10;convert background.png -gravity Center -size 270 -pointsize 24 -fill black -annotate +0-14 'Voted #169 mod' -pointsize 20 -fill white -annotate +0+18 'by ZDoom Community' png8:pngs/Dawn_of_Reality.png&#10;convert background.png -gravity Center -size 270 -pointsize 24 -fill black -annotate +0-14 'Voted #169 mod' -pointsize 20 -fill white -annotate +0+18 'by ZDoom Community' png8:pngs/Demonsteele:_NowThatsWhatICallMIDI.png&#10;convert background.png -gravity Center -size 270 -pointsize 24 -fill black -annotate +0-14 'Voted #169 mod' -pointsize 20 -fill white -annotate +0+18 'by ZDoom Community' png8:pngs/Don’t_play_with_HELL_–_Black_Edition.png&#10;convert background.png -gravity Center -size 270 -pointsize 24 -fill black -annotate +0-14 'Voted #169 mod' -pointsize 20 -fill white -annotate +0+18 'by ZDoom Community' png8:pngs/Doom_2_Minor_Sprite_Fixing_Project.png&#10;convert background.png -gravity Center -size 270 -pointsize 24 -fill black -annotate +0-14 'Voted #169 mod' -pointsize 20 -fill white -annotate +0+18 'by ZDoom Community' png8:pngs/DOOM_4_VANILLA.png&#10;convert background.png -gravity Center -size 270 -pointsize 24 -fill black -annotate +0-14 'Voted #169 mod' -pointsize 20 -fill white -annotate +0+18 'by ZDoom Community' png8:pngs/Doom_64__weapons_only_.png&#10;convert background.png -gravity Center -size 270 -pointsize 24 -fill black -annotate +0-14 'Voted #169 mod' -pointsize 20 -fill white -annotate +0+18 'by ZDoom Community' png8:pngs/Doom_Ambient_Pack.png&#10;convert background.png -gravity Center -size 270 -pointsize 24 -fill black -annotate +0-14 'Voted #169 mod' -pointsize 20 -fill white -annotate +0+18 'by ZDoom Community' png8:pngs/Doom_Loot_Box_Mod.png&#10;convert background.png -gravity Center -size 270 -pointsize 24 -fill black -annotate +0-14 'Voted #169 mod' -pointsize 20 -fill white -annotate +0+18 'by ZDoom Community' png8:pngs/Doom_Raider:Crypt_of_the_Vile.png&#10;convert background.png -gravity Center -size 270 -pointsize 24 -fill black -annotate +0-14 'Voted #169 mod' -pointsize 20 -fill white -annotate +0+18 'by ZDoom Community' png8:pngs/DoomKrakken_s_Monster_Randomizer.png&#10;convert background.png -gravity Center -size 270 -pointsize 24 -fill black -annotate +0-14 'Voted #169 mod' -pointsize 20 -fill white -annotate +0+18 'by ZDoom Community' png8:pngs/Embers_Of_Armageddon.png&#10;convert background.png -gravity Center -size 270 -pointsize 24 -fill black -annotate +0-14 'Voted #169 mod' -pointsize 20 -fill white -annotate +0+18 'by ZDoom Community' png8:pngs/Eriguns_1.png&#10;convert background.png -gravity Center -size 270 -pointsize 24 -fill black -annotate +0-14 'Voted #169 mod' -pointsize 20 -fill white -annotate +0+18 'by ZDoom Community' png8:pngs/Eternal_DOOM_IV:_Return_from_Oblivion.png&#10;convert background.png -gravity Center -size 270 -pointsize 24 -fill black -annotate +0-14 'Voted #169 mod' -pointsize 20 -fill white -annotate +0+18 'by ZDoom Community' png8:pngs/FamiliarDoom.png&#10;convert background.png -gravity Center -size 270 -pointsize 24 -fill black -annotate +0-14 'Voted #169 mod' -pointsize 20 -fill white -annotate +0+18 'by ZDoom Community' png8:pngs/Foreverhood.png&#10;convert background.png -gravity Center -size 270 -pointsize 24 -fill black -annotate +0-14 'Voted #169 mod' -pointsize 20 -fill white -annotate +0+18 'by ZDoom Community' png8:pngs/Ghoul_School_3D.png&#10;convert background.png -gravity Center -size 270 -pointsize 24 -fill black -annotate +0-14 'Voted #169 mod' -pointsize 20 -fill white -annotate +0+18 'by ZDoom Community' png8:pngs/GZSHud.png&#10;convert background.png -gravity Center -size 270 -pointsize 24 -fill black -annotate +0-14 'Voted #169 mod' -pointsize 20 -fill white -annotate +0+18 'by ZDoom Community' png8:pngs/Harder_Event.png&#10;convert background.png -gravity Center -size 270 -pointsize 24 -fill black -annotate +0-14 'Voted #169 mod' -pointsize 20 -fill white -annotate +0+18 'by ZDoom Community' png8:pngs/Haze.png&#10;convert background.png -gravity Center -size 270 -pointsize 24 -fill black -annotate +0-14 'Voted #169 mod' -pointsize 20 -fill white -annotate +0+18 'by ZDoom Community' png8:pngs/Hell-Forged.png&#10;convert background.png -gravity Center -size 270 -pointsize 24 -fill black -annotate +0-14 'Voted #169 mod' -pointsize 20 -fill white -annotate +0+18 'by ZDoom Community' png8:pngs/Heretic_Widescreened_HUD.png&#10;convert background.png -gravity Center -size 270 -pointsize 24 -fill black -annotate +0-14 'Voted #169 mod' -pointsize 20 -fill white -annotate +0+18 'by ZDoom Community' png8:pngs/Hexen:_Scourge_of_Viscerus.png&#10;convert background.png -gravity Center -size 270 -pointsize 24 -fill black -annotate +0-14 'Voted #169 mod' -pointsize 20 -fill white -annotate +0+18 'by ZDoom Community' png8:pngs/HeXercise.png&#10;convert background.png -gravity Center -size 270 -pointsize 24 -fill black -annotate +0-14 'Voted #169 mod' -pointsize 20 -fill white -annotate +0+18 'by ZDoom Community' png8:pngs/Highway_Acceleroid_Booster.png&#10;convert background.png -gravity Center -size 270 -pointsize 24 -fill black -annotate +0-14 'Voted #169 mod' -pointsize 20 -fill white -annotate +0+18 'by ZDoom Community' png8:pngs/HitMarkers.png&#10;convert background.png -gravity Center -size 270 -pointsize 24 -fill black -annotate +0-14 'Voted #169 mod' -pointsize 20 -fill white -annotate +0+18 'by ZDoom Community' png8:pngs/Hordes_of_Chaos.png&#10;convert background.png -gravity Center -size 270 -pointsize 24 -fill black -annotate +0-14 'Voted #169 mod' -pointsize 20 -fill white -annotate +0+18 'by ZDoom Community' png8:pngs/JP_s_HUD.png&#10;convert background.png -gravity Center -size 270 -pointsize 24 -fill black -annotate +0-14 'Voted #169 mod' -pointsize 20 -fill white -annotate +0+18 'by ZDoom Community' png8:pngs/Karnak.png&#10;convert background.png -gravity Center -size 270 -pointsize 24 -fill black -annotate +0-14 'Voted #169 mod' -pointsize 20 -fill white -annotate +0+18 'by ZDoom Community' png8:pngs/Keymaster.png&#10;convert background.png -gravity Center -size 270 -pointsize 24 -fill black -annotate +0-14 'Voted #169 mod' -pointsize 20 -fill white -annotate +0+18 'by ZDoom Community' png8:pngs/Lasting_Light.png&#10;convert background.png -gravity Center -size 270 -pointsize 24 -fill black -annotate +0-14 'Voted #169 mod' -pointsize 20 -fill white -annotate +0+18 'by ZDoom Community' png8:pngs/Lilith.png&#10;convert background.png -gravity Center -size 270 -pointsize 24 -fill black -annotate +0-14 'Voted #169 mod' -pointsize 20 -fill white -annotate +0+18 'by ZDoom Community' png8:pngs/Lizard_Squad.png&#10;convert background.png -gravity Center -size 270 -pointsize 24 -fill black -annotate +0-14 'Voted #169 mod' -pointsize 20 -fill white -annotate +0+18 'by ZDoom Community' png8:pngs/LOST_SOULSPHERE:_Gold_Edition.png&#10;convert background.png -gravity Center -size 270 -pointsize 24 -fill black -annotate +0-14 'Voted #169 mod' -pointsize 20 -fill white -annotate +0+18 'by ZDoom Community' png8:pngs/Lowtech_Remake.png&#10;convert background.png -gravity Center -size 270 -pointsize 24 -fill black -annotate +0-14 'Voted #169 mod' -pointsize 20 -fill white -annotate +0+18 'by ZDoom Community' png8:pngs/MAIS.png&#10;convert background.png -gravity Center -size 270 -pointsize 24 -fill black -annotate +0-14 'Voted #169 mod' -pointsize 20 -fill white -annotate +0+18 'by ZDoom Community' png8:pngs/Megabounce.png&#10;convert background.png -gravity Center -size 270 -pointsize 24 -fill black -annotate +0-14 'Voted #169 mod' -pointsize 20 -fill white -annotate +0+18 'by ZDoom Community' png8:pngs/Metroid:_Dreadnought.png&#10;convert background.png -gravity Center -size 270 -pointsize 24 -fill black -annotate +0-14 'Voted #169 mod' -pointsize 20 -fill white -annotate +0+18 'by ZDoom Community' png8:pngs/MMDCXIV_-_Journey_into_27_Century.png&#10;convert background.png -gravity Center -size 270 -pointsize 24 -fill black -annotate +0-14 'Voted #169 mod' -pointsize 20 -fill white -annotate +0+18 'by ZDoom Community' png8:pngs/Monster_Scouter.png&#10;convert background.png -gravity Center -size 270 -pointsize 24 -fill black -annotate +0-14 'Voted #169 mod' -pointsize 20 -fill white -annotate +0+18 'by ZDoom Community' png8:pngs/Nameless_Lite_RPG_Mod.png&#10;convert background.png -gravity Center -size 270 -pointsize 24 -fill black -annotate +0-14 'Voted #169 mod' -pointsize 20 -fill white -annotate +0+18 'by ZDoom Community' png8:pngs/Nerves_of_Steel.png&#10;convert background.png -gravity Center -size 270 -pointsize 24 -fill black -annotate +0-14 'Voted #169 mod' -pointsize 20 -fill white -annotate +0+18 'by ZDoom Community' png8:pngs/njsplash.png&#10;convert background.png -gravity Center -size 270 -pointsize 24 -fill black -annotate +0-14 'Voted #169 mod' -pointsize 20 -fill white -annotate +0+18 'by ZDoom Community' png8:pngs/Nobody_Told_Me_About_id.png&#10;convert background.png -gravity Center -size 270 -pointsize 24 -fill black -annotate +0-14 'Voted #169 mod' -pointsize 20 -fill white -annotate +0+18 'by ZDoom Community' png8:pngs/Omega_Zero_mod.png&#10;convert background.png -gravity Center -size 270 -pointsize 24 -fill black -annotate +0-14 'Voted #169 mod' -pointsize 20 -fill white -annotate +0+18 'by ZDoom Community' png8:pngs/OMG_Weapons!__and_Monsters_.png&#10;convert background.png -gravity Center -size 270 -pointsize 24 -fill black -annotate +0-14 'Voted #169 mod' -pointsize 20 -fill white -annotate +0+18 'by ZDoom Community' png8:pngs/Paradise.png&#10;convert background.png -gravity Center -size 270 -pointsize 24 -fill black -annotate +0-14 'Voted #169 mod' -pointsize 20 -fill white -annotate +0+18 'by ZDoom Community' png8:pngs/Parkour.png&#10;convert background.png -gravity Center -size 270 -pointsize 24 -fill black -annotate +0-14 'Voted #169 mod' -pointsize 20 -fill white -annotate +0+18 'by ZDoom Community' png8:pngs/Pokémon_Doom.png&#10;convert background.png -gravity Center -size 270 -pointsize 24 -fill black -annotate +0-14 'Voted #169 mod' -pointsize 20 -fill white -annotate +0+18 'by ZDoom Community' png8:pngs/Project_Ironclad.png&#10;convert background.png -gravity Center -size 270 -pointsize 24 -fill black -annotate +0-14 'Voted #169 mod' -pointsize 20 -fill white -annotate +0+18 'by ZDoom Community' png8:pngs/Real_Guns_Hardcore.png&#10;convert background.png -gravity Center -size 270 -pointsize 24 -fill black -annotate +0-14 'Voted #169 mod' -pointsize 20 -fill white -annotate +0+18 'by ZDoom Community' png8:pngs/Realm_of_Cheogsh.png&#10;convert background.png -gravity Center -size 270 -pointsize 24 -fill black -annotate +0-14 'Voted #169 mod' -pointsize 20 -fill white -annotate +0+18 'by ZDoom Community' png8:pngs/Run_For_It!.png&#10;convert background.png -gravity Center -size 270 -pointsize 24 -fill black -annotate +0-14 'Voted #169 mod' -pointsize 20 -fill white -annotate +0+18 'by ZDoom Community' png8:pngs/Slomo_Bullettime_Ultimate.png&#10;convert background.png -gravity Center -size 270 -pointsize 24 -fill black -annotate +0-14 'Voted #169 mod' -pointsize 20 -fill white -annotate +0+18 'by ZDoom Community' png8:pngs/Smooth_fluids.png&#10;convert background.png -gravity Center -size 270 -pointsize 24 -fill black -annotate +0-14 'Voted #169 mod' -pointsize 20 -fill white -annotate +0+18 'by ZDoom Community' png8:pngs/SpaceDM9.png&#10;convert background.png -gravity Center -size 270 -pointsize 24 -fill black -annotate +0-14 'Voted #169 mod' -pointsize 20 -fill white -annotate +0+18 'by ZDoom Community' png8:pngs/Splatterhouse_3D.png&#10;convert background.png -gravity Center -size 270 -pointsize 24 -fill black -annotate +0-14 'Voted #169 mod' -pointsize 20 -fill white -annotate +0+18 'by ZDoom Community' png8:pngs/StatsKeeper.png&#10;convert background.png -gravity Center -size 270 -pointsize 24 -fill black -annotate +0-14 'Voted #169 mod' -pointsize 20 -fill white -annotate +0+18 'by ZDoom Community' png8:pngs/Sun_Damage_Omen.png&#10;convert background.png -gravity Center -size 270 -pointsize 24 -fill black -annotate +0-14 'Voted #169 mod' -pointsize 20 -fill white -annotate +0+18 'by ZDoom Community' png8:pngs/TGRDM3__Morgenstern_.png&#10;convert background.png -gravity Center -size 270 -pointsize 24 -fill black -annotate +0-14 'Voted #169 mod' -pointsize 20 -fill white -annotate +0+18 'by ZDoom Community' png8:pngs/The_City_of_The_Damned_:_Apocalypse.png&#10;convert background.png -gravity Center -size 270 -pointsize 24 -fill black -annotate +0-14 'Voted #169 mod' -pointsize 20 -fill white -annotate +0+18 'by ZDoom Community' png8:pngs/The_Island.png&#10;convert background.png -gravity Center -size 270 -pointsize 24 -fill black -annotate +0-14 'Voted #169 mod' -pointsize 20 -fill white -annotate +0+18 'by ZDoom Community' png8:pngs/The_Trooper.png&#10;convert background.png -gravity Center -size 270 -pointsize 24 -fill black -annotate +0-14 'Voted #169 mod' -pointsize 20 -fill white -annotate +0+18 'by ZDoom Community' png8:pngs/Thief_-_The_Trail_of_the_Arch-Heretic.png&#10;convert background.png -gravity Center -size 270 -pointsize 24 -fill black -annotate +0-14 'Voted #169 mod' -pointsize 20 -fill white -annotate +0+18 'by ZDoom Community' png8:pngs/Vignette_Shader.png&#10;convert background.png -gravity Center -size 270 -pointsize 24 -fill black -annotate +0-14 'Voted #169 mod' -pointsize 20 -fill white -annotate +0+18 'by ZDoom Community' png8:pngs/War_Trophies.png&#10;convert background.png -gravity Center -size 270 -pointsize 24 -fill black -annotate +0-14 'Voted #169 mod' -pointsize 20 -fill white -annotate +0+18 'by ZDoom Community' png8:pngs/WARDUST_heretic_Sprites.png&#10;convert background.png -gravity Center -size 270 -pointsize 24 -fill black -annotate +0-14 'Voted #169 mod' -pointsize 20 -fill white -annotate +0+18 'by ZDoom Community' png8:pngs/Wolfenstein_3D_TC.png&#10;convert background.png -gravity Center -size 270 -pointsize 24 -fill black -annotate +0-14 'Voted #169 mod' -pointsize 20 -fill white -annotate +0+18 'by ZDoom Community' png8:pngs/X-Weapon:_Helsturm.png&#10;convert background.png -gravity Center -size 270 -pointsize 24 -fill black -annotate +0-14 'Voted #169 mod' -pointsize 20 -fill white -annotate +0+18 'by ZDoom Community' png8:pngs/Xim_s_Star_Wars_Doom.png&#10;convert background.png -gravity Center -size 270 -pointsize 24 -fill black -annotate +0-14 'Voted #169 mod' -pointsize 20 -fill white -annotate +0+18 'by ZDoom Community' png8:pngs/Zion.png&#10;convert background.png -gravity Center -size 270 -pointsize 24 -fill black -annotate +0-14 'Voted #169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Blade_of_Agony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a_Tailor_Girl.png</text:p>
            <text:p>convert background.png -gravity Center -size 270 -pointsize 24 -fill black -annotate +0-14 'Voted #27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Beautiful_Doom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1 mod' -pointsize 20 -fill white -annotate +0+18 'by ZDoom Community' png8:pngs/Doom_RPG.png</text:p>
            <text:p>convert background.png -gravity Center -size 270 -pointsize 24 -fill black -annotate +0-14 'Voted #31 mod' -pointsize 20 -fill white -annotate +0+18 'by ZDoom Community' png8:pngs/Hedon.png</text:p>
            <text:p>convert background.png -gravity Center -size 270 -pointsize 24 -fill black -annotate +0-14 'Voted #31 mod' -pointsize 20 -fill white -annotate +0+18 'by ZDoom Community' png8:pngs/Pirate_Doom.png</text:p>
            <text:p>convert background.png -gravity Center -size 270 -pointsize 24 -fill black -annotate +0-14 'Voted #34 mod' -pointsize 20 -fill white -annotate +0+18 'by ZDoom Community' png8:pngs/Enhanced_Vanilla_Project__EVP_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5 mod' -pointsize 20 -fill white -annotate +0+18 'by ZDoom Community' png8:pngs/Lithium.png</text:p>
            <text:p>convert background.png -gravity Center -size 270 -pointsize 24 -fill black -annotate +0-14 'Voted #37 mod' -pointsize 20 -fill white -annotate +0+18 'by ZDoom Community' png8:pngs/LegenDoom.png</text:p>
            <text:p>convert background.png -gravity Center -size 270 -pointsize 24 -fill black -annotate +0-14 'Voted #37 mod' -pointsize 20 -fill white -annotate +0+18 'by ZDoom Community' png8:pngs/Nash_s_Gore_Mod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Hunter’s_Moon.png</text:p>
            <text:p>convert background.png -gravity Center -size 270 -pointsize 24 -fill black -annotate +0-14 'Voted #39 mod' -pointsize 20 -fill white -annotate +0+18 'by ZDoom Community' png8:pngs/Kriegsland:_Blutorden.png</text:p>
            <text:p>convert background.png -gravity Center -size 270 -pointsize 24 -fill black -annotate +0-14 'Voted #39 mod' -pointsize 20 -fill white -annotate +0+18 'by ZDoom Community' png8:pngs/Slayer_s_Rampage.png</text:p>
            <text:p>convert background.png -gravity Center -size 270 -pointsize 24 -fill black -annotate +0-14 'Voted #43 mod' -pointsize 20 -fill white -annotate +0+18 'by ZDoom Community' png8:pngs/MetaDoom.png</text:p>
            <text:p>convert background.png -gravity Center -size 270 -pointsize 24 -fill black -annotate +0-14 'Voted #43 mod' -pointsize 20 -fill white -annotate +0+18 'by ZDoom Community' png8:pngs/Smooth_Doom.png</text:p>
            <text:p>convert background.png -gravity Center -size 270 -pointsize 24 -fill black -annotate +0-14 'Voted #43 mod' -pointsize 20 -fill white -annotate +0+18 'by ZDoom Community' png8:pngs/Ultimate_DoomVisor.png</text:p>
            <text:p>convert background.png -gravity Center -size 270 -pointsize 24 -fill black -annotate +0-14 'Voted #46 mod' -pointsize 20 -fill white -annotate +0+18 'by ZDoom Community' png8:pngs/Doom:_The_Golden_Souls.png</text:p>
            <text:p>convert background.png -gravity Center -size 270 -pointsize 24 -fill black -annotate +0-14 'Voted #46 mod' -pointsize 20 -fill white -annotate +0+18 'by ZDoom Community' png8:pngs/Hexen:_Walpurgis.png</text:p>
            <text:p>convert background.png -gravity Center -size 270 -pointsize 24 -fill black -annotate +0-14 'Voted #46 mod' -pointsize 20 -fill white -annotate +0+18 'by ZDoom Community' png8:pngs/Wrath_of_Cronos_RPG.png</text:p>
            <text:p>convert background.png -gravity Center -size 270 -pointsize 24 -fill black -annotate +0-14 'Voted #46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4 mod' -pointsize 20 -fill white -annotate +0+18 'by ZDoom Community' png8:pngs/Hocusdoom.png</text:p>
            <text:p>convert background.png -gravity Center -size 270 -pointsize 24 -fill black -annotate +0-14 'Voted #54 mod' -pointsize 20 -fill white -annotate +0+18 'by ZDoom Community' png8:pngs/PlayStation_Doom_TC.png</text:p>
            <text:p>convert background.png -gravity Center -size 270 -pointsize 24 -fill black -annotate +0-14 'Voted #56 mod' -pointsize 20 -fill white -annotate +0+18 'by ZDoom Community' png8:pngs/AEons_Of_Death.png</text:p>
            <text:p>convert background.png -gravity Center -size 270 -pointsize 24 -fill black -annotate +0-14 'Voted #56 mod' -pointsize 20 -fill white -annotate +0+18 'by ZDoom Community' png8:pngs/Rise_Of_The_Wool_Ball.png</text:p>
            <text:p>convert background.png -gravity Center -size 270 -pointsize 24 -fill black -annotate +0-14 'Voted #56 mod' -pointsize 20 -fill white -annotate +0+18 'by ZDoom Community' png8:pngs/The_Ghoul_s_Forest_3.png</text:p>
            <text:p>convert background.png -gravity Center -size 270 -pointsize 24 -fill black -annotate +0-14 'Voted #56 mod' -pointsize 20 -fill white -annotate +0+18 'by ZDoom Community' png8:pngs/WW-Cola3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aytime_Drama.png</text:p>
            <text:p>convert background.png -gravity Center -size 270 -pointsize 24 -fill black -annotate +0-14 'Voted #60 mod' -pointsize 20 -fill white -annotate +0+18 'by ZDoom Community' png8:pngs/Doom_Delta.png</text:p>
            <text:p>convert background.png -gravity Center -size 270 -pointsize 24 -fill black -annotate +0-14 'Voted #60 mod' -pointsize 20 -fill white -annotate +0+18 'by ZDoom Community' png8:pngs/DTS-T.png</text:p>
            <text:p>convert background.png -gravity Center -size 270 -pointsize 24 -fill black -annotate +0-14 'Voted #60 mod' -pointsize 20 -fill white -annotate +0+18 'by ZDoom Community' png8:pngs/Project_Einherjar.png</text:p>
            <text:p>convert background.png -gravity Center -size 270 -pointsize 24 -fill black -annotate +0-14 'Voted #60 mod' -pointsize 20 -fill white -annotate +0+18 'by ZDoom Community' png8:pngs/Shadow_Of_The_Wool_Ball.png</text:p>
            <text:p>convert background.png -gravity Center -size 270 -pointsize 24 -fill black -annotate +0-14 'Voted #60 mod' -pointsize 20 -fill white -annotate +0+18 'by ZDoom Community' png8:pngs/Weapons_of_Saturn.png</text:p>
            <text:p>convert background.png -gravity Center -size 270 -pointsize 24 -fill black -annotate +0-14 'Voted #60 mod' -pointsize 20 -fill white -annotate +0+18 'by ZDoom Community' png8:pngs/Zagemod.png</text:p>
            <text:p>convert background.png -gravity Center -size 270 -pointsize 24 -fill black -annotate +0-14 'Voted #60 mod' -pointsize 20 -fill white -annotate +0+18 'by ZDoom Community' png8:pngs/Zero_Tolerance.png</text:p>
            <text:p>convert background.png -gravity Center -size 270 -pointsize 24 -fill black -annotate +0-14 'Voted #69 mod' -pointsize 20 -fill white -annotate +0+18 'by ZDoom Community' png8:pngs/Brutal_Doom_64.png</text:p>
            <text:p>convert background.png -gravity Center -size 270 -pointsize 24 -fill black -annotate +0-14 'Voted #69 mod' -pointsize 20 -fill white -annotate +0+18 'by ZDoom Community' png8:pngs/Faspons.png</text:p>
            <text:p>convert background.png -gravity Center -size 270 -pointsize 24 -fill black -annotate +0-14 'Voted #69 mod' -pointsize 20 -fill white -annotate +0+18 'by ZDoom Community' png8:pngs/Happy_Time_Circus_][.png</text:p>
            <text:p>convert background.png -gravity Center -size 270 -pointsize 24 -fill black -annotate +0-14 'Voted #69 mod' -pointsize 20 -fill white -annotate +0+18 'by ZDoom Community' png8:pngs/HexArcana.png</text:p>
            <text:p>convert background.png -gravity Center -size 270 -pointsize 24 -fill black -annotate +0-14 'Voted #69 mod' -pointsize 20 -fill white -annotate +0+18 'by ZDoom Community' png8:pngs/JohnnyDoom.png</text:p>
            <text:p>convert background.png -gravity Center -size 270 -pointsize 24 -fill black -annotate +0-14 'Voted #69 mod' -pointsize 20 -fill white -annotate +0+18 'by ZDoom Community' png8:pngs/Nazis!.png</text:p>
            <text:p>convert background.png -gravity Center -size 270 -pointsize 24 -fill black -annotate +0-14 'Voted #69 mod' -pointsize 20 -fill white -annotate +0+18 'by ZDoom Community' png8:pngs/RTC-3057_Hub_1.png</text:p>
            <text:p>convert background.png -gravity Center -size 270 -pointsize 24 -fill black -annotate +0-14 'Voted #69 mod' -pointsize 20 -fill white -annotate +0+18 'by ZDoom Community' png8:pngs/S.U.P.E.R_Natural.png</text:p>
            <text:p>convert background.png -gravity Center -size 270 -pointsize 24 -fill black -annotate +0-14 'Voted #69 mod' -pointsize 20 -fill white -annotate +0+18 'by ZDoom Community' png8:pngs/Soundless_Mound.png</text:p>
            <text:p>convert background.png -gravity Center -size 270 -pointsize 24 -fill black -annotate +0-14 'Voted #69 mod' -pointsize 20 -fill white -annotate +0+18 'by ZDoom Community' png8:pngs/Stronghold:_On_the_Edge_of_Chaos.png</text:p>
            <text:p>convert background.png -gravity Center -size 270 -pointsize 24 -fill black -annotate +0-14 'Voted #69 mod' -pointsize 20 -fill white -annotate +0+18 'by ZDoom Community' png8:pngs/Terrorists!.png</text:p>
            <text:p>convert background.png -gravity Center -size 270 -pointsize 24 -fill black -annotate +0-14 'Voted #69 mod' -pointsize 20 -fill white -annotate +0+18 'by ZDoom Community' png8:pngs/The_Soldier_Z.png</text:p>
            <text:p>convert background.png -gravity Center -size 270 -pointsize 24 -fill black -annotate +0-14 'Voted #69 mod' -pointsize 20 -fill white -annotate +0+18 'by ZDoom Community' png8:pngs/Threshold_Of_Pain.png</text:p>
            <text:p>convert background.png -gravity Center -size 270 -pointsize 24 -fill black -annotate +0-14 'Voted #69 mod' -pointsize 20 -fill white -annotate +0+18 'by ZDoom Community' png8:pngs/Unloved.png</text:p>
            <text:p>convert background.png -gravity Center -size 270 -pointsize 24 -fill black -annotate +0-14 'Voted #83 mod' -pointsize 20 -fill white -annotate +0+18 'by ZDoom Community' png8:pngs/10x.png</text:p>
            <text:p>convert background.png -gravity Center -size 270 -pointsize 24 -fill black -annotate +0-14 'Voted #83 mod' -pointsize 20 -fill white -annotate +0+18 'by ZDoom Community' png8:pngs/Action_Doom.png</text:p>
            <text:p>convert background.png -gravity Center -size 270 -pointsize 24 -fill black -annotate +0-14 'Voted #83 mod' -pointsize 20 -fill white -annotate +0+18 'by ZDoom Community' png8:pngs/Argent.png</text:p>
            <text:p>convert background.png -gravity Center -size 270 -pointsize 24 -fill black -annotate +0-14 'Voted #83 mod' -pointsize 20 -fill white -annotate +0+18 'by ZDoom Community' png8:pngs/BGPA_Missions_Liberation.png</text:p>
            <text:p>convert background.png -gravity Center -size 270 -pointsize 24 -fill black -annotate +0-14 'Voted #83 mod' -pointsize 20 -fill white -annotate +0+18 'by ZDoom Community' png8:pngs/Bratwurst.png</text:p>
            <text:p>convert background.png -gravity Center -size 270 -pointsize 24 -fill black -annotate +0-14 'Voted #83 mod' -pointsize 20 -fill white -annotate +0+18 'by ZDoom Community' png8:pngs/Bullet-Eye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Demon_Eclipse.png</text:p>
            <text:p>convert background.png -gravity Center -size 270 -pointsize 24 -fill black -annotate +0-14 'Voted #83 mod' -pointsize 20 -fill white -annotate +0+18 'by ZDoom Community' png8:pngs/Droplets:_Simulated_Blood.png</text:p>
            <text:p>convert background.png -gravity Center -size 270 -pointsize 24 -fill black -annotate +0-14 'Voted #83 mod' -pointsize 20 -fill white -annotate +0+18 'by ZDoom Community' png8:pngs/HXRTC_Project.png</text:p>
            <text:p>convert background.png -gravity Center -size 270 -pointsize 24 -fill black -annotate +0-14 'Voted #83 mod' -pointsize 20 -fill white -annotate +0+18 'by ZDoom Community' png8:pngs/Juvenile_Power_Fantasy.png</text:p>
            <text:p>convert background.png -gravity Center -size 270 -pointsize 24 -fill black -annotate +0-14 'Voted #83 mod' -pointsize 20 -fill white -annotate +0+18 'by ZDoom Community' png8:pngs/m8f’s_toolbox.png</text:p>
            <text:p>convert background.png -gravity Center -size 270 -pointsize 24 -fill black -annotate +0-14 'Voted #83 mod' -pointsize 20 -fill white -annotate +0+18 'by ZDoom Community' png8:pngs/NC_HUD.png</text:p>
            <text:p>convert background.png -gravity Center -size 270 -pointsize 24 -fill black -annotate +0-14 'Voted #83 mod' -pointsize 20 -fill white -annotate +0+18 'by ZDoom Community' png8:pngs/Perkristan_s_HD_Sounds.png</text:p>
            <text:p>convert background.png -gravity Center -size 270 -pointsize 24 -fill black -annotate +0-14 'Voted #83 mod' -pointsize 20 -fill white -annotate +0+18 'by ZDoom Community' png8:pngs/Reikall_s_Voxels.png</text:p>
            <text:p>convert background.png -gravity Center -size 270 -pointsize 24 -fill black -annotate +0-14 'Voted #83 mod' -pointsize 20 -fill white -annotate +0+18 'by ZDoom Community' png8:pngs/Serpent_Resurrection.png</text:p>
            <text:p>convert background.png -gravity Center -size 270 -pointsize 24 -fill black -annotate +0-14 'Voted #83 mod' -pointsize 20 -fill white -annotate +0+18 'by ZDoom Community' png8:pngs/Shades_of_Doom.png</text:p>
            <text:p>convert background.png -gravity Center -size 270 -pointsize 24 -fill black -annotate +0-14 'Voted #83 mod' -pointsize 20 -fill white -annotate +0+18 'by ZDoom Community' png8:pngs/Shut_up_and_Bleed.png</text:p>
            <text:p>convert background.png -gravity Center -size 270 -pointsize 24 -fill black -annotate +0-14 'Voted #83 mod' -pointsize 20 -fill white -annotate +0+18 'by ZDoom Community' png8:pngs/SpriteShadow.png</text:p>
            <text:p>convert background.png -gravity Center -size 270 -pointsize 24 -fill black -annotate +0-14 'Voted #83 mod' -pointsize 20 -fill white -annotate +0+18 'by ZDoom Community' png8:pngs/Total_Chaos.png</text:p>
            <text:p>convert background.png -gravity Center -size 270 -pointsize 24 -fill black -annotate +0-14 'Voted #83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Who_Dun_It.png</text:p>
            <text:p>convert background.png -gravity Center -size 270 -pointsize 24 -fill black -annotate +0-14 'Voted #105 mod' -pointsize 20 -fill white -annotate +0+18 'by ZDoom Community' png8:pngs/Alandoguns.png</text:p>
            <text:p>convert background.png -gravity Center -size 270 -pointsize 24 -fill black -annotate +0-14 'Voted #105 mod' -pointsize 20 -fill white -annotate +0+18 'by ZDoom Community' png8:pngs/Aliens:_Eradication.png</text:p>
            <text:p>convert background.png -gravity Center -size 270 -pointsize 24 -fill black -annotate +0-14 'Voted #105 mod' -pointsize 20 -fill white -annotate +0+18 'by ZDoom Community' png8:pngs/Call_of_Dooty.png</text:p>
            <text:p>convert background.png -gravity Center -size 270 -pointsize 24 -fill black -annotate +0-14 'Voted #105 mod' -pointsize 20 -fill white -annotate +0+18 'by ZDoom Community' png8:pngs/Castlevania_-_Simon_s_Destiny.png</text:p>
            <text:p>convert background.png -gravity Center -size 270 -pointsize 24 -fill black -annotate +0-14 'Voted #105 mod' -pointsize 20 -fill white -annotate +0+18 'by ZDoom Community' png8:pngs/Cold_as_Hell.png</text:p>
            <text:p>convert background.png -gravity Center -size 270 -pointsize 24 -fill black -annotate +0-14 'Voted #105 mod' -pointsize 20 -fill white -annotate +0+18 'by ZDoom Community' png8:pngs/Combined_Arms.png</text:p>
            <text:p>convert background.png -gravity Center -size 270 -pointsize 24 -fill black -annotate +0-14 'Voted #105 mod' -pointsize 20 -fill white -annotate +0+18 'by ZDoom Community' png8:pngs/Complex_Doom.png</text:p>
            <text:p>convert background.png -gravity Center -size 270 -pointsize 24 -fill black -annotate +0-14 'Voted #105 mod' -pointsize 20 -fill white -annotate +0+18 'by ZDoom Community' png8:pngs/DamNums.png</text:p>
            <text:p>convert background.png -gravity Center -size 270 -pointsize 24 -fill black -annotate +0-14 'Voted #105 mod' -pointsize 20 -fill white -annotate +0+18 'by ZDoom Community' png8:pngs/Dark_Encounters.png</text:p>
            <text:p>convert background.png -gravity Center -size 270 -pointsize 24 -fill black -annotate +0-14 'Voted #105 mod' -pointsize 20 -fill white -annotate +0+18 'by ZDoom Community' png8:pngs/Diaz:_Last_Hours_of_Purity.png</text:p>
            <text:p>convert background.png -gravity Center -size 270 -pointsize 24 -fill black -annotate +0-14 'Voted #105 mod' -pointsize 20 -fill white -annotate +0+18 'by ZDoom Community' png8:pngs/Factotum.png</text:p>
            <text:p>convert background.png -gravity Center -size 270 -pointsize 24 -fill black -annotate +0-14 'Voted #105 mod' -pointsize 20 -fill white -annotate +0+18 'by ZDoom Community' png8:pngs/Full_GZDoom_Skybox_Set.png</text:p>
            <text:p>convert background.png -gravity Center -size 270 -pointsize 24 -fill black -annotate +0-14 'Voted #105 mod' -pointsize 20 -fill white -annotate +0+18 'by ZDoom Community' png8:pngs/Happy_Time_Circus.png</text:p>
            <text:p>convert background.png -gravity Center -size 270 -pointsize 24 -fill black -annotate +0-14 'Voted #105 mod' -pointsize 20 -fill white -annotate +0+18 'by ZDoom Community' png8:pngs/Insanity_s_Requiem.png</text:p>
            <text:p>convert background.png -gravity Center -size 270 -pointsize 24 -fill black -annotate +0-14 'Voted #105 mod' -pointsize 20 -fill white -annotate +0+18 'by ZDoom Community' png8:pngs/Jimmy’s_Jukebox.png</text:p>
            <text:p>convert background.png -gravity Center -size 270 -pointsize 24 -fill black -annotate +0-14 'Voted #105 mod' -pointsize 20 -fill white -annotate +0+18 'by ZDoom Community' png8:pngs/PlayStation_Doom_TC.png</text:p>
            <text:p>convert background.png -gravity Center -size 270 -pointsize 24 -fill black -annotate +0-14 'Voted #105 mod' -pointsize 20 -fill white -annotate +0+18 'by ZDoom Community' png8:pngs/Redux_E2M4.png</text:p>
            <text:p>convert background.png -gravity Center -size 270 -pointsize 24 -fill black -annotate +0-14 'Voted #105 mod' -pointsize 20 -fill white -annotate +0+18 'by ZDoom Community' png8:pngs/scalliano_s_667_Shuffle.png</text:p>
            <text:p>convert background.png -gravity Center -size 270 -pointsize 24 -fill black -annotate +0-14 'Voted #105 mod' -pointsize 20 -fill white -annotate +0+18 'by ZDoom Community' png8:pngs/Strange_Aeons.png</text:p>
            <text:p>convert background.png -gravity Center -size 270 -pointsize 24 -fill black -annotate +0-14 'Voted #105 mod' -pointsize 20 -fill white -annotate +0+18 'by ZDoom Community' png8:pngs/Super_Sonic_DooM.png</text:p>
            <text:p>convert background.png -gravity Center -size 270 -pointsize 24 -fill black -annotate +0-14 'Voted #105 mod' -pointsize 20 -fill white -annotate +0+18 'by ZDoom Community' png8:pngs/The_Ultimate_Simpsons_Doom_.png</text:p>
            <text:p>convert background.png -gravity Center -size 270 -pointsize 24 -fill black -annotate +0-14 'Voted #105 mod' -pointsize 20 -fill white -annotate +0+18 'by ZDoom Community' png8:pngs/Treasure_Tech.png</text:p>
            <text:p>convert background.png -gravity Center -size 270 -pointsize 24 -fill black -annotate +0-14 'Voted #105 mod' -pointsize 20 -fill white -annotate +0+18 'by ZDoom Community' png8:pngs/Void.png</text:p>
            <text:p>convert background.png -gravity Center -size 270 -pointsize 24 -fill black -annotate +0-14 'Voted #105 mod' -pointsize 20 -fill white -annotate +0+18 'by ZDoom Community' png8:pngs/WolfenDOOM:_Operation:_Arctic_Wolf.png</text:p>
            <text:p>convert background.png -gravity Center -size 270 -pointsize 24 -fill black -annotate +0-14 'Voted #105 mod' -pointsize 20 -fill white -annotate +0+18 'by ZDoom Community' png8:pngs/ZBlood+.png</text:p>
            <text:p>convert background.png -gravity Center -size 270 -pointsize 24 -fill black -annotate +0-14 'Voted #130 mod' -pointsize 20 -fill white -annotate +0+18 'by ZDoom Community' png8:pngs/Aetherius.png</text:p>
            <text:p>convert background.png -gravity Center -size 270 -pointsize 24 -fill black -annotate +0-14 'Voted #130 mod' -pointsize 20 -fill white -annotate +0+18 'by ZDoom Community' png8:pngs/All_Clear_Message.png</text:p>
            <text:p>convert background.png -gravity Center -size 270 -pointsize 24 -fill black -annotate +0-14 'Voted #130 mod' -pointsize 20 -fill white -annotate +0+18 'by ZDoom Community' png8:pngs/Ascension.png</text:p>
            <text:p>convert background.png -gravity Center -size 270 -pointsize 24 -fill black -annotate +0-14 'Voted #130 mod' -pointsize 20 -fill white -annotate +0+18 'by ZDoom Community' png8:pngs/BlackWarrior.png</text:p>
            <text:p>convert background.png -gravity Center -size 270 -pointsize 24 -fill black -annotate +0-14 'Voted #130 mod' -pointsize 20 -fill white -annotate +0+18 'by ZDoom Community' png8:pngs/Consolation_Prize:_The_PSX_Doom_TC.png</text:p>
            <text:p>convert background.png -gravity Center -size 270 -pointsize 24 -fill black -annotate +0-14 'Voted #130 mod' -pointsize 20 -fill white -annotate +0+18 'by ZDoom Community' png8:pngs/Crossfire.png</text:p>
            <text:p>convert background.png -gravity Center -size 270 -pointsize 24 -fill black -annotate +0-14 'Voted #130 mod' -pointsize 20 -fill white -annotate +0+18 'by ZDoom Community' png8:pngs/Cyberrunner.png</text:p>
            <text:p>convert background.png -gravity Center -size 270 -pointsize 24 -fill black -annotate +0-14 'Voted #130 mod' -pointsize 20 -fill white -annotate +0+18 'by ZDoom Community' png8:pngs/Dead_Marine.png</text:p>
            <text:p>convert background.png -gravity Center -size 270 -pointsize 24 -fill black -annotate +0-14 'Voted #130 mod' -pointsize 20 -fill white -annotate +0+18 'by ZDoom Community' png8:pngs/dead.air.png</text:p>
            <text:p>convert background.png -gravity Center -size 270 -pointsize 24 -fill black -annotate +0-14 'Voted #130 mod' -pointsize 20 -fill white -annotate +0+18 'by ZDoom Community' png8:pngs/Demon_CounterStrike.png</text:p>
            <text:p>convert background.png -gravity Center -size 270 -pointsize 24 -fill black -annotate +0-14 'Voted #130 mod' -pointsize 20 -fill white -annotate +0+18 'by ZDoom Community' png8:pngs/Eriguns_2.png</text:p>
            <text:p>convert background.png -gravity Center -size 270 -pointsize 24 -fill black -annotate +0-14 'Voted #130 mod' -pointsize 20 -fill white -annotate +0+18 'by ZDoom Community' png8:pngs/Error:_Doom.png</text:p>
            <text:p>convert background.png -gravity Center -size 270 -pointsize 24 -fill black -annotate +0-14 'Voted #130 mod' -pointsize 20 -fill white -annotate +0+18 'by ZDoom Community' png8:pngs/Final_NeoDoom.png</text:p>
            <text:p>convert background.png -gravity Center -size 270 -pointsize 24 -fill black -annotate +0-14 'Voted #130 mod' -pointsize 20 -fill white -annotate +0+18 'by ZDoom Community' png8:pngs/Footsteps.png</text:p>
            <text:p>convert background.png -gravity Center -size 270 -pointsize 24 -fill black -annotate +0-14 'Voted #130 mod' -pointsize 20 -fill white -annotate +0+18 'by ZDoom Community' png8:pngs/FragTrak.png</text:p>
            <text:p>convert background.png -gravity Center -size 270 -pointsize 24 -fill black -annotate +0-14 'Voted #130 mod' -pointsize 20 -fill white -annotate +0+18 'by ZDoom Community' png8:pngs/Gene-Tech:_Before_the_Storm.png</text:p>
            <text:p>convert background.png -gravity Center -size 270 -pointsize 24 -fill black -annotate +0-14 'Voted #130 mod' -pointsize 20 -fill white -annotate +0+18 'by ZDoom Community' png8:pngs/Gothic_Skins_for_Doom.png</text:p>
            <text:p>convert background.png -gravity Center -size 270 -pointsize 24 -fill black -annotate +0-14 'Voted #130 mod' -pointsize 20 -fill white -annotate +0+18 'by ZDoom Community' png8:pngs/Heretical_Doom.png</text:p>
            <text:p>convert background.png -gravity Center -size 270 -pointsize 24 -fill black -annotate +0-14 'Voted #130 mod' -pointsize 20 -fill white -annotate +0+18 'by ZDoom Community' png8:pngs/HeXeReTiC_Fantasy.png</text:p>
            <text:p>convert background.png -gravity Center -size 270 -pointsize 24 -fill black -annotate +0-14 'Voted #130 mod' -pointsize 20 -fill white -annotate +0+18 'by ZDoom Community' png8:pngs/Lambda.png</text:p>
            <text:p>convert background.png -gravity Center -size 270 -pointsize 24 -fill black -annotate +0-14 'Voted #130 mod' -pointsize 20 -fill white -annotate +0+18 'by ZDoom Community' png8:pngs/MassMouth_2.png</text:p>
            <text:p>convert background.png -gravity Center -size 270 -pointsize 24 -fill black -annotate +0-14 'Voted #130 mod' -pointsize 20 -fill white -annotate +0+18 'by ZDoom Community' png8:pngs/Midgard_Outlaw.png</text:p>
            <text:p>convert background.png -gravity Center -size 270 -pointsize 24 -fill black -annotate +0-14 'Voted #130 mod' -pointsize 20 -fill white -annotate +0+18 'by ZDoom Community' png8:pngs/Nightshift.png</text:p>
            <text:p>convert background.png -gravity Center -size 270 -pointsize 24 -fill black -annotate +0-14 'Voted #130 mod' -pointsize 20 -fill white -annotate +0+18 'by ZDoom Community' png8:pngs/Paranoid_and_Paranoiac.png</text:p>
            <text:p>convert background.png -gravity Center -size 270 -pointsize 24 -fill black -annotate +0-14 'Voted #130 mod' -pointsize 20 -fill white -annotate +0+18 'by ZDoom Community' png8:pngs/QUAKE:_Descent_into_Heresy.png</text:p>
            <text:p>convert background.png -gravity Center -size 270 -pointsize 24 -fill black -annotate +0-14 'Voted #130 mod' -pointsize 20 -fill white -annotate +0+18 'by ZDoom Community' png8:pngs/Queen_s_Crusade.png</text:p>
            <text:p>convert background.png -gravity Center -size 270 -pointsize 24 -fill black -annotate +0-14 'Voted #130 mod' -pointsize 20 -fill white -annotate +0+18 'by ZDoom Community' png8:pngs/SBrightmaps.png</text:p>
            <text:p>convert background.png -gravity Center -size 270 -pointsize 24 -fill black -annotate +0-14 'Voted #130 mod' -pointsize 20 -fill white -annotate +0+18 'by ZDoom Community' png8:pngs/Skulldash.png</text:p>
            <text:p>convert background.png -gravity Center -size 270 -pointsize 24 -fill black -annotate +0-14 'Voted #130 mod' -pointsize 20 -fill white -annotate +0+18 'by ZDoom Community' png8:pngs/Sneaky_Doom.png</text:p>
            <text:p>convert background.png -gravity Center -size 270 -pointsize 24 -fill black -annotate +0-14 'Voted #130 mod' -pointsize 20 -fill white -annotate +0+18 'by ZDoom Community' png8:pngs/Sound_Caulking.png</text:p>
            <text:p>convert background.png -gravity Center -size 270 -pointsize 24 -fill black -annotate +0-14 'Voted #130 mod' -pointsize 20 -fill white -annotate +0+18 'by ZDoom Community' png8:pngs/Spooktober_Community_Mapping_Project.png</text:p>
            <text:p>convert background.png -gravity Center -size 270 -pointsize 24 -fill black -annotate +0-14 'Voted #130 mod' -pointsize 20 -fill white -annotate +0+18 'by ZDoom Community' png8:pngs/Temple_of_the_Lizard_Men_4.png</text:p>
            <text:p>convert background.png -gravity Center -size 270 -pointsize 24 -fill black -annotate +0-14 'Voted #130 mod' -pointsize 20 -fill white -annotate +0+18 'by ZDoom Community' png8:pngs/The_Space_Pirate.png</text:p>
            <text:p>convert background.png -gravity Center -size 270 -pointsize 24 -fill black -annotate +0-14 'Voted #130 mod' -pointsize 20 -fill white -annotate +0+18 'by ZDoom Community' png8:pngs/Tilt++.png</text:p>
            <text:p>convert background.png -gravity Center -size 270 -pointsize 24 -fill black -annotate +0-14 'Voted #130 mod' -pointsize 20 -fill white -annotate +0+18 'by ZDoom Community' png8:pngs/Town_Infection:_The_Flooding.png</text:p>
            <text:p>convert background.png -gravity Center -size 270 -pointsize 24 -fill black -annotate +0-14 'Voted #130 mod' -pointsize 20 -fill white -annotate +0+18 'by ZDoom Community' png8:pngs/TurboCharged_ARCADE!.png</text:p>
            <text:p>convert background.png -gravity Center -size 270 -pointsize 24 -fill black -annotate +0-14 'Voted #130 mod' -pointsize 20 -fill white -annotate +0+18 'by ZDoom Community' png8:pngs/Ugly_as_Sin.png</text:p>
            <text:p>convert background.png -gravity Center -size 270 -pointsize 24 -fill black -annotate +0-14 'Voted #130 mod' -pointsize 20 -fill white -annotate +0+18 'by ZDoom Community' png8:pngs/Ultra_Crispy.png</text:p>
            <text:p>convert background.png -gravity Center -size 270 -pointsize 24 -fill black -annotate +0-14 'Voted #130 mod' -pointsize 20 -fill white -annotate +0+18 'by ZDoom Community' png8:pngs/WolfenDOOM:_Astrostein.png</text:p>
            <text:p>convert background.png -gravity Center -size 270 -pointsize 24 -fill black -annotate +0-14 'Voted #169 mod' -pointsize 20 -fill white -annotate +0+18 'by ZDoom Community' png8:pngs/007:_Licence_to_Spell_DooM.png</text:p>
            <text:p>convert background.png -gravity Center -size 270 -pointsize 24 -fill black -annotate +0-14 'Voted #169 mod' -pointsize 20 -fill white -annotate +0+18 'by ZDoom Community' png8:pngs/20_Monsters_Challenge.png</text:p>
            <text:p>convert background.png -gravity Center -size 270 -pointsize 24 -fill black -annotate +0-14 'Voted #169 mod' -pointsize 20 -fill white -annotate +0+18 'by ZDoom Community' png8:pngs/Abandoned_Misery.png</text:p>
            <text:p>convert background.png -gravity Center -size 270 -pointsize 24 -fill black -annotate +0-14 'Voted #169 mod' -pointsize 20 -fill white -annotate +0+18 'by ZDoom Community' png8:pngs/Accessories_to_Murder.png</text:p>
            <text:p>convert background.png -gravity Center -size 270 -pointsize 24 -fill black -annotate +0-14 'Voted #169 mod' -pointsize 20 -fill white -annotate +0+18 'by ZDoom Community' png8:pngs/Alfonzone.png</text:p>
            <text:p>convert background.png -gravity Center -size 270 -pointsize 24 -fill black -annotate +0-14 'Voted #169 mod' -pointsize 20 -fill white -annotate +0+18 'by ZDoom Community' png8:pngs/Aliens:_Colonial_Marines_TC.png</text:p>
            <text:p>convert background.png -gravity Center -size 270 -pointsize 24 -fill black -annotate +0-14 'Voted #169 mod' -pointsize 20 -fill white -annotate +0+18 'by ZDoom Community' png8:pngs/AvP_2.0.png</text:p>
            <text:p>convert background.png -gravity Center -size 270 -pointsize 24 -fill black -annotate +0-14 'Voted #169 mod' -pointsize 20 -fill white -annotate +0+18 'by ZDoom Community' png8:pngs/Banhammer.png</text:p>
            <text:p>convert background.png -gravity Center -size 270 -pointsize 24 -fill black -annotate +0-14 'Voted #169 mod' -pointsize 20 -fill white -annotate +0+18 'by ZDoom Community' png8:pngs/Beyond_Reality.png</text:p>
            <text:p>convert background.png -gravity Center -size 270 -pointsize 24 -fill black -annotate +0-14 'Voted #169 mod' -pointsize 20 -fill white -annotate +0+18 'by ZDoom Community' png8:pngs/Bitter_Heretic.png</text:p>
            <text:p>convert background.png -gravity Center -size 270 -pointsize 24 -fill black -annotate +0-14 'Voted #169 mod' -pointsize 20 -fill white -annotate +0+18 'by ZDoom Community' png8:pngs/Brutal_Doom:_Tomtefars_Extension.png</text:p>
            <text:p>convert background.png -gravity Center -size 270 -pointsize 24 -fill black -annotate +0-14 'Voted #169 mod' -pointsize 20 -fill white -annotate +0+18 'by ZDoom Community' png8:pngs/Brutalkick.png</text:p>
            <text:p>convert background.png -gravity Center -size 270 -pointsize 24 -fill black -annotate +0-14 'Voted #169 mod' -pointsize 20 -fill white -annotate +0+18 'by ZDoom Community' png8:pngs/CBLOOD_Ultimate_Edition.png</text:p>
            <text:p>convert background.png -gravity Center -size 270 -pointsize 24 -fill black -annotate +0-14 'Voted #169 mod' -pointsize 20 -fill white -annotate +0+18 'by ZDoom Community' png8:pngs/Champions.png</text:p>
            <text:p>convert background.png -gravity Center -size 270 -pointsize 24 -fill black -annotate +0-14 'Voted #169 mod' -pointsize 20 -fill white -annotate +0+18 'by ZDoom Community' png8:pngs/Cheogsh.png</text:p>
            <text:p>convert background.png -gravity Center -size 270 -pointsize 24 -fill black -annotate +0-14 'Voted #169 mod' -pointsize 20 -fill white -annotate +0+18 'by ZDoom Community' png8:pngs/Cheogsh_2.png</text:p>
            <text:p>convert background.png -gravity Center -size 270 -pointsize 24 -fill black -annotate +0-14 'Voted #169 mod' -pointsize 20 -fill white -annotate +0+18 'by ZDoom Community' png8:pngs/Chosen.png</text:p>
            <text:p>convert background.png -gravity Center -size 270 -pointsize 24 -fill black -annotate +0-14 'Voted #169 mod' -pointsize 20 -fill white -annotate +0+18 'by ZDoom Community' png8:pngs/Complex_Doom:_LCA.png</text:p>
            <text:p>convert background.png -gravity Center -size 270 -pointsize 24 -fill black -annotate +0-14 'Voted #169 mod' -pointsize 20 -fill white -annotate +0+18 'by ZDoom Community' png8:pngs/Counter-Strike_Doom:_Martian_Offensive.png</text:p>
            <text:p>convert background.png -gravity Center -size 270 -pointsize 24 -fill black -annotate +0-14 'Voted #169 mod' -pointsize 20 -fill white -annotate +0+18 'by ZDoom Community' png8:pngs/Custom_Crosshair_Pack_.png</text:p>
            <text:p>convert background.png -gravity Center -size 270 -pointsize 24 -fill black -annotate +0-14 'Voted #169 mod' -pointsize 20 -fill white -annotate +0+18 'by ZDoom Community' png8:pngs/Dark_7__with_Mission_Pack_.png</text:p>
            <text:p>convert background.png -gravity Center -size 270 -pointsize 24 -fill black -annotate +0-14 'Voted #169 mod' -pointsize 20 -fill white -annotate +0+18 'by ZDoom Community' png8:pngs/DarkDoomZ.png</text:p>
            <text:p>convert background.png -gravity Center -size 270 -pointsize 24 -fill black -annotate +0-14 'Voted #169 mod' -pointsize 20 -fill white -annotate +0+18 'by ZDoom Community' png8:pngs/Darkmoon.png</text:p>
            <text:p>convert background.png -gravity Center -size 270 -pointsize 24 -fill black -annotate +0-14 'Voted #169 mod' -pointsize 20 -fill white -annotate +0+18 'by ZDoom Community' png8:pngs/Dawn_of_Reality.png</text:p>
            <text:p>convert background.png -gravity Center -size 270 -pointsize 24 -fill black -annotate +0-14 'Voted #169 mod' -pointsize 20 -fill white -annotate +0+18 'by ZDoom Community' png8:pngs/Demonsteele:_NowThatsWhatICallMIDI.png</text:p>
            <text:p>convert background.png -gravity Center -size 270 -pointsize 24 -fill black -annotate +0-14 'Voted #169 mod' -pointsize 20 -fill white -annotate +0+18 'by ZDoom Community' png8:pngs/Don’t_play_with_HELL_–_Black_Edition.png</text:p>
            <text:p>convert background.png -gravity Center -size 270 -pointsize 24 -fill black -annotate +0-14 'Voted #169 mod' -pointsize 20 -fill white -annotate +0+18 'by ZDoom Community' png8:pngs/Doom_2_Minor_Sprite_Fixing_Project.png</text:p>
            <text:p>convert background.png -gravity Center -size 270 -pointsize 24 -fill black -annotate +0-14 'Voted #169 mod' -pointsize 20 -fill white -annotate +0+18 'by ZDoom Community' png8:pngs/DOOM_4_VANILLA.png</text:p>
            <text:p>convert background.png -gravity Center -size 270 -pointsize 24 -fill black -annotate +0-14 'Voted #169 mod' -pointsize 20 -fill white -annotate +0+18 'by ZDoom Community' png8:pngs/Doom_64__weapons_only_.png</text:p>
            <text:p>convert background.png -gravity Center -size 270 -pointsize 24 -fill black -annotate +0-14 'Voted #169 mod' -pointsize 20 -fill white -annotate +0+18 'by ZDoom Community' png8:pngs/Doom_Ambient_Pack.png</text:p>
            <text:p>convert background.png -gravity Center -size 270 -pointsize 24 -fill black -annotate +0-14 'Voted #169 mod' -pointsize 20 -fill white -annotate +0+18 'by ZDoom Community' png8:pngs/Doom_Loot_Box_Mod.png</text:p>
            <text:p>convert background.png -gravity Center -size 270 -pointsize 24 -fill black -annotate +0-14 'Voted #169 mod' -pointsize 20 -fill white -annotate +0+18 'by ZDoom Community' png8:pngs/Doom_Raider:Crypt_of_the_Vile.png</text:p>
            <text:p>convert background.png -gravity Center -size 270 -pointsize 24 -fill black -annotate +0-14 'Voted #169 mod' -pointsize 20 -fill white -annotate +0+18 'by ZDoom Community' png8:pngs/DoomKrakken_s_Monster_Randomizer.png</text:p>
            <text:p>convert background.png -gravity Center -size 270 -pointsize 24 -fill black -annotate +0-14 'Voted #169 mod' -pointsize 20 -fill white -annotate +0+18 'by ZDoom Community' png8:pngs/Embers_Of_Armageddon.png</text:p>
            <text:p>convert background.png -gravity Center -size 270 -pointsize 24 -fill black -annotate +0-14 'Voted #169 mod' -pointsize 20 -fill white -annotate +0+18 'by ZDoom Community' png8:pngs/Eriguns_1.png</text:p>
            <text:p>convert background.png -gravity Center -size 270 -pointsize 24 -fill black -annotate +0-14 'Voted #169 mod' -pointsize 20 -fill white -annotate +0+18 'by ZDoom Community' png8:pngs/Eternal_DOOM_IV:_Return_from_Oblivion.png</text:p>
            <text:p>convert background.png -gravity Center -size 270 -pointsize 24 -fill black -annotate +0-14 'Voted #169 mod' -pointsize 20 -fill white -annotate +0+18 'by ZDoom Community' png8:pngs/FamiliarDoom.png</text:p>
            <text:p>convert background.png -gravity Center -size 270 -pointsize 24 -fill black -annotate +0-14 'Voted #169 mod' -pointsize 20 -fill white -annotate +0+18 'by ZDoom Community' png8:pngs/Foreverhood.png</text:p>
            <text:p>convert background.png -gravity Center -size 270 -pointsize 24 -fill black -annotate +0-14 'Voted #169 mod' -pointsize 20 -fill white -annotate +0+18 'by ZDoom Community' png8:pngs/Ghoul_School_3D.png</text:p>
            <text:p>convert background.png -gravity Center -size 270 -pointsize 24 -fill black -annotate +0-14 'Voted #169 mod' -pointsize 20 -fill white -annotate +0+18 'by ZDoom Community' png8:pngs/GZSHud.png</text:p>
            <text:p>convert background.png -gravity Center -size 270 -pointsize 24 -fill black -annotate +0-14 'Voted #169 mod' -pointsize 20 -fill white -annotate +0+18 'by ZDoom Community' png8:pngs/Harder_Event.png</text:p>
            <text:p>convert background.png -gravity Center -size 270 -pointsize 24 -fill black -annotate +0-14 'Voted #169 mod' -pointsize 20 -fill white -annotate +0+18 'by ZDoom Community' png8:pngs/Haze.png</text:p>
            <text:p>convert background.png -gravity Center -size 270 -pointsize 24 -fill black -annotate +0-14 'Voted #169 mod' -pointsize 20 -fill white -annotate +0+18 'by ZDoom Community' png8:pngs/Hell-Forged.png</text:p>
            <text:p>convert background.png -gravity Center -size 270 -pointsize 24 -fill black -annotate +0-14 'Voted #169 mod' -pointsize 20 -fill white -annotate +0+18 'by ZDoom Community' png8:pngs/Heretic_Widescreened_HUD.png</text:p>
            <text:p>convert background.png -gravity Center -size 270 -pointsize 24 -fill black -annotate +0-14 'Voted #169 mod' -pointsize 20 -fill white -annotate +0+18 'by ZDoom Community' png8:pngs/Hexen:_Scourge_of_Viscerus.png</text:p>
            <text:p>convert background.png -gravity Center -size 270 -pointsize 24 -fill black -annotate +0-14 'Voted #169 mod' -pointsize 20 -fill white -annotate +0+18 'by ZDoom Community' png8:pngs/HeXercise.png</text:p>
            <text:p>convert background.png -gravity Center -size 270 -pointsize 24 -fill black -annotate +0-14 'Voted #169 mod' -pointsize 20 -fill white -annotate +0+18 'by ZDoom Community' png8:pngs/Highway_Acceleroid_Booster.png</text:p>
            <text:p>convert background.png -gravity Center -size 270 -pointsize 24 -fill black -annotate +0-14 'Voted #169 mod' -pointsize 20 -fill white -annotate +0+18 'by ZDoom Community' png8:pngs/HitMarkers.png</text:p>
            <text:p>convert background.png -gravity Center -size 270 -pointsize 24 -fill black -annotate +0-14 'Voted #169 mod' -pointsize 20 -fill white -annotate +0+18 'by ZDoom Community' png8:pngs/Hordes_of_Chaos.png</text:p>
            <text:p>convert background.png -gravity Center -size 270 -pointsize 24 -fill black -annotate +0-14 'Voted #169 mod' -pointsize 20 -fill white -annotate +0+18 'by ZDoom Community' png8:pngs/JP_s_HUD.png</text:p>
            <text:p>convert background.png -gravity Center -size 270 -pointsize 24 -fill black -annotate +0-14 'Voted #169 mod' -pointsize 20 -fill white -annotate +0+18 'by ZDoom Community' png8:pngs/Karnak.png</text:p>
            <text:p>convert background.png -gravity Center -size 270 -pointsize 24 -fill black -annotate +0-14 'Voted #169 mod' -pointsize 20 -fill white -annotate +0+18 'by ZDoom Community' png8:pngs/Keymaster.png</text:p>
            <text:p>convert background.png -gravity Center -size 270 -pointsize 24 -fill black -annotate +0-14 'Voted #169 mod' -pointsize 20 -fill white -annotate +0+18 'by ZDoom Community' png8:pngs/Lasting_Light.png</text:p>
            <text:p>convert background.png -gravity Center -size 270 -pointsize 24 -fill black -annotate +0-14 'Voted #169 mod' -pointsize 20 -fill white -annotate +0+18 'by ZDoom Community' png8:pngs/Lilith.png</text:p>
            <text:p>convert background.png -gravity Center -size 270 -pointsize 24 -fill black -annotate +0-14 'Voted #169 mod' -pointsize 20 -fill white -annotate +0+18 'by ZDoom Community' png8:pngs/Lizard_Squad.png</text:p>
            <text:p>convert background.png -gravity Center -size 270 -pointsize 24 -fill black -annotate +0-14 'Voted #169 mod' -pointsize 20 -fill white -annotate +0+18 'by ZDoom Community' png8:pngs/LOST_SOULSPHERE:_Gold_Edition.png</text:p>
            <text:p>convert background.png -gravity Center -size 270 -pointsize 24 -fill black -annotate +0-14 'Voted #169 mod' -pointsize 20 -fill white -annotate +0+18 'by ZDoom Community' png8:pngs/Lowtech_Remake.png</text:p>
            <text:p>convert background.png -gravity Center -size 270 -pointsize 24 -fill black -annotate +0-14 'Voted #169 mod' -pointsize 20 -fill white -annotate +0+18 'by ZDoom Community' png8:pngs/MAIS.png</text:p>
            <text:p>convert background.png -gravity Center -size 270 -pointsize 24 -fill black -annotate +0-14 'Voted #169 mod' -pointsize 20 -fill white -annotate +0+18 'by ZDoom Community' png8:pngs/Megabounce.png</text:p>
            <text:p>convert background.png -gravity Center -size 270 -pointsize 24 -fill black -annotate +0-14 'Voted #169 mod' -pointsize 20 -fill white -annotate +0+18 'by ZDoom Community' png8:pngs/Metroid:_Dreadnought.png</text:p>
            <text:p>convert background.png -gravity Center -size 270 -pointsize 24 -fill black -annotate +0-14 'Voted #169 mod' -pointsize 20 -fill white -annotate +0+18 'by ZDoom Community' png8:pngs/MMDCXIV_-_Journey_into_27_Century.png</text:p>
            <text:p>convert background.png -gravity Center -size 270 -pointsize 24 -fill black -annotate +0-14 'Voted #169 mod' -pointsize 20 -fill white -annotate +0+18 'by ZDoom Community' png8:pngs/Monster_Scouter.png</text:p>
            <text:p>convert background.png -gravity Center -size 270 -pointsize 24 -fill black -annotate +0-14 'Voted #169 mod' -pointsize 20 -fill white -annotate +0+18 'by ZDoom Community' png8:pngs/Nameless_Lite_RPG_Mod.png</text:p>
            <text:p>convert background.png -gravity Center -size 270 -pointsize 24 -fill black -annotate +0-14 'Voted #169 mod' -pointsize 20 -fill white -annotate +0+18 'by ZDoom Community' png8:pngs/Nerves_of_Steel.png</text:p>
            <text:p>convert background.png -gravity Center -size 270 -pointsize 24 -fill black -annotate +0-14 'Voted #169 mod' -pointsize 20 -fill white -annotate +0+18 'by ZDoom Community' png8:pngs/njsplash.png</text:p>
            <text:p>convert background.png -gravity Center -size 270 -pointsize 24 -fill black -annotate +0-14 'Voted #169 mod' -pointsize 20 -fill white -annotate +0+18 'by ZDoom Community' png8:pngs/Nobody_Told_Me_About_id.png</text:p>
            <text:p>convert background.png -gravity Center -size 270 -pointsize 24 -fill black -annotate +0-14 'Voted #169 mod' -pointsize 20 -fill white -annotate +0+18 'by ZDoom Community' png8:pngs/Omega_Zero_mod.png</text:p>
            <text:p>convert background.png -gravity Center -size 270 -pointsize 24 -fill black -annotate +0-14 'Voted #169 mod' -pointsize 20 -fill white -annotate +0+18 'by ZDoom Community' png8:pngs/OMG_Weapons!__and_Monsters_.png</text:p>
            <text:p>convert background.png -gravity Center -size 270 -pointsize 24 -fill black -annotate +0-14 'Voted #169 mod' -pointsize 20 -fill white -annotate +0+18 'by ZDoom Community' png8:pngs/Paradise.png</text:p>
            <text:p>convert background.png -gravity Center -size 270 -pointsize 24 -fill black -annotate +0-14 'Voted #169 mod' -pointsize 20 -fill white -annotate +0+18 'by ZDoom Community' png8:pngs/Parkour.png</text:p>
            <text:p>convert background.png -gravity Center -size 270 -pointsize 24 -fill black -annotate +0-14 'Voted #169 mod' -pointsize 20 -fill white -annotate +0+18 'by ZDoom Community' png8:pngs/Pokémon_Doom.png</text:p>
            <text:p>convert background.png -gravity Center -size 270 -pointsize 24 -fill black -annotate +0-14 'Voted #169 mod' -pointsize 20 -fill white -annotate +0+18 'by ZDoom Community' png8:pngs/Project_Ironclad.png</text:p>
            <text:p>convert background.png -gravity Center -size 270 -pointsize 24 -fill black -annotate +0-14 'Voted #169 mod' -pointsize 20 -fill white -annotate +0+18 'by ZDoom Community' png8:pngs/Real_Guns_Hardcore.png</text:p>
            <text:p>convert background.png -gravity Center -size 270 -pointsize 24 -fill black -annotate +0-14 'Voted #169 mod' -pointsize 20 -fill white -annotate +0+18 'by ZDoom Community' png8:pngs/Realm_of_Cheogsh.png</text:p>
            <text:p>convert background.png -gravity Center -size 270 -pointsize 24 -fill black -annotate +0-14 'Voted #169 mod' -pointsize 20 -fill white -annotate +0+18 'by ZDoom Community' png8:pngs/Run_For_It!.png</text:p>
            <text:p>convert background.png -gravity Center -size 270 -pointsize 24 -fill black -annotate +0-14 'Voted #169 mod' -pointsize 20 -fill white -annotate +0+18 'by ZDoom Community' png8:pngs/Slomo_Bullettime_Ultimate.png</text:p>
            <text:p>convert background.png -gravity Center -size 270 -pointsize 24 -fill black -annotate +0-14 'Voted #169 mod' -pointsize 20 -fill white -annotate +0+18 'by ZDoom Community' png8:pngs/Smooth_fluids.png</text:p>
            <text:p>convert background.png -gravity Center -size 270 -pointsize 24 -fill black -annotate +0-14 'Voted #169 mod' -pointsize 20 -fill white -annotate +0+18 'by ZDoom Community' png8:pngs/SpaceDM9.png</text:p>
            <text:p>convert background.png -gravity Center -size 270 -pointsize 24 -fill black -annotate +0-14 'Voted #169 mod' -pointsize 20 -fill white -annotate +0+18 'by ZDoom Community' png8:pngs/Splatterhouse_3D.png</text:p>
            <text:p>convert background.png -gravity Center -size 270 -pointsize 24 -fill black -annotate +0-14 'Voted #169 mod' -pointsize 20 -fill white -annotate +0+18 'by ZDoom Community' png8:pngs/StatsKeeper.png</text:p>
            <text:p>convert background.png -gravity Center -size 270 -pointsize 24 -fill black -annotate +0-14 'Voted #169 mod' -pointsize 20 -fill white -annotate +0+18 'by ZDoom Community' png8:pngs/Sun_Damage_Omen.png</text:p>
            <text:p>convert background.png -gravity Center -size 270 -pointsize 24 -fill black -annotate +0-14 'Voted #169 mod' -pointsize 20 -fill white -annotate +0+18 'by ZDoom Community' png8:pngs/TGRDM3__Morgenstern_.png</text:p>
            <text:p>convert background.png -gravity Center -size 270 -pointsize 24 -fill black -annotate +0-14 'Voted #169 mod' -pointsize 20 -fill white -annotate +0+18 'by ZDoom Community' png8:pngs/The_City_of_The_Damned_:_Apocalypse.png</text:p>
            <text:p>convert background.png -gravity Center -size 270 -pointsize 24 -fill black -annotate +0-14 'Voted #169 mod' -pointsize 20 -fill white -annotate +0+18 'by ZDoom Community' png8:pngs/The_Island.png</text:p>
            <text:p>convert background.png -gravity Center -size 270 -pointsize 24 -fill black -annotate +0-14 'Voted #169 mod' -pointsize 20 -fill white -annotate +0+18 'by ZDoom Community' png8:pngs/The_Trooper.png</text:p>
            <text:p>convert background.png -gravity Center -size 270 -pointsize 24 -fill black -annotate +0-14 'Voted #169 mod' -pointsize 20 -fill white -annotate +0+18 'by ZDoom Community' png8:pngs/Thief_-_The_Trail_of_the_Arch-Heretic.png</text:p>
            <text:p>convert background.png -gravity Center -size 270 -pointsize 24 -fill black -annotate +0-14 'Voted #169 mod' -pointsize 20 -fill white -annotate +0+18 'by ZDoom Community' png8:pngs/Vignette_Shader.png</text:p>
            <text:p>convert background.png -gravity Center -size 270 -pointsize 24 -fill black -annotate +0-14 'Voted #169 mod' -pointsize 20 -fill white -annotate +0+18 'by ZDoom Community' png8:pngs/War_Trophies.png</text:p>
            <text:p>convert background.png -gravity Center -size 270 -pointsize 24 -fill black -annotate +0-14 'Voted #169 mod' -pointsize 20 -fill white -annotate +0+18 'by ZDoom Community' png8:pngs/WARDUST_heretic_Sprites.png</text:p>
            <text:p>convert background.png -gravity Center -size 270 -pointsize 24 -fill black -annotate +0-14 'Voted #169 mod' -pointsize 20 -fill white -annotate +0+18 'by ZDoom Community' png8:pngs/Wolfenstein_3D_TC.png</text:p>
            <text:p>convert background.png -gravity Center -size 270 -pointsize 24 -fill black -annotate +0-14 'Voted #169 mod' -pointsize 20 -fill white -annotate +0+18 'by ZDoom Community' png8:pngs/X-Weapon:_Helsturm.png</text:p>
            <text:p>convert background.png -gravity Center -size 270 -pointsize 24 -fill black -annotate +0-14 'Voted #169 mod' -pointsize 20 -fill white -annotate +0+18 'by ZDoom Community' png8:pngs/Xim_s_Star_Wars_Doom.png</text:p>
            <text:p>convert background.png -gravity Center -size 270 -pointsize 24 -fill black -annotate +0-14 'Voted #169 mod' -pointsize 20 -fill white -annotate +0+18 'by ZDoom Community' png8:pngs/Zion.png</text:p>
            <text:p>convert background.png -gravity Center -size 270 -pointsize 24 -fill black -annotate +0-14 'Voted #169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2. [url=https://forum.zdoom.org/viewtopic.php?f=43&amp;t=37066#p703762]Guncaster[/url][/b] [[b]61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" calcext:value-type="string">
            <text:p>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" calcext:value-type="string">
            <text:p>[b]4. [url=https://forum.zdoom.org/viewtopic.php?t=37044#p703341]DoomRL Arsenal[/url][/b] [[b]56[/b]: [size=85]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" calcext:value-type="string"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" calcext:value-type="string">
            <text:p>[b]7. [url=https://forum.zdoom.org/viewtopic.php?f=43&amp;t=29915#p567421]Russian Overkill[/url][/b] [[b]44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" calcext:value-type="string"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" calcext:value-type="string"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3[/b]: [size=85]TerminusEst13: 2, DrPyspy: 3, phantombeta: 5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3[/b]: [size=85]TerminusEst13: 2, DrPyspy: 3, phantombeta: 5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" calcext:value-type="string">
            <text:p>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3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" calcext:value-type="string"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boa.realm667.com/]Blade of Agony[/url][/b] [[b]23[/b]: [size=85]Caligari87: 2, ZikShadow: 3, The Ultimate DooMer: 1, dard22: 2, Zcat: 2, Zan: 1, Ravick: 1, Koto: 4, Solmir : 5, kultasakaali: 2[/size]]" calcext:value-type="string">
            <text:p>[b]22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Blade_of_Agony.png" calcext:value-type="string">
            <text:p>convert background.png -gravity Center -size 270 -pointsize 24 -fill black -annotate +0-14 'Voted #22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a_Tailor_Girl.png" calcext:value-type="string">
            <text:p>convert background.png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19&amp;t=21681#p426527]Psychic[/url][/b] [[b]18[/b]: [size=85]TerminusEst13: 5, phantombeta: 2, Somagu: 1, Marrub: 5, Crazy Toni: 2, Tapwave: 3[/size]]" calcext:value-type="string">
            <text:p>[b]27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sychic.png" calcext:value-type="string">
            <text:p>convert background.png -gravity Center -size 270 -pointsize 24 -fill black -annotate +0-14 'Voted #27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29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eautiful_Doom.png" calcext:value-type="string">
            <text:p>convert background.png -gravity Center -size 270 -pointsize 24 -fill black -annotate +0-14 'Voted #2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://www.thekinsie.com/reelism/]Reelism[/url][/b] [[b]17[/b]: [size=85]Marisa Kirisame: 1, Untitled: 3, undeadmonk354: 1, Beed28: 2, Hege Cactus: 2, TriMetall: 1, Captain J: 2, Crazy Toni: 2, QuakedoomNukem Cz: 1, IdiotBitz: 1, Shredder: 1[/size]]" calcext:value-type="string">
            <text:p>[b]29. [url=http://www.thekinsie.com/reelism/]Reelism[/url][/b] [[b]17[/b]: [size=85]Marisa Kirisame: 1, Untitled: 3, undeadmonk354: 1, Beed28: 2, Hege Cactus: 2, TriMetall: 1, Captain J: 2, Crazy Toni: 2, QuakedoomNukem Cz: 1, IdiotBitz: 1, Shredder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33292#p630099]Doom RPG[/url][/b] [[b]16[/b]: [size=85]kadu522: 3, ZikShadow: 1, Sumwunn: 5, Marrub: 2, Master Medi: 3, Ikazu-san: 2[/size]]" calcext:value-type="string">
            <text:p>[b]31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_RPG.png" calcext:value-type="string">
            <text:p>convert background.png -gravity Center -size 270 -pointsize 24 -fill black -annotate +0-14 'Voted #31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store.steampowered.com/app/1072150/Hedon/]Hedon[/url][/b] [[b]16[/b]: [size=85]m8f: 1, Vostyok: 3, spart_n: 5, DoomKrakken: 3, ReformedJoe: 4[/size]]" calcext:value-type="string">
            <text:p>[b]31. [url=https://store.steampowered.com/app/1072150/Hedon/]Hedon[/url][/b] [[b]16[/b]: [size=85]m8f: 1, Vostyok: 3, spart_n: 5, DoomKrakken: 3, ReformedJoe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Hedon.png" calcext:value-type="string">
            <text:p>convert background.png -gravity Center -size 270 -pointsize 24 -fill black -annotate +0-14 'Voted #31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1. [url=https://forum.zdoom.org/viewtopic.php?t=32674#p618450]Pirate Doom[/url][/b] [[b]16[/b]: [size=85]Combine_Kegan: 4, undeadmonk354: 5, Zcat: 4, Ravick: 1, MasterBeavis: 1, Dinosaur_Nerd: 1[/size]]" calcext:value-type="string">
            <text:p>[b]31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Pirate_Doom.png" calcext:value-type="string">
            <text:p>convert background.png -gravity Center -size 270 -pointsize 24 -fill black -annotate +0-14 'Voted #31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8191#p1023165]Enhanced Vanilla Project (EVP)[/url][/b] [[b]15[/b]: [size=85]Rex705: 2, Craneo: 4, ChocoGuevara: 4, TheZombie: 5[/size]]" calcext:value-type="string">
            <text:p>[b]34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Enhanced_Vanilla_Project__EVP_.png" calcext:value-type="string">
            <text:p>convert background.png -gravity Center -size 270 -pointsize 24 -fill black -annotate +0-14 'Voted #3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4[/b]: [size=85]QuakedoomNukem Cz: 1, Apaul27 : 2, wolfmanfp: 2, Мichаеlis: 2, DoodGuy: 2, Tartlman: 2, ReformedJoe: 3[/size]]" calcext:value-type="string"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3&amp;t=54904#p969133]Lithium[/url][/b] [[b]14[/b]: [size=85]Dr_Cosmobyte: 1, Somagu: 1, TriMetall: 3, Ikazu-san: 3, Dawn111: 2, DYD: 4[/size]]" calcext:value-type="string">
            <text:p>[b]35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ithium.png" calcext:value-type="string">
            <text:p>convert background.png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43&amp;t=51035#p888249]LegenDoom[/url][/b] [[b]13[/b]: [size=85]Hege Cactus: 3, 4thcharacter: 3, ZikShadow: 1, Sumwunn: 3, Crazy Toni: 2, IdiotBitz: 1[/size]]" calcext:value-type="string">
            <text:p>[b]37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egenDoom.png" calcext:value-type="string">
            <text:p>convert background.png -gravity Center -size 270 -pointsize 24 -fill black -annotate +0-14 'Voted #3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f=46&amp;t=62641#p1080654]Nash's Gore Mod[/url][/b] [[b]13[/b]: [size=85]Hipnotic Rogue: 1, AlphaEnt: 1, BerserkerNoir: 2, xim: 2, Rex705: 1, Craneo: 5, Hexereticdoom: 1[/size]]" calcext:value-type="string">
            <text:p>[b]37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Nash_s_Gore_Mod.png" calcext:value-type="string">
            <text:p>convert background.png -gravity Center -size 270 -pointsize 24 -fill black -annotate +0-14 'Voted #37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12[/b]: [size=85]leodoom85: 1, Jaxxoon R: 3, YukesVonFaust: 1, silentzora: 3, A_D_M_E_R_A_L: 4[/size]]" calcext:value-type="string">
            <text:p>[b]39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30942#p586255]Hunter’s Moon[/url][/b] [[b]12[/b]: [size=85]ibm5155: 3, D3athStalker: 1, Мichаеlis: 1, shotfan: 2, DYD: 5[/size]]" calcext:value-type="string">
            <text:p>[b]39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unter’s_Moon.png" calcext:value-type="string">
            <text:p>convert background.png -gravity Center -size 270 -pointsize 24 -fill black -annotate +0-14 'Voted #39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9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Kriegsland:_Blutorden.png" calcext:value-type="string">
            <text:p>convert background.png -gravity Center -size 270 -pointsize 24 -fill black -annotate +0-14 'Voted #3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t=61301#p1063747]Slayer's Rampage[/url][/b] [[b]12[/b]: [size=85]Rex705: 2, iamcarrotmaster: 4, Martinoz: 1, TheZombie: 5[/size]]" calcext:value-type="string">
            <text:p>[b]39. [url=https://forum.zdoom.org/viewtopic.php?t=61301#p1063747]Slayer's Rampage[/url][/b] [[b]12[/b]: [size=85]Rex705: 2, iamcarrotmaster: 4, Martinoz: 1, TheZombie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Slayer_s_Rampage.png" calcext:value-type="string">
            <text:p>convert background.png -gravity Center -size 270 -pointsize 24 -fill black -annotate +0-14 'Voted #39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t=53010#p928835]MetaDoom[/url][/b] [[b]11[/b]: [size=85]Shadelight: 1, DrPyspy: 3, Sumwunn: 1, Crazy Toni: 2, DoodGuy: 3, ErrantMasa: 1[/size]]" calcext:value-type="string">
            <text:p>[b]43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MetaDoom.png" calcext:value-type="string">
            <text:p>convert background.png -gravity Center -size 270 -pointsize 24 -fill black -annotate +0-14 'Voted #43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t=45550#p753192]Smooth Doom[/url][/b] [[b]11[/b]: [size=85]Dr_Cosmobyte: 1, lizardcommando: 1, AlexThePianoNailer: 2, Cacodemon345: 2, Curunir: 4, terminator44: 1[/size]]" calcext:value-type="string">
            <text:p>[b]43. [url=https://forum.zdoom.org/viewtopic.php?t=45550#p753192]Smooth Doom[/url][/b] [[b]11[/b]: [size=85]Dr_Cosmobyte: 1, lizardcommando: 1, AlexThePianoNailer: 2, Cacodemon345: 2, Curunir: 4, terminator44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Smooth_Doom.png" calcext:value-type="string">
            <text:p>convert background.png -gravity Center -size 270 -pointsize 24 -fill black -annotate +0-14 'Voted #43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46&amp;t=48780#p839642]Ultimate DoomVisor[/url][/b] [[b]11[/b]: [size=85]BerserkerNoir: 1, LastManonEarth: 5, Elodorian: 5[/size]]" calcext:value-type="string">
            <text:p>[b]43. [url=https://forum.zdoom.org/viewtopic.php?f=46&amp;t=48780#p839642]Ultimate DoomVisor[/url][/b] [[b]11[/b]: [size=85]BerserkerNoir: 1, LastManonEarth: 5, Elodorian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Ultimate_DoomVisor.png" calcext:value-type="string">
            <text:p>convert background.png -gravity Center -size 270 -pointsize 24 -fill black -annotate +0-14 'Voted #43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f=19&amp;t=35135#p661646]Doom: The Golden Souls[/url][/b] [[b]10[/b]: [size=85]The Ultimate DooMer: 1, Koto: 1, Apaul27 : 2, Мichаеlis: 1, excedentia: 5[/size]]" calcext:value-type="string">
            <text:p>[b]46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oom:_The_Golden_Souls.png" calcext:value-type="string">
            <text:p>convert background.png -gravity Center -size 270 -pointsize 24 -fill black -annotate +0-14 'Voted #46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3&amp;t=67025#p1132672]Hexen: Walpurgis[/url][/b] [[b]10[/b]: [size=85]eharper256: 1, Jarewill: 1, SallazarSpellcaster: 5, MaxRideWizardLord: 3[/size]]" calcext:value-type="string">
            <text:p>[b]46. [url=https://forum.zdoom.org/viewtopic.php?f=43&amp;t=67025#p1132672]Hexen: Walpurgis[/url][/b] [[b]10[/b]: [size=85]eharper256: 1, Jarewill: 1, SallazarSpellcaster: 5, MaxRideWizardLord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Hexen:_Walpurgis.png" calcext:value-type="string">
            <text:p>convert background.png -gravity Center -size 270 -pointsize 24 -fill black -annotate +0-14 'Voted #46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t=35846#p676444]Wrath of Cronos RPG[/url][/b] [[b]10[/b]: [size=85]Master Medi: 2, Zan: 1, TheMightyHeracross: 3, IdiotBitz: 1, SallazarSpellcaster: 2, MaxRideWizardLord: 1[/size]]" calcext:value-type="string">
            <text:p>[b]46. [url=https://forum.zdoom.org/viewtopic.php?t=35846#p676444]Wrath of Cronos RPG[/url][/b] [[b]10[/b]: [size=85]Master Medi: 2, Zan: 1, TheMightyHeracross: 3, IdiotBitz: 1, SallazarSpellcaster: 2, MaxRideWizardLord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Wrath_of_Cronos_RPG.png" calcext:value-type="string">
            <text:p>convert background.png -gravity Center -size 270 -pointsize 24 -fill black -annotate +0-14 'Voted #4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6. [url=https://www.doomworld.com/idgames/levels/doom2/Ports/v-z/zendyn_x]Zen Dynamics[/url][/b] [[b]10[/b]: [size=85]TerminusEst13: 1, Captain J: 4, Crazy Toni: 2, Tapwave: 3[/size]]" calcext:value-type="string">
            <text:p>[b]46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Zen_Dynamics.png" calcext:value-type="string">
            <text:p>convert background.png -gravity Center -size 270 -pointsize 24 -fill black -annotate +0-14 'Voted #46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t=45804#p760002]Hocusdoom[/url][/b] [[b]8[/b]: [size=85]Master Medi: 2, Мichаеlis: 2, MaxRideWizardLord: 4[/size]]" calcext:value-type="string">
            <text:p>[b]54. [url=https://forum.zdoom.org/viewtopic.php?t=45804#p760002]Hocusdoom[/url][/b] [[b]8[/b]: [size=85]Master Medi: 2, Мichаеlis: 2, MaxRideWizardLord: 4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ocusdoom.png" calcext:value-type="string">
            <text:p>convert background.png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www.doomworld.com/forum/topic/57957-psx-doomfinal-doom-tc-version-2135-now-released/]PlayStation Doom TC[/url][/b] [[b]8[/b]: [size=85]leodoom85: 1, lil'devil: 1, Olroda: 5, Ravick: 1[/size]]" calcext:value-type="string">
            <text:p>[b]54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layStation_Doom_TC.png" calcext:value-type="string">
            <text:p>convert background.png -gravity Center -size 270 -pointsize 24 -fill black -annotate +0-14 'Voted #5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f=43&amp;t=55487#p982784]AEons Of Death[/url][/b] [[b]7[/b]: [size=85]leodoom85: 1, undeadmonk354: 2, lil'devil: 1, The_Abysswalker: 2, MaxRideWizardLord: 1[/size]]" calcext:value-type="string">
            <text:p>[b]56. [url=https://forum.zdoom.org/viewtopic.php?f=43&amp;t=55487#p982784]AEons Of Death[/url][/b] [[b]7[/b]: [size=85]leodoom85: 1, undeadmonk354: 2, lil'devil: 1, The_Abysswalker: 2, MaxRideWizardLord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AEons_Of_Death.png" calcext:value-type="string">
            <text:p>convert background.png -gravity Center -size 270 -pointsize 24 -fill black -annotate +0-14 'Voted #56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forum.zdoom.org/viewtopic.php?t=56668#p1000996]Rise Of The Wool Ball[/url][/b] [[b]7[/b]: [size=85]TheMightyHeracross: 3, QuakedoomNukem Cz: 1, Apaul27 : 3[/size]]" calcext:value-type="string">
            <text:p>[b]56. [url=https://forum.zdoom.org/viewtopic.php?t=56668#p1000996]Rise Of The Wool Ball[/url][/b] [[b]7[/b]: [size=85]TheMightyHeracross: 3, QuakedoomNukem Cz: 1, Apaul27 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Rise_Of_The_Wool_Ball.png" calcext:value-type="string">
            <text:p>convert background.png -gravity Center -size 270 -pointsize 24 -fill black -annotate +0-14 'Voted #56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6. [url=https://forum.zdoom.org/viewtopic.php?f=45&amp;t=13704#p278356]The Ghoul's Forest 3[/url][/b] [[b]7[/b]: [size=85]ibm5155: 1, undeadmonk354: 4, lil'devil: 2[/size]]" calcext:value-type="string">
            <text:p>[b]56. [url=https://forum.zdoom.org/viewtopic.php?f=45&amp;t=13704#p278356]The Ghoul's Forest 3[/url][/b] [[b]7[/b]: [size=85]ibm5155: 1, undeadmonk354: 4, lil'devil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The_Ghoul_s_Forest_3.png" calcext:value-type="string">
            <text:p>convert background.png -gravity Center -size 270 -pointsize 24 -fill black -annotate +0-14 'Voted #56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6. [url=https://forum.zdoom.org/viewtopic.php?f=43&amp;t=55465#p982269]WW-Cola3[/url][/b] [[b]7[/b]: [size=85]phantombeta: 2, Apaul27 : 2, wolfmanfp: 3[/size]]" calcext:value-type="string">
            <text:p>[b]56. [url=https://forum.zdoom.org/viewtopic.php?f=43&amp;t=55465#p982269]WW-Cola3[/url][/b] [[b]7[/b]: [size=85]phantombeta: 2, Apaul27 : 2, wolfmanfp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WW-Cola3.png" calcext:value-type="string">
            <text:p>convert background.png -gravity Center -size 270 -pointsize 24 -fill black -annotate +0-14 'Voted #56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6[/b]: [size=85]TheLightBad96: 1, erni945: 1, YukesVonFaust: 3, Jarewill: 1[/size]]" calcext:value-type="string">
            <text:p>[b]60. [url=https://forum.zdoom.org/viewtopic.php?f=19&amp;t=50299#p874982]Aracnocide[/url][/b] [[b]6[/b]: [size=85]TheLightBad96: 1, erni945: 1, YukesVonFaust: 3, Jarewill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19&amp;t=55387#p980696]Daytime Drama[/url][/b] [[b]6[/b]: [size=85]leodoom85: 1, Marisa Kirisame: 1, lil'devil: 4[/size]]" calcext:value-type="string">
            <text:p>[b]60. [url=https://forum.zdoom.org/viewtopic.php?f=19&amp;t=55387#p980696]Daytime Drama[/url][/b] [[b]6[/b]: [size=85]leodoom85: 1, Marisa Kirisame: 1, lil'devil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aytime_Drama.png" calcext:value-type="string">
            <text:p>convert background.png -gravity Center -size 270 -pointsize 24 -fill black -annotate +0-14 'Voted #6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f=43&amp;t=52262#p912321]Doom Delta[/url][/b] [[b]6[/b]: [size=85]PlayerLin: 2, Hellser: 2, YukesVonFaust: 1, terminator44: 1[/size]]" calcext:value-type="string">
            <text:p>[b]60. [url=https://forum.zdoom.org/viewtopic.php?f=43&amp;t=52262#p912321]Doom Delta[/url][/b] [[b]6[/b]: [size=85]PlayerLin: 2, Hellser: 2, YukesVonFaust: 1, terminator44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oom_Delta.png" calcext:value-type="string">
            <text:p>convert background.png -gravity Center -size 270 -pointsize 24 -fill black -annotate +0-14 'Voted #60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t=34430#p651069]DTS-T[/url][/b] [[b]6[/b]: [size=85]Sgt. Shivers: 5, IdiotBitz: 1[/size]]" calcext:value-type="string">
            <text:p>[b]60. [url=https://forum.zdoom.org/viewtopic.php?t=34430#p651069]DTS-T[/url][/b] [[b]6[/b]: [size=85]Sgt. Shivers: 5, IdiotBitz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TS-T.png" calcext:value-type="string">
            <text:p>convert background.png -gravity Center -size 270 -pointsize 24 -fill black -annotate +0-14 'Voted #6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f=19&amp;t=52867#p925329]Project Einherjar[/url][/b] [[b]6[/b]: [size=85]Rachael: 1, TheLightBad96: 2, YukesVonFaust: 1, Vostyok: 2[/size]]" calcext:value-type="string">
            <text:p>[b]60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Einherjar.png" calcext:value-type="string">
            <text:p>convert background.png -gravity Center -size 270 -pointsize 24 -fill black -annotate +0-14 'Voted #6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forum.zdoom.org/viewtopic.php?t=52301#p913612]Shadow Of The Wool Ball[/url][/b] [[b]6[/b]: [size=85]QuakedoomNukem Cz: 1, Apaul27 : 3, AlphaEnt: 2[/size]]" calcext:value-type="string">
            <text:p>[b]60. [url=https://forum.zdoom.org/viewtopic.php?t=52301#p913612]Shadow Of The Wool Ball[/url][/b] [[b]6[/b]: [size=85]QuakedoomNukem Cz: 1, Apaul27 : 3, AlphaEnt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hadow_Of_The_Wool_Ball.png" calcext:value-type="string">
            <text:p>convert background.png -gravity Center -size 270 -pointsize 24 -fill black -annotate +0-14 'Voted #6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s://forum.zdoom.org/viewtopic.php?f=19&amp;t=36821#p698354]Weapons of Saturn[/url][/b] [[b]6[/b]: [size=85]m8f: 1, Cyanide: 1, eharper256: 2, lizardcommando: 1, BerserkerNoir: 1[/size]]" calcext:value-type="string">
            <text:p>[b]60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eapons_of_Saturn.png" calcext:value-type="string">
            <text:p>convert background.png -gravity Center -size 270 -pointsize 24 -fill black -annotate +0-14 'Voted #6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f=43&amp;t=60436#p1052527]Zagemod[/url][/b] [[b]6[/b]: [size=85]Error313: 3, Squirb: 3[/size]]" calcext:value-type="string">
            <text:p>[b]60. [url=https://forum.zdoom.org/viewtopic.php?f=43&amp;t=60436#p1052527]Zagemod[/url][/b] [[b]6[/b]: [size=85]Error313: 3, Squirb: 3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agemod.png" calcext:value-type="string">
            <text:p>convert background.png -gravity Center -size 270 -pointsize 24 -fill black -annotate +0-14 'Voted #6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0. [url=https://forum.zdoom.org/viewtopic.php?t=51000#p887649]Zero Tolerance[/url][/b] [[b]6[/b]: [size=85]Combine_Kegan: 1, Tapwave: 3, Hellser: 2[/size]]" calcext:value-type="string">
            <text:p>[b]60. [url=https://forum.zdoom.org/viewtopic.php?t=51000#p887649]Zero Tolerance[/url][/b] [[b]6[/b]: [size=85]Combine_Kegan: 1, Tapwave: 3, Hellser: 2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ero_Tolerance.png" calcext:value-type="string">
            <text:p>convert background.png -gravity Center -size 270 -pointsize 24 -fill black -annotate +0-14 'Voted #6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9. [url=https://www.moddb.com/mods/brutal-doom-64]Brutal Doom 64[/url][/b] [[b]5[/b]: [size=85]MasterBeavis: 2, AlexThePianoNailer: 1, Martinoz: 1, TheZombie: 1[/size]]" calcext:value-type="string">
            <text:p>[b]69. [url=https://www.moddb.com/mods/brutal-doom-64]Brutal Doom 64[/url][/b] [[b]5[/b]: [size=85]MasterBeavis: 2, AlexThePianoNailer: 1, Martinoz: 1, TheZombie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Brutal_Doom_64.png" calcext:value-type="string">
            <text:p>convert background.png -gravity Center -size 270 -pointsize 24 -fill black -annotate +0-14 'Voted #69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9. [url=https://forum.zdoom.org/viewtopic.php?f=43&amp;t=48985#p845608]Faspons[/url][/b] [[b]5[/b]: [size=85]Somagu: 1, Bigger C: 4[/size]]" calcext:value-type="string">
            <text:p>[b]69. [url=https://forum.zdoom.org/viewtopic.php?f=43&amp;t=48985#p845608]Faspons[/url][/b] [[b]5[/b]: [size=85]Somagu: 1, Bigger C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Faspons.png" calcext:value-type="string">
            <text:p>convert background.png -gravity Center -size 270 -pointsize 24 -fill black -annotate +0-14 'Voted #69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9. [url=https://www.doomworld.com/idgames/levels/doom2/Ports/a-c/circus2]Happy Time Circus ][[/url][/b] [[b]5[/b]: [size=85]Ravick: 1, Major Cooke: 4[/size]]" calcext:value-type="string">
            <text:p>[b]69. [url=https://www.doomworld.com/idgames/levels/doom2/Ports/a-c/circus2]Happy Time Circus ][[/url][/b] [[b]5[/b]: [size=85]Ravick: 1, Major Cooke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Happy_Time_Circus_][.png" calcext:value-type="string">
            <text:p>convert background.png -gravity Center -size 270 -pointsize 24 -fill black -annotate +0-14 'Voted #69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9. [url=https://forum.zdoom.org/viewtopic.php?f=43&amp;t=66059#p1120875]HexArcana[/url][/b] [[b]5[/b]: [size=85]SallazarSpellcaster: 5[/size]]" calcext:value-type="string">
            <text:p>[b]69. [url=https://forum.zdoom.org/viewtopic.php?f=43&amp;t=66059#p1120875]HexArcana[/url][/b] [[b]5[/b]: [size=85]SallazarSpellcaster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HexArcana.png" calcext:value-type="string">
            <text:p>convert background.png -gravity Center -size 270 -pointsize 24 -fill black -annotate +0-14 'Voted #6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9. [url=https://forum.zdoom.org/viewtopic.php?f=43&amp;t=47229#p798227]JohnnyDoom[/url][/b] [[b]5[/b]: [size=85]Brohnesorge: 4, Turbo: 1[/size]]" calcext:value-type="string">
            <text:p>[b]69. [url=https://forum.zdoom.org/viewtopic.php?f=43&amp;t=47229#p798227]JohnnyDoom[/url][/b] [[b]5[/b]: [size=85]Brohnesorge: 4, Turbo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JohnnyDoom.png" calcext:value-type="string">
            <text:p>convert background.png -gravity Center -size 270 -pointsize 24 -fill black -annotate +0-14 'Voted #69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9. [url=https://forum.zdoom.org/viewtopic.php?t=29815#p565772]Nazis![/url][/b] [[b]5[/b]: [size=85]ZikShadow: 1, Sgt. Shivers: 4[/size]]" calcext:value-type="string">
            <text:p>[b]69. [url=https://forum.zdoom.org/viewtopic.php?t=29815#p565772]Nazis![/url][/b] [[b]5[/b]: [size=85]ZikShadow: 1, Sgt. Shivers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Nazis!.png" calcext:value-type="string">
            <text:p>convert background.png -gravity Center -size 270 -pointsize 24 -fill black -annotate +0-14 'Voted #69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9. [url=http://doomworld.com/idgames/?id=12747]RTC-3057 Hub 1[/url][/b] [[b]5[/b]: [size=85]wildweasel: 5[/size]]" calcext:value-type="string">
            <text:p>[b]69. [url=http://doomworld.com/idgames/?id=12747]RTC-3057 Hub 1[/url][/b] [[b]5[/b]: [size=85]wildweasel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RTC-3057_Hub_1.png" calcext:value-type="string">
            <text:p>convert background.png -gravity Center -size 270 -pointsize 24 -fill black -annotate +0-14 'Voted #69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9. [url=https://forum.zdoom.org/viewtopic.php?f=42&amp;t=35879#p677083]S.U.P.E.R Natural[/url][/b] [[b]5[/b]: [size=85]Major Cooke: 5[/size]]" calcext:value-type="string">
            <text:p>[b]69. [url=https://forum.zdoom.org/viewtopic.php?f=42&amp;t=35879#p677083]S.U.P.E.R Natural[/url][/b] [[b]5[/b]: [size=85]Major Cooke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.U.P.E.R_Natural.png" calcext:value-type="string">
            <text:p>convert background.png -gravity Center -size 270 -pointsize 24 -fill black -annotate +0-14 'Voted #69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9. [url=https://forum.zdoom.org/viewtopic.php?f=42&amp;t=60219#p1049804]Soundless Mound[/url][/b] [[b]5[/b]: [size=85]Rachael: 1, dard22: 3, MasterBeavis: 1[/size]]" calcext:value-type="string">
            <text:p>[b]69. [url=https://forum.zdoom.org/viewtopic.php?f=42&amp;t=60219#p1049804]Soundless Mound[/url][/b] [[b]5[/b]: [size=85]Rachael: 1, dard22: 3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oundless_Mound.png" calcext:value-type="string">
            <text:p>convert background.png -gravity Center -size 270 -pointsize 24 -fill black -annotate +0-14 'Voted #69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9. [url=http://stronghold.drdteam.org/]Stronghold: On the Edge of Chaos[/url][/b] [[b]5[/b]: [size=85]Caligari87: 2, The Ultimate DooMer: 1, Ravick: 1, AlphaEnt: 1[/size]]" calcext:value-type="string">
            <text:p>[b]69. [url=http://stronghold.drdteam.org/]Stronghold: On the Edge of Chaos[/url][/b] [[b]5[/b]: [size=85]Caligari87: 2, The Ultimate DooMer: 1, Ravick: 1, AlphaEn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tronghold:_On_the_Edge_of_Chaos.png" calcext:value-type="string">
            <text:p>convert background.png -gravity Center -size 270 -pointsize 24 -fill black -annotate +0-14 'Voted #69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9. [url=https://forum.zdoom.org/viewtopic.php?t=33330#p630834]Terrorists![/url][/b] [[b]5[/b]: [size=85] TheNightATK300: 2, TriMetall: 2, ZikShadow: 1[/size]]" calcext:value-type="string">
            <text:p>[b]69. [url=https://forum.zdoom.org/viewtopic.php?t=33330#p630834]Terrorists![/url][/b] [[b]5[/b]: [size=85] TheNightATK300: 2, TriMetall: 2, ZikShadow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Terrorists!.png" calcext:value-type="string">
            <text:p>convert background.png -gravity Center -size 270 -pointsize 24 -fill black -annotate +0-14 'Voted #69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9. [url=https://forum.zdoom.org/viewtopic.php?f=43&amp;t=57655#p1015050]The Soldier Z[/url][/b] [[b]5[/b]: [size=85]Shi No Hime: 5[/size]]" calcext:value-type="string">
            <text:p>[b]69. [url=https://forum.zdoom.org/viewtopic.php?f=43&amp;t=57655#p1015050]The Soldier Z[/url][/b] [[b]5[/b]: [size=85]Shi No Hime: 5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The_Soldier_Z.png" calcext:value-type="string">
            <text:p>convert background.png -gravity Center -size 270 -pointsize 24 -fill black -annotate +0-14 'Voted #69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9. [url=https://forum.zdoom.org/viewtopic.php?f=42&amp;t=45877#p761802]Threshold Of Pain[/url][/b] [[b]5[/b]: [size=85]JDSH98: 2, silentzora: 3[/size]]" calcext:value-type="string">
            <text:p>[b]69. [url=https://forum.zdoom.org/viewtopic.php?f=42&amp;t=45877#p761802]Threshold Of Pain[/url][/b] [[b]5[/b]: [size=85]JDSH98: 2, silentzora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Threshold_Of_Pain.png" calcext:value-type="string">
            <text:p>convert background.png -gravity Center -size 270 -pointsize 24 -fill black -annotate +0-14 'Voted #69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69. [url=https://forum.zdoom.org/viewtopic.php?f=42&amp;t=25358#p484506]Unloved[/url][/b] [[b]5[/b]: [size=85]Rachael: 1, Ravick: 1, excedentia: 2, MasterBeavis: 1[/size]]" calcext:value-type="string">
            <text:p>[b]69. [url=https://forum.zdoom.org/viewtopic.php?f=42&amp;t=25358#p484506]Unloved[/url][/b] [[b]5[/b]: [size=85]Rachael: 1, Ravick: 1, excedentia: 2, MasterBeavis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Unloved.png" calcext:value-type="string">
            <text:p>convert background.png -gravity Center -size 270 -pointsize 24 -fill black -annotate +0-14 'Voted #6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forum.zdoom.org/viewtopic.php?f=43&amp;t=48872#p842280]10x[/url][/b] [[b]4[/b]: [size=85]Beed28: 4[/size]]" calcext:value-type="string">
            <text:p>[b]83. [url=https://forum.zdoom.org/viewtopic.php?f=43&amp;t=48872#p842280]10x[/url][/b] [[b]4[/b]: [size=85]Beed28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10x.png" calcext:value-type="string">
            <text:p>convert background.png -gravity Center -size 270 -pointsize 24 -fill black -annotate +0-14 'Voted #8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://action.mancubus.net/actiondoom/]Action Doom[/url][/b] [[b]4[/b]: [size=85]lil'devil: 2, QuakedoomNukem Cz: 1, IdiotBitz: 1[/size]]" calcext:value-type="string">
            <text:p>[b]83. [url=http://action.mancubus.net/actiondoom/]Action Doom[/url][/b] [[b]4[/b]: [size=85]lil'devil: 2, QuakedoomNukem Cz: 1, IdiotBitz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ction_Doom.png" calcext:value-type="string">
            <text:p>convert background.png -gravity Center -size 270 -pointsize 24 -fill black -annotate +0-14 'Voted #8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forum.zdoom.org/viewtopic.php?f=43&amp;t=52363#p914958]Argent[/url][/b] [[b]4[/b]: [size=85]Cyanide: 1, eharper256: 2, terminator44: 1[/size]]" calcext:value-type="string">
            <text:p>[b]83. [url=https://forum.zdoom.org/viewtopic.php?f=43&amp;t=52363#p914958]Argent[/url][/b] [[b]4[/b]: [size=85]Cyanide: 1, eharper256: 2, terminator44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rgent.png" calcext:value-type="string">
            <text:p>convert background.png -gravity Center -size 270 -pointsize 24 -fill black -annotate +0-14 'Voted #83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www.doomworld.com/idgames/levels/doom2/Ports/m-o/njbgpabh]BGPA Missions Liberation[/url][/b] [[b]4[/b]: [size=85]Ravick: 1, Koto: 3[/size]]" calcext:value-type="string">
            <text:p>[b]83. [url=https://www.doomworld.com/idgames/levels/doom2/Ports/m-o/njbgpabh]BGPA Missions Liberation[/url][/b] [[b]4[/b]: [size=85]Ravick: 1, Koto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GPA_Missions_Liberation.png" calcext:value-type="string">
            <text:p>convert background.png -gravity Center -size 270 -pointsize 24 -fill black -annotate +0-14 'Voted #8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forum.zdoom.org/viewtopic.php?f=43&amp;t=52102#p909138]Bratwurst[/url][/b] [[b]4[/b]: [size=85]xim: 4[/size]]" calcext:value-type="string">
            <text:p>[b]83. [url=https://forum.zdoom.org/viewtopic.php?f=43&amp;t=52102#p909138]Bratwurst[/url][/b] [[b]4[/b]: [size=85]xim: 4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ratwurst.png" calcext:value-type="string">
            <text:p>convert background.png -gravity Center -size 270 -pointsize 24 -fill black -annotate +0-14 'Voted #8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43&amp;t=54322#p956169]Bullet-Eye[/url][/b] [[b]4[/b]: [size=85]eharper256: 1, Ikazu-san: 3[/size]]" calcext:value-type="string">
            <text:p>[b]83. [url=https://forum.zdoom.org/viewtopic.php?f=43&amp;t=54322#p956169]Bullet-Eye[/url][/b] [[b]4[/b]: [size=85]eharper256: 1, Ikazu-san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llet-Eye.png" calcext:value-type="string">
            <text:p>convert background.png -gravity Center -size 270 -pointsize 24 -fill black -annotate +0-14 'Voted #8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forum.zdoom.org/viewtopic.php?f=19&amp;t=35458#p668203]Burl Tumd[/url][/b] [[b]4[/b]: [size=85]Matt: 1, Combine_Kegan: 2, Azba: 1[/size]]" calcext:value-type="string">
            <text:p>[b]83. [url=https://forum.zdoom.org/viewtopic.php?f=19&amp;t=35458#p668203]Burl Tumd[/url][/b] [[b]4[/b]: [size=85]Matt: 1, Combine_Kegan: 2, Azba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s://www.doomworld.com/idgames/levels/doom2/Ports/d-f/de-pkg]Demon Eclipse[/url][/b] [[b]4[/b]: [size=85]The Ultimate DooMer: 1, Solmir : 3[/size]]" calcext:value-type="string">
            <text:p>[b]83. [url=https://www.doomworld.com/idgames/levels/doom2/Ports/d-f/de-pkg]Demon Eclipse[/url][/b] [[b]4[/b]: [size=85]The Ultimate DooMer: 1, Solmir 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emon_Eclipse.png" calcext:value-type="string">
            <text:p>convert background.png -gravity Center -size 270 -pointsize 24 -fill black -annotate +0-14 'Voted #8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19&amp;t=46509#p778245]Droplets: Simulated Blood[/url][/b] [[b]4[/b]: [size=85]Hipnotic Rogue: 1, Dr_Cosmobyte: 1, IdiotBitz: 1, Hexereticdoom: 1[/size]]" calcext:value-type="string">
            <text:p>[b]83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roplets:_Simulated_Blood.png" calcext:value-type="string">
            <text:p>convert background.png -gravity Center -size 270 -pointsize 24 -fill black -annotate +0-14 'Voted #8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s://forum.zdoom.org/viewtopic.php?f=43&amp;t=48074#p820532]HXRTC Project[/url][/b] [[b]4[/b]: [size=85]leodoom85: 1, ErrantMasa: 3[/size]]" calcext:value-type="string">
            <text:p>[b]83. [url=https://forum.zdoom.org/viewtopic.php?f=43&amp;t=48074#p820532]HXRTC Project[/url][/b] [[b]4[/b]: [size=85]leodoom85: 1, ErrantMasa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XRTC_Project.png" calcext:value-type="string">
            <text:p>convert background.png -gravity Center -size 270 -pointsize 24 -fill black -annotate +0-14 'Voted #8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forum.zdoom.org/viewtopic.php?f=43&amp;t=57092#p1006758]Juvenile Power Fantasy[/url][/b] [[b]4[/b]: [size=85]Brohnesorge: 2, Rachael: 1, Shi No Hime: 1[/size]]" calcext:value-type="string">
            <text:p>[b]83. [url=https://forum.zdoom.org/viewtopic.php?f=43&amp;t=57092#p1006758]Juvenile Power Fantasy[/url][/b] [[b]4[/b]: [size=85]Brohnesorge: 2, Rachael: 1, Shi No Hime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uvenile_Power_Fantasy.png" calcext:value-type="string">
            <text:p>convert background.png -gravity Center -size 270 -pointsize 24 -fill black -annotate +0-14 'Voted #8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s://mmaulwurff.github.io/pages/toolbox]m8f’s toolbox[/url][/b] [[b]4[/b]: [size=85]Squirb: 3, Hexereticdoom: 1[/size]]" calcext:value-type="string">
            <text:p>[b]83. [url=https://mmaulwurff.github.io/pages/toolbox]m8f’s toolbox[/url][/b] [[b]4[/b]: [size=85]Squirb: 3, Hexereticdoom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m8f’s_toolbox.png" calcext:value-type="string">
            <text:p>convert background.png -gravity Center -size 270 -pointsize 24 -fill black -annotate +0-14 'Voted #83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s://forum.zdoom.org/viewtopic.php?f=46&amp;t=33079#p626384]NC HUD[/url][/b] [[b]4[/b]: [size=85]m8f: 1, Squirb: 3[/size]]" calcext:value-type="string">
            <text:p>[b]83. [url=https://forum.zdoom.org/viewtopic.php?f=46&amp;t=33079#p626384]NC HUD[/url][/b] [[b]4[/b]: [size=85]m8f: 1, Squirb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NC_HUD.png" calcext:value-type="string">
            <text:p>convert background.png -gravity Center -size 270 -pointsize 24 -fill black -annotate +0-14 'Voted #8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://www.perkristian.net/game_doom-sfx.shtml]Perkristan's HD Sounds[/url][/b] [[b]4[/b]: [size=85]Caligari87: 1, AlexThePianoNailer: 2, LastManonEarth: 1[/size]]" calcext:value-type="string">
            <text:p>[b]83. [url=http://www.perkristian.net/game_doom-sfx.shtml]Perkristan's HD Sounds[/url][/b] [[b]4[/b]: [size=85]Caligari87: 1, AlexThePianoNailer: 2, LastManonEarth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Perkristan_s_HD_Sounds.png" calcext:value-type="string">
            <text:p>convert background.png -gravity Center -size 270 -pointsize 24 -fill black -annotate +0-14 'Voted #8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s://forum.zdoom.org/viewtopic.php?f=46&amp;t=58340#p1025419]Reikall's Voxels[/url][/b] [[b]4[/b]: [size=85]m8f: 1, LastManonEarth: 3[/size]]" calcext:value-type="string">
            <text:p>[b]83. [url=https://forum.zdoom.org/viewtopic.php?f=46&amp;t=58340#p1025419]Reikall's Voxels[/url][/b] [[b]4[/b]: [size=85]m8f: 1, LastManonEarth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ikall_s_Voxels.png" calcext:value-type="string">
            <text:p>convert background.png -gravity Center -size 270 -pointsize 24 -fill black -annotate +0-14 'Voted #8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3. [url=https://forum.zdoom.org/viewtopic.php?t=23024&amp;#p451257]Serpent Resurrection[/url][/b] [[b]4[/b]: [size=85]The Ultimate DooMer: 1, TheMightyHeracross: 3[/size]]" calcext:value-type="string">
            <text:p>[b]83. [url=https://forum.zdoom.org/viewtopic.php?t=23024&amp;#p451257]Serpent Resurrection[/url][/b] [[b]4[/b]: [size=85]The Ultimate DooMer: 1, TheMightyHeracross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erpent_Resurrection.png" calcext:value-type="string">
            <text:p>convert background.png -gravity Center -size 270 -pointsize 24 -fill black -annotate +0-14 'Voted #8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3. [url=https://forum.zdoom.org/viewtopic.php?f=43&amp;t=57310#p1010252]Shades of Doom[/url][/b] [[b]4[/b]: [size=85]Dr_Cosmobyte: 2, eharper256: 2[/size]]" calcext:value-type="string">
            <text:p>[b]83. [url=https://forum.zdoom.org/viewtopic.php?f=43&amp;t=57310#p1010252]Shades of Doom[/url][/b] [[b]4[/b]: [size=85]Dr_Cosmobyte: 2, eharper256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ades_of_Doom.png" calcext:value-type="string">
            <text:p>convert background.png -gravity Center -size 270 -pointsize 24 -fill black -annotate +0-14 'Voted #8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3. [url=https://forum.zdoom.org/viewtopic.php?t=47302#p800865]Shut up and Bleed[/url][/b] [[b]4[/b]: [size=85]Dr_Cosmobyte: 1, Somagu: 1, Azba: 1, YukesVonFaust: 1[/size]]" calcext:value-type="string">
            <text:p>[b]83. [url=https://forum.zdoom.org/viewtopic.php?t=47302#p800865]Shut up and Bleed[/url][/b] [[b]4[/b]: [size=85]Dr_Cosmobyte: 1, Somagu: 1, Azba: 1, YukesVonFaust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ut_up_and_Bleed.png" calcext:value-type="string">
            <text:p>convert background.png -gravity Center -size 270 -pointsize 24 -fill black -annotate +0-14 'Voted #8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3. [url=https://forum.zdoom.org/viewtopic.php?f=105&amp;t=54992#p971348]SpriteShadow[/url][/b] [[b]4[/b]: [size=85]m8f: 1, Caligari87: 1, Hipnotic Rogue: 1, Cyanide: 1[/size]]" calcext:value-type="string">
            <text:p>[b]83. [url=https://forum.zdoom.org/viewtopic.php?f=105&amp;t=54992#p971348]SpriteShadow[/url][/b] [[b]4[/b]: [size=85]m8f: 1, Caligari87: 1, Hipnotic Rogue: 1, Cyanide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priteShadow.png" calcext:value-type="string">
            <text:p>convert background.png -gravity Center -size 270 -pointsize 24 -fill black -annotate +0-14 'Voted #8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3. [url=https://www.moddb.com/mods/total-chaos]Total Chaos[/url][/b] [[b]4[/b]: [size=85]kultasakaali: 4[/size]]" calcext:value-type="string">
            <text:p>[b]83. [url=https://www.moddb.com/mods/total-chaos]Total Chaos[/url][/b] [[b]4[/b]: [size=85]kultasakaali: 4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Total_Chaos.png" calcext:value-type="string">
            <text:p>convert background.png -gravity Center -size 270 -pointsize 24 -fill black -annotate +0-14 'Voted #83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3. [url=https://forum.zdoom.org/viewtopic.php?t=55741#p985511]Waterlab GZD[/url][/b] [[b]4[/b]: [size=85]Caligari87: 1, Jaxxoon R: 3[/size]]" calcext:value-type="string">
            <text:p>[b]83. [url=https://forum.zdoom.org/viewtopic.php?t=55741#p985511]Waterlab GZD[/url][/b] [[b]4[/b]: [size=85]Caligari87: 1, Jaxxoon R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aterlab_GZD.png" calcext:value-type="string">
            <text:p>convert background.png -gravity Center -size 270 -pointsize 24 -fill black -annotate +0-14 'Voted #8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3. [url=https://zandronum.com/forum/viewtopic.php?t=123]Who Dun It[/url][/b] [[b]4[/b]: [size=85]Matt: 2, Revae: 2[/size]]" calcext:value-type="string">
            <text:p>[b]83. [url=https://zandronum.com/forum/viewtopic.php?t=123]Who Dun It[/url][/b] [[b]4[/b]: [size=85]Matt: 2, Revae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ho_Dun_It.png" calcext:value-type="string">
            <text:p>convert background.png -gravity Center -size 270 -pointsize 24 -fill black -annotate +0-14 'Voted #8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5. [url=https://www.doomworld.com/idgames/combos/alanguns]Alandoguns[/url][/b] [[b]3[/b]: [size=85]lil'devil: 1, Мichаеlis: 2[/size]]" calcext:value-type="string">
            <text:p>[b]105. [url=https://www.doomworld.com/idgames/combos/alanguns]Alandoguns[/url][/b] [[b]3[/b]: [size=85]lil'devil: 1, Мichаеlis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Alandoguns.png" calcext:value-type="string">
            <text:p>convert background.png -gravity Center -size 270 -pointsize 24 -fill black -annotate +0-14 'Voted #105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5. [url=https://www.doomworld.com/forum/topic/106932-demov3-release-aliens-eradication/]Aliens: Eradication[/url][/b] [[b]3[/b]: [size=85]Curunir: 3[/size]]" calcext:value-type="string">
            <text:p>[b]105. [url=https://www.doomworld.com/forum/topic/106932-demov3-release-aliens-eradication/]Aliens: Eradication[/url][/b] [[b]3[/b]: [size=85]Curunir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Aliens:_Eradication.png" calcext:value-type="string">
            <text:p>convert background.png -gravity Center -size 270 -pointsize 24 -fill black -annotate +0-14 'Voted #105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5. [url=https://forum.zdoom.org/viewtopic.php?t=34569#p653208]Call of Dooty[/url][/b] [[b]3[/b]: [size=85]wolfmanfp: 1, kultasakaali: 2[/size]]" calcext:value-type="string">
            <text:p>[b]105. [url=https://forum.zdoom.org/viewtopic.php?t=34569#p653208]Call of Dooty[/url][/b] [[b]3[/b]: [size=85]wolfmanfp: 1, kultasakaali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Call_of_Dooty.png" calcext:value-type="string">
            <text:p>convert background.png -gravity Center -size 270 -pointsize 24 -fill black -annotate +0-14 'Voted #10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5. [url=https://forum.zdoom.org/viewtopic.php?f=19&amp;t=57800#p1017196]Castlevania - Simon's Destiny[/url][/b] [[b]3[/b]: [size=85]Rachael: 1, QuakedoomNukem Cz: 1, MasterBeavis: 1[/size]]" calcext:value-type="string">
            <text:p>[b]105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Castlevania_-_Simon_s_Destiny.png" calcext:value-type="string">
            <text:p>convert background.png -gravity Center -size 270 -pointsize 24 -fill black -annotate +0-14 'Voted #105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5. [url=https://zdoom.org/wiki/Cold_as_Hell]Cold as Hell[/url][/b] [[b]3[/b]: [size=85]Ravick: 1, Solmir : 2[/size]]" calcext:value-type="string">
            <text:p>[b]105. [url=https://zdoom.org/wiki/Cold_as_Hell]Cold as Hell[/url][/b] [[b]3[/b]: [size=85]Ravick: 1, Solmir 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Cold_as_Hell.png" calcext:value-type="string">
            <text:p>convert background.png -gravity Center -size 270 -pointsize 24 -fill black -annotate +0-14 'Voted #105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5. [url=https://forum.zdoom.org/viewtopic.php?f=43&amp;t=51066#p888943]Combined Arms[/url][/b] [[b]3[/b]: [size=85]ChocoGuevara: 3[/size]]" calcext:value-type="string">
            <text:p>[b]105. [url=https://forum.zdoom.org/viewtopic.php?f=43&amp;t=51066#p888943]Combined Arms[/url][/b] [[b]3[/b]: [size=85]ChocoGuevara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Combined_Arms.png" calcext:value-type="string">
            <text:p>convert background.png -gravity Center -size 270 -pointsize 24 -fill black -annotate +0-14 'Voted #105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5. [url=https://forum.zdoom.org/viewtopic.php?f=43&amp;t=58535#p1028376]Complex Doom[/url][/b] [[b]3[/b]: [size=85]leodoom85: 1, Rowsol: 1, iamcarrotmaster: 1[/size]]" calcext:value-type="string">
            <text:p>[b]105. [url=https://forum.zdoom.org/viewtopic.php?f=43&amp;t=58535#p1028376]Complex Doom[/url][/b] [[b]3[/b]: [size=85]leodoom85: 1, Rowsol: 1, iamcarrotmaster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Complex_Doom.png" calcext:value-type="string">
            <text:p>convert background.png -gravity Center -size 270 -pointsize 24 -fill black -annotate +0-14 'Voted #105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5. [url=https://forum.zdoom.org/viewtopic.php?t=55048#p972862]DamNums[/url][/b] [[b]3[/b]: [size=85]Hipnotic Rogue: 1, Мichаеlis: 1, Hexereticdoom: 1[/size]]" calcext:value-type="string">
            <text:p>[b]105. [url=https://forum.zdoom.org/viewtopic.php?t=55048#p972862]DamNums[/url][/b] [[b]3[/b]: [size=85]Hipnotic Rogue: 1, Мichаеlis: 1, Hexereticdoom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DamNums.png" calcext:value-type="string">
            <text:p>convert background.png -gravity Center -size 270 -pointsize 24 -fill black -annotate +0-14 'Voted #105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5. [url=https://forum.zdoom.org/viewtopic.php?t=58375#p1025963]Dark Encounters[/url][/b] [[b]3[/b]: [size=85]The Ultimate DooMer: 1, TheZombie: 2[/size]]" calcext:value-type="string">
            <text:p>[b]105. [url=https://forum.zdoom.org/viewtopic.php?t=58375#p1025963]Dark Encounters[/url][/b] [[b]3[/b]: [size=85]The Ultimate DooMer: 1, TheZombi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Dark_Encounters.png" calcext:value-type="string">
            <text:p>convert background.png -gravity Center -size 270 -pointsize 24 -fill black -annotate +0-14 'Voted #10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5. [url=https://www.doomworld.com/idgames/combos/wwhcdiaz]Diaz: Last Hours of Purity[/url][/b] [[b]3[/b]: [size=85]TheMightyHeracross: 3[/size]]" calcext:value-type="string">
            <text:p>[b]105. [url=https://www.doomworld.com/idgames/combos/wwhcdiaz]Diaz: Last Hours of Purity[/url][/b] [[b]3[/b]: [size=85]TheMightyHeracross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Diaz:_Last_Hours_of_Purity.png" calcext:value-type="string">
            <text:p>convert background.png -gravity Center -size 270 -pointsize 24 -fill black -annotate +0-14 'Voted #105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5. [url=https://forum.zdoom.org/viewtopic.php?f=43&amp;t=58486#p1027620]Factotum[/url][/b] [[b]3[/b]: [size=85]kadu522: 1, YukesVonFaust: 2[/size]]" calcext:value-type="string">
            <text:p>[b]105. [url=https://forum.zdoom.org/viewtopic.php?f=43&amp;t=58486#p1027620]Factotum[/url][/b] [[b]3[/b]: [size=85]kadu522: 1, YukesVonFaust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Factotum.png" calcext:value-type="string">
            <text:p>convert background.png -gravity Center -size 270 -pointsize 24 -fill black -annotate +0-14 'Voted #105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5. [url=https://forum.zdoom.org/viewtopic.php?f=46&amp;t=16768#p330879]Full GZDoom Skybox Set[/url][/b] [[b]3[/b]: [size=85]Matt: 2, Hexereticdoom: 1[/size]]" calcext:value-type="string">
            <text:p>[b]105. [url=https://forum.zdoom.org/viewtopic.php?f=46&amp;t=16768#p330879]Full GZDoom Skybox Set[/url][/b] [[b]3[/b]: [size=85]Matt: 2, Hexereticdoom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Full_GZDoom_Skybox_Set.png" calcext:value-type="string">
            <text:p>convert background.png -gravity Center -size 270 -pointsize 24 -fill black -annotate +0-14 'Voted #105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5. [url=https://www.doomworld.com/idgames/levels/doom2/Ports/a-c/circus666]Happy Time Circus[/url][/b] [[b]3[/b]: [size=85]Major Cooke: 3[/size]]" calcext:value-type="string">
            <text:p>[b]105. [url=https://www.doomworld.com/idgames/levels/doom2/Ports/a-c/circus666]Happy Time Circus[/url][/b] [[b]3[/b]: [size=85]Major Cooke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Happy_Time_Circus.png" calcext:value-type="string">
            <text:p>convert background.png -gravity Center -size 270 -pointsize 24 -fill black -annotate +0-14 'Voted #105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5. [url=https://forum.zdoom.org/viewtopic.php?f=43&amp;t=37130#p705156]Insanity's Requiem[/url][/b] [[b]3[/b]: [size=85]D3athStalker: 2, Martinoz: 1[/size]]" calcext:value-type="string">
            <text:p>[b]105. [url=https://forum.zdoom.org/viewtopic.php?f=43&amp;t=37130#p705156]Insanity's Requiem[/url][/b] [[b]3[/b]: [size=85]D3athStalker: 2, Martinoz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Insanity_s_Requiem.png" calcext:value-type="string">
            <text:p>convert background.png -gravity Center -size 270 -pointsize 24 -fill black -annotate +0-14 'Voted #105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5. [url=https://forum.zdoom.org/viewtopic.php?f=46&amp;t=29117#p553405]Jimmy’s Jukebox[/url][/b] [[b]3[/b]: [size=85]Tapwave: 3[/size]]" calcext:value-type="string">
            <text:p>[b]105. [url=https://forum.zdoom.org/viewtopic.php?f=46&amp;t=29117#p553405]Jimmy’s Jukebox[/url][/b] [[b]3[/b]: [size=85]Tapwav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Jimmy’s_Jukebox.png" calcext:value-type="string">
            <text:p>convert background.png -gravity Center -size 270 -pointsize 24 -fill black -annotate +0-14 'Voted #105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5. [url=https://forum.zdoom.org/viewtopic.php?f=19&amp;t=16480#p326745]PlayStation Doom TC[/url][/b] [[b]3[/b]: [size=85]A_D_M_E_R_A_L: 3[/size]]" calcext:value-type="string">
            <text:p>[b]105. [url=https://forum.zdoom.org/viewtopic.php?f=19&amp;t=16480#p326745]PlayStation Doom TC[/url][/b] [[b]3[/b]: [size=85]A_D_M_E_R_A_L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PlayStation_Doom_TC.png" calcext:value-type="string">
            <text:p>convert background.png -gravity Center -size 270 -pointsize 24 -fill black -annotate +0-14 'Voted #105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5. [url=http://www.prodigal-game.com/doomwads.html]Redux E2M4[/url][/b] [[b]3[/b]: [size=85]Jaxxoon R: 3[/size]]" calcext:value-type="string">
            <text:p>[b]105. [url=http://www.prodigal-game.com/doomwads.html]Redux E2M4[/url][/b] [[b]3[/b]: [size=85]Jaxxoon R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Redux_E2M4.png" calcext:value-type="string">
            <text:p>convert background.png -gravity Center -size 270 -pointsize 24 -fill black -annotate +0-14 'Voted #105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5. [url=https://forum.zdoom.org/viewtopic.php?f=45&amp;t=24974#p479313]scalliano's 667 Shuffle[/url][/b] [[b]3[/b]: [size=85]leodoom85: 1, Мichаеlis: 2[/size]]" calcext:value-type="string">
            <text:p>[b]105. [url=https://forum.zdoom.org/viewtopic.php?f=45&amp;t=24974#p479313]scalliano's 667 Shuffle[/url][/b] [[b]3[/b]: [size=85]leodoom85: 1, Мichаеlis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scalliano_s_667_Shuffle.png" calcext:value-type="string">
            <text:p>convert background.png -gravity Center -size 270 -pointsize 24 -fill black -annotate +0-14 'Voted #105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5. [url=https://forum.zdoom.org/viewtopic.php?t=49369#p854693]Strange Aeons[/url][/b] [[b]3[/b]: [size=85]Rachael: 1, Мichаеlis: 1, Jarewill: 1[/size]]" calcext:value-type="string">
            <text:p>[b]105. [url=https://forum.zdoom.org/viewtopic.php?t=49369#p854693]Strange Aeons[/url][/b] [[b]3[/b]: [size=85]Rachael: 1, Мichаеlis: 1, Jarewill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Strange_Aeons.png" calcext:value-type="string">
            <text:p>convert background.png -gravity Center -size 270 -pointsize 24 -fill black -annotate +0-14 'Voted #105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5. [url=https://www.doomworld.com/idgames/levels/doom2/Ports/megawads/sonic]Super Sonic DooM[/url][/b] [[b]3[/b]: [size=85]PlayerLin: 3[/size]]" calcext:value-type="string">
            <text:p>[b]105. [url=https://www.doomworld.com/idgames/levels/doom2/Ports/megawads/sonic]Super Sonic DooM[/url][/b] [[b]3[/b]: [size=85]PlayerLin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Super_Sonic_DooM.png" calcext:value-type="string">
            <text:p>convert background.png -gravity Center -size 270 -pointsize 24 -fill black -annotate +0-14 'Voted #105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5. [url=http://waltersgameboy.tripod.com/simpdoom/]The Ultimate Simpsons Doom [/url][/b] [[b]3[/b]: [size=85]undeadmonk354: 3[/size]]" calcext:value-type="string">
            <text:p>[b]105. [url=http://waltersgameboy.tripod.com/simpdoom/]The Ultimate Simpsons Doom [/url][/b] [[b]3[/b]: [size=85]undeadmonk354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The_Ultimate_Simpsons_Doom_.png" calcext:value-type="string">
            <text:p>convert background.png -gravity Center -size 270 -pointsize 24 -fill black -annotate +0-14 'Voted #105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5. [url=https://forum.zdoom.org/viewtopic.php?f=43&amp;t=66995]Treasure Tech[/url][/b] [[b]3[/b]: [size=85]DYD: 1, Tombstone665: 2[/size]]" calcext:value-type="string">
            <text:p>[b]105. [url=https://forum.zdoom.org/viewtopic.php?f=43&amp;t=66995]Treasure Tech[/url][/b] [[b]3[/b]: [size=85]DYD: 1, Tombstone665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Treasure_Tech.png" calcext:value-type="string">
            <text:p>convert background.png -gravity Center -size 270 -pointsize 24 -fill black -annotate +0-14 'Voted #105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5. [url=https://www.doomworld.com/idgames/levels/doom2/Ports/v-z/void]Void[/url][/b] [[b]3[/b]: [size=85]Jaxxoon R: 3[/size]]" calcext:value-type="string">
            <text:p>[b]105. [url=https://www.doomworld.com/idgames/levels/doom2/Ports/v-z/void]Void[/url][/b] [[b]3[/b]: [size=85]Jaxxoon R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Void.png" calcext:value-type="string">
            <text:p>convert background.png -gravity Center -size 270 -pointsize 24 -fill black -annotate +0-14 'Voted #105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5. [url=http://lazrojas.com/wolfendoom/arctic_2.html]WolfenDOOM: Operation: Arctic Wolf[/url][/b] [[b]3[/b]: [size=85]Sgt. Shivers: 3[/size]]" calcext:value-type="string">
            <text:p>[b]105. [url=http://lazrojas.com/wolfendoom/arctic_2.html]WolfenDOOM: Operation: Arctic Wolf[/url][/b] [[b]3[/b]: [size=85]Sgt. Shivers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WolfenDOOM:_Operation:_Arctic_Wolf.png" calcext:value-type="string">
            <text:p>convert background.png -gravity Center -size 270 -pointsize 24 -fill black -annotate +0-14 'Voted #105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5. [url=https://forum.zdoom.org/viewtopic.php?f=19&amp;t=27258#p520682]ZBlood+[/url][/b] [[b]3[/b]: [size=85]Мichаеlis: 1, The_Abysswalker: 2[/size]]" calcext:value-type="string">
            <text:p>[b]105. [url=https://forum.zdoom.org/viewtopic.php?f=19&amp;t=27258#p520682]ZBlood+[/url][/b] [[b]3[/b]: [size=85]Мichаеlis: 1, The_Abysswalker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ZBlood+.png" calcext:value-type="string">
            <text:p>convert background.png -gravity Center -size 270 -pointsize 24 -fill black -annotate +0-14 'Voted #105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30. [url=https://forum.zdoom.org/viewtopic.php?f=43&amp;t=54914#p969409]Aetherius[/url][/b] [[b]2[/b]: [size=85]PlayerLin: 2[/size]]" calcext:value-type="string">
            <text:p>[b]130. [url=https://forum.zdoom.org/viewtopic.php?f=43&amp;t=54914#p969409]Aetherius[/url][/b] [[b]2[/b]: [size=85]PlayerLin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Aetherius.png" calcext:value-type="string">
            <text:p>convert background.png -gravity Center -size 270 -pointsize 24 -fill black -annotate +0-14 'Voted #130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30. [url=https://forum.zdoom.org/viewtopic.php?t=56483#p998194]All Clear Message[/url][/b] [[b]2[/b]: [size=85]Cyanide: 1, Hexereticdoom: 1[/size]]" calcext:value-type="string">
            <text:p>[b]130. [url=https://forum.zdoom.org/viewtopic.php?t=56483#p998194]All Clear Message[/url][/b] [[b]2[/b]: [size=85]Cyanide: 1, Hexereticdoom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All_Clear_Message.png" calcext:value-type="string">
            <text:p>convert background.png -gravity Center -size 270 -pointsize 24 -fill black -annotate +0-14 'Voted #130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30. [url=https://forum.zdoom.org/viewtopic.php?f=19&amp;t=63102#p1085786]Ascension[/url][/b] [[b]2[/b]: [size=85]SallazarSpellcaster: 2[/size]]" calcext:value-type="string">
            <text:p>[b]130. [url=https://forum.zdoom.org/viewtopic.php?f=19&amp;t=63102#p1085786]Ascension[/url][/b] [[b]2[/b]: [size=85]SallazarSpellcaster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Ascension.png" calcext:value-type="string">
            <text:p>convert background.png -gravity Center -size 270 -pointsize 24 -fill black -annotate +0-14 'Voted #130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30. [url=https://forum.zdoom.org/viewtopic.php?f=43&amp;t=53545#p940527]BlackWarrior[/url][/b] [[b]2[/b]: [size=85]Somagu: 1, PlayerLin: 1[/size]]" calcext:value-type="string">
            <text:p>[b]130. [url=https://forum.zdoom.org/viewtopic.php?f=43&amp;t=53545#p940527]BlackWarrior[/url][/b] [[b]2[/b]: [size=85]Somagu: 1, PlayerLin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BlackWarrior.png" calcext:value-type="string">
            <text:p>convert background.png -gravity Center -size 270 -pointsize 24 -fill black -annotate +0-14 'Voted #130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0. [url=https://forum.zdoom.org/viewtopic.php?f=19&amp;t=55298#p978283]Consolation Prize: The PSX Doom TC[/url][/b] [[b]2[/b]: [size=85]Dr_Cosmobyte: 1, IdiotBitz: 1[/size]]" calcext:value-type="string">
            <text:p>[b]130. [url=https://forum.zdoom.org/viewtopic.php?f=19&amp;t=55298#p978283]Consolation Prize: The PSX Doom TC[/url][/b] [[b]2[/b]: [size=85]Dr_Cosmobyte: 1, IdiotBitz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Consolation_Prize:_The_PSX_Doom_TC.png" calcext:value-type="string">
            <text:p>convert background.png -gravity Center -size 270 -pointsize 24 -fill black -annotate +0-14 'Voted #130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0. [url=https://forum.zdoom.org/viewtopic.php?t=36667#p694653]Crossfire[/url][/b] [[b]2[/b]: [size=85]Somagu: 1, Marrub: 1[/size]]" calcext:value-type="string">
            <text:p>[b]130. [url=https://forum.zdoom.org/viewtopic.php?t=36667#p694653]Crossfire[/url][/b] [[b]2[/b]: [size=85]Somagu: 1, Marrub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Crossfire.png" calcext:value-type="string">
            <text:p>convert background.png -gravity Center -size 270 -pointsize 24 -fill black -annotate +0-14 'Voted #130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0. [url=https://forum.zdoom.org/viewtopic.php?f=19&amp;t=36608]Cyberrunner[/url][/b] [[b]2[/b]: [size=85]Revae: 2[/size]]" calcext:value-type="string">
            <text:p>[b]130. [url=https://forum.zdoom.org/viewtopic.php?f=19&amp;t=36608]Cyberrunner[/url][/b] [[b]2[/b]: [size=85]Revae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Cyberrunner.png" calcext:value-type="string">
            <text:p>convert background.png -gravity Center -size 270 -pointsize 24 -fill black -annotate +0-14 'Voted #130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0. [url=https://forum.zdoom.org/viewtopic.php?f=43&amp;t=58521#p1028226]Dead Marine[/url][/b] [[b]2[/b]: [size=85]m8f: 1, Dr_Cosmobyte: 1[/size]]" calcext:value-type="string">
            <text:p>[b]130. [url=https://forum.zdoom.org/viewtopic.php?f=43&amp;t=58521#p1028226]Dead Marine[/url][/b] [[b]2[/b]: [size=85]m8f: 1, Dr_Cosmobyt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Dead_Marine.png" calcext:value-type="string">
            <text:p>convert background.png -gravity Center -size 270 -pointsize 24 -fill black -annotate +0-14 'Voted #130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0. [url=https://forum.zdoom.org/viewtopic.php?f=42&amp;t=54708#p964549]dead.air[/url][/b] [[b]2[/b]: [size=85]Rachael: 1, Мichаеlis: 1[/size]]" calcext:value-type="string">
            <text:p>[b]130. [url=https://forum.zdoom.org/viewtopic.php?f=42&amp;t=54708#p964549]dead.air[/url][/b] [[b]2[/b]: [size=85]Rachael: 1, Мichаеlis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dead.air.png" calcext:value-type="string">
            <text:p>convert background.png -gravity Center -size 270 -pointsize 24 -fill black -annotate +0-14 'Voted #130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0. [url=https://forum.zdoom.org/viewtopic.php?f=43&amp;t=59887#p1045489]Demon CounterStrike[/url][/b] [[b]2[/b]: [size=85]Shadelight: 2[/size]]" calcext:value-type="string">
            <text:p>[b]130. [url=https://forum.zdoom.org/viewtopic.php?f=43&amp;t=59887#p1045489]Demon CounterStrike[/url][/b] [[b]2[/b]: [size=85]Shadelight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Demon_CounterStrike.png" calcext:value-type="string">
            <text:p>convert background.png -gravity Center -size 270 -pointsize 24 -fill black -annotate +0-14 'Voted #130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0. [url=https://forum.zdoom.org/viewtopic.php?f=19&amp;t=48208#p824651]Eriguns 2[/url][/b] [[b]2[/b]: [size=85]Hipnotic Rogue: 1, Cyanide: 1[/size]]" calcext:value-type="string">
            <text:p>[b]130. [url=https://forum.zdoom.org/viewtopic.php?f=19&amp;t=48208#p824651]Eriguns 2[/url][/b] [[b]2[/b]: [size=85]Hipnotic Rogue: 1, Cyanide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Eriguns_2.png" calcext:value-type="string">
            <text:p>convert background.png -gravity Center -size 270 -pointsize 24 -fill black -annotate +0-14 'Voted #130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0. [url=https://forum.zdoom.org/viewtopic.php?t=31034#p587707]Error: Doom[/url][/b] [[b]2[/b]: [size=85]Marrub: 2[/size]]" calcext:value-type="string">
            <text:p>[b]130. [url=https://forum.zdoom.org/viewtopic.php?t=31034#p587707]Error: Doom[/url][/b] [[b]2[/b]: [size=85]Marrub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Error:_Doom.png" calcext:value-type="string">
            <text:p>convert background.png -gravity Center -size 270 -pointsize 24 -fill black -annotate +0-14 'Voted #130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0. [url=http://www.moddb.com/mods/final-neodoom]Final NeoDoom[/url][/b] [[b]2[/b]: [size=85]The Ultimate DooMer: 1, Ravick: 1[/size]]" calcext:value-type="string">
            <text:p>[b]130. [url=http://www.moddb.com/mods/final-neodoom]Final NeoDoom[/url][/b] [[b]2[/b]: [size=85]The Ultimate DooMer: 1, Ravick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Final_NeoDoom.png" calcext:value-type="string">
            <text:p>convert background.png -gravity Center -size 270 -pointsize 24 -fill black -annotate +0-14 'Voted #130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0. [url=https://forum.zdoom.org/viewtopic.php?f=105&amp;t=35388#p666921]Footsteps[/url][/b] [[b]2[/b]: [size=85]m8f: 1, Hexereticdoom: 1[/size]]" calcext:value-type="string">
            <text:p>[b]130. [url=https://forum.zdoom.org/viewtopic.php?f=105&amp;t=35388#p666921]Footsteps[/url][/b] [[b]2[/b]: [size=85]m8f: 1, Hexereticdoom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Footsteps.png" calcext:value-type="string">
            <text:p>convert background.png -gravity Center -size 270 -pointsize 24 -fill black -annotate +0-14 'Voted #130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0. [url=https://forum.zdoom.org/viewtopic.php?f=43&amp;t=46413#p775648]FragTrak[/url][/b] [[b]2[/b]: [size=85]Ikazu-san: 2[/size]]" calcext:value-type="string">
            <text:p>[b]130. [url=https://forum.zdoom.org/viewtopic.php?f=43&amp;t=46413#p775648]FragTrak[/url][/b] [[b]2[/b]: [size=85]Ikazu-san: 2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FragTrak.png" calcext:value-type="string">
            <text:p>convert background.png -gravity Center -size 270 -pointsize 24 -fill black -annotate +0-14 'Voted #130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0. [url=https://forum.zdoom.org/viewtopic.php?f=19&amp;t=46718#p784166]Gene-Tech: Before the Storm[/url][/b] [[b]2[/b]: [size=85]Rachael: 1, Ravick: 1[/size]]" calcext:value-type="string">
            <text:p>[b]130. [url=https://forum.zdoom.org/viewtopic.php?f=19&amp;t=46718#p784166]Gene-Tech: Before the Storm[/url][/b] [[b]2[/b]: [size=85]Rachael: 1, Ravick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Gene-Tech:_Before_the_Storm.png" calcext:value-type="string">
            <text:p>convert background.png -gravity Center -size 270 -pointsize 24 -fill black -annotate +0-14 'Voted #130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0. [url=https://forum.zdoom.org/viewtopic.php?t=69090#p1156925]Gothic Skins for Doom[/url][/b] [[b]2[/b]: [size=85]Matt: 2[/size]]" calcext:value-type="string">
            <text:p>[b]130. [url=https://forum.zdoom.org/viewtopic.php?t=69090#p1156925]Gothic Skins for Doom[/url][/b] [[b]2[/b]: [size=85]Matt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Gothic_Skins_for_Doom.png" calcext:value-type="string">
            <text:p>convert background.png -gravity Center -size 270 -pointsize 24 -fill black -annotate +0-14 'Voted #130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0. [url=https://forum.zdoom.org/viewtopic.php?f=43&amp;t=56762]Heretical Doom[/url][/b] [[b]2[/b]: [size=85]eharper256: 2[/size]]" calcext:value-type="string">
            <text:p>[b]130. [url=https://forum.zdoom.org/viewtopic.php?f=43&amp;t=56762]Heretical Doom[/url][/b] [[b]2[/b]: [size=85]eharper256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Heretical_Doom.png" calcext:value-type="string">
            <text:p>convert background.png -gravity Center -size 270 -pointsize 24 -fill black -annotate +0-14 'Voted #13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0. [url=https://forum.zdoom.org/viewtopic.php?t=58009#p1020405]HeXeReTiC Fantasy[/url][/b] [[b]2[/b]: [size=85]Sumwunn: 2[/size]]" calcext:value-type="string">
            <text:p>[b]130. [url=https://forum.zdoom.org/viewtopic.php?t=58009#p1020405]HeXeReTiC Fantasy[/url][/b] [[b]2[/b]: [size=85]Sumwunn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HeXeReTiC_Fantasy.png" calcext:value-type="string">
            <text:p>convert background.png -gravity Center -size 270 -pointsize 24 -fill black -annotate +0-14 'Voted #130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0. [url=https://forum.zdoom.org/viewtopic.php?f=43&amp;t=58687#p1030431]Lambda[/url][/b] [[b]2[/b]: [size=85]ChocoGuevara: 2[/size]]" calcext:value-type="string">
            <text:p>[b]130. [url=https://forum.zdoom.org/viewtopic.php?f=43&amp;t=58687#p1030431]Lambda[/url][/b] [[b]2[/b]: [size=85]ChocoGuevara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Lambda.png" calcext:value-type="string">
            <text:p>convert background.png -gravity Center -size 270 -pointsize 24 -fill black -annotate +0-14 'Voted #130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0. [url=https://www.doomworld.com/idgames/levels/doom2/Ports/m-o/massm2]MassMouth 2[/url][/b] [[b]2[/b]: [size=85]The Ultimate DooMer: 1, lizardcommando: 1[/size]]" calcext:value-type="string">
            <text:p>[b]130. [url=https://www.doomworld.com/idgames/levels/doom2/Ports/m-o/massm2]MassMouth 2[/url][/b] [[b]2[/b]: [size=85]The Ultimate DooMer: 1, lizardcommando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MassMouth_2.png" calcext:value-type="string">
            <text:p>convert background.png -gravity Center -size 270 -pointsize 24 -fill black -annotate +0-14 'Voted #130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0. [url=https://mikestoybox.net/2017/09/13/midgard-outlaw/]Midgard Outlaw[/url][/b] [[b]2[/b]: [size=85]Rex705: 2[/size]]" calcext:value-type="string">
            <text:p>[b]130. [url=https://mikestoybox.net/2017/09/13/midgard-outlaw/]Midgard Outlaw[/url][/b] [[b]2[/b]: [size=85]Rex705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Midgard_Outlaw.png" calcext:value-type="string">
            <text:p>convert background.png -gravity Center -size 270 -pointsize 24 -fill black -annotate +0-14 'Voted #130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0. [url=https://forum.zdoom.org/viewtopic.php?f=43&amp;t=68043]Nightshift[/url][/b] [[b]2[/b]: [size=85]Jarewill: 1, Tombstone665: 1[/size]]" calcext:value-type="string">
            <text:p>[b]130. [url=https://forum.zdoom.org/viewtopic.php?f=43&amp;t=68043]Nightshift[/url][/b] [[b]2[/b]: [size=85]Jarewill: 1, Tombstone665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Nightshift.png" calcext:value-type="string">
            <text:p>convert background.png -gravity Center -size 270 -pointsize 24 -fill black -annotate +0-14 'Voted #130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0. [url=https://forum.zdoom.org/viewtopic.php?t=47988#p818163]Paranoid and Paranoiac[/url][/b] [[b]2[/b]: [size=85]The Ultimate DooMer: 1, Kappes Buur: 1[/size]]" calcext:value-type="string">
            <text:p>[b]130. [url=https://forum.zdoom.org/viewtopic.php?t=47988#p818163]Paranoid and Paranoiac[/url][/b] [[b]2[/b]: [size=85]The Ultimate DooMer: 1, Kappes Buu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Paranoid_and_Paranoiac.png" calcext:value-type="string">
            <text:p>convert background.png -gravity Center -size 270 -pointsize 24 -fill black -annotate +0-14 'Voted #130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0. [url=https://forum.zdoom.org/viewtopic.php?f=19&amp;t=46438#p776148]QUAKE: Descent into Heresy[/url][/b] [[b]2[/b]: [size=85]Dr_Cosmobyte: 1, Craneo: 1[/size]]" calcext:value-type="string">
            <text:p>[b]130. [url=https://forum.zdoom.org/viewtopic.php?f=19&amp;t=46438#p776148]QUAKE: Descent into Heresy[/url][/b] [[b]2[/b]: [size=85]Dr_Cosmobyte: 1, Craneo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QUAKE:_Descent_into_Heresy.png" calcext:value-type="string">
            <text:p>convert background.png -gravity Center -size 270 -pointsize 24 -fill black -annotate +0-14 'Voted #130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0. [url=https://forum.zdoom.org/viewtopic.php?f=3&amp;t=13117#p267820]Queen's Crusade[/url][/b] [[b]2[/b]: [size=85]Matt: 2[/size]]" calcext:value-type="string">
            <text:p>[b]130. [url=https://forum.zdoom.org/viewtopic.php?f=3&amp;t=13117#p267820]Queen's Crusade[/url][/b] [[b]2[/b]: [size=85]Matt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Queen_s_Crusade.png" calcext:value-type="string">
            <text:p>convert background.png -gravity Center -size 270 -pointsize 24 -fill black -annotate +0-14 'Voted #130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0. [url=https://forum.zdoom.org/viewtopic.php?t=29792#p565461]SBrightmaps[/url][/b] [[b]2[/b]: [size=85]Hipnotic Rogue: 1, LastManonEarth: 1[/size]]" calcext:value-type="string">
            <text:p>[b]130. [url=https://forum.zdoom.org/viewtopic.php?t=29792#p565461]SBrightmaps[/url][/b] [[b]2[/b]: [size=85]Hipnotic Rogue: 1, LastManonEarth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Brightmaps.png" calcext:value-type="string">
            <text:p>convert background.png -gravity Center -size 270 -pointsize 24 -fill black -annotate +0-14 'Voted #130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0. [url=https://www.joshuaosullivan.co.uk/skulldash/]Skulldash[/url][/b] [[b]2[/b]: [size=85]The Ultimate DooMer: 1, QuakedoomNukem Cz: 1[/size]]" calcext:value-type="string">
            <text:p>[b]130. [url=https://www.joshuaosullivan.co.uk/skulldash/]Skulldash[/url][/b] [[b]2[/b]: [size=85]The Ultimate DooMer: 1, QuakedoomNukem Cz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kulldash.png" calcext:value-type="string">
            <text:p>convert background.png -gravity Center -size 270 -pointsize 24 -fill black -annotate +0-14 'Voted #130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0. [url=https://forum.zdoom.org/viewtopic.php?f=43&amp;t=46174#p769209]Sneaky Doom[/url][/b] [[b]2[/b]: [size=85]sycspysycspy: 2[/size]]" calcext:value-type="string">
            <text:p>[b]130. [url=https://forum.zdoom.org/viewtopic.php?f=43&amp;t=46174#p769209]Sneaky Doom[/url][/b] [[b]2[/b]: [size=85]sycspysycspy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neaky_Doom.png" calcext:value-type="string">
            <text:p>convert background.png -gravity Center -size 270 -pointsize 24 -fill black -annotate +0-14 'Voted #130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0. [url=https://www.doomworld.com/forum/topic/71133-sound-caulking-now-on-idgames/]Sound Caulking[/url][/b] [[b]2[/b]: [size=85]m8f: 1, A_D_M_E_R_A_L: 1[/size]]" calcext:value-type="string">
            <text:p>[b]130. [url=https://www.doomworld.com/forum/topic/71133-sound-caulking-now-on-idgames/]Sound Caulking[/url][/b] [[b]2[/b]: [size=85]m8f: 1, A_D_M_E_R_A_L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ound_Caulking.png" calcext:value-type="string">
            <text:p>convert background.png -gravity Center -size 270 -pointsize 24 -fill black -annotate +0-14 'Voted #130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0. [url=https://forum.zdoom.org/viewtopic.php?f=42&amp;t=62163#p1074598]Spooktober Community Mapping Project[/url][/b] [[b]2[/b]: [size=85]Rex705: 2[/size]]" calcext:value-type="string">
            <text:p>[b]130. [url=https://forum.zdoom.org/viewtopic.php?f=42&amp;t=62163#p1074598]Spooktober Community Mapping Project[/url][/b] [[b]2[/b]: [size=85]Rex705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Spooktober_Community_Mapping_Project.png" calcext:value-type="string">
            <text:p>convert background.png -gravity Center -size 270 -pointsize 24 -fill black -annotate +0-14 'Voted #130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0. [url=https://forum.zdoom.org/viewtopic.php?f=19&amp;t=49164#p850102]Temple of the Lizard Men 4[/url][/b] [[b]2[/b]: [size=85]Rex705: 2[/size]]" calcext:value-type="string">
            <text:p>[b]130. [url=https://forum.zdoom.org/viewtopic.php?f=19&amp;t=49164#p850102]Temple of the Lizard Men 4[/url][/b] [[b]2[/b]: [size=85]Rex705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Temple_of_the_Lizard_Men_4.png" calcext:value-type="string">
            <text:p>convert background.png -gravity Center -size 270 -pointsize 24 -fill black -annotate +0-14 'Voted #130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0. [url=https://forum.zdoom.org/viewtopic.php?t=37064#p703739]The Space Pirate[/url][/b] [[b]2[/b]: [size=85]Olroda: 2[/size]]" calcext:value-type="string">
            <text:p>[b]130. [url=https://forum.zdoom.org/viewtopic.php?t=37064#p703739]The Space Pirate[/url][/b] [[b]2[/b]: [size=85]Olroda: 2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The_Space_Pirate.png" calcext:value-type="string">
            <text:p>convert background.png -gravity Center -size 270 -pointsize 24 -fill black -annotate +0-14 'Voted #130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0. [url=https://forum.zdoom.org/viewtopic.php?f=105&amp;t=55413#p981192]Tilt++[/url][/b] [[b]2[/b]: [size=85]Hipnotic Rogue: 1, Hexereticdoom: 1[/size]]" calcext:value-type="string">
            <text:p>[b]130. [url=https://forum.zdoom.org/viewtopic.php?f=105&amp;t=55413#p981192]Tilt++[/url][/b] [[b]2[/b]: [size=85]Hipnotic Rogue: 1, Hexereticdoom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Tilt++.png" calcext:value-type="string">
            <text:p>convert background.png -gravity Center -size 270 -pointsize 24 -fill black -annotate +0-14 'Voted #130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0. [url=https://zdoom.org/wiki/Town_Infection]Town Infection: The Flooding[/url][/b] [[b]2[/b]: [size=85]IdiotBitz: 1, excedentia: 1[/size]]" calcext:value-type="string">
            <text:p>[b]130. [url=https://zdoom.org/wiki/Town_Infection]Town Infection: The Flooding[/url][/b] [[b]2[/b]: [size=85]IdiotBitz: 1, excedentia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Town_Infection:_The_Flooding.png" calcext:value-type="string">
            <text:p>convert background.png -gravity Center -size 270 -pointsize 24 -fill black -annotate +0-14 'Voted #130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0. [url=https://forum.zdoom.org/viewtopic.php?f=19&amp;t=27981#p535716]TurboCharged ARCADE![/url][/b] [[b]2[/b]: [size=85]Major Cooke: 2[/size]]" calcext:value-type="string">
            <text:p>[b]130. [url=https://forum.zdoom.org/viewtopic.php?f=19&amp;t=27981#p535716]TurboCharged ARCADE![/url][/b] [[b]2[/b]: [size=85]Major Cooke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TurboCharged_ARCADE!.png" calcext:value-type="string">
            <text:p>convert background.png -gravity Center -size 270 -pointsize 24 -fill black -annotate +0-14 'Voted #130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0. [url=https://forum.zdoom.org/viewtopic.php?t=61009#p1059953]Ugly as Sin[/url][/b] [[b]2[/b]: [size=85]Matt: 2[/size]]" calcext:value-type="string">
            <text:p>[b]130. [url=https://forum.zdoom.org/viewtopic.php?t=61009#p1059953]Ugly as Sin[/url][/b] [[b]2[/b]: [size=85]Matt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Ugly_as_Sin.png" calcext:value-type="string">
            <text:p>convert background.png -gravity Center -size 270 -pointsize 24 -fill black -annotate +0-14 'Voted #130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0. [url=https://forum.zdoom.org/viewtopic.php?f=43&amp;t=60612]Ultra Crispy[/url][/b] [[b]2[/b]: [size=85]YukesVonFaust: 2[/size]]" calcext:value-type="string">
            <text:p>[b]130. [url=https://forum.zdoom.org/viewtopic.php?f=43&amp;t=60612]Ultra Crispy[/url][/b] [[b]2[/b]: [size=85]YukesVonFaust: 2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Ultra_Crispy.png" calcext:value-type="string">
            <text:p>convert background.png -gravity Center -size 270 -pointsize 24 -fill black -annotate +0-14 'Voted #130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0. [url=http://lazrojas.com/wolfendoom/astrostein_2.html]WolfenDOOM: Astrostein[/url][/b] [[b]2[/b]: [size=85]Sgt. Shivers: 2[/size]]" calcext:value-type="string">
            <text:p>[b]130. [url=http://lazrojas.com/wolfendoom/astrostein_2.html]WolfenDOOM: Astrostein[/url][/b] [[b]2[/b]: [size=85]Sgt. Shivers: 2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0 mod' -pointsize 20 -fill white -annotate +0+18 'by ZDoom Community' png8:pngs/WolfenDOOM:_Astrostein.png" calcext:value-type="string">
            <text:p>convert background.png -gravity Center -size 270 -pointsize 24 -fill black -annotate +0-14 'Voted #130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9. [url=https://www.doomworld.com/idgames/levels/doom/Ports/0-9/007ltsd]007: Licence to Spell DooM[/url][/b] [[b]1[/b]: [size=85]The Ultimate DooMer: 1[/size]]" calcext:value-type="string">
            <text:p>[b]169. [url=https://www.doomworld.com/idgames/levels/doom/Ports/0-9/007ltsd]007: Licence to Spell DooM[/url][/b] [[b]1[/b]: [size=85]The Ultimate DooMe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007:_Licence_to_Spell_DooM.png" calcext:value-type="string">
            <text:p>convert background.png -gravity Center -size 270 -pointsize 24 -fill black -annotate +0-14 'Voted #16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9. [url=https://forum.zdoom.org/viewtopic.php?f=42&amp;t=54247#p954473]20 Monsters Challenge[/url][/b] [[b]1[/b]: [size=85]Rachael: 1[/size]]" calcext:value-type="string">
            <text:p>[b]169. [url=https://forum.zdoom.org/viewtopic.php?f=42&amp;t=54247#p954473]20 Monsters Challenge[/url][/b] [[b]1[/b]: [size=85]Rachael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20_Monsters_Challenge.png" calcext:value-type="string">
            <text:p>convert background.png -gravity Center -size 270 -pointsize 24 -fill black -annotate +0-14 'Voted #16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9. [url=https://www.doomworld.com/idgames/levels/doom2/deathmatch/Ports/a-c/amisery]Abandoned Misery[/url][/b] [[b]1[/b]: [size=85]Kappes Buur: 1[/size]]" calcext:value-type="string">
            <text:p>[b]169. [url=https://www.doomworld.com/idgames/levels/doom2/deathmatch/Ports/a-c/amisery]Abandoned Misery[/url][/b] [[b]1[/b]: [size=85]Kappes Buu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Abandoned_Misery.png" calcext:value-type="string">
            <text:p>convert background.png -gravity Center -size 270 -pointsize 24 -fill black -annotate +0-14 'Voted #169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9. [url=https://forum.zdoom.org/viewtopic.php?t=36877#p699326]Accessories to Murder[/url][/b] [[b]1[/b]: [size=85]Cyanide: 1[/size]]" calcext:value-type="string">
            <text:p>[b]169. [url=https://forum.zdoom.org/viewtopic.php?t=36877#p699326]Accessories to Murder[/url][/b] [[b]1[/b]: [size=85]Cyanid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Accessories_to_Murder.png" calcext:value-type="string">
            <text:p>convert background.png -gravity Center -size 270 -pointsize 24 -fill black -annotate +0-14 'Voted #16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9. [url=https://forum.zdoom.org/viewtopic.php?t=58501#p1027895]Alfonzone[/url][/b] [[b]1[/b]: [size=85]The Ultimate DooMer: 1[/size]]" calcext:value-type="string">
            <text:p>[b]169. [url=https://forum.zdoom.org/viewtopic.php?t=58501#p1027895]Alfonzone[/url][/b] [[b]1[/b]: [size=85]The Ultimate DooMer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Alfonzone.png" calcext:value-type="string">
            <text:p>convert background.png -gravity Center -size 270 -pointsize 24 -fill black -annotate +0-14 'Voted #16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9. [url=https://www.moddb.com/mods/acm-2014]Aliens: Colonial Marines TC[/url][/b] [[b]1[/b]: [size=85]Ravick: 1[/size]]" calcext:value-type="string">
            <text:p>[b]169. [url=https://www.moddb.com/mods/acm-2014]Aliens: Colonial Marines TC[/url][/b] [[b]1[/b]: [size=85]Ravick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Aliens:_Colonial_Marines_TC.png" calcext:value-type="string">
            <text:p>convert background.png -gravity Center -size 270 -pointsize 24 -fill black -annotate +0-14 'Voted #16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9. [url=https://forum.zdoom.org/viewtopic.php?t=45192#p744669]AvP 2.0[/url][/b] [[b]1[/b]: [size=85]shotfan: 1[/size]]" calcext:value-type="string">
            <text:p>[b]169. [url=https://forum.zdoom.org/viewtopic.php?t=45192#p744669]AvP 2.0[/url][/b] [[b]1[/b]: [size=85]shotfan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AvP_2.0.png" calcext:value-type="string">
            <text:p>convert background.png -gravity Center -size 270 -pointsize 24 -fill black -annotate +0-14 'Voted #169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9. [url=https://forum.zdoom.org/viewtopic.php?f=43&amp;t=57464#p1012472]Banhammer[/url][/b] [[b]1[/b]: [size=85]leodoom85: 1[/size]]" calcext:value-type="string">
            <text:p>[b]169. [url=https://forum.zdoom.org/viewtopic.php?f=43&amp;t=57464#p1012472]Banhammer[/url][/b] [[b]1[/b]: [size=85]leodoom85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Banhammer.png" calcext:value-type="string">
            <text:p>convert background.png -gravity Center -size 270 -pointsize 24 -fill black -annotate +0-14 'Voted #16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9. [url=https://www.doomworld.com/idgames/levels/doom2/Ports/a-c/brfinal]Beyond Reality[/url][/b] [[b]1[/b]: [size=85]Kappes Buur: 1[/size]]" calcext:value-type="string">
            <text:p>[b]169. [url=https://www.doomworld.com/idgames/levels/doom2/Ports/a-c/brfinal]Beyond Reality[/url][/b] [[b]1[/b]: [size=85]Kappes Buur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Beyond_Reality.png" calcext:value-type="string">
            <text:p>convert background.png -gravity Center -size 270 -pointsize 24 -fill black -annotate +0-14 'Voted #169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9. [url=https://forum.zdoom.org/viewtopic.php?f=43&amp;t=66881]Bitter Heretic[/url][/b] [[b]1[/b]: [size=85]Jarewill: 1[/size]]" calcext:value-type="string">
            <text:p>[b]169. [url=https://forum.zdoom.org/viewtopic.php?f=43&amp;t=66881]Bitter Heretic[/url][/b] [[b]1[/b]: [size=85]Jarewill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Bitter_Heretic.png" calcext:value-type="string">
            <text:p>convert background.png -gravity Center -size 270 -pointsize 24 -fill black -annotate +0-14 'Voted #169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9. [url=https://www.moddb.com/mods/brutal-doom/addons/tomtefars-extension]Brutal Doom: Tomtefars Extension[/url][/b] [[b]1[/b]: [size=85]eharper256: 1[/size]]" calcext:value-type="string">
            <text:p>[b]169. [url=https://www.moddb.com/mods/brutal-doom/addons/tomtefars-extension]Brutal Doom: Tomtefars Extension[/url][/b] [[b]1[/b]: [size=85]eharper256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Brutal_Doom:_Tomtefars_Extension.png" calcext:value-type="string">
            <text:p>convert background.png -gravity Center -size 270 -pointsize 24 -fill black -annotate +0-14 'Voted #169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9. [url=https://forum.zdoom.org/viewtopic.php?f=3&amp;t=37949#p722987]Brutalkick[/url][/b] [[b]1[/b]: [size=85]Hipnotic Rogue: 1[/size]]" calcext:value-type="string">
            <text:p>[b]169. [url=https://forum.zdoom.org/viewtopic.php?f=3&amp;t=37949#p722987]Brutalkick[/url][/b] [[b]1[/b]: [size=85]Hipnotic Rogu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Brutalkick.png" calcext:value-type="string">
            <text:p>convert background.png -gravity Center -size 270 -pointsize 24 -fill black -annotate +0-14 'Voted #16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9. [url=https://forum.zdoom.org/viewtopic.php?f=46&amp;t=69564]CBLOOD Ultimate Edition[/url][/b] [[b]1[/b]: [size=85]terminator44: 1[/size]]" calcext:value-type="string">
            <text:p>[b]169. [url=https://forum.zdoom.org/viewtopic.php?f=46&amp;t=69564]CBLOOD Ultimate Edition[/url][/b] [[b]1[/b]: [size=85]terminator44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CBLOOD_Ultimate_Edition.png" calcext:value-type="string">
            <text:p>convert background.png -gravity Center -size 270 -pointsize 24 -fill black -annotate +0-14 'Voted #169 mod' -pointsize 20 -fill white -annotate +0+18 'by ZDoom Community' png8:pngs/CBLOOD_Ultimate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9. [url=https://forum.zdoom.org/viewtopic.php?f=43&amp;t=60456#p1052735]Champions[/url][/b] [[b]1[/b]: [size=85]IdiotBitz: 1[/size]]" calcext:value-type="string">
            <text:p>[b]169. [url=https://forum.zdoom.org/viewtopic.php?f=43&amp;t=60456#p1052735]Champions[/url][/b] [[b]1[/b]: [size=85]IdiotBitz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Champions.png" calcext:value-type="string">
            <text:p>convert background.png -gravity Center -size 270 -pointsize 24 -fill black -annotate +0-14 'Voted #169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9. [url=https://www.doomworld.com/idgames/levels/doom2/Ports/a-c/cheogsh]Cheogsh[/url][/b] [[b]1[/b]: [size=85]Kappes Buur: 1[/size]]" calcext:value-type="string">
            <text:p>[b]169. [url=https://www.doomworld.com/idgames/levels/doom2/Ports/a-c/cheogsh]Cheogsh[/url][/b] [[b]1[/b]: [size=85]Kappes Buu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Cheogsh.png" calcext:value-type="string">
            <text:p>convert background.png -gravity Center -size 270 -pointsize 24 -fill black -annotate +0-14 'Voted #169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9. [url=https://www.doomworld.com/idgames/levels/doom2/Ports/a-c/cheogsh2.zip]Cheogsh 2[/url][/b] [[b]1[/b]: [size=85]Kappes Buur: 1[/size]]" calcext:value-type="string">
            <text:p>[b]169. [url=https://www.doomworld.com/idgames/levels/doom2/Ports/a-c/cheogsh2.zip]Cheogsh 2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Cheogsh_2.png" calcext:value-type="string">
            <text:p>convert background.png -gravity Center -size 270 -pointsize 24 -fill black -annotate +0-14 'Voted #169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9. [url=https://www.doomworld.com/idgames/?id=12363]Chosen[/url][/b] [[b]1[/b]: [size=85]Bigger C: 1[/size]]" calcext:value-type="string">
            <text:p>[b]169. [url=https://www.doomworld.com/idgames/?id=12363]Chosen[/url][/b] [[b]1[/b]: [size=85]Bigger C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Chosen.png" calcext:value-type="string">
            <text:p>convert background.png -gravity Center -size 270 -pointsize 24 -fill black -annotate +0-14 'Voted #16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9. [url=https://forum.zdoom.org/viewtopic.php?f=61&amp;t=57834#p1017698]Complex Doom: LCA[/url][/b] [[b]1[/b]: [size=85]leodoom85: 1[/size]]" calcext:value-type="string">
            <text:p>[b]169. [url=https://forum.zdoom.org/viewtopic.php?f=61&amp;t=57834#p1017698]Complex Doom: LCA[/url][/b] [[b]1[/b]: [size=85]leodoom85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Complex_Doom:_LCA.png" calcext:value-type="string">
            <text:p>convert background.png -gravity Center -size 270 -pointsize 24 -fill black -annotate +0-14 'Voted #16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9. [url=https://www.moddb.com/mods/counter-strike-doom-martian-offensive-2017]Counter-Strike Doom: Martian Offensive[/url][/b] [[b]1[/b]: [size=85]AlphaEnt: 1[/size]]" calcext:value-type="string">
            <text:p>[b]169. [url=https://www.moddb.com/mods/counter-strike-doom-martian-offensive-2017]Counter-Strike Doom: Martian Offensive[/url][/b] [[b]1[/b]: [size=85]AlphaEnt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Counter-Strike_Doom:_Martian_Offensive.png" calcext:value-type="string">
            <text:p>convert background.png -gravity Center -size 270 -pointsize 24 -fill black -annotate +0-14 'Voted #169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9. [url=https://forum.zdoom.org/viewtopic.php?f=37&amp;t=22137#p435505]Custom Crosshair Pack [/url][/b] [[b]1[/b]: [size=85]Hexereticdoom: 1[/size]]" calcext:value-type="string">
            <text:p>[b]169. [url=https://forum.zdoom.org/viewtopic.php?f=37&amp;t=22137#p435505]Custom Crosshair Pack [/url][/b] [[b]1[/b]: [size=85]Hexereticdoom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Custom_Crosshair_Pack_.png" calcext:value-type="string">
            <text:p>convert background.png -gravity Center -size 270 -pointsize 24 -fill black -annotate +0-14 'Voted #169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9. [url=https://www.doomworld.com/idgames/levels/doom2/Ports/d-f/dark7]Dark 7 (with Mission Pack)[/url][/b] [[b]1[/b]: [size=85]The Ultimate DooMer: 1[/size]]" calcext:value-type="string">
            <text:p>[b]169. [url=https://www.doomworld.com/idgames/levels/doom2/Ports/d-f/dark7]Dark 7 (with Mission Pack)[/url][/b] [[b]1[/b]: [size=85]The Ultimate DooMer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ark_7__with_Mission_Pack_.png" calcext:value-type="string">
            <text:p>convert background.png -gravity Center -size 270 -pointsize 24 -fill black -annotate +0-14 'Voted #16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9. [url=https://forum.zdoom.org/viewtopic.php?t=57247#p1009500]DarkDoomZ[/url][/b] [[b]1[/b]: [size=85]Hexereticdoom: 1[/size]]" calcext:value-type="string">
            <text:p>[b]169. [url=https://forum.zdoom.org/viewtopic.php?t=57247#p1009500]DarkDoomZ[/url][/b] [[b]1[/b]: [size=85]Hexereticdoom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arkDoomZ.png" calcext:value-type="string">
            <text:p>convert background.png -gravity Center -size 270 -pointsize 24 -fill black -annotate +0-14 'Voted #169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9. [url=https://forum.zdoom.org/viewtopic.php?f=19&amp;t=65458#p1112779]Darkmoon[/url][/b] [[b]1[/b]: [size=85]Kappes Buur: 1[/size]]" calcext:value-type="string">
            <text:p>[b]169. [url=https://forum.zdoom.org/viewtopic.php?f=19&amp;t=65458#p1112779]Darkmoon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arkmoon.png" calcext:value-type="string">
            <text:p>convert background.png -gravity Center -size 270 -pointsize 24 -fill black -annotate +0-14 'Voted #169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9. [url=https://www.doomworld.com/idgames/levels/doom2/Ports/d-f/dor]Dawn of Reality[/url][/b] [[b]1[/b]: [size=85]Kappes Buur: 1[/size]]" calcext:value-type="string">
            <text:p>[b]169. [url=https://www.doomworld.com/idgames/levels/doom2/Ports/d-f/dor]Dawn of Reality[/url][/b] [[b]1[/b]: [size=85]Kappes Buu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awn_of_Reality.png" calcext:value-type="string">
            <text:p>convert background.png -gravity Center -size 270 -pointsize 24 -fill black -annotate +0-14 'Voted #169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9. [url=https://forum.zdoom.org/viewtopic.php?t=46787#p786254]Demonsteele: NowThatsWhatICallMIDI[/url][/b] [[b]1[/b]: [size=85]HaraSwift: 1[/size]]" calcext:value-type="string">
            <text:p>[b]169. [url=https://forum.zdoom.org/viewtopic.php?t=46787#p786254]Demonsteele: NowThatsWhatICallMIDI[/url][/b] [[b]1[/b]: [size=85]HaraSwift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emonsteele:_NowThatsWhatICallMIDI.png" calcext:value-type="string">
            <text:p>convert background.png -gravity Center -size 270 -pointsize 24 -fill black -annotate +0-14 'Voted #16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9. [url=https://www.moddb.com/mods/dont-play-with-hell-black-edition]Don’t play with HELL – Black Edition[/url][/b] [[b]1[/b]: [size=85]Ravick: 1[/size]]" calcext:value-type="string">
            <text:p>[b]169. [url=https://www.moddb.com/mods/dont-play-with-hell-black-edition]Don’t play with HELL – Black Edition[/url][/b] [[b]1[/b]: [size=85]Ravick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on’t_play_with_HELL_–_Black_Edition.png" calcext:value-type="string">
            <text:p>convert background.png -gravity Center -size 270 -pointsize 24 -fill black -annotate +0-14 'Voted #169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9. [url=https://www.doomworld.com/forum/topic/62403-doom-2-minor-sprite-fixing-project-v19-release-updated-12718/]Doom 2 Minor Sprite Fixing Project[/url][/b] [[b]1[/b]: [size=85]m8f: 1[/size]]" calcext:value-type="string">
            <text:p>[b]169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oom_2_Minor_Sprite_Fixing_Project.png" calcext:value-type="string">
            <text:p>convert background.png -gravity Center -size 270 -pointsize 24 -fill black -annotate +0-14 'Voted #16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9. [url=https://www.doomworld.com/forum/topic/108725-doom-4-vanilla-new-v12-released-faster-weapons/]DOOM 4 VANILLA[/url][/b] [[b]1[/b]: [size=85]Rex705: 1[/size]]" calcext:value-type="string">
            <text:p>[b]169. [url=https://www.doomworld.com/forum/topic/108725-doom-4-vanilla-new-v12-released-faster-weapons/]DOOM 4 VANILLA[/url][/b] [[b]1[/b]: [size=85]Rex705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OOM_4_VANILLA.png" calcext:value-type="string">
            <text:p>convert background.png -gravity Center -size 270 -pointsize 24 -fill black -annotate +0-14 'Voted #169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9. [url=https://forum.zdoom.org/viewtopic.php?f=43&amp;t=51596]Doom 64 'weapons only'[/url][/b] [[b]1[/b]: [size=85]Hipnotic Rogue: 1[/size]]" calcext:value-type="string">
            <text:p>[b]169. [url=https://forum.zdoom.org/viewtopic.php?f=43&amp;t=51596]Doom 64 'weapons only'[/url][/b] [[b]1[/b]: [size=85]Hipnotic Rogu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oom_64__weapons_only_.png" calcext:value-type="string">
            <text:p>convert background.png -gravity Center -size 270 -pointsize 24 -fill black -annotate +0-14 'Voted #16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9. [url=https://forum.zdoom.org/viewtopic.php?t=45060#p741205]Doom Ambient Pack[/url][/b] [[b]1[/b]: [size=85]Hexereticdoom: 1[/size]]" calcext:value-type="string">
            <text:p>[b]169. [url=https://forum.zdoom.org/viewtopic.php?t=45060#p741205]Doom Ambient Pack[/url][/b] [[b]1[/b]: [size=85]Hexereticdoom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oom_Ambient_Pack.png" calcext:value-type="string">
            <text:p>convert background.png -gravity Center -size 270 -pointsize 24 -fill black -annotate +0-14 'Voted #169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9. [url=https://forum.zdoom.org/viewtopic.php?f=43&amp;t=58499#p1027836]Doom Loot Box Mod[/url][/b] [[b]1[/b]: [size=85]IdiotBitz: 1[/size]]" calcext:value-type="string">
            <text:p>[b]169. [url=https://forum.zdoom.org/viewtopic.php?f=43&amp;t=58499#p1027836]Doom Loot Box Mod[/url][/b] [[b]1[/b]: [size=85]IdiotBitz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oom_Loot_Box_Mod.png" calcext:value-type="string">
            <text:p>convert background.png -gravity Center -size 270 -pointsize 24 -fill black -annotate +0-14 'Voted #169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9. [url=https://www.doomworld.com/vb/thread/15965]Doom Raider:Crypt of the Vile[/url][/b] [[b]1[/b]: [size=85]Kappes Buur: 1[/size]]" calcext:value-type="string">
            <text:p>[b]169. [url=https://www.doomworld.com/vb/thread/15965]Doom Raider:Crypt of the Vile[/url][/b] [[b]1[/b]: [size=85]Kappes Buur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oom_Raider:Crypt_of_the_Vile.png" calcext:value-type="string">
            <text:p>convert background.png -gravity Center -size 270 -pointsize 24 -fill black -annotate +0-14 'Voted #169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9. [url=https://forum.zdoom.org/viewtopic.php?f=43&amp;t=62911#p1083812]DoomKrakken's Monster Randomizer[/url][/b] [[b]1[/b]: [size=85]shotfan: 1[/size]]" calcext:value-type="string">
            <text:p>[b]169. [url=https://forum.zdoom.org/viewtopic.php?f=43&amp;t=62911#p1083812]DoomKrakken's Monster Randomizer[/url][/b] [[b]1[/b]: [size=85]shotfan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DoomKrakken_s_Monster_Randomizer.png" calcext:value-type="string">
            <text:p>convert background.png -gravity Center -size 270 -pointsize 24 -fill black -annotate +0-14 'Voted #169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9. [url=https://forum.zdoom.org/viewtopic.php?f=43&amp;t=68111#p1145548]Embers Of Armageddon[/url][/b] [[b]1[/b]: [size=85]DoomKrakken: 1[/size]]" calcext:value-type="string">
            <text:p>[b]169. [url=https://forum.zdoom.org/viewtopic.php?f=43&amp;t=68111#p1145548]Embers Of Armageddon[/url][/b] [[b]1[/b]: [size=85]DoomKrakken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Embers_Of_Armageddon.png" calcext:value-type="string">
            <text:p>convert background.png -gravity Center -size 270 -pointsize 24 -fill black -annotate +0-14 'Voted #169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9. [url=https://forum.zdoom.org/viewtopic.php?f=19&amp;t=48208#p824651]Eriguns 1[/url][/b] [[b]1[/b]: [size=85]Cyanide: 1[/size]]" calcext:value-type="string">
            <text:p>[b]169. [url=https://forum.zdoom.org/viewtopic.php?f=19&amp;t=48208#p824651]Eriguns 1[/url][/b] [[b]1[/b]: [size=85]Cyanid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Eriguns_1.png" calcext:value-type="string">
            <text:p>convert background.png -gravity Center -size 270 -pointsize 24 -fill black -annotate +0-14 'Voted #169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9. [url=https://www.doomworld.com/idgames/themes/TeamTNT/ed4_rfo/ed4_rfo1]Eternal DOOM IV: Return from Oblivion[/url][/b] [[b]1[/b]: [size=85]Kappes Buur: 1[/size]]" calcext:value-type="string">
            <text:p>[b]169. [url=https://www.doomworld.com/idgames/themes/TeamTNT/ed4_rfo/ed4_rfo1]Eternal DOOM IV: Return from Oblivion[/url][/b] [[b]1[/b]: [size=85]Kappes Buur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Eternal_DOOM_IV:_Return_from_Oblivion.png" calcext:value-type="string">
            <text:p>convert background.png -gravity Center -size 270 -pointsize 24 -fill black -annotate +0-14 'Voted #169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9. [url=https://forum.zdoom.org/viewtopic.php?f=43&amp;t=58923#p1033516]FamiliarDoom[/url][/b] [[b]1[/b]: [size=85]kadu522: 1[/size]]" calcext:value-type="string">
            <text:p>[b]169. [url=https://forum.zdoom.org/viewtopic.php?f=43&amp;t=58923#p1033516]FamiliarDoom[/url][/b] [[b]1[/b]: [size=85]kadu522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FamiliarDoom.png" calcext:value-type="string">
            <text:p>convert background.png -gravity Center -size 270 -pointsize 24 -fill black -annotate +0-14 'Voted #16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9. [url=https://iamsparky.wordpress.com/foreverhood/]Foreverhood[/url][/b] [[b]1[/b]: [size=85]Kappes Buur: 1[/size]]" calcext:value-type="string">
            <text:p>[b]169. [url=https://iamsparky.wordpress.com/foreverhood/]Foreverhood[/url][/b] [[b]1[/b]: [size=85]Kappes Buur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Foreverhood.png" calcext:value-type="string">
            <text:p>convert background.png -gravity Center -size 270 -pointsize 24 -fill black -annotate +0-14 'Voted #169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9. [url=https://forum.zdoom.org/viewtopic.php?f=19&amp;t=57252#p1009564]Ghoul School 3D[/url][/b] [[b]1[/b]: [size=85]Rachael: 1[/size]]" calcext:value-type="string">
            <text:p>[b]169. [url=https://forum.zdoom.org/viewtopic.php?f=19&amp;t=57252#p1009564]Ghoul School 3D[/url][/b] [[b]1[/b]: [size=85]Rachael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Ghoul_School_3D.png" calcext:value-type="string">
            <text:p>convert background.png -gravity Center -size 270 -pointsize 24 -fill black -annotate +0-14 'Voted #16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9. [url=https://forum.zdoom.org/viewtopic.php?f=46&amp;t=56148#p994037]GZSHud[/url][/b] [[b]1[/b]: [size=85]Hipnotic Rogue: 1[/size]]" calcext:value-type="string">
            <text:p>[b]169. [url=https://forum.zdoom.org/viewtopic.php?f=46&amp;t=56148#p994037]GZSHud[/url][/b] [[b]1[/b]: [size=85]Hipnotic Rogu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GZSHud.png" calcext:value-type="string">
            <text:p>convert background.png -gravity Center -size 270 -pointsize 24 -fill black -annotate +0-14 'Voted #16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9. [url=http://painkiller.allfearthesentinel.net/download?file=te13-harder-event.pk3]Harder Event[/url][/b] [[b]1[/b]: [size=85]Dr_Cosmobyte: 1[/size]]" calcext:value-type="string">
            <text:p>[b]169. [url=http://painkiller.allfearthesentinel.net/download?file=te13-harder-event.pk3]Harder Event[/url][/b] [[b]1[/b]: [size=85]Dr_Cosmobyte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Harder_Event.png" calcext:value-type="string">
            <text:p>convert background.png -gravity Center -size 270 -pointsize 24 -fill black -annotate +0-14 'Voted #169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9. [url=https://zdoom.org/wiki/Haze_(working_title)]Haze[/url][/b] [[b]1[/b]: [size=85]Dr_Cosmobyte: 1[/size]]" calcext:value-type="string">
            <text:p>[b]169. [url=https://zdoom.org/wiki/Haze_(working_title)]Haze[/url][/b] [[b]1[/b]: [size=85]Dr_Cosmobyte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Haze.png" calcext:value-type="string">
            <text:p>convert background.png -gravity Center -size 270 -pointsize 24 -fill black -annotate +0-14 'Voted #169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9. [url=https://forum.zdoom.org/viewtopic.php?f=19&amp;t=13397#p273718]Hell-Forged[/url][/b] [[b]1[/b]: [size=85]m8f: 1[/size]]" calcext:value-type="string">
            <text:p>[b]169. [url=https://forum.zdoom.org/viewtopic.php?f=19&amp;t=13397#p273718]Hell-Forged[/url][/b] [[b]1[/b]: [size=85]m8f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Hell-Forged.png" calcext:value-type="string">
            <text:p>convert background.png -gravity Center -size 270 -pointsize 24 -fill black -annotate +0-14 'Voted #169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9. [url=https://forum.zdoom.org/viewtopic.php?f=37&amp;t=47973#p817851]Heretic Widescreened HUD[/url][/b] [[b]1[/b]: [size=85]Hipnotic Rogue: 1[/size]]" calcext:value-type="string">
            <text:p>[b]169. [url=https://forum.zdoom.org/viewtopic.php?f=37&amp;t=47973#p817851]Heretic Widescreened HUD[/url][/b] [[b]1[/b]: [size=85]Hipnotic Rogu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Heretic_Widescreened_HUD.png" calcext:value-type="string">
            <text:p>convert background.png -gravity Center -size 270 -pointsize 24 -fill black -annotate +0-14 'Voted #16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9. [url=https://www.doomworld.com/idgames/levels/hexen/v-z/viscerus]Hexen: Scourge of Viscerus[/url][/b] [[b]1[/b]: [size=85]Solmir : 1[/size]]" calcext:value-type="string">
            <text:p>[b]169. [url=https://www.doomworld.com/idgames/levels/hexen/v-z/viscerus]Hexen: Scourge of Viscerus[/url][/b] [[b]1[/b]: [size=85]Solmir 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Hexen:_Scourge_of_Viscerus.png" calcext:value-type="string">
            <text:p>convert background.png -gravity Center -size 270 -pointsize 24 -fill black -annotate +0-14 'Voted #169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9. [url=https://forum.zdoom.org/viewtopic.php?f=43&amp;t=33766#p638587]HeXercise[/url][/b] [[b]1[/b]: [size=85]Eric_: 1[/size]]" calcext:value-type="string">
            <text:p>[b]169. [url=https://forum.zdoom.org/viewtopic.php?f=43&amp;t=33766#p638587]HeXercise[/url][/b] [[b]1[/b]: [size=85]Eric_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HeXercise.png" calcext:value-type="string">
            <text:p>convert background.png -gravity Center -size 270 -pointsize 24 -fill black -annotate +0-14 'Voted #16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9. [url=https://forum.zdoom.org/viewtopic.php?f=43&amp;t=66819]Highway Acceleroid Booster[/url][/b] [[b]1[/b]: [size=85]Jarewill: 1[/size]]" calcext:value-type="string">
            <text:p>[b]169. [url=https://forum.zdoom.org/viewtopic.php?f=43&amp;t=66819]Highway Acceleroid Booster[/url][/b] [[b]1[/b]: [size=85]Jarewill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Highway_Acceleroid_Booster.png" calcext:value-type="string">
            <text:p>convert background.png -gravity Center -size 270 -pointsize 24 -fill black -annotate +0-14 'Voted #169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9. [url=https://forum.zdoom.org/viewtopic.php?f=46&amp;t=60356&amp;hilit=hitmarkers#p1051578]HitMarkers[/url][/b] [[b]1[/b]: [size=85]Hexereticdoom: 1[/size]]" calcext:value-type="string">
            <text:p>[b]169. [url=https://forum.zdoom.org/viewtopic.php?f=46&amp;t=60356&amp;hilit=hitmarkers#p1051578]HitMarkers[/url][/b] [[b]1[/b]: [size=85]Hexereticdoom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HitMarkers.png" calcext:value-type="string">
            <text:p>convert background.png -gravity Center -size 270 -pointsize 24 -fill black -annotate +0-14 'Voted #169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9. [url=https://www.doomworld.com/idgames/levels/heretic/Ports/hocx]Hordes of Chaos[/url][/b] [[b]1[/b]: [size=85]The Ultimate DooMer: 1[/size]]" calcext:value-type="string">
            <text:p>[b]169. [url=https://www.doomworld.com/idgames/levels/heretic/Ports/hocx]Hordes of Chaos[/url][/b] [[b]1[/b]: [size=85]The Ultimate DooMer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Hordes_of_Chaos.png" calcext:value-type="string">
            <text:p>convert background.png -gravity Center -size 270 -pointsize 24 -fill black -annotate +0-14 'Voted #16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9. [url=https://jp.itch.io/jphud-doom]JP's HUD[/url][/b] [[b]1[/b]: [size=85]Hexereticdoom: 1[/size]]" calcext:value-type="string">
            <text:p>[b]169. [url=https://jp.itch.io/jphud-doom]JP's HUD[/url][/b] [[b]1[/b]: [size=85]Hexereticdoom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JP_s_HUD.png" calcext:value-type="string">
            <text:p>convert background.png -gravity Center -size 270 -pointsize 24 -fill black -annotate +0-14 'Voted #169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9. [url=https://mikestoybox.net/2017/06/29/karnak/]Karnak[/url][/b] [[b]1[/b]: [size=85]Matt: 1[/size]]" calcext:value-type="string">
            <text:p>[b]169. [url=https://mikestoybox.net/2017/06/29/karnak/]Karnak[/url][/b] [[b]1[/b]: [size=85]Matt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Karnak.png" calcext:value-type="string">
            <text:p>convert background.png -gravity Center -size 270 -pointsize 24 -fill black -annotate +0-14 'Voted #169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9. [url=https://jp.itch.io/doom-keymaster]Keymaster[/url][/b] [[b]1[/b]: [size=85]IdiotBitz: 1[/size]]" calcext:value-type="string">
            <text:p>[b]169. [url=https://jp.itch.io/doom-keymaster]Keymaster[/url][/b] [[b]1[/b]: [size=85]IdiotBitz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Keymaster.png" calcext:value-type="string">
            <text:p>convert background.png -gravity Center -size 270 -pointsize 24 -fill black -annotate +0-14 'Voted #169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9. [url=https://forum.zdoom.org/viewtopic.php?t=37786#p719312]Lasting Light[/url][/b] [[b]1[/b]: [size=85]Ravick: 1[/size]]" calcext:value-type="string">
            <text:p>[b]169. [url=https://forum.zdoom.org/viewtopic.php?t=37786#p719312]Lasting Light[/url][/b] [[b]1[/b]: [size=85]Ravick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Lasting_Light.png" calcext:value-type="string">
            <text:p>convert background.png -gravity Center -size 270 -pointsize 24 -fill black -annotate +0-14 'Voted #16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9. [url=https://forum.zdoom.org/viewtopic.php?f=42&amp;t=57364#p1011019]Lilith[/url][/b] [[b]1[/b]: [size=85]AlphaEnt: 1[/size]]" calcext:value-type="string">
            <text:p>[b]169. [url=https://forum.zdoom.org/viewtopic.php?f=42&amp;t=57364#p1011019]Lilith[/url][/b] [[b]1[/b]: [size=85]AlphaEnt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Lilith.png" calcext:value-type="string">
            <text:p>convert background.png -gravity Center -size 270 -pointsize 24 -fill black -annotate +0-14 'Voted #169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9. [url=https://forum.zdoom.org/viewtopic.php?t=15793#p315526]Lizard Squad[/url][/b] [[b]1[/b]: [size=85]lizardcommando: 1[/size]]" calcext:value-type="string">
            <text:p>[b]169. [url=https://forum.zdoom.org/viewtopic.php?t=15793#p315526]Lizard Squad[/url][/b] [[b]1[/b]: [size=85]lizardcommando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Lizard_Squad.png" calcext:value-type="string">
            <text:p>convert background.png -gravity Center -size 270 -pointsize 24 -fill black -annotate +0-14 'Voted #169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9. [url=https://www.doomworld.com/idgames/levels/doom2/Ports/j-l/lslsp_gd]LOST SOULSPHERE: Gold Edition[/url][/b] [[b]1[/b]: [size=85]Major Cooke: 1[/size]]" calcext:value-type="string">
            <text:p>[b]169. [url=https://www.doomworld.com/idgames/levels/doom2/Ports/j-l/lslsp_gd]LOST SOULSPHERE: Gold Edition[/url][/b] [[b]1[/b]: [size=85]Major Cooke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LOST_SOULSPHERE:_Gold_Edition.png" calcext:value-type="string">
            <text:p>convert background.png -gravity Center -size 270 -pointsize 24 -fill black -annotate +0-14 'Voted #169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9. [url=https://forum.zdoom.org/viewtopic.php?f=43&amp;t=52041#p907566]Lowtech Remake[/url][/b] [[b]1[/b]: [size=85]YukesVonFaust: 1[/size]]" calcext:value-type="string">
            <text:p>[b]169. [url=https://forum.zdoom.org/viewtopic.php?f=43&amp;t=52041#p907566]Lowtech Remake[/url][/b] [[b]1[/b]: [size=85]YukesVonFaust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Lowtech_Remake.png" calcext:value-type="string">
            <text:p>convert background.png -gravity Center -size 270 -pointsize 24 -fill black -annotate +0-14 'Voted #169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9. [url=https://forum.zdoom.org/viewtopic.php?f=19&amp;t=28589&amp;start=2490#p925995]MAIS[/url][/b] [[b]1[/b]: [size=85]Sgt. Shivers: 1[/size]]" calcext:value-type="string">
            <text:p>[b]169. [url=https://forum.zdoom.org/viewtopic.php?f=19&amp;t=28589&amp;start=2490#p925995]MAIS[/url][/b] [[b]1[/b]: [size=85]Sgt. Shivers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MAIS.png" calcext:value-type="string">
            <text:p>convert background.png -gravity Center -size 270 -pointsize 24 -fill black -annotate +0-14 'Voted #16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9. [url=https://forum.zdoom.org/viewtopic.php?t=48924#p843884]Megabounce[/url][/b] [[b]1[/b]: [size=85]Beed28: 1[/size]]" calcext:value-type="string">
            <text:p>[b]169. [url=https://forum.zdoom.org/viewtopic.php?t=48924#p843884]Megabounce[/url][/b] [[b]1[/b]: [size=85]Beed28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Megabounce.png" calcext:value-type="string">
            <text:p>convert background.png -gravity Center -size 270 -pointsize 24 -fill black -annotate +0-14 'Voted #16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9. [url=https://forum.zdoom.org/viewtopic.php?t=45872#p761776]Metroid: Dreadnought[/url][/b] [[b]1[/b]: [size=85]Cyanide: 1[/size]]" calcext:value-type="string">
            <text:p>[b]169. [url=https://forum.zdoom.org/viewtopic.php?t=45872#p761776]Metroid: Dreadnought[/url][/b] [[b]1[/b]: [size=85]Cyanide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Metroid:_Dreadnought.png" calcext:value-type="string">
            <text:p>convert background.png -gravity Center -size 270 -pointsize 24 -fill black -annotate +0-14 'Voted #16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9. [url=https://forum.zdoom.org/viewtopic.php?f=42&amp;t=53887#p947837]MMDCXIV - Journey into 27 Century[/url][/b] [[b]1[/b]: [size=85]Kappes Buur: 1[/size]]" calcext:value-type="string">
            <text:p>[b]169. [url=https://forum.zdoom.org/viewtopic.php?f=42&amp;t=53887#p947837]MMDCXIV - Journey into 27 Century[/url][/b] [[b]1[/b]: [size=85]Kappes Buur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MMDCXIV_-_Journey_into_27_Century.png" calcext:value-type="string">
            <text:p>convert background.png -gravity Center -size 270 -pointsize 24 -fill black -annotate +0-14 'Voted #169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9. [url=https://forum.zdoom.org/viewtopic.php?t=56838#p1003369]Monster Scouter[/url][/b] [[b]1[/b]: [size=85]Cyanide: 1[/size]]" calcext:value-type="string">
            <text:p>[b]169. [url=https://forum.zdoom.org/viewtopic.php?t=56838#p1003369]Monster Scouter[/url][/b] [[b]1[/b]: [size=85]Cyanid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Monster_Scouter.png" calcext:value-type="string">
            <text:p>convert background.png -gravity Center -size 270 -pointsize 24 -fill black -annotate +0-14 'Voted #16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9. [url=https://forum.zdoom.org/viewtopic.php?f=43&amp;t=56272]Nameless Lite RPG Mod[/url][/b] [[b]1[/b]: [size=85]IdiotBitz: 1[/size]]" calcext:value-type="string">
            <text:p>[b]169. [url=https://forum.zdoom.org/viewtopic.php?f=43&amp;t=56272]Nameless Lite RPG Mod[/url][/b] [[b]1[/b]: [size=85]IdiotBitz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Nameless_Lite_RPG_Mod.png" calcext:value-type="string">
            <text:p>convert background.png -gravity Center -size 270 -pointsize 24 -fill black -annotate +0-14 'Voted #169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9. [url=https://mikestoybox.net/2017/01/04/nerves-of-steel/]Nerves of Steel[/url][/b] [[b]1[/b]: [size=85]Rex705: 1[/size]]" calcext:value-type="string">
            <text:p>[b]169. [url=https://mikestoybox.net/2017/01/04/nerves-of-steel/]Nerves of Steel[/url][/b] [[b]1[/b]: [size=85]Rex705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Nerves_of_Steel.png" calcext:value-type="string">
            <text:p>convert background.png -gravity Center -size 270 -pointsize 24 -fill black -annotate +0-14 'Voted #169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9. [url=http://web.archive.org/web/20100527012514/http://members.multimania.co.uk/Enjay001/]njsplash[/url][/b] [[b]1[/b]: [size=85]Hipnotic Rogue: 1[/size]]" calcext:value-type="string">
            <text:p>[b]169. [url=http://web.archive.org/web/20100527012514/http://members.multimania.co.uk/Enjay001/]njsplash[/url][/b] [[b]1[/b]: [size=85]Hipnotic Rogue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njsplash.png" calcext:value-type="string">
            <text:p>convert background.png -gravity Center -size 270 -pointsize 24 -fill black -annotate +0-14 'Voted #16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9. [url=https://forum.zdoom.org/viewtopic.php?f=43&amp;t=67319]Nobody Told Me About id[/url][/b] [[b]1[/b]: [size=85]terminator44: 1[/size]]" calcext:value-type="string">
            <text:p>[b]169. [url=https://forum.zdoom.org/viewtopic.php?f=43&amp;t=67319]Nobody Told Me About id[/url][/b] [[b]1[/b]: [size=85]terminator44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Nobody_Told_Me_About_id.png" calcext:value-type="string">
            <text:p>convert background.png -gravity Center -size 270 -pointsize 24 -fill black -annotate +0-14 'Voted #169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9. [url=https://forum.zdoom.org/viewtopic.php?f=43&amp;t=68188]Omega Zero mod[/url][/b] [[b]1[/b]: [size=85]Jarewill: 1[/size]]" calcext:value-type="string">
            <text:p>[b]169. [url=https://forum.zdoom.org/viewtopic.php?f=43&amp;t=68188]Omega Zero mod[/url][/b] [[b]1[/b]: [size=85]Jarewill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Omega_Zero_mod.png" calcext:value-type="string">
            <text:p>convert background.png -gravity Center -size 270 -pointsize 24 -fill black -annotate +0-14 'Voted #169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9. [url=https://www.doomworld.com/idgames/combos/omgwpnv2]OMG Weapons! (and Monsters)[/url][/b] [[b]1[/b]: [size=85]TDRR: 1[/size]]" calcext:value-type="string">
            <text:p>[b]169. [url=https://www.doomworld.com/idgames/combos/omgwpnv2]OMG Weapons! (and Monsters)[/url][/b] [[b]1[/b]: [size=85]TDRR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OMG_Weapons!__and_Monsters_.png" calcext:value-type="string">
            <text:p>convert background.png -gravity Center -size 270 -pointsize 24 -fill black -annotate +0-14 'Voted #169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9. [url=https://www.doomworld.com/forum/topic/106058-paradise-v2-final-version-8222019/]Paradise[/url][/b] [[b]1[/b]: [size=85]Kappes Buur: 1[/size]]" calcext:value-type="string">
            <text:p>[b]169. [url=https://www.doomworld.com/forum/topic/106058-paradise-v2-final-version-8222019/]Paradise[/url][/b] [[b]1[/b]: [size=85]Kappes Buur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Paradise.png" calcext:value-type="string">
            <text:p>convert background.png -gravity Center -size 270 -pointsize 24 -fill black -annotate +0-14 'Voted #169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9. [url=https://forum.zdoom.org/viewtopic.php?f=19&amp;t=26057#p496393]Parkour[/url][/b] [[b]1[/b]: [size=85]TDRR: 1[/size]]" calcext:value-type="string">
            <text:p>[b]169. [url=https://forum.zdoom.org/viewtopic.php?f=19&amp;t=26057#p496393]Parkour[/url][/b] [[b]1[/b]: [size=85]TDRR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Parkour.png" calcext:value-type="string">
            <text:p>convert background.png -gravity Center -size 270 -pointsize 24 -fill black -annotate +0-14 'Voted #169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9. [url=https://forum.zdoom.org/viewtopic.php?f=19&amp;t=27649#p529231]Pokémon Doom[/url][/b] [[b]1[/b]: [size=85]Marrub: 1[/size]]" calcext:value-type="string">
            <text:p>[b]169. [url=https://forum.zdoom.org/viewtopic.php?f=19&amp;t=27649#p529231]Pokémon Doom[/url][/b] [[b]1[/b]: [size=85]Marrub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Pokémon_Doom.png" calcext:value-type="string">
            <text:p>convert background.png -gravity Center -size 270 -pointsize 24 -fill black -annotate +0-14 'Voted #16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9. [url=https://forum.zdoom.org/viewtopic.php?f=43&amp;t=53876#p947619]Project Ironclad[/url][/b] [[b]1[/b]: [size=85]Rachael: 1[/size]]" calcext:value-type="string">
            <text:p>[b]169. [url=https://forum.zdoom.org/viewtopic.php?f=43&amp;t=53876#p947619]Project Ironclad[/url][/b] [[b]1[/b]: [size=85]Rachael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Project_Ironclad.png" calcext:value-type="string">
            <text:p>convert background.png -gravity Center -size 270 -pointsize 24 -fill black -annotate +0-14 'Voted #16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9. [url=https://sites.google.com/site/realgunshardcore/]Real Guns Hardcore[/url][/b] [[b]1[/b]: [size=85]Koto: 1[/size]]" calcext:value-type="string">
            <text:p>[b]169. [url=https://sites.google.com/site/realgunshardcore/]Real Guns Hardcore[/url][/b] [[b]1[/b]: [size=85]Koto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Real_Guns_Hardcore.png" calcext:value-type="string">
            <text:p>convert background.png -gravity Center -size 270 -pointsize 24 -fill black -annotate +0-14 'Voted #169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9. [url=https://www.doomworld.com/idgames/levels/doom2/Ports/p-r/roch]Realm of Cheogsh[/url][/b] [[b]1[/b]: [size=85]Ravick: 1[/size]]" calcext:value-type="string">
            <text:p>[b]169. [url=https://www.doomworld.com/idgames/levels/doom2/Ports/p-r/roch]Realm of Cheogsh[/url][/b] [[b]1[/b]: [size=85]Ravick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Realm_of_Cheogsh.png" calcext:value-type="string">
            <text:p>convert background.png -gravity Center -size 270 -pointsize 24 -fill black -annotate +0-14 'Voted #169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9. [url=https://forum.zdoom.org/viewtopic.php?f=43&amp;t=54362#p957165]Run For It![/url][/b] [[b]1[/b]: [size=85]IdiotBitz: 1[/size]]" calcext:value-type="string">
            <text:p>[b]169. [url=https://forum.zdoom.org/viewtopic.php?f=43&amp;t=54362#p957165]Run For It![/url][/b] [[b]1[/b]: [size=85]IdiotBitz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Run_For_It!.png" calcext:value-type="string">
            <text:p>convert background.png -gravity Center -size 270 -pointsize 24 -fill black -annotate +0-14 'Voted #169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9. [url=https://forum.zdoom.org/viewtopic.php?t=57013#p1005651]Slomo Bullettime Ultimate[/url][/b] [[b]1[/b]: [size=85]Hexereticdoom: 1[/size]]" calcext:value-type="string">
            <text:p>[b]169. [url=https://forum.zdoom.org/viewtopic.php?t=57013#p1005651]Slomo Bullettime Ultimate[/url][/b] [[b]1[/b]: [size=85]Hexereticdoom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Slomo_Bullettime_Ultimate.png" calcext:value-type="string">
            <text:p>convert background.png -gravity Center -size 270 -pointsize 24 -fill black -annotate +0-14 'Voted #169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9. [url=https://forum.zdoom.org/viewtopic.php?f=37&amp;t=55161#p975126]Smooth fluids[/url][/b] [[b]1[/b]: [size=85]Hipnotic Rogue: 1[/size]]" calcext:value-type="string">
            <text:p>[b]169. [url=https://forum.zdoom.org/viewtopic.php?f=37&amp;t=55161#p975126]Smooth fluids[/url][/b] [[b]1[/b]: [size=85]Hipnotic Rogue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Smooth_fluids.png" calcext:value-type="string">
            <text:p>convert background.png -gravity Center -size 270 -pointsize 24 -fill black -annotate +0-14 'Voted #16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69. [url=https://www.doomworld.com/forum/topic/54855-spacedm9-10-release-download-now/]SpaceDM9[/url][/b] [[b]1[/b]: [size=85]Kappes Buur: 1[/size]]" calcext:value-type="string">
            <text:p>[b]169. [url=https://www.doomworld.com/forum/topic/54855-spacedm9-10-release-download-now/]SpaceDM9[/url][/b] [[b]1[/b]: [size=85]Kappes Buur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SpaceDM9.png" calcext:value-type="string">
            <text:p>convert background.png -gravity Center -size 270 -pointsize 24 -fill black -annotate +0-14 'Voted #169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69. [url=https://forum.zdoom.org/viewtopic.php?f=19&amp;t=60104#p1048348]Splatterhouse 3D[/url][/b] [[b]1[/b]: [size=85]Rachael: 1[/size]]" calcext:value-type="string">
            <text:p>[b]169. [url=https://forum.zdoom.org/viewtopic.php?f=19&amp;t=60104#p1048348]Splatterhouse 3D[/url][/b] [[b]1[/b]: [size=85]Rachael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Splatterhouse_3D.png" calcext:value-type="string">
            <text:p>convert background.png -gravity Center -size 270 -pointsize 24 -fill black -annotate +0-14 'Voted #16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69. [url=https://forum.zdoom.org/viewtopic.php?t=56600#p1000024]StatsKeeper[/url][/b] [[b]1[/b]: [size=85]Cyanide: 1[/size]]" calcext:value-type="string">
            <text:p>[b]169. [url=https://forum.zdoom.org/viewtopic.php?t=56600#p1000024]StatsKeeper[/url][/b] [[b]1[/b]: [size=85]Cyanide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StatsKeeper.png" calcext:value-type="string">
            <text:p>convert background.png -gravity Center -size 270 -pointsize 24 -fill black -annotate +0-14 'Voted #16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69. [url=https://forum.zdoom.org/viewtopic.php?f=43&amp;t=57902#p1018827]Sun Damage Omen[/url][/b] [[b]1[/b]: [size=85]Matt: 1[/size]]" calcext:value-type="string">
            <text:p>[b]169. [url=https://forum.zdoom.org/viewtopic.php?f=43&amp;t=57902#p1018827]Sun Damage Omen[/url][/b] [[b]1[/b]: [size=85]Matt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Sun_Damage_Omen.png" calcext:value-type="string">
            <text:p>convert background.png -gravity Center -size 270 -pointsize 24 -fill black -annotate +0-14 'Voted #16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69. [url=https://forum.zdoom.org/viewtopic.php?p=883878#p883878]TGRDM3 (Morgenstern)[/url][/b] [[b]1[/b]: [size=85]Rachael: 1[/size]]" calcext:value-type="string">
            <text:p>[b]169. [url=https://forum.zdoom.org/viewtopic.php?p=883878#p883878]TGRDM3 (Morgenstern)[/url][/b] [[b]1[/b]: [size=85]Rachael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TGRDM3__Morgenstern_.png" calcext:value-type="string">
            <text:p>convert background.png -gravity Center -size 270 -pointsize 24 -fill black -annotate +0-14 'Voted #16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69. [url=https://www.doomworld.com/idgames/levels/doom2/Ports/s-u/tcotd21me]The City of The Damned : Apocalypse[/url][/b] [[b]1[/b]: [size=85]Zan: 1[/size]]" calcext:value-type="string">
            <text:p>[b]169. [url=https://www.doomworld.com/idgames/levels/doom2/Ports/s-u/tcotd21me]The City of The Damned : Apocalypse[/url][/b] [[b]1[/b]: [size=85]Zan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The_City_of_The_Damned_:_Apocalypse.png" calcext:value-type="string">
            <text:p>convert background.png -gravity Center -size 270 -pointsize 24 -fill black -annotate +0-14 'Voted #169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69. [url=http://www.prodigal-game.com/doomwads.html]The Island[/url][/b] [[b]1[/b]: [size=85]Kappes Buur: 1[/size]]" calcext:value-type="string">
            <text:p>[b]169. [url=http://www.prodigal-game.com/doomwads.html]The Island[/url][/b] [[b]1[/b]: [size=85]Kappes Buur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The_Island.png" calcext:value-type="string">
            <text:p>convert background.png -gravity Center -size 270 -pointsize 24 -fill black -annotate +0-14 'Voted #169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69. [url=https://forum.zdoom.org/viewtopic.php?f=43&amp;t=55321#p978965]The Trooper[/url][/b] [[b]1[/b]: [size=85]lil'devil: 1[/size]]" calcext:value-type="string">
            <text:p>[b]169. [url=https://forum.zdoom.org/viewtopic.php?f=43&amp;t=55321#p978965]The Trooper[/url][/b] [[b]1[/b]: [size=85]lil'devil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The_Trooper.png" calcext:value-type="string">
            <text:p>convert background.png -gravity Center -size 270 -pointsize 24 -fill black -annotate +0-14 'Voted #16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69. [url=https://www.doomworld.com/idgames/levels/heretic/Ports/njhthief]Thief - The Trail of the Arch-Heretic[/url][/b] [[b]1[/b]: [size=85]Curunir: 1[/size]]" calcext:value-type="string">
            <text:p>[b]169. [url=https://www.doomworld.com/idgames/levels/heretic/Ports/njhthief]Thief - The Trail of the Arch-Heretic[/url][/b] [[b]1[/b]: [size=85]Curunir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Thief_-_The_Trail_of_the_Arch-Heretic.png" calcext:value-type="string">
            <text:p>convert background.png -gravity Center -size 270 -pointsize 24 -fill black -annotate +0-14 'Voted #169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69. [url=https://forum.zdoom.org/viewtopic.php?t=57338#p1010714]Vignette Shader[/url][/b] [[b]1[/b]: [size=85]Hexereticdoom: 1[/size]]" calcext:value-type="string">
            <text:p>[b]169. [url=https://forum.zdoom.org/viewtopic.php?t=57338#p1010714]Vignette Shader[/url][/b] [[b]1[/b]: [size=85]Hexereticdoom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Vignette_Shader.png" calcext:value-type="string">
            <text:p>convert background.png -gravity Center -size 270 -pointsize 24 -fill black -annotate +0-14 'Voted #169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69. [url=https://forum.zdoom.org/viewtopic.php?f=43&amp;t=67054#p1132997]War Trophies[/url][/b] [[b]1[/b]: [size=85]m8f: 1[/size]]" calcext:value-type="string">
            <text:p>[b]169. [url=https://forum.zdoom.org/viewtopic.php?f=43&amp;t=67054#p1132997]War Trophies[/url][/b] [[b]1[/b]: [size=85]m8f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War_Trophies.png" calcext:value-type="string">
            <text:p>convert background.png -gravity Center -size 270 -pointsize 24 -fill black -annotate +0-14 'Voted #169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69. [url=http://www.moddb.com/addons/na132689]WARDUST heretic Sprites[/url][/b] [[b]1[/b]: [size=85]Hipnotic Rogue: 1[/size]]" calcext:value-type="string">
            <text:p>[b]169. [url=http://www.moddb.com/addons/na132689]WARDUST heretic Sprites[/url][/b] [[b]1[/b]: [size=85]Hipnotic Rogue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WARDUST_heretic_Sprites.png" calcext:value-type="string">
            <text:p>convert background.png -gravity Center -size 270 -pointsize 24 -fill black -annotate +0-14 'Voted #16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69. [url=https://www.afadoomer.com/wolf3d/default.php]Wolfenstein 3D TC[/url][/b] [[b]1[/b]: [size=85]sycspysycspy: 1[/size]]" calcext:value-type="string">
            <text:p>[b]169. [url=https://www.afadoomer.com/wolf3d/default.php]Wolfenstein 3D TC[/url][/b] [[b]1[/b]: [size=85]sycspysycspy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Wolfenstein_3D_TC.png" calcext:value-type="string">
            <text:p>convert background.png -gravity Center -size 270 -pointsize 24 -fill black -annotate +0-14 'Voted #169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69. [url=https://forum.zdoom.org/viewtopic.php?f=43&amp;t=37254#p707405]X-Weapon: Helsturm[/url][/b] [[b]1[/b]: [size=85]shotfan: 1[/size]]" calcext:value-type="string">
            <text:p>[b]169. [url=https://forum.zdoom.org/viewtopic.php?f=43&amp;t=37254#p707405]X-Weapon: Helsturm[/url][/b] [[b]1[/b]: [size=85]shotfan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X-Weapon:_Helsturm.png" calcext:value-type="string">
            <text:p>convert background.png -gravity Center -size 270 -pointsize 24 -fill black -annotate +0-14 'Voted #169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69. [url=https://forum.zdoom.org/viewtopic.php?f=43&amp;t=63652&amp;p=1091577#p1091263]Xim's Star Wars Doom[/url][/b] [[b]1[/b]: [size=85]xim: 1[/size]]" calcext:value-type="string">
            <text:p>[b]169. [url=https://forum.zdoom.org/viewtopic.php?f=43&amp;t=63652&amp;p=1091577#p1091263]Xim's Star Wars Doom[/url][/b] [[b]1[/b]: [size=85]xim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Xim_s_Star_Wars_Doom.png" calcext:value-type="string">
            <text:p>convert background.png -gravity Center -size 270 -pointsize 24 -fill black -annotate +0-14 'Voted #169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69. [url=https://forum.zdoom.org/viewtopic.php?f=43&amp;t=50744#p882979]Zion[/url][/b] [[b]1[/b]: [size=85]Apaul27 : 1[/size]]" calcext:value-type="string">
            <text:p>[b]169. [url=https://forum.zdoom.org/viewtopic.php?f=43&amp;t=50744#p882979]Zion[/url][/b] [[b]1[/b]: [size=85]Apaul27 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Zion.png" calcext:value-type="string">
            <text:p>convert background.png -gravity Center -size 270 -pointsize 24 -fill black -annotate +0-14 'Voted #169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69. [url=https://forum.zdoom.org/viewtopic.php?f=43&amp;t=65095]ZMovement[/url][/b] [[b]1[/b]: [size=85]DYD: 1[/size]]" calcext:value-type="string">
            <text:p>[b]169. [url=https://forum.zdoom.org/viewtopic.php?f=43&amp;t=65095]ZMovement[/url][/b] [[b]1[/b]: [size=85]DYD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9 mod' -pointsize 20 -fill white -annotate +0+18 'by ZDoom Community' png8:pngs/ZMovement.png" calcext:value-type="string">
            <text:p>convert background.png -gravity Center -size 270 -pointsize 24 -fill black -annotate +0-14 'Voted #169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.00.0000</text:date>, <text:time style:data-style-name="N2" text:time-value="22:50:46.544668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10-02T23:14:24.572315213</dc:date>
    <meta:editing-duration>P1DT19H33M44S</meta:editing-duration>
    <meta:editing-cycles>223</meta:editing-cycles>
    <meta:generator>LibreOffice/6.1.5.2$Linux_X86_64 LibreOffice_project/10$Build-2</meta:generator>
    <meta:document-statistic meta:table-count="2" meta:cell-count="4585" meta:object-count="0"/>
  </office:meta>
</office:document-meta>
</file>